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6071in"/>
    </style:style>
    <style:style style:name="co2" style:family="table-column">
      <style:table-column-properties fo:break-before="auto" style:column-width="1.1543in"/>
    </style:style>
    <style:style style:name="co3" style:family="table-column">
      <style:table-column-properties fo:break-before="auto" style:column-width="1.5075in"/>
    </style:style>
    <style:style style:name="co4" style:family="table-column">
      <style:table-column-properties fo:break-before="auto" style:column-width="1.1in"/>
    </style:style>
    <style:style style:name="co5" style:family="table-column">
      <style:table-column-properties fo:break-before="auto" style:column-width="2.0654in"/>
    </style:style>
    <style:style style:name="co6" style:family="table-column">
      <style:table-column-properties fo:break-before="auto" style:column-width="1.0035in"/>
    </style:style>
    <style:style style:name="co7" style:family="table-column">
      <style:table-column-properties fo:break-before="auto" style:column-width="1.0681in"/>
    </style:style>
    <style:style style:name="co8" style:family="table-column">
      <style:table-column-properties fo:break-before="auto" style:column-width="1.8835in"/>
    </style:style>
    <style:style style:name="co9" style:family="table-column">
      <style:table-column-properties fo:break-before="auto" style:column-width="1.9472in"/>
    </style:style>
    <style:style style:name="co10" style:family="table-column">
      <style:table-column-properties fo:break-before="auto" style:column-width="1.7866in"/>
    </style:style>
    <style:style style:name="co11" style:family="table-column">
      <style:table-column-properties fo:break-before="auto" style:column-width="1.0102in"/>
    </style:style>
    <style:style style:name="co12" style:family="table-column">
      <style:table-column-properties fo:break-before="auto" style:column-width="1.1646in"/>
    </style:style>
    <style:style style:name="co13" style:family="table-column">
      <style:table-column-properties fo:break-before="auto" style:column-width="0.5535in"/>
    </style:style>
    <style:style style:name="co14" style:family="table-column">
      <style:table-column-properties fo:break-before="auto" style:column-width="0.9398in"/>
    </style:style>
    <style:style style:name="co15" style:family="table-column">
      <style:table-column-properties fo:break-before="auto" style:column-width="0.9827in"/>
    </style:style>
    <style:style style:name="co16" style:family="table-column">
      <style:table-column-properties fo:break-before="auto" style:column-width="1.4756in"/>
    </style:style>
    <style:style style:name="co17" style:family="table-column">
      <style:table-column-properties fo:break-before="auto" style:column-width="0.7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none" style:text-align-source="fix" style:repeat-content="false" fo:wrap-option="no-wrap" fo:border-left="1.5pt solid #000000" fo:border-right="1.5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Robot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no-wrap" fo:border-left="1.5pt solid #000000" fo:border-right="1.5pt solid #000000" fo:border-top="none"/>
      <style:paragraph-properties fo:text-align="center" fo:margin-left="0in"/>
    </style:style>
    <style:style style:name="ce3" style:family="table-cell" style:parent-style-name="Default">
      <style:table-cell-properties fo:border-bottom="1.5pt solid #000000" style:text-align-source="fix" style:repeat-content="false" fo:wrap-option="no-wrap" fo:border-left="1.5pt solid #000000" fo:border-right="1.5pt solid #000000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wrap-option="no-wrap" fo:border-left="1.5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0000" style:text-align-source="fix" style:repeat-content="false" fo:wrap-option="no-wrap" fo:border-left="1.5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1">
      <style:table-cell-properties fo:border-bottom="none" style:text-align-source="fix" style:repeat-content="false" fo:wrap-option="no-wrap" fo:border-left="1.5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1">
      <style:table-cell-properties fo:border-bottom="1.5pt solid #000000" style:text-align-source="fix" style:repeat-content="false" fo:wrap-option="no-wrap" fo:border-left="1.5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imulated Annealin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7"/>
        <table:table-column table:style-name="co11" table:number-columns-repeated="3" table:default-cell-style-name="Default"/>
        <table:table-column table:style-name="co12" table:default-cell-style-name="ce4"/>
        <table:table-column table:style-name="co3" table:default-cell-style-name="ce4"/>
        <table:table-column table:style-name="co4" table:default-cell-style-name="ce4"/>
        <table:table-column table:style-name="co11" table:number-columns-repeated="972" table:default-cell-style-name="Default"/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3"/>
          <table:table-cell table:style-name="ce9" office:value-type="string" calcext:value-type="string">
            <text:p>Vicini Accettati</text:p>
          </table:table-cell>
          <table:table-cell table:style-name="ce9" office:value-type="string" calcext:value-type="string">
            <text:p>Istanza</text:p>
          </table:table-cell>
          <table:table-cell table:style-name="ce9" office:value-type="string" calcext:value-type="string">
            <text:p>Costo Minimo</text:p>
          </table:table-cell>
          <table:table-cell table:number-columns-repeated="97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dford-10-eplus</text:p>
          </table:table-cell>
          <table:table-cell office:value-type="float" office:value="1070780" calcext:value-type="float">
            <text:p>1070780</text:p>
          </table:table-cell>
          <table:table-cell office:value-type="float" office:value="1069" calcext:value-type="float">
            <text:p>1069</text:p>
          </table:table-cell>
          <table:table-cell office:value-type="float" office:value="1131940" calcext:value-type="float">
            <text:p>1131940</text:p>
          </table:table-cell>
          <table:table-cell office:value-type="float" office:value="3.38854" calcext:value-type="float">
            <text:p>3.38854</text:p>
          </table:table-cell>
          <table:table-cell office:value-type="float" office:value="10300" calcext:value-type="float">
            <text:p>10300</text:p>
          </table:table-cell>
          <table:table-cell office:value-type="float" office:value="10700" calcext:value-type="float">
            <text:p>10700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dford-10-eplus</text:p>
          </table:table-cell>
          <table:table-cell office:value-type="float" office:value="767576" calcext:value-type="float">
            <text:p>767576</text:p>
          </table:table-cell>
          <table:table-cell office:value-type="float" office:value="766" calcext:value-type="float">
            <text:p>766</text:p>
          </table:table-cell>
          <table:table-cell office:value-type="float" office:value="804200" calcext:value-type="float">
            <text:p>804200</text:p>
          </table:table-cell>
          <table:table-cell office:value-type="float" office:value="4.64998" calcext:value-type="float">
            <text:p>4.64998</text:p>
          </table:table-cell>
          <table:table-cell office:value-type="float" office:value="15200" calcext:value-type="float">
            <text:p>15200</text:p>
          </table:table-cell>
          <table:table-cell office:value-type="float" office:value="15800" calcext:value-type="float">
            <text:p>15800</text:p>
          </table:table-cell>
          <table:table-cell office:value-type="float" office:value="15530" calcext:value-type="float">
            <text:p>15530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dford-10-eplus</text:p>
          </table:table-cell>
          <table:table-cell office:value-type="float" office:value="405403" calcext:value-type="float">
            <text:p>405403</text:p>
          </table:table-cell>
          <table:table-cell office:value-type="float" office:value="404" calcext:value-type="float">
            <text:p>404</text:p>
          </table:table-cell>
          <table:table-cell office:value-type="float" office:value="427907" calcext:value-type="float">
            <text:p>427907</text:p>
          </table:table-cell>
          <table:table-cell office:value-type="float" office:value="8.84941" calcext:value-type="float">
            <text:p>8.84941</text:p>
          </table:table-cell>
          <table:table-cell office:value-type="float" office:value="28800" calcext:value-type="float">
            <text:p>28800</text:p>
          </table:table-cell>
          <table:table-cell office:value-type="float" office:value="29800" calcext:value-type="float">
            <text:p>29800</text:p>
          </table:table-cell>
          <table:table-cell office:value-type="float" office:value="29280" calcext:value-type="float">
            <text:p>29280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dford-10-eplus</text:p>
          </table:table-cell>
          <table:table-cell office:value-type="float" office:value="24060.2" calcext:value-type="float">
            <text:p>24060.2</text:p>
          </table:table-cell>
          <table:table-cell office:value-type="float" office:value="23" calcext:value-type="float">
            <text:p>23</text:p>
          </table:table-cell>
          <table:table-cell office:value-type="float" office:value="29750.8" calcext:value-type="float">
            <text:p>29750.8</text:p>
          </table:table-cell>
          <table:table-cell office:value-type="float" office:value="51.3727" calcext:value-type="float">
            <text:p>51.3727</text:p>
          </table:table-cell>
          <table:table-cell office:value-type="float" office:value="175600" calcext:value-type="float">
            <text:p>175600</text:p>
          </table:table-cell>
          <table:table-cell office:value-type="float" office:value="183000" calcext:value-type="float">
            <text:p>183000</text:p>
          </table:table-cell>
          <table:table-cell table:style-name="ce5" office:value-type="float" office:value="179110" calcext:value-type="float">
            <text:p>179110</text:p>
          </table:table-cell>
          <table:table-cell table:number-columns-repeated="3"/>
          <table:table-cell table:formula="of:=[.B2]" office:value-type="float" office:value="100" calcext:value-type="float">
            <text:p>100</text:p>
          </table:table-cell>
          <table:table-cell office:value-type="string" calcext:value-type="string">
            <text:p>bradford-10-eplus</text:p>
          </table:table-cell>
          <table:table-cell table:formula="of:=MIN([.D2];[.P2];[.AB2];[.AN2])" office:value-type="float" office:value="24060.2" calcext:value-type="float">
            <text:p>24060.2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-10-free</text:p>
          </table:table-cell>
          <table:table-cell office:value-type="float" office:value="1011560" calcext:value-type="float">
            <text:p>1011560</text:p>
          </table:table-cell>
          <table:table-cell office:value-type="float" office:value="1010" calcext:value-type="float">
            <text:p>1010</text:p>
          </table:table-cell>
          <table:table-cell office:value-type="float" office:value="1059470" calcext:value-type="float">
            <text:p>1059470</text:p>
          </table:table-cell>
          <table:table-cell office:value-type="float" office:value="1.787" calcext:value-type="float">
            <text:p>1.787</text:p>
          </table:table-cell>
          <table:table-cell office:value-type="float" office:value="10300" calcext:value-type="float">
            <text:p>10300</text:p>
          </table:table-cell>
          <table:table-cell office:value-type="float" office:value="10500" calcext:value-type="float">
            <text:p>10500</text:p>
          </table:table-cell>
          <table:table-cell office:value-type="float" office:value="10390" calcext:value-type="float">
            <text:p>1039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709357" calcext:value-type="float">
            <text:p>709357</text:p>
          </table:table-cell>
          <table:table-cell office:value-type="float" office:value="708" calcext:value-type="float">
            <text:p>708</text:p>
          </table:table-cell>
          <table:table-cell office:value-type="float" office:value="779978" calcext:value-type="float">
            <text:p>779978</text:p>
          </table:table-cell>
          <table:table-cell office:value-type="float" office:value="2.58879" calcext:value-type="float">
            <text:p>2.58879</text:p>
          </table:table-cell>
          <table:table-cell office:value-type="float" office:value="15400" calcext:value-type="float">
            <text:p>15400</text:p>
          </table:table-cell>
          <table:table-cell office:value-type="float" office:value="15800" calcext:value-type="float">
            <text:p>15800</text:p>
          </table:table-cell>
          <table:table-cell office:value-type="float" office:value="15550" calcext:value-type="float">
            <text:p>1555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381093" calcext:value-type="float">
            <text:p>381093</text:p>
          </table:table-cell>
          <table:table-cell office:value-type="float" office:value="380" calcext:value-type="float">
            <text:p>380</text:p>
          </table:table-cell>
          <table:table-cell office:value-type="float" office:value="407524" calcext:value-type="float">
            <text:p>407524</text:p>
          </table:table-cell>
          <table:table-cell office:value-type="float" office:value="4.6745" calcext:value-type="float">
            <text:p>4.6745</text:p>
          </table:table-cell>
          <table:table-cell office:value-type="float" office:value="28900" calcext:value-type="float">
            <text:p>28900</text:p>
          </table:table-cell>
          <table:table-cell office:value-type="float" office:value="29600" calcext:value-type="float">
            <text:p>29600</text:p>
          </table:table-cell>
          <table:table-cell office:value-type="float" office:value="29180" calcext:value-type="float">
            <text:p>2918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19662.3" calcext:value-type="float">
            <text:p>19662.3</text:p>
          </table:table-cell>
          <table:table-cell office:value-type="float" office:value="19" calcext:value-type="float">
            <text:p>19</text:p>
          </table:table-cell>
          <table:table-cell office:value-type="float" office:value="25052.3" calcext:value-type="float">
            <text:p>25052.3</text:p>
          </table:table-cell>
          <table:table-cell office:value-type="float" office:value="24.7181" calcext:value-type="float">
            <text:p>24.7181</text:p>
          </table:table-cell>
          <table:table-cell office:value-type="float" office:value="174400" calcext:value-type="float">
            <text:p>174400</text:p>
          </table:table-cell>
          <table:table-cell office:value-type="float" office:value="182500" calcext:value-type="float">
            <text:p>182500</text:p>
          </table:table-cell>
          <table:table-cell table:style-name="ce5" office:value-type="float" office:value="178740" calcext:value-type="float">
            <text:p>17874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formula="of:=MIN([.D3];[.P3];[.AB3];[.AN3])" office:value-type="float" office:value="19662.3" calcext:value-type="float">
            <text:p>19662.3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-10-race</text:p>
          </table:table-cell>
          <table:table-cell office:value-type="float" office:value="1075910" calcext:value-type="float">
            <text:p>1075910</text:p>
          </table:table-cell>
          <table:table-cell office:value-type="float" office:value="1075" calcext:value-type="float">
            <text:p>1075</text:p>
          </table:table-cell>
          <table:table-cell office:value-type="float" office:value="1132450" calcext:value-type="float">
            <text:p>1132450</text:p>
          </table:table-cell>
          <table:table-cell office:value-type="float" office:value="1.50307" calcext:value-type="float">
            <text:p>1.50307</text:p>
          </table:table-cell>
          <table:table-cell office:value-type="float" office:value="10200" calcext:value-type="float">
            <text:p>10200</text:p>
          </table:table-cell>
          <table:table-cell office:value-type="float" office:value="10600" calcext:value-type="float">
            <text:p>10600</text:p>
          </table:table-cell>
          <table:table-cell office:value-type="float" office:value="10380" calcext:value-type="float">
            <text:p>1038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781844" calcext:value-type="float">
            <text:p>781844</text:p>
          </table:table-cell>
          <table:table-cell office:value-type="float" office:value="781" calcext:value-type="float">
            <text:p>781</text:p>
          </table:table-cell>
          <table:table-cell office:value-type="float" office:value="824348" calcext:value-type="float">
            <text:p>824348</text:p>
          </table:table-cell>
          <table:table-cell office:value-type="float" office:value="2.137" calcext:value-type="float">
            <text:p>2.137</text:p>
          </table:table-cell>
          <table:table-cell office:value-type="float" office:value="15300" calcext:value-type="float">
            <text:p>15300</text:p>
          </table:table-cell>
          <table:table-cell office:value-type="float" office:value="15800" calcext:value-type="float">
            <text:p>15800</text:p>
          </table:table-cell>
          <table:table-cell office:value-type="float" office:value="15580" calcext:value-type="float">
            <text:p>1558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419673" calcext:value-type="float">
            <text:p>419673</text:p>
          </table:table-cell>
          <table:table-cell office:value-type="float" office:value="419" calcext:value-type="float">
            <text:p>419</text:p>
          </table:table-cell>
          <table:table-cell office:value-type="float" office:value="456488" calcext:value-type="float">
            <text:p>456488</text:p>
          </table:table-cell>
          <table:table-cell office:value-type="float" office:value="3.78076" calcext:value-type="float">
            <text:p>3.78076</text:p>
          </table:table-cell>
          <table:table-cell office:value-type="float" office:value="28700" calcext:value-type="float">
            <text:p>28700</text:p>
          </table:table-cell>
          <table:table-cell office:value-type="float" office:value="29800" calcext:value-type="float">
            <text:p>29800</text:p>
          </table:table-cell>
          <table:table-cell office:value-type="float" office:value="29360" calcext:value-type="float">
            <text:p>2936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28391.6" calcext:value-type="float">
            <text:p>28391.6</text:p>
          </table:table-cell>
          <table:table-cell office:value-type="float" office:value="28" calcext:value-type="float">
            <text:p>28</text:p>
          </table:table-cell>
          <table:table-cell office:value-type="float" office:value="33007.9" calcext:value-type="float">
            <text:p>33007.9</text:p>
          </table:table-cell>
          <table:table-cell office:value-type="float" office:value="18.2293" calcext:value-type="float">
            <text:p>18.2293</text:p>
          </table:table-cell>
          <table:table-cell office:value-type="float" office:value="177800" calcext:value-type="float">
            <text:p>177800</text:p>
          </table:table-cell>
          <table:table-cell office:value-type="float" office:value="183100" calcext:value-type="float">
            <text:p>183100</text:p>
          </table:table-cell>
          <table:table-cell table:style-name="ce5" office:value-type="float" office:value="179750" calcext:value-type="float">
            <text:p>17975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table:formula="of:=MIN([.D4];[.P4];[.AB4];[.AN4])" office:value-type="float" office:value="28391.6" calcext:value-type="float">
            <text:p>28391.6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eplus</text:p>
          </table:table-cell>
          <table:table-cell office:value-type="float" office:value="176097" calcext:value-type="float">
            <text:p>176097</text:p>
          </table:table-cell>
          <table:table-cell office:value-type="float" office:value="175" calcext:value-type="float">
            <text:p>175</text:p>
          </table:table-cell>
          <table:table-cell office:value-type="float" office:value="194113" calcext:value-type="float">
            <text:p>194113</text:p>
          </table:table-cell>
          <table:table-cell office:value-type="float" office:value="3.33381" calcext:value-type="float">
            <text:p>3.33381</text:p>
          </table:table-cell>
          <table:table-cell office:value-type="float" office:value="10300" calcext:value-type="float">
            <text:p>10300</text:p>
          </table:table-cell>
          <table:table-cell office:value-type="float" office:value="10600" calcext:value-type="float">
            <text:p>10600</text:p>
          </table:table-cell>
          <table:table-cell office:value-type="float" office:value="10400" calcext:value-type="float">
            <text:p>104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63015" calcext:value-type="float">
            <text:p>63015</text:p>
          </table:table-cell>
          <table:table-cell office:value-type="float" office:value="62" calcext:value-type="float">
            <text:p>62</text:p>
          </table:table-cell>
          <table:table-cell office:value-type="float" office:value="81713.9" calcext:value-type="float">
            <text:p>81713.9</text:p>
          </table:table-cell>
          <table:table-cell office:value-type="float" office:value="4.03923" calcext:value-type="float">
            <text:p>4.03923</text:p>
          </table:table-cell>
          <table:table-cell office:value-type="float" office:value="15200" calcext:value-type="float">
            <text:p>15200</text:p>
          </table:table-cell>
          <table:table-cell office:value-type="float" office:value="15700" calcext:value-type="float">
            <text:p>15700</text:p>
          </table:table-cell>
          <table:table-cell office:value-type="float" office:value="15440" calcext:value-type="float">
            <text:p>1544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10853.3" calcext:value-type="float">
            <text:p>10853.3</text:p>
          </table:table-cell>
          <table:table-cell office:value-type="float" office:value="10" calcext:value-type="float">
            <text:p>10</text:p>
          </table:table-cell>
          <table:table-cell office:value-type="float" office:value="16953.8" calcext:value-type="float">
            <text:p>16953.8</text:p>
          </table:table-cell>
          <table:table-cell office:value-type="float" office:value="7.49626" calcext:value-type="float">
            <text:p>7.49626</text:p>
          </table:table-cell>
          <table:table-cell office:value-type="float" office:value="28800" calcext:value-type="float">
            <text:p>28800</text:p>
          </table:table-cell>
          <table:table-cell office:value-type="float" office:value="29700" calcext:value-type="float">
            <text:p>29700</text:p>
          </table:table-cell>
          <table:table-cell office:value-type="float" office:value="29150" calcext:value-type="float">
            <text:p>2915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580.533" calcext:value-type="float">
            <text:p>580.533</text:p>
          </table:table-cell>
          <table:table-cell office:value-type="float" office:value="0" calcext:value-type="float">
            <text:p>0</text:p>
          </table:table-cell>
          <table:table-cell office:value-type="float" office:value="695.34" calcext:value-type="float">
            <text:p>695.34</text:p>
          </table:table-cell>
          <table:table-cell office:value-type="float" office:value="42.8798" calcext:value-type="float">
            <text:p>42.8798</text:p>
          </table:table-cell>
          <table:table-cell office:value-type="float" office:value="175700" calcext:value-type="float">
            <text:p>175700</text:p>
          </table:table-cell>
          <table:table-cell office:value-type="float" office:value="182000" calcext:value-type="float">
            <text:p>182000</text:p>
          </table:table-cell>
          <table:table-cell table:style-name="ce5" office:value-type="float" office:value="178560" calcext:value-type="float">
            <text:p>17856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formula="of:=MIN([.D5];[.P5];[.AB5];[.AN5])" office:value-type="float" office:value="580.533" calcext:value-type="float">
            <text:p>580.533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free</text:p>
          </table:table-cell>
          <table:table-cell office:value-type="float" office:value="158936" calcext:value-type="float">
            <text:p>158936</text:p>
          </table:table-cell>
          <table:table-cell office:value-type="float" office:value="158" calcext:value-type="float">
            <text:p>158</text:p>
          </table:table-cell>
          <table:table-cell office:value-type="float" office:value="180944" calcext:value-type="float">
            <text:p>180944</text:p>
          </table:table-cell>
          <table:table-cell office:value-type="float" office:value="1.75137" calcext:value-type="float">
            <text:p>1.75137</text:p>
          </table:table-cell>
          <table:table-cell office:value-type="float" office:value="10000" calcext:value-type="float">
            <text:p>10000</text:p>
          </table:table-cell>
          <table:table-cell office:value-type="float" office:value="10400" calcext:value-type="float">
            <text:p>10400</text:p>
          </table:table-cell>
          <table:table-cell office:value-type="float" office:value="10260" calcext:value-type="float">
            <text:p>1026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64780.3" calcext:value-type="float">
            <text:p>64780.3</text:p>
          </table:table-cell>
          <table:table-cell office:value-type="float" office:value="64" calcext:value-type="float">
            <text:p>64</text:p>
          </table:table-cell>
          <table:table-cell office:value-type="float" office:value="78181.2" calcext:value-type="float">
            <text:p>78181.2</text:p>
          </table:table-cell>
          <table:table-cell office:value-type="float" office:value="2.11853" calcext:value-type="float">
            <text:p>2.11853</text:p>
          </table:table-cell>
          <table:table-cell office:value-type="float" office:value="15100" calcext:value-type="float">
            <text:p>15100</text:p>
          </table:table-cell>
          <table:table-cell office:value-type="float" office:value="15700" calcext:value-type="float">
            <text:p>15700</text:p>
          </table:table-cell>
          <table:table-cell office:value-type="float" office:value="15400" calcext:value-type="float">
            <text:p>154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10564" calcext:value-type="float">
            <text:p>10564</text:p>
          </table:table-cell>
          <table:table-cell office:value-type="float" office:value="10" calcext:value-type="float">
            <text:p>10</text:p>
          </table:table-cell>
          <table:table-cell office:value-type="float" office:value="13970" calcext:value-type="float">
            <text:p>13970</text:p>
          </table:table-cell>
          <table:table-cell office:value-type="float" office:value="3.7383" calcext:value-type="float">
            <text:p>3.7383</text:p>
          </table:table-cell>
          <table:table-cell office:value-type="float" office:value="28100" calcext:value-type="float">
            <text:p>28100</text:p>
          </table:table-cell>
          <table:table-cell office:value-type="float" office:value="29300" calcext:value-type="float">
            <text:p>29300</text:p>
          </table:table-cell>
          <table:table-cell office:value-type="float" office:value="29010" calcext:value-type="float">
            <text:p>2901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71.537" calcext:value-type="float">
            <text:p>271.537</text:p>
          </table:table-cell>
          <table:table-cell office:value-type="float" office:value="0" calcext:value-type="float">
            <text:p>0</text:p>
          </table:table-cell>
          <table:table-cell office:value-type="float" office:value="274.764" calcext:value-type="float">
            <text:p>274.764</text:p>
          </table:table-cell>
          <table:table-cell office:value-type="float" office:value="19.207" calcext:value-type="float">
            <text:p>19.207</text:p>
          </table:table-cell>
          <table:table-cell office:value-type="float" office:value="173800" calcext:value-type="float">
            <text:p>173800</text:p>
          </table:table-cell>
          <table:table-cell office:value-type="float" office:value="181300" calcext:value-type="float">
            <text:p>181300</text:p>
          </table:table-cell>
          <table:table-cell table:style-name="ce5" office:value-type="float" office:value="177600" calcext:value-type="float">
            <text:p>1776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table:formula="of:=MIN([.D6];[.P6];[.AB6];[.AN6])" office:value-type="float" office:value="271.537" calcext:value-type="float">
            <text:p>271.537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race</text:p>
          </table:table-cell>
          <table:table-cell office:value-type="float" office:value="185552" calcext:value-type="float">
            <text:p>185552</text:p>
          </table:table-cell>
          <table:table-cell office:value-type="float" office:value="185" calcext:value-type="float">
            <text:p>185</text:p>
          </table:table-cell>
          <table:table-cell office:value-type="float" office:value="202962" calcext:value-type="float">
            <text:p>202962</text:p>
          </table:table-cell>
          <table:table-cell office:value-type="float" office:value="1.33689" calcext:value-type="float">
            <text:p>1.33689</text:p>
          </table:table-cell>
          <table:table-cell office:value-type="float" office:value="10300" calcext:value-type="float">
            <text:p>10300</text:p>
          </table:table-cell>
          <table:table-cell office:value-type="float" office:value="10600" calcext:value-type="float">
            <text:p>10600</text:p>
          </table:table-cell>
          <table:table-cell office:value-type="float" office:value="10360" calcext:value-type="float">
            <text:p>1036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83470.6" calcext:value-type="float">
            <text:p>83470.6</text:p>
          </table:table-cell>
          <table:table-cell office:value-type="float" office:value="83" calcext:value-type="float">
            <text:p>83</text:p>
          </table:table-cell>
          <table:table-cell office:value-type="float" office:value="94187.2" calcext:value-type="float">
            <text:p>94187.2</text:p>
          </table:table-cell>
          <table:table-cell office:value-type="float" office:value="1.73245" calcext:value-type="float">
            <text:p>1.73245</text:p>
          </table:table-cell>
          <table:table-cell office:value-type="float" office:value="15200" calcext:value-type="float">
            <text:p>15200</text:p>
          </table:table-cell>
          <table:table-cell office:value-type="float" office:value="15500" calcext:value-type="float">
            <text:p>15500</text:p>
          </table:table-cell>
          <table:table-cell office:value-type="float" office:value="15350" calcext:value-type="float">
            <text:p>1535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4365.5" calcext:value-type="float">
            <text:p>14365.5</text:p>
          </table:table-cell>
          <table:table-cell office:value-type="float" office:value="14" calcext:value-type="float">
            <text:p>14</text:p>
          </table:table-cell>
          <table:table-cell office:value-type="float" office:value="20563.3" calcext:value-type="float">
            <text:p>20563.3</text:p>
          </table:table-cell>
          <table:table-cell office:value-type="float" office:value="3.00865" calcext:value-type="float">
            <text:p>3.00865</text:p>
          </table:table-cell>
          <table:table-cell office:value-type="float" office:value="28200" calcext:value-type="float">
            <text:p>28200</text:p>
          </table:table-cell>
          <table:table-cell office:value-type="float" office:value="29400" calcext:value-type="float">
            <text:p>29400</text:p>
          </table:table-cell>
          <table:table-cell office:value-type="float" office:value="28920" calcext:value-type="float">
            <text:p>2892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76.363" calcext:value-type="float">
            <text:p>176.363</text:p>
          </table:table-cell>
          <table:table-cell office:value-type="float" office:value="0" calcext:value-type="float">
            <text:p>0</text:p>
          </table:table-cell>
          <table:table-cell office:value-type="float" office:value="180.849" calcext:value-type="float">
            <text:p>180.849</text:p>
          </table:table-cell>
          <table:table-cell office:value-type="float" office:value="14.3681" calcext:value-type="float">
            <text:p>14.3681</text:p>
          </table:table-cell>
          <table:table-cell office:value-type="float" office:value="176100" calcext:value-type="float">
            <text:p>176100</text:p>
          </table:table-cell>
          <table:table-cell office:value-type="float" office:value="181000" calcext:value-type="float">
            <text:p>181000</text:p>
          </table:table-cell>
          <table:table-cell table:style-name="ce5" office:value-type="float" office:value="178330" calcext:value-type="float">
            <text:p>17833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table:formula="of:=MIN([.D7];[.P7];[.AB7];[.AN7])" office:value-type="float" office:value="176.363" calcext:value-type="float">
            <text:p>176.363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15.9191" calcext:value-type="float">
            <text:p>15.9191</text:p>
          </table:table-cell>
          <table:table-cell office:value-type="float" office:value="0" calcext:value-type="float">
            <text:p>0</text:p>
          </table:table-cell>
          <table:table-cell office:value-type="float" office:value="17.9953" calcext:value-type="float">
            <text:p>17.9953</text:p>
          </table:table-cell>
          <table:table-cell office:value-type="float" office:value="0.695573" calcext:value-type="float">
            <text:p>0.695573</text:p>
          </table:table-cell>
          <table:table-cell office:value-type="float" office:value="10200" calcext:value-type="float">
            <text:p>10200</text:p>
          </table:table-cell>
          <table:table-cell office:value-type="float" office:value="10500" calcext:value-type="float">
            <text:p>10500</text:p>
          </table:table-cell>
          <table:table-cell office:value-type="float" office:value="10340" calcext:value-type="float">
            <text:p>1034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4.0378" calcext:value-type="float">
            <text:p>14.0378</text:p>
          </table:table-cell>
          <table:table-cell office:value-type="float" office:value="0" calcext:value-type="float">
            <text:p>0</text:p>
          </table:table-cell>
          <table:table-cell office:value-type="float" office:value="16.1752" calcext:value-type="float">
            <text:p>16.1752</text:p>
          </table:table-cell>
          <table:table-cell office:value-type="float" office:value="0.987808" calcext:value-type="float">
            <text:p>0.987808</text:p>
          </table:table-cell>
          <table:table-cell office:value-type="float" office:value="15100" calcext:value-type="float">
            <text:p>15100</text:p>
          </table:table-cell>
          <table:table-cell office:value-type="float" office:value="15900" calcext:value-type="float">
            <text:p>15900</text:p>
          </table:table-cell>
          <table:table-cell office:value-type="float" office:value="15420" calcext:value-type="float">
            <text:p>1542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4.5004" calcext:value-type="float">
            <text:p>14.5004</text:p>
          </table:table-cell>
          <table:table-cell office:value-type="float" office:value="0" calcext:value-type="float">
            <text:p>0</text:p>
          </table:table-cell>
          <table:table-cell office:value-type="float" office:value="15.3145" calcext:value-type="float">
            <text:p>15.3145</text:p>
          </table:table-cell>
          <table:table-cell office:value-type="float" office:value="1.85855" calcext:value-type="float">
            <text:p>1.85855</text:p>
          </table:table-cell>
          <table:table-cell office:value-type="float" office:value="28800" calcext:value-type="float">
            <text:p>28800</text:p>
          </table:table-cell>
          <table:table-cell office:value-type="float" office:value="29400" calcext:value-type="float">
            <text:p>29400</text:p>
          </table:table-cell>
          <table:table-cell office:value-type="float" office:value="28980" calcext:value-type="float">
            <text:p>2898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1.8098" calcext:value-type="float">
            <text:p>11.8098</text:p>
          </table:table-cell>
          <table:table-cell office:value-type="float" office:value="0" calcext:value-type="float">
            <text:p>0</text:p>
          </table:table-cell>
          <table:table-cell office:value-type="float" office:value="12.4919" calcext:value-type="float">
            <text:p>12.4919</text:p>
          </table:table-cell>
          <table:table-cell office:value-type="float" office:value="11.2415" calcext:value-type="float">
            <text:p>11.2415</text:p>
          </table:table-cell>
          <table:table-cell office:value-type="float" office:value="175800" calcext:value-type="float">
            <text:p>175800</text:p>
          </table:table-cell>
          <table:table-cell office:value-type="float" office:value="181200" calcext:value-type="float">
            <text:p>181200</text:p>
          </table:table-cell>
          <table:table-cell table:style-name="ce5" office:value-type="float" office:value="178540" calcext:value-type="float">
            <text:p>178540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formula="of:=MIN([.D8];[.P8];[.AB8];[.AN8])" office:value-type="float" office:value="11.8098" calcext:value-type="float">
            <text:p>11.8098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siemens4</text:p>
          </table:table-cell>
          <table:table-cell office:value-type="float" office:value="323297" calcext:value-type="float">
            <text:p>323297</text:p>
          </table:table-cell>
          <table:table-cell office:value-type="float" office:value="323" calcext:value-type="float">
            <text:p>323</text:p>
          </table:table-cell>
          <table:table-cell office:value-type="float" office:value="369105" calcext:value-type="float">
            <text:p>369105</text:p>
          </table:table-cell>
          <table:table-cell office:value-type="float" office:value="4.38524" calcext:value-type="float">
            <text:p>4.38524</text:p>
          </table:table-cell>
          <table:table-cell office:value-type="float" office:value="10400" calcext:value-type="float">
            <text:p>10400</text:p>
          </table:table-cell>
          <table:table-cell office:value-type="float" office:value="10600" calcext:value-type="float">
            <text:p>10600</text:p>
          </table:table-cell>
          <table:table-cell office:value-type="float" office:value="10530" calcext:value-type="float">
            <text:p>1053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162287" calcext:value-type="float">
            <text:p>162287</text:p>
          </table:table-cell>
          <table:table-cell office:value-type="float" office:value="162" calcext:value-type="float">
            <text:p>162</text:p>
          </table:table-cell>
          <table:table-cell office:value-type="float" office:value="181293" calcext:value-type="float">
            <text:p>181293</text:p>
          </table:table-cell>
          <table:table-cell office:value-type="float" office:value="7.25916" calcext:value-type="float">
            <text:p>7.25916</text:p>
          </table:table-cell>
          <table:table-cell office:value-type="float" office:value="15500" calcext:value-type="float">
            <text:p>15500</text:p>
          </table:table-cell>
          <table:table-cell office:value-type="float" office:value="15900" calcext:value-type="float">
            <text:p>15900</text:p>
          </table:table-cell>
          <table:table-cell office:value-type="float" office:value="15760" calcext:value-type="float">
            <text:p>1576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49281.4" calcext:value-type="float">
            <text:p>49281.4</text:p>
          </table:table-cell>
          <table:table-cell office:value-type="float" office:value="49" calcext:value-type="float">
            <text:p>49</text:p>
          </table:table-cell>
          <table:table-cell office:value-type="float" office:value="58076.2" calcext:value-type="float">
            <text:p>58076.2</text:p>
          </table:table-cell>
          <table:table-cell office:value-type="float" office:value="16.019" calcext:value-type="float">
            <text:p>16.019</text:p>
          </table:table-cell>
          <table:table-cell office:value-type="float" office:value="29200" calcext:value-type="float">
            <text:p>29200</text:p>
          </table:table-cell>
          <table:table-cell office:value-type="float" office:value="30100" calcext:value-type="float">
            <text:p>30100</text:p>
          </table:table-cell>
          <table:table-cell office:value-type="float" office:value="29610" calcext:value-type="float">
            <text:p>2961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1218.75" calcext:value-type="float">
            <text:p>1218.75</text:p>
          </table:table-cell>
          <table:table-cell office:value-type="float" office:value="1" calcext:value-type="float">
            <text:p>1</text:p>
          </table:table-cell>
          <table:table-cell office:value-type="float" office:value="3020.91" calcext:value-type="float">
            <text:p>3020.91</text:p>
          </table:table-cell>
          <table:table-cell office:value-type="float" office:value="110.78" calcext:value-type="float">
            <text:p>110.78</text:p>
          </table:table-cell>
          <table:table-cell office:value-type="float" office:value="178300" calcext:value-type="float">
            <text:p>178300</text:p>
          </table:table-cell>
          <table:table-cell office:value-type="float" office:value="183400" calcext:value-type="float">
            <text:p>183400</text:p>
          </table:table-cell>
          <table:table-cell table:style-name="ce5" office:value-type="float" office:value="181670" calcext:value-type="float">
            <text:p>18167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formula="of:=MIN([.D9];[.P9];[.AB9];[.AN9])" office:value-type="float" office:value="1218.75" calcext:value-type="float">
            <text:p>1218.75</text:p>
          </table:table-cell>
          <table:table-cell table:number-columns-repeated="972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8039.79" calcext:value-type="float">
            <text:p>8039.7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740.5" calcext:value-type="float">
            <text:p>11740.5</text:p>
          </table:table-cell>
          <table:table-cell table:style-name="ce6" office:value-type="float" office:value="0.104721" calcext:value-type="float">
            <text:p>0.104721</text:p>
          </table:table-cell>
          <table:table-cell table:style-name="ce6" office:value-type="float" office:value="10600" calcext:value-type="float">
            <text:p>10600</text:p>
          </table:table-cell>
          <table:table-cell table:style-name="ce6" office:value-type="float" office:value="10900" calcext:value-type="float">
            <text:p>10900</text:p>
          </table:table-cell>
          <table:table-cell table:style-name="ce6" office:value-type="float" office:value="10750" calcext:value-type="float">
            <text:p>1075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7038.15" calcext:value-type="float">
            <text:p>7038.1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838.26" calcext:value-type="float">
            <text:p>9838.26</text:p>
          </table:table-cell>
          <table:table-cell table:style-name="ce6" office:value-type="float" office:value="0.151427" calcext:value-type="float">
            <text:p>0.151427</text:p>
          </table:table-cell>
          <table:table-cell table:style-name="ce6" office:value-type="float" office:value="15600" calcext:value-type="float">
            <text:p>15600</text:p>
          </table:table-cell>
          <table:table-cell table:style-name="ce6" office:value-type="float" office:value="16300" calcext:value-type="float">
            <text:p>16300</text:p>
          </table:table-cell>
          <table:table-cell table:style-name="ce6" office:value-type="float" office:value="15940" calcext:value-type="float">
            <text:p>1594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4039.03" calcext:value-type="float">
            <text:p>4039.0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539.09" calcext:value-type="float">
            <text:p>7539.09</text:p>
          </table:table-cell>
          <table:table-cell table:style-name="ce6" office:value-type="float" office:value="0.278683" calcext:value-type="float">
            <text:p>0.278683</text:p>
          </table:table-cell>
          <table:table-cell table:style-name="ce6" office:value-type="float" office:value="29700" calcext:value-type="float">
            <text:p>29700</text:p>
          </table:table-cell>
          <table:table-cell table:style-name="ce6" office:value-type="float" office:value="30400" calcext:value-type="float">
            <text:p>30400</text:p>
          </table:table-cell>
          <table:table-cell table:style-name="ce6" office:value-type="float" office:value="29990" calcext:value-type="float">
            <text:p>2999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1036.27" calcext:value-type="float">
            <text:p>1036.2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336.93" calcext:value-type="float">
            <text:p>4336.93</text:p>
          </table:table-cell>
          <table:table-cell table:style-name="ce6" office:value-type="float" office:value="1.67774" calcext:value-type="float">
            <text:p>1.67774</text:p>
          </table:table-cell>
          <table:table-cell table:style-name="ce6" office:value-type="float" office:value="181400" calcext:value-type="float">
            <text:p>181400</text:p>
          </table:table-cell>
          <table:table-cell table:style-name="ce6" office:value-type="float" office:value="188400" calcext:value-type="float">
            <text:p>188400</text:p>
          </table:table-cell>
          <table:table-cell table:style-name="ce6" office:value-type="float" office:value="184940" calcext:value-type="float">
            <text:p>184940</text:p>
          </table:table-cell>
          <table:table-cell table:number-columns-repeated="4"/>
          <table:table-cell office:value-type="string" calcext:value-type="string">
            <text:p>Swisscom</text:p>
          </table:table-cell>
          <table:table-cell table:formula="of:=MIN([.D10];[.P10];[.AB10];[.AN10])" office:value-type="float" office:value="1036.27" calcext:value-type="float">
            <text:p>1036.27</text:p>
          </table:table-cell>
          <table:table-cell table:number-columns-repeated="972"/>
        </table:table-row>
        <table:table-row table:style-name="ro1"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972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3"/>
          <table:table-cell table:style-name="ce9" office:value-type="string" calcext:value-type="string">
            <text:p>Vicini Accettati</text:p>
          </table:table-cell>
          <table:table-cell table:style-name="ce9" office:value-type="string" calcext:value-type="string">
            <text:p>Istanza</text:p>
          </table:table-cell>
          <table:table-cell table:style-name="ce9" office:value-type="string" calcext:value-type="string">
            <text:p>Costo Minimo</text:p>
          </table:table-cell>
          <table:table-cell table:number-columns-repeated="97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adford-10-eplus</text:p>
          </table:table-cell>
          <table:table-cell office:value-type="float" office:value="588506" calcext:value-type="float">
            <text:p>588506</text:p>
          </table:table-cell>
          <table:table-cell office:value-type="float" office:value="587" calcext:value-type="float">
            <text:p>587</text:p>
          </table:table-cell>
          <table:table-cell office:value-type="float" office:value="613304" calcext:value-type="float">
            <text:p>613304</text:p>
          </table:table-cell>
          <table:table-cell office:value-type="float" office:value="6.57912" calcext:value-type="float">
            <text:p>6.57912</text:p>
          </table:table-cell>
          <table:table-cell office:value-type="float" office:value="20600" calcext:value-type="float">
            <text:p>20600</text:p>
          </table:table-cell>
          <table:table-cell office:value-type="float" office:value="21200" calcext:value-type="float">
            <text:p>21200</text:p>
          </table:table-cell>
          <table:table-cell office:value-type="float" office:value="20880" calcext:value-type="float">
            <text:p>20880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adford-10-eplus</text:p>
          </table:table-cell>
          <table:table-cell office:value-type="float" office:value="365387" calcext:value-type="float">
            <text:p>365387</text:p>
          </table:table-cell>
          <table:table-cell office:value-type="float" office:value="364" calcext:value-type="float">
            <text:p>364</text:p>
          </table:table-cell>
          <table:table-cell office:value-type="float" office:value="399898" calcext:value-type="float">
            <text:p>399898</text:p>
          </table:table-cell>
          <table:table-cell office:value-type="float" office:value="9.24572" calcext:value-type="float">
            <text:p>9.24572</text:p>
          </table:table-cell>
          <table:table-cell office:value-type="float" office:value="30800" calcext:value-type="float">
            <text:p>30800</text:p>
          </table:table-cell>
          <table:table-cell office:value-type="float" office:value="31400" calcext:value-type="float">
            <text:p>31400</text:p>
          </table:table-cell>
          <table:table-cell office:value-type="float" office:value="31160" calcext:value-type="float">
            <text:p>31160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adford-10-eplus</text:p>
          </table:table-cell>
          <table:table-cell office:value-type="float" office:value="163232" calcext:value-type="float">
            <text:p>163232</text:p>
          </table:table-cell>
          <table:table-cell office:value-type="float" office:value="162" calcext:value-type="float">
            <text:p>162</text:p>
          </table:table-cell>
          <table:table-cell office:value-type="float" office:value="175342" calcext:value-type="float">
            <text:p>175342</text:p>
          </table:table-cell>
          <table:table-cell office:value-type="float" office:value="17.188" calcext:value-type="float">
            <text:p>17.188</text:p>
          </table:table-cell>
          <table:table-cell office:value-type="float" office:value="57200" calcext:value-type="float">
            <text:p>57200</text:p>
          </table:table-cell>
          <table:table-cell office:value-type="float" office:value="58800" calcext:value-type="float">
            <text:p>58800</text:p>
          </table:table-cell>
          <table:table-cell office:value-type="float" office:value="58200" calcext:value-type="float">
            <text:p>58200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adford-10-eplus</text:p>
          </table:table-cell>
          <table:table-cell office:value-type="float" office:value="3977.72" calcext:value-type="float">
            <text:p>3977.72</text:p>
          </table:table-cell>
          <table:table-cell office:value-type="float" office:value="3" calcext:value-type="float">
            <text:p>3</text:p>
          </table:table-cell>
          <table:table-cell office:value-type="float" office:value="7760.65" calcext:value-type="float">
            <text:p>7760.65</text:p>
          </table:table-cell>
          <table:table-cell office:value-type="float" office:value="102.007" calcext:value-type="float">
            <text:p>102.007</text:p>
          </table:table-cell>
          <table:table-cell office:value-type="float" office:value="354400" calcext:value-type="float">
            <text:p>354400</text:p>
          </table:table-cell>
          <table:table-cell office:value-type="float" office:value="364200" calcext:value-type="float">
            <text:p>364200</text:p>
          </table:table-cell>
          <table:table-cell table:style-name="ce5" office:value-type="float" office:value="359540" calcext:value-type="float">
            <text:p>359540</text:p>
          </table:table-cell>
          <table:table-cell table:number-columns-repeated="3"/>
          <table:table-cell table:formula="of:=[.B13]" office:value-type="float" office:value="200" calcext:value-type="float">
            <text:p>200</text:p>
          </table:table-cell>
          <table:table-cell office:value-type="string" calcext:value-type="string">
            <text:p>bradford-10-eplus</text:p>
          </table:table-cell>
          <table:table-cell table:formula="of:=MIN([.D13];[.P13];[.AB13];[.AN13])" office:value-type="float" office:value="3977.72" calcext:value-type="float">
            <text:p>3977.72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-10-free</text:p>
          </table:table-cell>
          <table:table-cell office:value-type="float" office:value="539233" calcext:value-type="float">
            <text:p>539233</text:p>
          </table:table-cell>
          <table:table-cell office:value-type="float" office:value="538" calcext:value-type="float">
            <text:p>538</text:p>
          </table:table-cell>
          <table:table-cell office:value-type="float" office:value="582460" calcext:value-type="float">
            <text:p>582460</text:p>
          </table:table-cell>
          <table:table-cell office:value-type="float" office:value="3.65567" calcext:value-type="float">
            <text:p>3.65567</text:p>
          </table:table-cell>
          <table:table-cell office:value-type="float" office:value="20400" calcext:value-type="float">
            <text:p>20400</text:p>
          </table:table-cell>
          <table:table-cell office:value-type="float" office:value="21000" calcext:value-type="float">
            <text:p>21000</text:p>
          </table:table-cell>
          <table:table-cell office:value-type="float" office:value="20720" calcext:value-type="float">
            <text:p>2072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342127" calcext:value-type="float">
            <text:p>342127</text:p>
          </table:table-cell>
          <table:table-cell office:value-type="float" office:value="341" calcext:value-type="float">
            <text:p>341</text:p>
          </table:table-cell>
          <table:table-cell office:value-type="float" office:value="377794" calcext:value-type="float">
            <text:p>377794</text:p>
          </table:table-cell>
          <table:table-cell office:value-type="float" office:value="4.95099" calcext:value-type="float">
            <text:p>4.95099</text:p>
          </table:table-cell>
          <table:table-cell office:value-type="float" office:value="30600" calcext:value-type="float">
            <text:p>30600</text:p>
          </table:table-cell>
          <table:table-cell office:value-type="float" office:value="31400" calcext:value-type="float">
            <text:p>31400</text:p>
          </table:table-cell>
          <table:table-cell office:value-type="float" office:value="31040" calcext:value-type="float">
            <text:p>3104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150922" calcext:value-type="float">
            <text:p>150922</text:p>
          </table:table-cell>
          <table:table-cell office:value-type="float" office:value="150" calcext:value-type="float">
            <text:p>150</text:p>
          </table:table-cell>
          <table:table-cell office:value-type="float" office:value="162307" calcext:value-type="float">
            <text:p>162307</text:p>
          </table:table-cell>
          <table:table-cell office:value-type="float" office:value="8.83053" calcext:value-type="float">
            <text:p>8.83053</text:p>
          </table:table-cell>
          <table:table-cell office:value-type="float" office:value="57200" calcext:value-type="float">
            <text:p>57200</text:p>
          </table:table-cell>
          <table:table-cell office:value-type="float" office:value="59200" calcext:value-type="float">
            <text:p>59200</text:p>
          </table:table-cell>
          <table:table-cell office:value-type="float" office:value="58400" calcext:value-type="float">
            <text:p>5840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3555.8" calcext:value-type="float">
            <text:p>3555.8</text:p>
          </table:table-cell>
          <table:table-cell office:value-type="float" office:value="3" calcext:value-type="float">
            <text:p>3</text:p>
          </table:table-cell>
          <table:table-cell office:value-type="float" office:value="5351.4" calcext:value-type="float">
            <text:p>5351.4</text:p>
          </table:table-cell>
          <table:table-cell office:value-type="float" office:value="47.2496" calcext:value-type="float">
            <text:p>47.2496</text:p>
          </table:table-cell>
          <table:table-cell office:value-type="float" office:value="354400" calcext:value-type="float">
            <text:p>354400</text:p>
          </table:table-cell>
          <table:table-cell office:value-type="float" office:value="365800" calcext:value-type="float">
            <text:p>365800</text:p>
          </table:table-cell>
          <table:table-cell table:style-name="ce5" office:value-type="float" office:value="358960" calcext:value-type="float">
            <text:p>35896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formula="of:=MIN([.D14];[.P14];[.AB14];[.AN14])" office:value-type="float" office:value="3555.8" calcext:value-type="float">
            <text:p>3555.8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-10-race</text:p>
          </table:table-cell>
          <table:table-cell office:value-type="float" office:value="599748" calcext:value-type="float">
            <text:p>599748</text:p>
          </table:table-cell>
          <table:table-cell office:value-type="float" office:value="599" calcext:value-type="float">
            <text:p>599</text:p>
          </table:table-cell>
          <table:table-cell office:value-type="float" office:value="641458" calcext:value-type="float">
            <text:p>641458</text:p>
          </table:table-cell>
          <table:table-cell office:value-type="float" office:value="2.97857" calcext:value-type="float">
            <text:p>2.97857</text:p>
          </table:table-cell>
          <table:table-cell office:value-type="float" office:value="20600" calcext:value-type="float">
            <text:p>20600</text:p>
          </table:table-cell>
          <table:table-cell office:value-type="float" office:value="21400" calcext:value-type="float">
            <text:p>21400</text:p>
          </table:table-cell>
          <table:table-cell office:value-type="float" office:value="20840" calcext:value-type="float">
            <text:p>2084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391676" calcext:value-type="float">
            <text:p>391676</text:p>
          </table:table-cell>
          <table:table-cell office:value-type="float" office:value="391" calcext:value-type="float">
            <text:p>391</text:p>
          </table:table-cell>
          <table:table-cell office:value-type="float" office:value="419677" calcext:value-type="float">
            <text:p>419677</text:p>
          </table:table-cell>
          <table:table-cell office:value-type="float" office:value="3.97986" calcext:value-type="float">
            <text:p>3.97986</text:p>
          </table:table-cell>
          <table:table-cell office:value-type="float" office:value="30400" calcext:value-type="float">
            <text:p>30400</text:p>
          </table:table-cell>
          <table:table-cell office:value-type="float" office:value="31600" calcext:value-type="float">
            <text:p>31600</text:p>
          </table:table-cell>
          <table:table-cell office:value-type="float" office:value="31040" calcext:value-type="float">
            <text:p>3104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183554" calcext:value-type="float">
            <text:p>183554</text:p>
          </table:table-cell>
          <table:table-cell office:value-type="float" office:value="183" calcext:value-type="float">
            <text:p>183</text:p>
          </table:table-cell>
          <table:table-cell office:value-type="float" office:value="200956" calcext:value-type="float">
            <text:p>200956</text:p>
          </table:table-cell>
          <table:table-cell office:value-type="float" office:value="6.89081" calcext:value-type="float">
            <text:p>6.89081</text:p>
          </table:table-cell>
          <table:table-cell office:value-type="float" office:value="57400" calcext:value-type="float">
            <text:p>57400</text:p>
          </table:table-cell>
          <table:table-cell office:value-type="float" office:value="59200" calcext:value-type="float">
            <text:p>59200</text:p>
          </table:table-cell>
          <table:table-cell office:value-type="float" office:value="58180" calcext:value-type="float">
            <text:p>5818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2347.63" calcext:value-type="float">
            <text:p>2347.63</text:p>
          </table:table-cell>
          <table:table-cell office:value-type="float" office:value="2" calcext:value-type="float">
            <text:p>2</text:p>
          </table:table-cell>
          <table:table-cell office:value-type="float" office:value="5042.18" calcext:value-type="float">
            <text:p>5042.18</text:p>
          </table:table-cell>
          <table:table-cell office:value-type="float" office:value="34.1445" calcext:value-type="float">
            <text:p>34.1445</text:p>
          </table:table-cell>
          <table:table-cell office:value-type="float" office:value="349200" calcext:value-type="float">
            <text:p>349200</text:p>
          </table:table-cell>
          <table:table-cell office:value-type="float" office:value="364000" calcext:value-type="float">
            <text:p>364000</text:p>
          </table:table-cell>
          <table:table-cell table:style-name="ce5" office:value-type="float" office:value="358240" calcext:value-type="float">
            <text:p>35824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table:formula="of:=MIN([.D15];[.P15];[.AB15];[.AN15])" office:value-type="float" office:value="2347.63" calcext:value-type="float">
            <text:p>2347.63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eplus</text:p>
          </table:table-cell>
          <table:table-cell office:value-type="float" office:value="34956.8" calcext:value-type="float">
            <text:p>34956.8</text:p>
          </table:table-cell>
          <table:table-cell office:value-type="float" office:value="34" calcext:value-type="float">
            <text:p>34</text:p>
          </table:table-cell>
          <table:table-cell office:value-type="float" office:value="42739.1" calcext:value-type="float">
            <text:p>42739.1</text:p>
          </table:table-cell>
          <table:table-cell office:value-type="float" office:value="5.88616" calcext:value-type="float">
            <text:p>5.88616</text:p>
          </table:table-cell>
          <table:table-cell office:value-type="float" office:value="20200" calcext:value-type="float">
            <text:p>20200</text:p>
          </table:table-cell>
          <table:table-cell office:value-type="float" office:value="21000" calcext:value-type="float">
            <text:p>21000</text:p>
          </table:table-cell>
          <table:table-cell office:value-type="float" office:value="20600" calcext:value-type="float">
            <text:p>206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12831.7" calcext:value-type="float">
            <text:p>12831.7</text:p>
          </table:table-cell>
          <table:table-cell office:value-type="float" office:value="12" calcext:value-type="float">
            <text:p>12</text:p>
          </table:table-cell>
          <table:table-cell office:value-type="float" office:value="15635.8" calcext:value-type="float">
            <text:p>15635.8</text:p>
          </table:table-cell>
          <table:table-cell office:value-type="float" office:value="7.96787" calcext:value-type="float">
            <text:p>7.96787</text:p>
          </table:table-cell>
          <table:table-cell office:value-type="float" office:value="30400" calcext:value-type="float">
            <text:p>30400</text:p>
          </table:table-cell>
          <table:table-cell office:value-type="float" office:value="31200" calcext:value-type="float">
            <text:p>31200</text:p>
          </table:table-cell>
          <table:table-cell office:value-type="float" office:value="30920" calcext:value-type="float">
            <text:p>3092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1709.46" calcext:value-type="float">
            <text:p>1709.46</text:p>
          </table:table-cell>
          <table:table-cell office:value-type="float" office:value="1" calcext:value-type="float">
            <text:p>1</text:p>
          </table:table-cell>
          <table:table-cell office:value-type="float" office:value="4127.92" calcext:value-type="float">
            <text:p>4127.92</text:p>
          </table:table-cell>
          <table:table-cell office:value-type="float" office:value="14.5266" calcext:value-type="float">
            <text:p>14.5266</text:p>
          </table:table-cell>
          <table:table-cell office:value-type="float" office:value="57200" calcext:value-type="float">
            <text:p>57200</text:p>
          </table:table-cell>
          <table:table-cell office:value-type="float" office:value="59200" calcext:value-type="float">
            <text:p>59200</text:p>
          </table:table-cell>
          <table:table-cell office:value-type="float" office:value="58240" calcext:value-type="float">
            <text:p>5824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535.6" calcext:value-type="float">
            <text:p>535.6</text:p>
          </table:table-cell>
          <table:table-cell office:value-type="float" office:value="0" calcext:value-type="float">
            <text:p>0</text:p>
          </table:table-cell>
          <table:table-cell office:value-type="float" office:value="544.231" calcext:value-type="float">
            <text:p>544.231</text:p>
          </table:table-cell>
          <table:table-cell office:value-type="float" office:value="84.957" calcext:value-type="float">
            <text:p>84.957</text:p>
          </table:table-cell>
          <table:table-cell office:value-type="float" office:value="354800" calcext:value-type="float">
            <text:p>354800</text:p>
          </table:table-cell>
          <table:table-cell office:value-type="float" office:value="360800" calcext:value-type="float">
            <text:p>360800</text:p>
          </table:table-cell>
          <table:table-cell table:style-name="ce5" office:value-type="float" office:value="357800" calcext:value-type="float">
            <text:p>3578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formula="of:=MIN([.D16];[.P16];[.AB16];[.AN16])" office:value-type="float" office:value="535.6" calcext:value-type="float">
            <text:p>535.6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free</text:p>
          </table:table-cell>
          <table:table-cell office:value-type="float" office:value="30691.4" calcext:value-type="float">
            <text:p>30691.4</text:p>
          </table:table-cell>
          <table:table-cell office:value-type="float" office:value="30" calcext:value-type="float">
            <text:p>30</text:p>
          </table:table-cell>
          <table:table-cell office:value-type="float" office:value="37575.8" calcext:value-type="float">
            <text:p>37575.8</text:p>
          </table:table-cell>
          <table:table-cell office:value-type="float" office:value="2.86404" calcext:value-type="float">
            <text:p>2.86404</text:p>
          </table:table-cell>
          <table:table-cell office:value-type="float" office:value="20200" calcext:value-type="float">
            <text:p>20200</text:p>
          </table:table-cell>
          <table:table-cell office:value-type="float" office:value="20800" calcext:value-type="float">
            <text:p>20800</text:p>
          </table:table-cell>
          <table:table-cell office:value-type="float" office:value="20560" calcext:value-type="float">
            <text:p>2056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5559.11" calcext:value-type="float">
            <text:p>5559.11</text:p>
          </table:table-cell>
          <table:table-cell office:value-type="float" office:value="5" calcext:value-type="float">
            <text:p>5</text:p>
          </table:table-cell>
          <table:table-cell office:value-type="float" office:value="12644.6" calcext:value-type="float">
            <text:p>12644.6</text:p>
          </table:table-cell>
          <table:table-cell office:value-type="float" office:value="3.94624" calcext:value-type="float">
            <text:p>3.94624</text:p>
          </table:table-cell>
          <table:table-cell office:value-type="float" office:value="30400" calcext:value-type="float">
            <text:p>30400</text:p>
          </table:table-cell>
          <table:table-cell office:value-type="float" office:value="31000" calcext:value-type="float">
            <text:p>31000</text:p>
          </table:table-cell>
          <table:table-cell office:value-type="float" office:value="30720" calcext:value-type="float">
            <text:p>3072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1412.09" calcext:value-type="float">
            <text:p>1412.09</text:p>
          </table:table-cell>
          <table:table-cell office:value-type="float" office:value="1" calcext:value-type="float">
            <text:p>1</text:p>
          </table:table-cell>
          <table:table-cell office:value-type="float" office:value="3507.94" calcext:value-type="float">
            <text:p>3507.94</text:p>
          </table:table-cell>
          <table:table-cell office:value-type="float" office:value="6.89075" calcext:value-type="float">
            <text:p>6.89075</text:p>
          </table:table-cell>
          <table:table-cell office:value-type="float" office:value="57000" calcext:value-type="float">
            <text:p>57000</text:p>
          </table:table-cell>
          <table:table-cell office:value-type="float" office:value="58600" calcext:value-type="float">
            <text:p>58600</text:p>
          </table:table-cell>
          <table:table-cell office:value-type="float" office:value="57800" calcext:value-type="float">
            <text:p>578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31.03" calcext:value-type="float">
            <text:p>231.03</text:p>
          </table:table-cell>
          <table:table-cell office:value-type="float" office:value="0" calcext:value-type="float">
            <text:p>0</text:p>
          </table:table-cell>
          <table:table-cell office:value-type="float" office:value="239.358" calcext:value-type="float">
            <text:p>239.358</text:p>
          </table:table-cell>
          <table:table-cell office:value-type="float" office:value="37.4764" calcext:value-type="float">
            <text:p>37.4764</text:p>
          </table:table-cell>
          <table:table-cell office:value-type="float" office:value="349000" calcext:value-type="float">
            <text:p>349000</text:p>
          </table:table-cell>
          <table:table-cell office:value-type="float" office:value="359600" calcext:value-type="float">
            <text:p>359600</text:p>
          </table:table-cell>
          <table:table-cell table:style-name="ce5" office:value-type="float" office:value="355400" calcext:value-type="float">
            <text:p>3554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table:formula="of:=MIN([.D17];[.P17];[.AB17];[.AN17])" office:value-type="float" office:value="231.03" calcext:value-type="float">
            <text:p>231.03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race</text:p>
          </table:table-cell>
          <table:table-cell office:value-type="float" office:value="32426.3" calcext:value-type="float">
            <text:p>32426.3</text:p>
          </table:table-cell>
          <table:table-cell office:value-type="float" office:value="32" calcext:value-type="float">
            <text:p>32</text:p>
          </table:table-cell>
          <table:table-cell office:value-type="float" office:value="44829.9" calcext:value-type="float">
            <text:p>44829.9</text:p>
          </table:table-cell>
          <table:table-cell office:value-type="float" office:value="2.37436" calcext:value-type="float">
            <text:p>2.37436</text:p>
          </table:table-cell>
          <table:table-cell office:value-type="float" office:value="20000" calcext:value-type="float">
            <text:p>20000</text:p>
          </table:table-cell>
          <table:table-cell office:value-type="float" office:value="20600" calcext:value-type="float">
            <text:p>20600</text:p>
          </table:table-cell>
          <table:table-cell office:value-type="float" office:value="20500" calcext:value-type="float">
            <text:p>2050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1337.5" calcext:value-type="float">
            <text:p>11337.5</text:p>
          </table:table-cell>
          <table:table-cell office:value-type="float" office:value="11" calcext:value-type="float">
            <text:p>11</text:p>
          </table:table-cell>
          <table:table-cell office:value-type="float" office:value="16052.3" calcext:value-type="float">
            <text:p>16052.3</text:p>
          </table:table-cell>
          <table:table-cell office:value-type="float" office:value="3.16199" calcext:value-type="float">
            <text:p>3.16199</text:p>
          </table:table-cell>
          <table:table-cell office:value-type="float" office:value="30200" calcext:value-type="float">
            <text:p>30200</text:p>
          </table:table-cell>
          <table:table-cell office:value-type="float" office:value="31600" calcext:value-type="float">
            <text:p>31600</text:p>
          </table:table-cell>
          <table:table-cell office:value-type="float" office:value="31000" calcext:value-type="float">
            <text:p>3100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2280.54" calcext:value-type="float">
            <text:p>2280.54</text:p>
          </table:table-cell>
          <table:table-cell office:value-type="float" office:value="2" calcext:value-type="float">
            <text:p>2</text:p>
          </table:table-cell>
          <table:table-cell office:value-type="float" office:value="4269.92" calcext:value-type="float">
            <text:p>4269.92</text:p>
          </table:table-cell>
          <table:table-cell office:value-type="float" office:value="5.39205" calcext:value-type="float">
            <text:p>5.39205</text:p>
          </table:table-cell>
          <table:table-cell office:value-type="float" office:value="57400" calcext:value-type="float">
            <text:p>57400</text:p>
          </table:table-cell>
          <table:table-cell office:value-type="float" office:value="59400" calcext:value-type="float">
            <text:p>59400</text:p>
          </table:table-cell>
          <table:table-cell office:value-type="float" office:value="58060" calcext:value-type="float">
            <text:p>5806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53.89" calcext:value-type="float">
            <text:p>153.89</text:p>
          </table:table-cell>
          <table:table-cell office:value-type="float" office:value="0" calcext:value-type="float">
            <text:p>0</text:p>
          </table:table-cell>
          <table:table-cell office:value-type="float" office:value="158.56" calcext:value-type="float">
            <text:p>158.56</text:p>
          </table:table-cell>
          <table:table-cell office:value-type="float" office:value="27.486" calcext:value-type="float">
            <text:p>27.486</text:p>
          </table:table-cell>
          <table:table-cell office:value-type="float" office:value="349600" calcext:value-type="float">
            <text:p>349600</text:p>
          </table:table-cell>
          <table:table-cell office:value-type="float" office:value="361400" calcext:value-type="float">
            <text:p>361400</text:p>
          </table:table-cell>
          <table:table-cell table:style-name="ce5" office:value-type="float" office:value="355580" calcext:value-type="float">
            <text:p>35558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table:formula="of:=MIN([.D18];[.P18];[.AB18];[.AN18])" office:value-type="float" office:value="153.89" calcext:value-type="float">
            <text:p>153.89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13.304" calcext:value-type="float">
            <text:p>13.304</text:p>
          </table:table-cell>
          <table:table-cell office:value-type="float" office:value="0" calcext:value-type="float">
            <text:p>0</text:p>
          </table:table-cell>
          <table:table-cell office:value-type="float" office:value="15.2051" calcext:value-type="float">
            <text:p>15.2051</text:p>
          </table:table-cell>
          <table:table-cell office:value-type="float" office:value="1.50917" calcext:value-type="float">
            <text:p>1.50917</text:p>
          </table:table-cell>
          <table:table-cell office:value-type="float" office:value="20200" calcext:value-type="float">
            <text:p>20200</text:p>
          </table:table-cell>
          <table:table-cell office:value-type="float" office:value="20800" calcext:value-type="float">
            <text:p>20800</text:p>
          </table:table-cell>
          <table:table-cell office:value-type="float" office:value="20520" calcext:value-type="float">
            <text:p>2052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2.7335" calcext:value-type="float">
            <text:p>12.7335</text:p>
          </table:table-cell>
          <table:table-cell office:value-type="float" office:value="0" calcext:value-type="float">
            <text:p>0</text:p>
          </table:table-cell>
          <table:table-cell office:value-type="float" office:value="14.3351" calcext:value-type="float">
            <text:p>14.3351</text:p>
          </table:table-cell>
          <table:table-cell office:value-type="float" office:value="1.95573" calcext:value-type="float">
            <text:p>1.95573</text:p>
          </table:table-cell>
          <table:table-cell office:value-type="float" office:value="30200" calcext:value-type="float">
            <text:p>30200</text:p>
          </table:table-cell>
          <table:table-cell office:value-type="float" office:value="31400" calcext:value-type="float">
            <text:p>31400</text:p>
          </table:table-cell>
          <table:table-cell office:value-type="float" office:value="30760" calcext:value-type="float">
            <text:p>3076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1.311" calcext:value-type="float">
            <text:p>11.311</text:p>
          </table:table-cell>
          <table:table-cell office:value-type="float" office:value="0" calcext:value-type="float">
            <text:p>0</text:p>
          </table:table-cell>
          <table:table-cell office:value-type="float" office:value="12.7658" calcext:value-type="float">
            <text:p>12.7658</text:p>
          </table:table-cell>
          <table:table-cell office:value-type="float" office:value="3.68139" calcext:value-type="float">
            <text:p>3.68139</text:p>
          </table:table-cell>
          <table:table-cell office:value-type="float" office:value="57000" calcext:value-type="float">
            <text:p>57000</text:p>
          </table:table-cell>
          <table:table-cell office:value-type="float" office:value="58800" calcext:value-type="float">
            <text:p>58800</text:p>
          </table:table-cell>
          <table:table-cell office:value-type="float" office:value="57680" calcext:value-type="float">
            <text:p>5768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0.554" calcext:value-type="float">
            <text:p>10.554</text:p>
          </table:table-cell>
          <table:table-cell office:value-type="float" office:value="0" calcext:value-type="float">
            <text:p>0</text:p>
          </table:table-cell>
          <table:table-cell office:value-type="float" office:value="11.4797" calcext:value-type="float">
            <text:p>11.4797</text:p>
          </table:table-cell>
          <table:table-cell office:value-type="float" office:value="23.5063" calcext:value-type="float">
            <text:p>23.5063</text:p>
          </table:table-cell>
          <table:table-cell office:value-type="float" office:value="345600" calcext:value-type="float">
            <text:p>345600</text:p>
          </table:table-cell>
          <table:table-cell office:value-type="float" office:value="364600" calcext:value-type="float">
            <text:p>364600</text:p>
          </table:table-cell>
          <table:table-cell table:style-name="ce5" office:value-type="float" office:value="357740" calcext:value-type="float">
            <text:p>357740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formula="of:=MIN([.D19];[.P19];[.AB19];[.AN19])" office:value-type="float" office:value="10.554" calcext:value-type="float">
            <text:p>10.554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siemens4</text:p>
          </table:table-cell>
          <table:table-cell office:value-type="float" office:value="88285.2" calcext:value-type="float">
            <text:p>88285.2</text:p>
          </table:table-cell>
          <table:table-cell office:value-type="float" office:value="88" calcext:value-type="float">
            <text:p>88</text:p>
          </table:table-cell>
          <table:table-cell office:value-type="float" office:value="99582.6" calcext:value-type="float">
            <text:p>99582.6</text:p>
          </table:table-cell>
          <table:table-cell office:value-type="float" office:value="11.4754" calcext:value-type="float">
            <text:p>11.4754</text:p>
          </table:table-cell>
          <table:table-cell office:value-type="float" office:value="20800" calcext:value-type="float">
            <text:p>20800</text:p>
          </table:table-cell>
          <table:table-cell office:value-type="float" office:value="21600" calcext:value-type="float">
            <text:p>21600</text:p>
          </table:table-cell>
          <table:table-cell office:value-type="float" office:value="21100" calcext:value-type="float">
            <text:p>2110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40285.7" calcext:value-type="float">
            <text:p>40285.7</text:p>
          </table:table-cell>
          <table:table-cell office:value-type="float" office:value="40" calcext:value-type="float">
            <text:p>40</text:p>
          </table:table-cell>
          <table:table-cell office:value-type="float" office:value="52270.5" calcext:value-type="float">
            <text:p>52270.5</text:p>
          </table:table-cell>
          <table:table-cell office:value-type="float" office:value="17.128" calcext:value-type="float">
            <text:p>17.128</text:p>
          </table:table-cell>
          <table:table-cell office:value-type="float" office:value="31200" calcext:value-type="float">
            <text:p>31200</text:p>
          </table:table-cell>
          <table:table-cell office:value-type="float" office:value="32000" calcext:value-type="float">
            <text:p>32000</text:p>
          </table:table-cell>
          <table:table-cell office:value-type="float" office:value="31580" calcext:value-type="float">
            <text:p>3158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13254.4" calcext:value-type="float">
            <text:p>13254.4</text:p>
          </table:table-cell>
          <table:table-cell office:value-type="float" office:value="13" calcext:value-type="float">
            <text:p>13</text:p>
          </table:table-cell>
          <table:table-cell office:value-type="float" office:value="18554.5" calcext:value-type="float">
            <text:p>18554.5</text:p>
          </table:table-cell>
          <table:table-cell office:value-type="float" office:value="34.587" calcext:value-type="float">
            <text:p>34.587</text:p>
          </table:table-cell>
          <table:table-cell office:value-type="float" office:value="59000" calcext:value-type="float">
            <text:p>59000</text:p>
          </table:table-cell>
          <table:table-cell office:value-type="float" office:value="60200" calcext:value-type="float">
            <text:p>60200</text:p>
          </table:table-cell>
          <table:table-cell office:value-type="float" office:value="59440" calcext:value-type="float">
            <text:p>5944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204.44" calcext:value-type="float">
            <text:p>204.44</text:p>
          </table:table-cell>
          <table:table-cell office:value-type="float" office:value="0" calcext:value-type="float">
            <text:p>0</text:p>
          </table:table-cell>
          <table:table-cell office:value-type="float" office:value="409.199" calcext:value-type="float">
            <text:p>409.199</text:p>
          </table:table-cell>
          <table:table-cell office:value-type="float" office:value="222.981" calcext:value-type="float">
            <text:p>222.981</text:p>
          </table:table-cell>
          <table:table-cell office:value-type="float" office:value="360600" calcext:value-type="float">
            <text:p>360600</text:p>
          </table:table-cell>
          <table:table-cell office:value-type="float" office:value="369800" calcext:value-type="float">
            <text:p>369800</text:p>
          </table:table-cell>
          <table:table-cell table:style-name="ce5" office:value-type="float" office:value="365360" calcext:value-type="float">
            <text:p>36536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formula="of:=MIN([.D20];[.P20];[.AB20];[.AN20])" office:value-type="float" office:value="204.44" calcext:value-type="float">
            <text:p>204.44</text:p>
          </table:table-cell>
          <table:table-cell table:number-columns-repeated="972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8042.91" calcext:value-type="float">
            <text:p>8042.9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138.8" calcext:value-type="float">
            <text:p>10138.8</text:p>
          </table:table-cell>
          <table:table-cell table:style-name="ce6" office:value-type="float" office:value="0.199518" calcext:value-type="float">
            <text:p>0.199518</text:p>
          </table:table-cell>
          <table:table-cell table:style-name="ce6" office:value-type="float" office:value="21000" calcext:value-type="float">
            <text:p>21000</text:p>
          </table:table-cell>
          <table:table-cell table:style-name="ce6" office:value-type="float" office:value="21600" calcext:value-type="float">
            <text:p>21600</text:p>
          </table:table-cell>
          <table:table-cell table:style-name="ce6" office:value-type="float" office:value="21260" calcext:value-type="float">
            <text:p>2126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5036.78" calcext:value-type="float">
            <text:p>5036.7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737.5" calcext:value-type="float">
            <text:p>7737.5</text:p>
          </table:table-cell>
          <table:table-cell table:style-name="ce6" office:value-type="float" office:value="0.297536" calcext:value-type="float">
            <text:p>0.297536</text:p>
          </table:table-cell>
          <table:table-cell table:style-name="ce6" office:value-type="float" office:value="31200" calcext:value-type="float">
            <text:p>31200</text:p>
          </table:table-cell>
          <table:table-cell table:style-name="ce6" office:value-type="float" office:value="32400" calcext:value-type="float">
            <text:p>32400</text:p>
          </table:table-cell>
          <table:table-cell table:style-name="ce6" office:value-type="float" office:value="31920" calcext:value-type="float">
            <text:p>3192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5037.02" calcext:value-type="float">
            <text:p>5037.0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737.96" calcext:value-type="float">
            <text:p>5737.96</text:p>
          </table:table-cell>
          <table:table-cell table:style-name="ce6" office:value-type="float" office:value="0.547486" calcext:value-type="float">
            <text:p>0.547486</text:p>
          </table:table-cell>
          <table:table-cell table:style-name="ce6" office:value-type="float" office:value="59400" calcext:value-type="float">
            <text:p>59400</text:p>
          </table:table-cell>
          <table:table-cell table:style-name="ce6" office:value-type="float" office:value="60600" calcext:value-type="float">
            <text:p>60600</text:p>
          </table:table-cell>
          <table:table-cell table:style-name="ce6" office:value-type="float" office:value="59840" calcext:value-type="float">
            <text:p>5984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1037.05" calcext:value-type="float">
            <text:p>1037.0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35.92" calcext:value-type="float">
            <text:p>2335.92</text:p>
          </table:table-cell>
          <table:table-cell table:style-name="ce6" office:value-type="float" office:value="3.33636" calcext:value-type="float">
            <text:p>3.33636</text:p>
          </table:table-cell>
          <table:table-cell table:style-name="ce6" office:value-type="float" office:value="360600" calcext:value-type="float">
            <text:p>360600</text:p>
          </table:table-cell>
          <table:table-cell table:style-name="ce6" office:value-type="float" office:value="376400" calcext:value-type="float">
            <text:p>376400</text:p>
          </table:table-cell>
          <table:table-cell table:style-name="ce6" office:value-type="float" office:value="365880" calcext:value-type="float">
            <text:p>365880</text:p>
          </table:table-cell>
          <table:table-cell table:number-columns-repeated="4"/>
          <table:table-cell office:value-type="string" calcext:value-type="string">
            <text:p>Swisscom</text:p>
          </table:table-cell>
          <table:table-cell table:formula="of:=MIN([.D21];[.P21];[.AB21];[.AN21])" office:value-type="float" office:value="1037.05" calcext:value-type="float">
            <text:p>1037.05</text:p>
          </table:table-cell>
          <table:table-cell table:number-columns-repeated="972"/>
        </table:table-row>
        <table:table-row table:style-name="ro1"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972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3"/>
          <table:table-cell table:style-name="ce9" office:value-type="string" calcext:value-type="string">
            <text:p>Vicini Accettati</text:p>
          </table:table-cell>
          <table:table-cell table:style-name="ce9" office:value-type="string" calcext:value-type="string">
            <text:p>Istanza</text:p>
          </table:table-cell>
          <table:table-cell table:style-name="ce9" office:value-type="string" calcext:value-type="string">
            <text:p>Costo Minimo</text:p>
          </table:table-cell>
          <table:table-cell table:number-columns-repeated="97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adford-10-eplus</text:p>
          </table:table-cell>
          <table:table-cell office:value-type="float" office:value="191286" calcext:value-type="float">
            <text:p>191286</text:p>
          </table:table-cell>
          <table:table-cell office:value-type="float" office:value="190" calcext:value-type="float">
            <text:p>190</text:p>
          </table:table-cell>
          <table:table-cell office:value-type="float" office:value="218476" calcext:value-type="float">
            <text:p>218476</text:p>
          </table:table-cell>
          <table:table-cell office:value-type="float" office:value="15.6676" calcext:value-type="float">
            <text:p>15.6676</text:p>
          </table:table-cell>
          <table:table-cell office:value-type="float" office:value="51500" calcext:value-type="float">
            <text:p>51500</text:p>
          </table:table-cell>
          <table:table-cell office:value-type="float" office:value="52500" calcext:value-type="float">
            <text:p>52500</text:p>
          </table:table-cell>
          <table:table-cell office:value-type="float" office:value="52050" calcext:value-type="float">
            <text:p>52050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adford-10-eplus</text:p>
          </table:table-cell>
          <table:table-cell office:value-type="float" office:value="103190" calcext:value-type="float">
            <text:p>103190</text:p>
          </table:table-cell>
          <table:table-cell office:value-type="float" office:value="102" calcext:value-type="float">
            <text:p>102</text:p>
          </table:table-cell>
          <table:table-cell office:value-type="float" office:value="117788" calcext:value-type="float">
            <text:p>117788</text:p>
          </table:table-cell>
          <table:table-cell office:value-type="float" office:value="22.8848" calcext:value-type="float">
            <text:p>22.8848</text:p>
          </table:table-cell>
          <table:table-cell office:value-type="float" office:value="76500" calcext:value-type="float">
            <text:p>76500</text:p>
          </table:table-cell>
          <table:table-cell office:value-type="float" office:value="79500" calcext:value-type="float">
            <text:p>79500</text:p>
          </table:table-cell>
          <table:table-cell office:value-type="float" office:value="78000" calcext:value-type="float">
            <text:p>78000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adford-10-eplus</text:p>
          </table:table-cell>
          <table:table-cell office:value-type="float" office:value="34067.2" calcext:value-type="float">
            <text:p>34067.2</text:p>
          </table:table-cell>
          <table:table-cell office:value-type="float" office:value="33" calcext:value-type="float">
            <text:p>33</text:p>
          </table:table-cell>
          <table:table-cell office:value-type="float" office:value="41574.3" calcext:value-type="float">
            <text:p>41574.3</text:p>
          </table:table-cell>
          <table:table-cell office:value-type="float" office:value="42.4122" calcext:value-type="float">
            <text:p>42.4122</text:p>
          </table:table-cell>
          <table:table-cell office:value-type="float" office:value="144500" calcext:value-type="float">
            <text:p>144500</text:p>
          </table:table-cell>
          <table:table-cell office:value-type="float" office:value="148000" calcext:value-type="float">
            <text:p>148000</text:p>
          </table:table-cell>
          <table:table-cell office:value-type="float" office:value="146200" calcext:value-type="float">
            <text:p>146200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adford-10-eplus</text:p>
          </table:table-cell>
          <table:table-cell office:value-type="float" office:value="860.242" calcext:value-type="float">
            <text:p>860.242</text:p>
          </table:table-cell>
          <table:table-cell office:value-type="float" office:value="0" calcext:value-type="float">
            <text:p>0</text:p>
          </table:table-cell>
          <table:table-cell office:value-type="float" office:value="1272.27" calcext:value-type="float">
            <text:p>1272.27</text:p>
          </table:table-cell>
          <table:table-cell office:value-type="float" office:value="251.904" calcext:value-type="float">
            <text:p>251.904</text:p>
          </table:table-cell>
          <table:table-cell office:value-type="float" office:value="887500" calcext:value-type="float">
            <text:p>887500</text:p>
          </table:table-cell>
          <table:table-cell office:value-type="float" office:value="905500" calcext:value-type="float">
            <text:p>905500</text:p>
          </table:table-cell>
          <table:table-cell table:style-name="ce5" office:value-type="float" office:value="896000" calcext:value-type="float">
            <text:p>896000</text:p>
          </table:table-cell>
          <table:table-cell table:number-columns-repeated="3"/>
          <table:table-cell table:formula="of:=[.B24]" office:value-type="float" office:value="500" calcext:value-type="float">
            <text:p>500</text:p>
          </table:table-cell>
          <table:table-cell office:value-type="string" calcext:value-type="string">
            <text:p>bradford-10-eplus</text:p>
          </table:table-cell>
          <table:table-cell table:formula="of:=MIN([.D24];[.P24];[.AB24];[.AN24])" office:value-type="float" office:value="860.242" calcext:value-type="float">
            <text:p>860.242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-10-free</text:p>
          </table:table-cell>
          <table:table-cell office:value-type="float" office:value="179941" calcext:value-type="float">
            <text:p>179941</text:p>
          </table:table-cell>
          <table:table-cell office:value-type="float" office:value="179" calcext:value-type="float">
            <text:p>179</text:p>
          </table:table-cell>
          <table:table-cell office:value-type="float" office:value="191437" calcext:value-type="float">
            <text:p>191437</text:p>
          </table:table-cell>
          <table:table-cell office:value-type="float" office:value="8.86753" calcext:value-type="float">
            <text:p>8.86753</text:p>
          </table:table-cell>
          <table:table-cell office:value-type="float" office:value="50500" calcext:value-type="float">
            <text:p>50500</text:p>
          </table:table-cell>
          <table:table-cell office:value-type="float" office:value="52500" calcext:value-type="float">
            <text:p>52500</text:p>
          </table:table-cell>
          <table:table-cell office:value-type="float" office:value="51600" calcext:value-type="float">
            <text:p>5160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97817.7" calcext:value-type="float">
            <text:p>97817.7</text:p>
          </table:table-cell>
          <table:table-cell office:value-type="float" office:value="97" calcext:value-type="float">
            <text:p>97</text:p>
          </table:table-cell>
          <table:table-cell office:value-type="float" office:value="101834" calcext:value-type="float">
            <text:p>101834</text:p>
          </table:table-cell>
          <table:table-cell office:value-type="float" office:value="11.4217" calcext:value-type="float">
            <text:p>11.4217</text:p>
          </table:table-cell>
          <table:table-cell office:value-type="float" office:value="76500" calcext:value-type="float">
            <text:p>76500</text:p>
          </table:table-cell>
          <table:table-cell office:value-type="float" office:value="79000" calcext:value-type="float">
            <text:p>79000</text:p>
          </table:table-cell>
          <table:table-cell office:value-type="float" office:value="77650" calcext:value-type="float">
            <text:p>7765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22684.3" calcext:value-type="float">
            <text:p>22684.3</text:p>
          </table:table-cell>
          <table:table-cell office:value-type="float" office:value="22" calcext:value-type="float">
            <text:p>22</text:p>
          </table:table-cell>
          <table:table-cell office:value-type="float" office:value="35788.7" calcext:value-type="float">
            <text:p>35788.7</text:p>
          </table:table-cell>
          <table:table-cell office:value-type="float" office:value="20.5568" calcext:value-type="float">
            <text:p>20.5568</text:p>
          </table:table-cell>
          <table:table-cell office:value-type="float" office:value="143500" calcext:value-type="float">
            <text:p>143500</text:p>
          </table:table-cell>
          <table:table-cell office:value-type="float" office:value="148500" calcext:value-type="float">
            <text:p>148500</text:p>
          </table:table-cell>
          <table:table-cell office:value-type="float" office:value="146000" calcext:value-type="float">
            <text:p>14600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457.123" calcext:value-type="float">
            <text:p>457.123</text:p>
          </table:table-cell>
          <table:table-cell office:value-type="float" office:value="0" calcext:value-type="float">
            <text:p>0</text:p>
          </table:table-cell>
          <table:table-cell office:value-type="float" office:value="467.982" calcext:value-type="float">
            <text:p>467.982</text:p>
          </table:table-cell>
          <table:table-cell office:value-type="float" office:value="119.163" calcext:value-type="float">
            <text:p>119.163</text:p>
          </table:table-cell>
          <table:table-cell office:value-type="float" office:value="881000" calcext:value-type="float">
            <text:p>881000</text:p>
          </table:table-cell>
          <table:table-cell office:value-type="float" office:value="908000" calcext:value-type="float">
            <text:p>908000</text:p>
          </table:table-cell>
          <table:table-cell table:style-name="ce5" office:value-type="float" office:value="897150" calcext:value-type="float">
            <text:p>89715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formula="of:=MIN([.D25];[.P25];[.AB25];[.AN25])" office:value-type="float" office:value="457.123" calcext:value-type="float">
            <text:p>457.123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-10-race</text:p>
          </table:table-cell>
          <table:table-cell office:value-type="float" office:value="207569" calcext:value-type="float">
            <text:p>207569</text:p>
          </table:table-cell>
          <table:table-cell office:value-type="float" office:value="207" calcext:value-type="float">
            <text:p>207</text:p>
          </table:table-cell>
          <table:table-cell office:value-type="float" office:value="220576" calcext:value-type="float">
            <text:p>220576</text:p>
          </table:table-cell>
          <table:table-cell office:value-type="float" office:value="6.3671" calcext:value-type="float">
            <text:p>6.3671</text:p>
          </table:table-cell>
          <table:table-cell office:value-type="float" office:value="51500" calcext:value-type="float">
            <text:p>51500</text:p>
          </table:table-cell>
          <table:table-cell office:value-type="float" office:value="53000" calcext:value-type="float">
            <text:p>53000</text:p>
          </table:table-cell>
          <table:table-cell office:value-type="float" office:value="52350" calcext:value-type="float">
            <text:p>5235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112524" calcext:value-type="float">
            <text:p>112524</text:p>
          </table:table-cell>
          <table:table-cell office:value-type="float" office:value="112" calcext:value-type="float">
            <text:p>112</text:p>
          </table:table-cell>
          <table:table-cell office:value-type="float" office:value="127321" calcext:value-type="float">
            <text:p>127321</text:p>
          </table:table-cell>
          <table:table-cell office:value-type="float" office:value="8.77835" calcext:value-type="float">
            <text:p>8.77835</text:p>
          </table:table-cell>
          <table:table-cell office:value-type="float" office:value="76500" calcext:value-type="float">
            <text:p>76500</text:p>
          </table:table-cell>
          <table:table-cell office:value-type="float" office:value="78500" calcext:value-type="float">
            <text:p>78500</text:p>
          </table:table-cell>
          <table:table-cell office:value-type="float" office:value="77750" calcext:value-type="float">
            <text:p>7775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40435.3" calcext:value-type="float">
            <text:p>40435.3</text:p>
          </table:table-cell>
          <table:table-cell office:value-type="float" office:value="40" calcext:value-type="float">
            <text:p>40</text:p>
          </table:table-cell>
          <table:table-cell office:value-type="float" office:value="44135.7" calcext:value-type="float">
            <text:p>44135.7</text:p>
          </table:table-cell>
          <table:table-cell office:value-type="float" office:value="15.2312" calcext:value-type="float">
            <text:p>15.2312</text:p>
          </table:table-cell>
          <table:table-cell office:value-type="float" office:value="142500" calcext:value-type="float">
            <text:p>142500</text:p>
          </table:table-cell>
          <table:table-cell office:value-type="float" office:value="146500" calcext:value-type="float">
            <text:p>146500</text:p>
          </table:table-cell>
          <table:table-cell office:value-type="float" office:value="145250" calcext:value-type="float">
            <text:p>14525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277.205" calcext:value-type="float">
            <text:p>277.205</text:p>
          </table:table-cell>
          <table:table-cell office:value-type="float" office:value="0" calcext:value-type="float">
            <text:p>0</text:p>
          </table:table-cell>
          <table:table-cell office:value-type="float" office:value="479.993" calcext:value-type="float">
            <text:p>479.993</text:p>
          </table:table-cell>
          <table:table-cell office:value-type="float" office:value="83.0443" calcext:value-type="float">
            <text:p>83.0443</text:p>
          </table:table-cell>
          <table:table-cell office:value-type="float" office:value="886500" calcext:value-type="float">
            <text:p>886500</text:p>
          </table:table-cell>
          <table:table-cell office:value-type="float" office:value="910000" calcext:value-type="float">
            <text:p>910000</text:p>
          </table:table-cell>
          <table:table-cell table:style-name="ce5" office:value-type="float" office:value="897700" calcext:value-type="float">
            <text:p>89770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table:formula="of:=MIN([.D26];[.P26];[.AB26];[.AN26])" office:value-type="float" office:value="277.205" calcext:value-type="float">
            <text:p>277.205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eplus</text:p>
          </table:table-cell>
          <table:table-cell office:value-type="float" office:value="2739.1" calcext:value-type="float">
            <text:p>2739.1</text:p>
          </table:table-cell>
          <table:table-cell office:value-type="float" office:value="2" calcext:value-type="float">
            <text:p>2</text:p>
          </table:table-cell>
          <table:table-cell office:value-type="float" office:value="5748.61" calcext:value-type="float">
            <text:p>5748.61</text:p>
          </table:table-cell>
          <table:table-cell office:value-type="float" office:value="12.9259" calcext:value-type="float">
            <text:p>12.9259</text:p>
          </table:table-cell>
          <table:table-cell office:value-type="float" office:value="50000" calcext:value-type="float">
            <text:p>50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1200" calcext:value-type="float">
            <text:p>512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682.314" calcext:value-type="float">
            <text:p>682.314</text:p>
          </table:table-cell>
          <table:table-cell office:value-type="float" office:value="0" calcext:value-type="float">
            <text:p>0</text:p>
          </table:table-cell>
          <table:table-cell office:value-type="float" office:value="1988.95" calcext:value-type="float">
            <text:p>1988.95</text:p>
          </table:table-cell>
          <table:table-cell office:value-type="float" office:value="19.0637" calcext:value-type="float">
            <text:p>19.0637</text:p>
          </table:table-cell>
          <table:table-cell office:value-type="float" office:value="75500" calcext:value-type="float">
            <text:p>75500</text:p>
          </table:table-cell>
          <table:table-cell office:value-type="float" office:value="78000" calcext:value-type="float">
            <text:p>78000</text:p>
          </table:table-cell>
          <table:table-cell office:value-type="float" office:value="77150" calcext:value-type="float">
            <text:p>7715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600.632" calcext:value-type="float">
            <text:p>600.632</text:p>
          </table:table-cell>
          <table:table-cell office:value-type="float" office:value="0" calcext:value-type="float">
            <text:p>0</text:p>
          </table:table-cell>
          <table:table-cell office:value-type="float" office:value="714.075" calcext:value-type="float">
            <text:p>714.075</text:p>
          </table:table-cell>
          <table:table-cell office:value-type="float" office:value="35.1798" calcext:value-type="float">
            <text:p>35.1798</text:p>
          </table:table-cell>
          <table:table-cell office:value-type="float" office:value="142500" calcext:value-type="float">
            <text:p>142500</text:p>
          </table:table-cell>
          <table:table-cell office:value-type="float" office:value="148000" calcext:value-type="float">
            <text:p>148000</text:p>
          </table:table-cell>
          <table:table-cell office:value-type="float" office:value="145050" calcext:value-type="float">
            <text:p>14505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504.469" calcext:value-type="float">
            <text:p>504.469</text:p>
          </table:table-cell>
          <table:table-cell office:value-type="float" office:value="0" calcext:value-type="float">
            <text:p>0</text:p>
          </table:table-cell>
          <table:table-cell office:value-type="float" office:value="510.052" calcext:value-type="float">
            <text:p>510.052</text:p>
          </table:table-cell>
          <table:table-cell office:value-type="float" office:value="214.219" calcext:value-type="float">
            <text:p>214.219</text:p>
          </table:table-cell>
          <table:table-cell office:value-type="float" office:value="871500" calcext:value-type="float">
            <text:p>871500</text:p>
          </table:table-cell>
          <table:table-cell office:value-type="float" office:value="900500" calcext:value-type="float">
            <text:p>900500</text:p>
          </table:table-cell>
          <table:table-cell table:style-name="ce5" office:value-type="float" office:value="886200" calcext:value-type="float">
            <text:p>8862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formula="of:=MIN([.D27];[.P27];[.AB27];[.AN27])" office:value-type="float" office:value="504.469" calcext:value-type="float">
            <text:p>504.469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free</text:p>
          </table:table-cell>
          <table:table-cell office:value-type="float" office:value="2440.44" calcext:value-type="float">
            <text:p>2440.44</text:p>
          </table:table-cell>
          <table:table-cell office:value-type="float" office:value="2" calcext:value-type="float">
            <text:p>2</text:p>
          </table:table-cell>
          <table:table-cell office:value-type="float" office:value="5223.35" calcext:value-type="float">
            <text:p>5223.35</text:p>
          </table:table-cell>
          <table:table-cell office:value-type="float" office:value="6.22145" calcext:value-type="float">
            <text:p>6.22145</text:p>
          </table:table-cell>
          <table:table-cell office:value-type="float" office:value="50500" calcext:value-type="float">
            <text:p>50500</text:p>
          </table:table-cell>
          <table:table-cell office:value-type="float" office:value="52500" calcext:value-type="float">
            <text:p>52500</text:p>
          </table:table-cell>
          <table:table-cell office:value-type="float" office:value="51400" calcext:value-type="float">
            <text:p>514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336.479" calcext:value-type="float">
            <text:p>336.479</text:p>
          </table:table-cell>
          <table:table-cell office:value-type="float" office:value="0" calcext:value-type="float">
            <text:p>0</text:p>
          </table:table-cell>
          <table:table-cell office:value-type="float" office:value="956.552" calcext:value-type="float">
            <text:p>956.552</text:p>
          </table:table-cell>
          <table:table-cell office:value-type="float" office:value="8.93212" calcext:value-type="float">
            <text:p>8.93212</text:p>
          </table:table-cell>
          <table:table-cell office:value-type="float" office:value="75500" calcext:value-type="float">
            <text:p>75500</text:p>
          </table:table-cell>
          <table:table-cell office:value-type="float" office:value="77500" calcext:value-type="float">
            <text:p>77500</text:p>
          </table:table-cell>
          <table:table-cell office:value-type="float" office:value="76900" calcext:value-type="float">
            <text:p>769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82.475" calcext:value-type="float">
            <text:p>282.475</text:p>
          </table:table-cell>
          <table:table-cell office:value-type="float" office:value="0" calcext:value-type="float">
            <text:p>0</text:p>
          </table:table-cell>
          <table:table-cell office:value-type="float" office:value="591.631" calcext:value-type="float">
            <text:p>591.631</text:p>
          </table:table-cell>
          <table:table-cell office:value-type="float" office:value="16.0131" calcext:value-type="float">
            <text:p>16.0131</text:p>
          </table:table-cell>
          <table:table-cell office:value-type="float" office:value="144000" calcext:value-type="float">
            <text:p>144000</text:p>
          </table:table-cell>
          <table:table-cell office:value-type="float" office:value="148000" calcext:value-type="float">
            <text:p>148000</text:p>
          </table:table-cell>
          <table:table-cell office:value-type="float" office:value="145200" calcext:value-type="float">
            <text:p>1452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05.472" calcext:value-type="float">
            <text:p>205.472</text:p>
          </table:table-cell>
          <table:table-cell office:value-type="float" office:value="0" calcext:value-type="float">
            <text:p>0</text:p>
          </table:table-cell>
          <table:table-cell office:value-type="float" office:value="215.115" calcext:value-type="float">
            <text:p>215.115</text:p>
          </table:table-cell>
          <table:table-cell office:value-type="float" office:value="100.234" calcext:value-type="float">
            <text:p>100.234</text:p>
          </table:table-cell>
          <table:table-cell office:value-type="float" office:value="885500" calcext:value-type="float">
            <text:p>885500</text:p>
          </table:table-cell>
          <table:table-cell office:value-type="float" office:value="898500" calcext:value-type="float">
            <text:p>898500</text:p>
          </table:table-cell>
          <table:table-cell table:style-name="ce5" office:value-type="float" office:value="891150" calcext:value-type="float">
            <text:p>89115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table:formula="of:=MIN([.D28];[.P28];[.AB28];[.AN28])" office:value-type="float" office:value="205.472" calcext:value-type="float">
            <text:p>205.472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race</text:p>
          </table:table-cell>
          <table:table-cell office:value-type="float" office:value="2269.43" calcext:value-type="float">
            <text:p>2269.43</text:p>
          </table:table-cell>
          <table:table-cell office:value-type="float" office:value="2" calcext:value-type="float">
            <text:p>2</text:p>
          </table:table-cell>
          <table:table-cell office:value-type="float" office:value="5381.93" calcext:value-type="float">
            <text:p>5381.93</text:p>
          </table:table-cell>
          <table:table-cell office:value-type="float" office:value="4.88601" calcext:value-type="float">
            <text:p>4.88601</text:p>
          </table:table-cell>
          <table:table-cell office:value-type="float" office:value="50500" calcext:value-type="float">
            <text:p>50500</text:p>
          </table:table-cell>
          <table:table-cell office:value-type="float" office:value="52000" calcext:value-type="float">
            <text:p>52000</text:p>
          </table:table-cell>
          <table:table-cell office:value-type="float" office:value="51500" calcext:value-type="float">
            <text:p>5150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227.147" calcext:value-type="float">
            <text:p>227.147</text:p>
          </table:table-cell>
          <table:table-cell office:value-type="float" office:value="0" calcext:value-type="float">
            <text:p>0</text:p>
          </table:table-cell>
          <table:table-cell office:value-type="float" office:value="1635.74" calcext:value-type="float">
            <text:p>1635.74</text:p>
          </table:table-cell>
          <table:table-cell office:value-type="float" office:value="6.85354" calcext:value-type="float">
            <text:p>6.85354</text:p>
          </table:table-cell>
          <table:table-cell office:value-type="float" office:value="76500" calcext:value-type="float">
            <text:p>76500</text:p>
          </table:table-cell>
          <table:table-cell office:value-type="float" office:value="78500" calcext:value-type="float">
            <text:p>78500</text:p>
          </table:table-cell>
          <table:table-cell office:value-type="float" office:value="77500" calcext:value-type="float">
            <text:p>7750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88.816" calcext:value-type="float">
            <text:p>188.816</text:p>
          </table:table-cell>
          <table:table-cell office:value-type="float" office:value="0" calcext:value-type="float">
            <text:p>0</text:p>
          </table:table-cell>
          <table:table-cell office:value-type="float" office:value="194.127" calcext:value-type="float">
            <text:p>194.127</text:p>
          </table:table-cell>
          <table:table-cell office:value-type="float" office:value="11.9728" calcext:value-type="float">
            <text:p>11.9728</text:p>
          </table:table-cell>
          <table:table-cell office:value-type="float" office:value="142500" calcext:value-type="float">
            <text:p>142500</text:p>
          </table:table-cell>
          <table:table-cell office:value-type="float" office:value="147000" calcext:value-type="float">
            <text:p>147000</text:p>
          </table:table-cell>
          <table:table-cell office:value-type="float" office:value="144450" calcext:value-type="float">
            <text:p>14445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34.93" calcext:value-type="float">
            <text:p>134.93</text:p>
          </table:table-cell>
          <table:table-cell office:value-type="float" office:value="0" calcext:value-type="float">
            <text:p>0</text:p>
          </table:table-cell>
          <table:table-cell office:value-type="float" office:value="140.033" calcext:value-type="float">
            <text:p>140.033</text:p>
          </table:table-cell>
          <table:table-cell office:value-type="float" office:value="66.2995" calcext:value-type="float">
            <text:p>66.2995</text:p>
          </table:table-cell>
          <table:table-cell office:value-type="float" office:value="876000" calcext:value-type="float">
            <text:p>876000</text:p>
          </table:table-cell>
          <table:table-cell office:value-type="float" office:value="900500" calcext:value-type="float">
            <text:p>900500</text:p>
          </table:table-cell>
          <table:table-cell table:style-name="ce5" office:value-type="float" office:value="888850" calcext:value-type="float">
            <text:p>88885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table:formula="of:=MIN([.D29];[.P29];[.AB29];[.AN29])" office:value-type="float" office:value="134.93" calcext:value-type="float">
            <text:p>134.93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12.3225" calcext:value-type="float">
            <text:p>12.3225</text:p>
          </table:table-cell>
          <table:table-cell office:value-type="float" office:value="0" calcext:value-type="float">
            <text:p>0</text:p>
          </table:table-cell>
          <table:table-cell office:value-type="float" office:value="13.5248" calcext:value-type="float">
            <text:p>13.5248</text:p>
          </table:table-cell>
          <table:table-cell office:value-type="float" office:value="3.30596" calcext:value-type="float">
            <text:p>3.30596</text:p>
          </table:table-cell>
          <table:table-cell office:value-type="float" office:value="50500" calcext:value-type="float">
            <text:p>50500</text:p>
          </table:table-cell>
          <table:table-cell office:value-type="float" office:value="52000" calcext:value-type="float">
            <text:p>52000</text:p>
          </table:table-cell>
          <table:table-cell office:value-type="float" office:value="51500" calcext:value-type="float">
            <text:p>5150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2.0683" calcext:value-type="float">
            <text:p>12.0683</text:p>
          </table:table-cell>
          <table:table-cell office:value-type="float" office:value="0" calcext:value-type="float">
            <text:p>0</text:p>
          </table:table-cell>
          <table:table-cell office:value-type="float" office:value="13.2106" calcext:value-type="float">
            <text:p>13.2106</text:p>
          </table:table-cell>
          <table:table-cell office:value-type="float" office:value="4.85105" calcext:value-type="float">
            <text:p>4.85105</text:p>
          </table:table-cell>
          <table:table-cell office:value-type="float" office:value="75500" calcext:value-type="float">
            <text:p>75500</text:p>
          </table:table-cell>
          <table:table-cell office:value-type="float" office:value="78000" calcext:value-type="float">
            <text:p>78000</text:p>
          </table:table-cell>
          <table:table-cell office:value-type="float" office:value="76850" calcext:value-type="float">
            <text:p>7685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1.0086" calcext:value-type="float">
            <text:p>11.0086</text:p>
          </table:table-cell>
          <table:table-cell office:value-type="float" office:value="0" calcext:value-type="float">
            <text:p>0</text:p>
          </table:table-cell>
          <table:table-cell office:value-type="float" office:value="12.3255" calcext:value-type="float">
            <text:p>12.3255</text:p>
          </table:table-cell>
          <table:table-cell office:value-type="float" office:value="9.21359" calcext:value-type="float">
            <text:p>9.21359</text:p>
          </table:table-cell>
          <table:table-cell office:value-type="float" office:value="143500" calcext:value-type="float">
            <text:p>143500</text:p>
          </table:table-cell>
          <table:table-cell office:value-type="float" office:value="147000" calcext:value-type="float">
            <text:p>147000</text:p>
          </table:table-cell>
          <table:table-cell office:value-type="float" office:value="145100" calcext:value-type="float">
            <text:p>14510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0.4803" calcext:value-type="float">
            <text:p>10.4803</text:p>
          </table:table-cell>
          <table:table-cell office:value-type="float" office:value="0" calcext:value-type="float">
            <text:p>0</text:p>
          </table:table-cell>
          <table:table-cell office:value-type="float" office:value="10.9394" calcext:value-type="float">
            <text:p>10.9394</text:p>
          </table:table-cell>
          <table:table-cell office:value-type="float" office:value="55.9525" calcext:value-type="float">
            <text:p>55.9525</text:p>
          </table:table-cell>
          <table:table-cell office:value-type="float" office:value="869500" calcext:value-type="float">
            <text:p>869500</text:p>
          </table:table-cell>
          <table:table-cell office:value-type="float" office:value="903000" calcext:value-type="float">
            <text:p>903000</text:p>
          </table:table-cell>
          <table:table-cell table:style-name="ce5" office:value-type="float" office:value="888000" calcext:value-type="float">
            <text:p>888000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formula="of:=MIN([.D30];[.P30];[.AB30];[.AN30])" office:value-type="float" office:value="10.4803" calcext:value-type="float">
            <text:p>10.4803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siemens4</text:p>
          </table:table-cell>
          <table:table-cell office:value-type="float" office:value="15251.4" calcext:value-type="float">
            <text:p>15251.4</text:p>
          </table:table-cell>
          <table:table-cell office:value-type="float" office:value="15" calcext:value-type="float">
            <text:p>15</text:p>
          </table:table-cell>
          <table:table-cell office:value-type="float" office:value="21759.4" calcext:value-type="float">
            <text:p>21759.4</text:p>
          </table:table-cell>
          <table:table-cell office:value-type="float" office:value="30.2738" calcext:value-type="float">
            <text:p>30.2738</text:p>
          </table:table-cell>
          <table:table-cell office:value-type="float" office:value="51500" calcext:value-type="float">
            <text:p>51500</text:p>
          </table:table-cell>
          <table:table-cell office:value-type="float" office:value="53000" calcext:value-type="float">
            <text:p>53000</text:p>
          </table:table-cell>
          <table:table-cell office:value-type="float" office:value="52500" calcext:value-type="float">
            <text:p>5250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5242.24" calcext:value-type="float">
            <text:p>5242.24</text:p>
          </table:table-cell>
          <table:table-cell office:value-type="float" office:value="5" calcext:value-type="float">
            <text:p>5</text:p>
          </table:table-cell>
          <table:table-cell office:value-type="float" office:value="11643.9" calcext:value-type="float">
            <text:p>11643.9</text:p>
          </table:table-cell>
          <table:table-cell office:value-type="float" office:value="46.7697" calcext:value-type="float">
            <text:p>46.7697</text:p>
          </table:table-cell>
          <table:table-cell office:value-type="float" office:value="77500" calcext:value-type="float">
            <text:p>77500</text:p>
          </table:table-cell>
          <table:table-cell office:value-type="float" office:value="80000" calcext:value-type="float">
            <text:p>80000</text:p>
          </table:table-cell>
          <table:table-cell office:value-type="float" office:value="79050" calcext:value-type="float">
            <text:p>7905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228.185" calcext:value-type="float">
            <text:p>228.185</text:p>
          </table:table-cell>
          <table:table-cell office:value-type="float" office:value="0" calcext:value-type="float">
            <text:p>0</text:p>
          </table:table-cell>
          <table:table-cell office:value-type="float" office:value="2727.28" calcext:value-type="float">
            <text:p>2727.28</text:p>
          </table:table-cell>
          <table:table-cell office:value-type="float" office:value="89.5088" calcext:value-type="float">
            <text:p>89.5088</text:p>
          </table:table-cell>
          <table:table-cell office:value-type="float" office:value="146000" calcext:value-type="float">
            <text:p>146000</text:p>
          </table:table-cell>
          <table:table-cell office:value-type="float" office:value="150500" calcext:value-type="float">
            <text:p>150500</text:p>
          </table:table-cell>
          <table:table-cell office:value-type="float" office:value="148350" calcext:value-type="float">
            <text:p>14835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338.411" calcext:value-type="float">
            <text:p>338.411</text:p>
          </table:table-cell>
          <table:table-cell office:value-type="float" office:value="0" calcext:value-type="float">
            <text:p>0</text:p>
          </table:table-cell>
          <table:table-cell office:value-type="float" office:value="647.013" calcext:value-type="float">
            <text:p>647.013</text:p>
          </table:table-cell>
          <table:table-cell office:value-type="float" office:value="300.131" calcext:value-type="float">
            <text:p>300.131</text:p>
          </table:table-cell>
          <table:table-cell office:value-type="float" office:value="628383" calcext:value-type="float">
            <text:p>628383</text:p>
          </table:table-cell>
          <table:table-cell office:value-type="float" office:value="748722" calcext:value-type="float">
            <text:p>748722</text:p>
          </table:table-cell>
          <table:table-cell table:style-name="ce5" office:value-type="float" office:value="696411" calcext:value-type="float">
            <text:p>696411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formula="of:=MIN([.D31];[.P31];[.AB31];[.AN31])" office:value-type="float" office:value="228.185" calcext:value-type="float">
            <text:p>228.185</text:p>
          </table:table-cell>
          <table:table-cell table:number-columns-repeated="972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042.93" calcext:value-type="float">
            <text:p>3042.9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538.57" calcext:value-type="float">
            <text:p>5538.57</text:p>
          </table:table-cell>
          <table:table-cell table:style-name="ce6" office:value-type="float" office:value="0.489159" calcext:value-type="float">
            <text:p>0.489159</text:p>
          </table:table-cell>
          <table:table-cell table:style-name="ce6" office:value-type="float" office:value="52000" calcext:value-type="float">
            <text:p>52000</text:p>
          </table:table-cell>
          <table:table-cell table:style-name="ce6" office:value-type="float" office:value="54000" calcext:value-type="float">
            <text:p>54000</text:p>
          </table:table-cell>
          <table:table-cell table:style-name="ce6" office:value-type="float" office:value="53150" calcext:value-type="float">
            <text:p>5315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2037.01" calcext:value-type="float">
            <text:p>2037.0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137.79" calcext:value-type="float">
            <text:p>5137.79</text:p>
          </table:table-cell>
          <table:table-cell table:style-name="ce6" office:value-type="float" office:value="0.722425" calcext:value-type="float">
            <text:p>0.722425</text:p>
          </table:table-cell>
          <table:table-cell table:style-name="ce6" office:value-type="float" office:value="78500" calcext:value-type="float">
            <text:p>78500</text:p>
          </table:table-cell>
          <table:table-cell table:style-name="ce6" office:value-type="float" office:value="80500" calcext:value-type="float">
            <text:p>80500</text:p>
          </table:table-cell>
          <table:table-cell table:style-name="ce6" office:value-type="float" office:value="79150" calcext:value-type="float">
            <text:p>7915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2034.7" calcext:value-type="float">
            <text:p>2034.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435.88" calcext:value-type="float">
            <text:p>3435.88</text:p>
          </table:table-cell>
          <table:table-cell table:style-name="ce6" office:value-type="float" office:value="1.36027" calcext:value-type="float">
            <text:p>1.36027</text:p>
          </table:table-cell>
          <table:table-cell table:style-name="ce6" office:value-type="float" office:value="143500" calcext:value-type="float">
            <text:p>143500</text:p>
          </table:table-cell>
          <table:table-cell table:style-name="ce6" office:value-type="float" office:value="151500" calcext:value-type="float">
            <text:p>151500</text:p>
          </table:table-cell>
          <table:table-cell table:style-name="ce6" office:value-type="float" office:value="149050" calcext:value-type="float">
            <text:p>14905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4.129" calcext:value-type="float">
            <text:p>34.1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35.88" calcext:value-type="float">
            <text:p>1535.88</text:p>
          </table:table-cell>
          <table:table-cell table:style-name="ce6" office:value-type="float" office:value="8.82403" calcext:value-type="float">
            <text:p>8.82403</text:p>
          </table:table-cell>
          <table:table-cell table:style-name="ce6" office:value-type="float" office:value="905000" calcext:value-type="float">
            <text:p>905000</text:p>
          </table:table-cell>
          <table:table-cell table:style-name="ce6" office:value-type="float" office:value="945500" calcext:value-type="float">
            <text:p>945500</text:p>
          </table:table-cell>
          <table:table-cell table:style-name="ce6" office:value-type="float" office:value="920900" calcext:value-type="float">
            <text:p>920900</text:p>
          </table:table-cell>
          <table:table-cell table:number-columns-repeated="4"/>
          <table:table-cell office:value-type="string" calcext:value-type="string">
            <text:p>Swisscom</text:p>
          </table:table-cell>
          <table:table-cell table:formula="of:=MIN([.D32];[.P32];[.AB32];[.AN32])" office:value-type="float" office:value="34.129" calcext:value-type="float">
            <text:p>34.129</text:p>
          </table:table-cell>
          <table:table-cell table:number-columns-repeated="972"/>
        </table:table-row>
        <table:table-row table:style-name="ro1" table:number-rows-repeated="2"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972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3"/>
          <table:table-cell table:style-name="ce9" office:value-type="string" calcext:value-type="string">
            <text:p>Vicini Accettati</text:p>
          </table:table-cell>
          <table:table-cell table:style-name="ce9" office:value-type="string" calcext:value-type="string">
            <text:p>Istanza</text:p>
          </table:table-cell>
          <table:table-cell table:style-name="ce9" office:value-type="string" calcext:value-type="string">
            <text:p>Costo Minimo</text:p>
          </table:table-cell>
          <table:table-cell table:number-columns-repeated="97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radford-10-eplus</text:p>
          </table:table-cell>
          <table:table-cell office:value-type="float" office:value="71129.5" calcext:value-type="float">
            <text:p>71129.5</text:p>
          </table:table-cell>
          <table:table-cell office:value-type="float" office:value="70" calcext:value-type="float">
            <text:p>70</text:p>
          </table:table-cell>
          <table:table-cell office:value-type="float" office:value="79738.1" calcext:value-type="float">
            <text:p>79738.1</text:p>
          </table:table-cell>
          <table:table-cell office:value-type="float" office:value="30.1101" calcext:value-type="float">
            <text:p>30.1101</text:p>
          </table:table-cell>
          <table:table-cell office:value-type="float" office:value="102000" calcext:value-type="float">
            <text:p>102000</text:p>
          </table:table-cell>
          <table:table-cell office:value-type="float" office:value="106000" calcext:value-type="float">
            <text:p>106000</text:p>
          </table:table-cell>
          <table:table-cell office:value-type="float" office:value="103800" calcext:value-type="float">
            <text:p>103800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radford-10-eplus</text:p>
          </table:table-cell>
          <table:table-cell office:value-type="float" office:value="29076.1" calcext:value-type="float">
            <text:p>29076.1</text:p>
          </table:table-cell>
          <table:table-cell office:value-type="float" office:value="28" calcext:value-type="float">
            <text:p>28</text:p>
          </table:table-cell>
          <table:table-cell office:value-type="float" office:value="40478.3" calcext:value-type="float">
            <text:p>40478.3</text:p>
          </table:table-cell>
          <table:table-cell office:value-type="float" office:value="45.264" calcext:value-type="float">
            <text:p>45.264</text:p>
          </table:table-cell>
          <table:table-cell office:value-type="float" office:value="152000" calcext:value-type="float">
            <text:p>152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156200" calcext:value-type="float">
            <text:p>156200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radford-10-eplus</text:p>
          </table:table-cell>
          <table:table-cell office:value-type="float" office:value="7975.95" calcext:value-type="float">
            <text:p>7975.95</text:p>
          </table:table-cell>
          <table:table-cell office:value-type="float" office:value="7" calcext:value-type="float">
            <text:p>7</text:p>
          </table:table-cell>
          <table:table-cell office:value-type="float" office:value="11478.2" calcext:value-type="float">
            <text:p>11478.2</text:p>
          </table:table-cell>
          <table:table-cell office:value-type="float" office:value="84.154" calcext:value-type="float">
            <text:p>84.154</text:p>
          </table:table-cell>
          <table:table-cell office:value-type="float" office:value="287000" calcext:value-type="float">
            <text:p>287000</text:p>
          </table:table-cell>
          <table:table-cell office:value-type="float" office:value="299000" calcext:value-type="float">
            <text:p>299000</text:p>
          </table:table-cell>
          <table:table-cell office:value-type="float" office:value="294400" calcext:value-type="float">
            <text:p>294400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radford-10-eplus</text:p>
          </table:table-cell>
          <table:table-cell office:value-type="float" office:value="1570.13" calcext:value-type="float">
            <text:p>1570.13</text:p>
          </table:table-cell>
          <table:table-cell office:value-type="float" office:value="0" calcext:value-type="float">
            <text:p>0</text:p>
          </table:table-cell>
          <table:table-cell office:value-type="float" office:value="3058.24" calcext:value-type="float">
            <text:p>3058.24</text:p>
          </table:table-cell>
          <table:table-cell office:value-type="float" office:value="300.24" calcext:value-type="float">
            <text:p>300.24</text:p>
          </table:table-cell>
          <table:table-cell office:value-type="float" office:value="1202892" calcext:value-type="float">
            <text:p>1202892</text:p>
          </table:table-cell>
          <table:table-cell office:value-type="float" office:value="1610388" calcext:value-type="float">
            <text:p>1610388</text:p>
          </table:table-cell>
          <table:table-cell office:value-type="float" office:value="1396890" calcext:value-type="float">
            <text:p>1.40E+06</text:p>
          </table:table-cell>
          <table:table-cell table:number-columns-repeated="3"/>
          <table:table-cell table:formula="of:=[.B36]" office:value-type="float" office:value="1000" calcext:value-type="float">
            <text:p>1000</text:p>
          </table:table-cell>
          <table:table-cell office:value-type="string" calcext:value-type="string">
            <text:p>bradford-10-eplus</text:p>
          </table:table-cell>
          <table:table-cell table:formula="of:=MIN([.D36];[.P36];[.AB36];[.AN36])" office:value-type="float" office:value="1570.13" calcext:value-type="float">
            <text:p>1570.13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-10-free</text:p>
          </table:table-cell>
          <table:table-cell office:value-type="float" office:value="57749.4" calcext:value-type="float">
            <text:p>57749.4</text:p>
          </table:table-cell>
          <table:table-cell office:value-type="float" office:value="57" calcext:value-type="float">
            <text:p>57</text:p>
          </table:table-cell>
          <table:table-cell office:value-type="float" office:value="64849.8" calcext:value-type="float">
            <text:p>64849.8</text:p>
          </table:table-cell>
          <table:table-cell office:value-type="float" office:value="15.0653" calcext:value-type="float">
            <text:p>15.06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000" calcext:value-type="float">
            <text:p>106000</text:p>
          </table:table-cell>
          <table:table-cell office:value-type="float" office:value="103300" calcext:value-type="float">
            <text:p>10330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23661.5" calcext:value-type="float">
            <text:p>23661.5</text:p>
          </table:table-cell>
          <table:table-cell office:value-type="float" office:value="23" calcext:value-type="float">
            <text:p>23</text:p>
          </table:table-cell>
          <table:table-cell office:value-type="float" office:value="32177.8" calcext:value-type="float">
            <text:p>32177.8</text:p>
          </table:table-cell>
          <table:table-cell office:value-type="float" office:value="21.8452" calcext:value-type="float">
            <text:p>21.8452</text:p>
          </table:table-cell>
          <table:table-cell office:value-type="float" office:value="153000" calcext:value-type="float">
            <text:p>153000</text:p>
          </table:table-cell>
          <table:table-cell office:value-type="float" office:value="159000" calcext:value-type="float">
            <text:p>159000</text:p>
          </table:table-cell>
          <table:table-cell office:value-type="float" office:value="155300" calcext:value-type="float">
            <text:p>15530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3592.68" calcext:value-type="float">
            <text:p>3592.68</text:p>
          </table:table-cell>
          <table:table-cell office:value-type="float" office:value="3" calcext:value-type="float">
            <text:p>3</text:p>
          </table:table-cell>
          <table:table-cell office:value-type="float" office:value="7171.81" calcext:value-type="float">
            <text:p>7171.81</text:p>
          </table:table-cell>
          <table:table-cell office:value-type="float" office:value="39.755" calcext:value-type="float">
            <text:p>39.755</text:p>
          </table:table-cell>
          <table:table-cell office:value-type="float" office:value="289000" calcext:value-type="float">
            <text:p>289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95500" calcext:value-type="float">
            <text:p>29550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432.058" calcext:value-type="float">
            <text:p>432.058</text:p>
          </table:table-cell>
          <table:table-cell office:value-type="float" office:value="0" calcext:value-type="float">
            <text:p>0</text:p>
          </table:table-cell>
          <table:table-cell office:value-type="float" office:value="434.473" calcext:value-type="float">
            <text:p>434.473</text:p>
          </table:table-cell>
          <table:table-cell office:value-type="float" office:value="241.702" calcext:value-type="float">
            <text:p>241.702</text:p>
          </table:table-cell>
          <table:table-cell office:value-type="float" office:value="1763000" calcext:value-type="float">
            <text:p>1763000</text:p>
          </table:table-cell>
          <table:table-cell office:value-type="float" office:value="1827000" calcext:value-type="float">
            <text:p>1827000</text:p>
          </table:table-cell>
          <table:table-cell office:value-type="float" office:value="1793500" calcext:value-type="float">
            <text:p>1.79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formula="of:=MIN([.D37];[.P37];[.AB37];[.AN37])" office:value-type="float" office:value="432.058" calcext:value-type="float">
            <text:p>432.058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-10-race</text:p>
          </table:table-cell>
          <table:table-cell office:value-type="float" office:value="72469.9" calcext:value-type="float">
            <text:p>72469.9</text:p>
          </table:table-cell>
          <table:table-cell office:value-type="float" office:value="72" calcext:value-type="float">
            <text:p>72</text:p>
          </table:table-cell>
          <table:table-cell office:value-type="float" office:value="80579.2" calcext:value-type="float">
            <text:p>80579.2</text:p>
          </table:table-cell>
          <table:table-cell office:value-type="float" office:value="11.2985" calcext:value-type="float">
            <text:p>11.2985</text:p>
          </table:table-cell>
          <table:table-cell office:value-type="float" office:value="103000" calcext:value-type="float">
            <text:p>103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3900" calcext:value-type="float">
            <text:p>10390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33409.7" calcext:value-type="float">
            <text:p>33409.7</text:p>
          </table:table-cell>
          <table:table-cell office:value-type="float" office:value="33" calcext:value-type="float">
            <text:p>33</text:p>
          </table:table-cell>
          <table:table-cell office:value-type="float" office:value="37724.2" calcext:value-type="float">
            <text:p>37724.2</text:p>
          </table:table-cell>
          <table:table-cell office:value-type="float" office:value="16.0698" calcext:value-type="float">
            <text:p>16.0698</text:p>
          </table:table-cell>
          <table:table-cell office:value-type="float" office:value="153000" calcext:value-type="float">
            <text:p>153000</text:p>
          </table:table-cell>
          <table:table-cell office:value-type="float" office:value="158000" calcext:value-type="float">
            <text:p>158000</text:p>
          </table:table-cell>
          <table:table-cell office:value-type="float" office:value="155500" calcext:value-type="float">
            <text:p>15550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8354.09" calcext:value-type="float">
            <text:p>8354.09</text:p>
          </table:table-cell>
          <table:table-cell office:value-type="float" office:value="8" calcext:value-type="float">
            <text:p>8</text:p>
          </table:table-cell>
          <table:table-cell office:value-type="float" office:value="12260.9" calcext:value-type="float">
            <text:p>12260.9</text:p>
          </table:table-cell>
          <table:table-cell office:value-type="float" office:value="28.489" calcext:value-type="float">
            <text:p>28.489</text:p>
          </table:table-cell>
          <table:table-cell office:value-type="float" office:value="288000" calcext:value-type="float">
            <text:p>288000</text:p>
          </table:table-cell>
          <table:table-cell office:value-type="float" office:value="297000" calcext:value-type="float">
            <text:p>297000</text:p>
          </table:table-cell>
          <table:table-cell office:value-type="float" office:value="291900" calcext:value-type="float">
            <text:p>29190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247.698" calcext:value-type="float">
            <text:p>247.698</text:p>
          </table:table-cell>
          <table:table-cell office:value-type="float" office:value="0" calcext:value-type="float">
            <text:p>0</text:p>
          </table:table-cell>
          <table:table-cell office:value-type="float" office:value="253.917" calcext:value-type="float">
            <text:p>253.917</text:p>
          </table:table-cell>
          <table:table-cell office:value-type="float" office:value="165.677" calcext:value-type="float">
            <text:p>165.677</text:p>
          </table:table-cell>
          <table:table-cell office:value-type="float" office:value="1766000" calcext:value-type="float">
            <text:p>1766000</text:p>
          </table:table-cell>
          <table:table-cell office:value-type="float" office:value="1816000" calcext:value-type="float">
            <text:p>1816000</text:p>
          </table:table-cell>
          <table:table-cell office:value-type="float" office:value="1791100" calcext:value-type="float">
            <text:p>1.79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table:formula="of:=MIN([.D38];[.P38];[.AB38];[.AN38])" office:value-type="float" office:value="247.698" calcext:value-type="float">
            <text:p>247.698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eplus</text:p>
          </table:table-cell>
          <table:table-cell office:value-type="float" office:value="648.924" calcext:value-type="float">
            <text:p>648.924</text:p>
          </table:table-cell>
          <table:table-cell office:value-type="float" office:value="0" calcext:value-type="float">
            <text:p>0</text:p>
          </table:table-cell>
          <table:table-cell office:value-type="float" office:value="1349.81" calcext:value-type="float">
            <text:p>1349.81</text:p>
          </table:table-cell>
          <table:table-cell office:value-type="float" office:value="25.3991" calcext:value-type="float">
            <text:p>25.3991</text:p>
          </table:table-cell>
          <table:table-cell office:value-type="float" office:value="102000" calcext:value-type="float">
            <text:p>102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3600" calcext:value-type="float">
            <text:p>1036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596.895" calcext:value-type="float">
            <text:p>596.895</text:p>
          </table:table-cell>
          <table:table-cell office:value-type="float" office:value="0" calcext:value-type="float">
            <text:p>0</text:p>
          </table:table-cell>
          <table:table-cell office:value-type="float" office:value="807.955" calcext:value-type="float">
            <text:p>807.955</text:p>
          </table:table-cell>
          <table:table-cell office:value-type="float" office:value="37.809" calcext:value-type="float">
            <text:p>37.809</text:p>
          </table:table-cell>
          <table:table-cell office:value-type="float" office:value="151000" calcext:value-type="float">
            <text:p>151000</text:p>
          </table:table-cell>
          <table:table-cell office:value-type="float" office:value="156000" calcext:value-type="float">
            <text:p>156000</text:p>
          </table:table-cell>
          <table:table-cell office:value-type="float" office:value="153900" calcext:value-type="float">
            <text:p>1539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547.251" calcext:value-type="float">
            <text:p>547.251</text:p>
          </table:table-cell>
          <table:table-cell office:value-type="float" office:value="0" calcext:value-type="float">
            <text:p>0</text:p>
          </table:table-cell>
          <table:table-cell office:value-type="float" office:value="561.17" calcext:value-type="float">
            <text:p>561.17</text:p>
          </table:table-cell>
          <table:table-cell office:value-type="float" office:value="69.3849" calcext:value-type="float">
            <text:p>69.3849</text:p>
          </table:table-cell>
          <table:table-cell office:value-type="float" office:value="282000" calcext:value-type="float">
            <text:p>282000</text:p>
          </table:table-cell>
          <table:table-cell office:value-type="float" office:value="294000" calcext:value-type="float">
            <text:p>294000</text:p>
          </table:table-cell>
          <table:table-cell office:value-type="float" office:value="289700" calcext:value-type="float">
            <text:p>2897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926.315" calcext:value-type="float">
            <text:p>926.315</text:p>
          </table:table-cell>
          <table:table-cell office:value-type="float" office:value="0" calcext:value-type="float">
            <text:p>0</text:p>
          </table:table-cell>
          <table:table-cell office:value-type="float" office:value="1157.51" calcext:value-type="float">
            <text:p>1157.51</text:p>
          </table:table-cell>
          <table:table-cell office:value-type="float" office:value="300.241" calcext:value-type="float">
            <text:p>300.241</text:p>
          </table:table-cell>
          <table:table-cell office:value-type="float" office:value="1239433" calcext:value-type="float">
            <text:p>1239433</text:p>
          </table:table-cell>
          <table:table-cell office:value-type="float" office:value="1626907" calcext:value-type="float">
            <text:p>1626907</text:p>
          </table:table-cell>
          <table:table-cell office:value-type="float" office:value="1448670" calcext:value-type="float">
            <text:p>1.45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formula="of:=MIN([.D39];[.P39];[.AB39];[.AN39])" office:value-type="float" office:value="547.251" calcext:value-type="float">
            <text:p>547.251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free</text:p>
          </table:table-cell>
          <table:table-cell office:value-type="float" office:value="314.303" calcext:value-type="float">
            <text:p>314.303</text:p>
          </table:table-cell>
          <table:table-cell office:value-type="float" office:value="0" calcext:value-type="float">
            <text:p>0</text:p>
          </table:table-cell>
          <table:table-cell office:value-type="float" office:value="1020.83" calcext:value-type="float">
            <text:p>1020.83</text:p>
          </table:table-cell>
          <table:table-cell office:value-type="float" office:value="11.7208" calcext:value-type="float">
            <text:p>11.7208</text:p>
          </table:table-cell>
          <table:table-cell office:value-type="float" office:value="102000" calcext:value-type="float">
            <text:p>102000</text:p>
          </table:table-cell>
          <table:table-cell office:value-type="float" office:value="104000" calcext:value-type="float">
            <text:p>104000</text:p>
          </table:table-cell>
          <table:table-cell office:value-type="float" office:value="103200" calcext:value-type="float">
            <text:p>1032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79.614" calcext:value-type="float">
            <text:p>279.614</text:p>
          </table:table-cell>
          <table:table-cell office:value-type="float" office:value="0" calcext:value-type="float">
            <text:p>0</text:p>
          </table:table-cell>
          <table:table-cell office:value-type="float" office:value="388.592" calcext:value-type="float">
            <text:p>388.592</text:p>
          </table:table-cell>
          <table:table-cell office:value-type="float" office:value="16.7891" calcext:value-type="float">
            <text:p>16.7891</text:p>
          </table:table-cell>
          <table:table-cell office:value-type="float" office:value="152000" calcext:value-type="float">
            <text:p>152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153400" calcext:value-type="float">
            <text:p>1534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38.016" calcext:value-type="float">
            <text:p>238.016</text:p>
          </table:table-cell>
          <table:table-cell office:value-type="float" office:value="0" calcext:value-type="float">
            <text:p>0</text:p>
          </table:table-cell>
          <table:table-cell office:value-type="float" office:value="246.762" calcext:value-type="float">
            <text:p>246.762</text:p>
          </table:table-cell>
          <table:table-cell office:value-type="float" office:value="30.7943" calcext:value-type="float">
            <text:p>30.7943</text:p>
          </table:table-cell>
          <table:table-cell office:value-type="float" office:value="282000" calcext:value-type="float">
            <text:p>282000</text:p>
          </table:table-cell>
          <table:table-cell office:value-type="float" office:value="297000" calcext:value-type="float">
            <text:p>297000</text:p>
          </table:table-cell>
          <table:table-cell office:value-type="float" office:value="290000" calcext:value-type="float">
            <text:p>2900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02.015" calcext:value-type="float">
            <text:p>202.015</text:p>
          </table:table-cell>
          <table:table-cell office:value-type="float" office:value="0" calcext:value-type="float">
            <text:p>0</text:p>
          </table:table-cell>
          <table:table-cell office:value-type="float" office:value="208.064" calcext:value-type="float">
            <text:p>208.064</text:p>
          </table:table-cell>
          <table:table-cell office:value-type="float" office:value="194.713" calcext:value-type="float">
            <text:p>194.713</text:p>
          </table:table-cell>
          <table:table-cell office:value-type="float" office:value="1770000" calcext:value-type="float">
            <text:p>1770000</text:p>
          </table:table-cell>
          <table:table-cell office:value-type="float" office:value="1824000" calcext:value-type="float">
            <text:p>1824000</text:p>
          </table:table-cell>
          <table:table-cell office:value-type="float" office:value="1791800" calcext:value-type="float">
            <text:p>1.79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table:formula="of:=MIN([.D40];[.P40];[.AB40];[.AN40])" office:value-type="float" office:value="202.015" calcext:value-type="float">
            <text:p>202.015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race</text:p>
          </table:table-cell>
          <table:table-cell office:value-type="float" office:value="208.688" calcext:value-type="float">
            <text:p>208.688</text:p>
          </table:table-cell>
          <table:table-cell office:value-type="float" office:value="0" calcext:value-type="float">
            <text:p>0</text:p>
          </table:table-cell>
          <table:table-cell office:value-type="float" office:value="916.232" calcext:value-type="float">
            <text:p>916.232</text:p>
          </table:table-cell>
          <table:table-cell office:value-type="float" office:value="8.866" calcext:value-type="float">
            <text:p>8.866</text:p>
          </table:table-cell>
          <table:table-cell office:value-type="float" office:value="102000" calcext:value-type="float">
            <text:p>102000</text:p>
          </table:table-cell>
          <table:table-cell office:value-type="float" office:value="106000" calcext:value-type="float">
            <text:p>106000</text:p>
          </table:table-cell>
          <table:table-cell office:value-type="float" office:value="103300" calcext:value-type="float">
            <text:p>10330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77.673" calcext:value-type="float">
            <text:p>177.673</text:p>
          </table:table-cell>
          <table:table-cell office:value-type="float" office:value="0" calcext:value-type="float">
            <text:p>0</text:p>
          </table:table-cell>
          <table:table-cell office:value-type="float" office:value="587.715" calcext:value-type="float">
            <text:p>587.715</text:p>
          </table:table-cell>
          <table:table-cell office:value-type="float" office:value="12.6617" calcext:value-type="float">
            <text:p>12.6617</text:p>
          </table:table-cell>
          <table:table-cell office:value-type="float" office:value="152000" calcext:value-type="float">
            <text:p>152000</text:p>
          </table:table-cell>
          <table:table-cell office:value-type="float" office:value="157000" calcext:value-type="float">
            <text:p>157000</text:p>
          </table:table-cell>
          <table:table-cell office:value-type="float" office:value="154200" calcext:value-type="float">
            <text:p>15420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54.866" calcext:value-type="float">
            <text:p>154.866</text:p>
          </table:table-cell>
          <table:table-cell office:value-type="float" office:value="0" calcext:value-type="float">
            <text:p>0</text:p>
          </table:table-cell>
          <table:table-cell office:value-type="float" office:value="162.553" calcext:value-type="float">
            <text:p>162.553</text:p>
          </table:table-cell>
          <table:table-cell office:value-type="float" office:value="22.9168" calcext:value-type="float">
            <text:p>22.9168</text:p>
          </table:table-cell>
          <table:table-cell office:value-type="float" office:value="287000" calcext:value-type="float">
            <text:p>287000</text:p>
          </table:table-cell>
          <table:table-cell office:value-type="float" office:value="294000" calcext:value-type="float">
            <text:p>294000</text:p>
          </table:table-cell>
          <table:table-cell office:value-type="float" office:value="290300" calcext:value-type="float">
            <text:p>29030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30.186" calcext:value-type="float">
            <text:p>130.186</text:p>
          </table:table-cell>
          <table:table-cell office:value-type="float" office:value="0" calcext:value-type="float">
            <text:p>0</text:p>
          </table:table-cell>
          <table:table-cell office:value-type="float" office:value="133.663" calcext:value-type="float">
            <text:p>133.663</text:p>
          </table:table-cell>
          <table:table-cell office:value-type="float" office:value="132.666" calcext:value-type="float">
            <text:p>132.666</text:p>
          </table:table-cell>
          <table:table-cell office:value-type="float" office:value="1719000" calcext:value-type="float">
            <text:p>1719000</text:p>
          </table:table-cell>
          <table:table-cell office:value-type="float" office:value="1804000" calcext:value-type="float">
            <text:p>1804000</text:p>
          </table:table-cell>
          <table:table-cell office:value-type="float" office:value="1778500" calcext:value-type="float">
            <text:p>1.78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table:formula="of:=MIN([.D41];[.P41];[.AB41];[.AN41])" office:value-type="float" office:value="130.186" calcext:value-type="float">
            <text:p>130.186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10.6378" calcext:value-type="float">
            <text:p>10.6378</text:p>
          </table:table-cell>
          <table:table-cell office:value-type="float" office:value="0" calcext:value-type="float">
            <text:p>0</text:p>
          </table:table-cell>
          <table:table-cell office:value-type="float" office:value="12.5897" calcext:value-type="float">
            <text:p>12.5897</text:p>
          </table:table-cell>
          <table:table-cell office:value-type="float" office:value="6.51282" calcext:value-type="float">
            <text:p>6.512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2600" calcext:value-type="float">
            <text:p>10260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  <table:table-cell office:value-type="float" office:value="12.05" calcext:value-type="float">
            <text:p>12.05</text:p>
          </table:table-cell>
          <table:table-cell office:value-type="float" office:value="9.77654" calcext:value-type="float">
            <text:p>9.77654</text:p>
          </table:table-cell>
          <table:table-cell office:value-type="float" office:value="151000" calcext:value-type="float">
            <text:p>151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153500" calcext:value-type="float">
            <text:p>15350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0.4963" calcext:value-type="float">
            <text:p>10.4963</text:p>
          </table:table-cell>
          <table:table-cell office:value-type="float" office:value="0" calcext:value-type="float">
            <text:p>0</text:p>
          </table:table-cell>
          <table:table-cell office:value-type="float" office:value="11.7041" calcext:value-type="float">
            <text:p>11.7041</text:p>
          </table:table-cell>
          <table:table-cell office:value-type="float" office:value="18.3509" calcext:value-type="float">
            <text:p>18.3509</text:p>
          </table:table-cell>
          <table:table-cell office:value-type="float" office:value="286000" calcext:value-type="float">
            <text:p>286000</text:p>
          </table:table-cell>
          <table:table-cell office:value-type="float" office:value="295000" calcext:value-type="float">
            <text:p>295000</text:p>
          </table:table-cell>
          <table:table-cell office:value-type="float" office:value="290300" calcext:value-type="float">
            <text:p>29030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0.2651" calcext:value-type="float">
            <text:p>10.2651</text:p>
          </table:table-cell>
          <table:table-cell office:value-type="float" office:value="0" calcext:value-type="float">
            <text:p>0</text:p>
          </table:table-cell>
          <table:table-cell office:value-type="float" office:value="10.8249" calcext:value-type="float">
            <text:p>10.8249</text:p>
          </table:table-cell>
          <table:table-cell office:value-type="float" office:value="124.251" calcext:value-type="float">
            <text:p>124.251</text:p>
          </table:table-cell>
          <table:table-cell office:value-type="float" office:value="1736000" calcext:value-type="float">
            <text:p>1736000</text:p>
          </table:table-cell>
          <table:table-cell office:value-type="float" office:value="1795000" calcext:value-type="float">
            <text:p>1795000</text:p>
          </table:table-cell>
          <table:table-cell office:value-type="float" office:value="1768300" calcext:value-type="float">
            <text:p>1.77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formula="of:=MIN([.D42];[.P42];[.AB42];[.AN42])" office:value-type="float" office:value="10.2651" calcext:value-type="float">
            <text:p>10.2651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siemens4</text:p>
          </table:table-cell>
          <table:table-cell office:value-type="float" office:value="3235.52" calcext:value-type="float">
            <text:p>3235.52</text:p>
          </table:table-cell>
          <table:table-cell office:value-type="float" office:value="3" calcext:value-type="float">
            <text:p>3</text:p>
          </table:table-cell>
          <table:table-cell office:value-type="float" office:value="6437.29" calcext:value-type="float">
            <text:p>6437.29</text:p>
          </table:table-cell>
          <table:table-cell office:value-type="float" office:value="63.1956" calcext:value-type="float">
            <text:p>63.1956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7000" calcext:value-type="float">
            <text:p>107000</text:p>
          </table:table-cell>
          <table:table-cell office:value-type="float" office:value="105900" calcext:value-type="float">
            <text:p>10590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1224.11" calcext:value-type="float">
            <text:p>1224.11</text:p>
          </table:table-cell>
          <table:table-cell office:value-type="float" office:value="1" calcext:value-type="float">
            <text:p>1</text:p>
          </table:table-cell>
          <table:table-cell office:value-type="float" office:value="3528.13" calcext:value-type="float">
            <text:p>3528.13</text:p>
          </table:table-cell>
          <table:table-cell office:value-type="float" office:value="94.7665" calcext:value-type="float">
            <text:p>94.7665</text:p>
          </table:table-cell>
          <table:table-cell office:value-type="float" office:value="156000" calcext:value-type="float">
            <text:p>156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158100" calcext:value-type="float">
            <text:p>15810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212.066" calcext:value-type="float">
            <text:p>212.066</text:p>
          </table:table-cell>
          <table:table-cell office:value-type="float" office:value="0" calcext:value-type="float">
            <text:p>0</text:p>
          </table:table-cell>
          <table:table-cell office:value-type="float" office:value="914.62" calcext:value-type="float">
            <text:p>914.62</text:p>
          </table:table-cell>
          <table:table-cell office:value-type="float" office:value="179.501" calcext:value-type="float">
            <text:p>179.501</text:p>
          </table:table-cell>
          <table:table-cell office:value-type="float" office:value="295000" calcext:value-type="float">
            <text:p>295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97100" calcext:value-type="float">
            <text:p>29710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349.308" calcext:value-type="float">
            <text:p>349.308</text:p>
          </table:table-cell>
          <table:table-cell office:value-type="float" office:value="0" calcext:value-type="float">
            <text:p>0</text:p>
          </table:table-cell>
          <table:table-cell office:value-type="float" office:value="17556.8" calcext:value-type="float">
            <text:p>17556.8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992618" calcext:value-type="float">
            <text:p>992618</text:p>
          </table:table-cell>
          <table:table-cell office:value-type="float" office:value="1149034" calcext:value-type="float">
            <text:p>1149034</text:p>
          </table:table-cell>
          <table:table-cell office:value-type="float" office:value="1089950" calcext:value-type="float">
            <text:p>1.09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formula="of:=MIN([.D43];[.P43];[.AB43];[.AN43])" office:value-type="float" office:value="212.066" calcext:value-type="float">
            <text:p>212.066</text:p>
          </table:table-cell>
          <table:table-cell table:number-columns-repeated="972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6.959" calcext:value-type="float">
            <text:p>36.95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235.97" calcext:value-type="float">
            <text:p>5235.97</text:p>
          </table:table-cell>
          <table:table-cell table:style-name="ce6" office:value-type="float" office:value="0.9681" calcext:value-type="float">
            <text:p>0.9681</text:p>
          </table:table-cell>
          <table:table-cell table:style-name="ce6" office:value-type="float" office:value="105000" calcext:value-type="float">
            <text:p>105000</text:p>
          </table:table-cell>
          <table:table-cell table:style-name="ce6" office:value-type="float" office:value="109000" calcext:value-type="float">
            <text:p>109000</text:p>
          </table:table-cell>
          <table:table-cell table:style-name="ce6" office:value-type="float" office:value="106200" calcext:value-type="float">
            <text:p>10620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035.25" calcext:value-type="float">
            <text:p>3035.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138.52" calcext:value-type="float">
            <text:p>4138.52</text:p>
          </table:table-cell>
          <table:table-cell table:style-name="ce6" office:value-type="float" office:value="1.44742" calcext:value-type="float">
            <text:p>1.44742</text:p>
          </table:table-cell>
          <table:table-cell table:style-name="ce6" office:value-type="float" office:value="157000" calcext:value-type="float">
            <text:p>157000</text:p>
          </table:table-cell>
          <table:table-cell table:style-name="ce6" office:value-type="float" office:value="161000" calcext:value-type="float">
            <text:p>161000</text:p>
          </table:table-cell>
          <table:table-cell table:style-name="ce6" office:value-type="float" office:value="159000" calcext:value-type="float">
            <text:p>15900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5.902" calcext:value-type="float">
            <text:p>35.9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36.2" calcext:value-type="float">
            <text:p>3236.2</text:p>
          </table:table-cell>
          <table:table-cell table:style-name="ce6" office:value-type="float" office:value="2.70723" calcext:value-type="float">
            <text:p>2.70723</text:p>
          </table:table-cell>
          <table:table-cell table:style-name="ce6" office:value-type="float" office:value="293000" calcext:value-type="float">
            <text:p>293000</text:p>
          </table:table-cell>
          <table:table-cell table:style-name="ce6" office:value-type="float" office:value="305000" calcext:value-type="float">
            <text:p>305000</text:p>
          </table:table-cell>
          <table:table-cell table:style-name="ce6" office:value-type="float" office:value="299000" calcext:value-type="float">
            <text:p>29900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4.594" calcext:value-type="float">
            <text:p>34.59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5.13" calcext:value-type="float">
            <text:p>1035.13</text:p>
          </table:table-cell>
          <table:table-cell table:style-name="ce6" office:value-type="float" office:value="18.1801" calcext:value-type="float">
            <text:p>18.1801</text:p>
          </table:table-cell>
          <table:table-cell table:style-name="ce6" office:value-type="float" office:value="1797000" calcext:value-type="float">
            <text:p>1797000</text:p>
          </table:table-cell>
          <table:table-cell table:style-name="ce6" office:value-type="float" office:value="1862000" calcext:value-type="float">
            <text:p>1862000</text:p>
          </table:table-cell>
          <table:table-cell table:style-name="ce8" office:value-type="float" office:value="1837900" calcext:value-type="float">
            <text:p>1.84E+06</text:p>
          </table:table-cell>
          <table:table-cell table:number-columns-repeated="4"/>
          <table:table-cell office:value-type="string" calcext:value-type="string">
            <text:p>Swisscom</text:p>
          </table:table-cell>
          <table:table-cell table:formula="of:=MIN([.D44];[.P44];[.AB44];[.AN44])" office:value-type="float" office:value="34.594" calcext:value-type="float">
            <text:p>34.594</text:p>
          </table:table-cell>
          <table:table-cell table:number-columns-repeated="972"/>
        </table:table-row>
        <table:table-row table:style-name="ro1"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972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3"/>
          <table:table-cell table:style-name="ce9" office:value-type="string" calcext:value-type="string">
            <text:p>Vicini Accettati</text:p>
          </table:table-cell>
          <table:table-cell table:style-name="ce9" office:value-type="string" calcext:value-type="string">
            <text:p>Istanza</text:p>
          </table:table-cell>
          <table:table-cell table:style-name="ce9" office:value-type="string" calcext:value-type="string">
            <text:p>Costo Minimo</text:p>
          </table:table-cell>
          <table:table-cell table:number-columns-repeated="97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radford-10-eplus</text:p>
          </table:table-cell>
          <table:table-cell office:value-type="float" office:value="18016.7" calcext:value-type="float">
            <text:p>18016.7</text:p>
          </table:table-cell>
          <table:table-cell office:value-type="float" office:value="17" calcext:value-type="float">
            <text:p>17</text:p>
          </table:table-cell>
          <table:table-cell office:value-type="float" office:value="22924.2" calcext:value-type="float">
            <text:p>22924.2</text:p>
          </table:table-cell>
          <table:table-cell office:value-type="float" office:value="60.3376" calcext:value-type="float">
            <text:p>60.3376</text:p>
          </table:table-cell>
          <table:table-cell office:value-type="float" office:value="206000" calcext:value-type="float">
            <text:p>206000</text:p>
          </table:table-cell>
          <table:table-cell office:value-type="float" office:value="212000" calcext:value-type="float">
            <text:p>212000</text:p>
          </table:table-cell>
          <table:table-cell office:value-type="float" office:value="209200" calcext:value-type="float">
            <text:p>209200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radford-10-eplus</text:p>
          </table:table-cell>
          <table:table-cell office:value-type="float" office:value="6980.3" calcext:value-type="float">
            <text:p>6980.3</text:p>
          </table:table-cell>
          <table:table-cell office:value-type="float" office:value="6" calcext:value-type="float">
            <text:p>6</text:p>
          </table:table-cell>
          <table:table-cell office:value-type="float" office:value="10870.1" calcext:value-type="float">
            <text:p>10870.1</text:p>
          </table:table-cell>
          <table:table-cell office:value-type="float" office:value="89.2578" calcext:value-type="float">
            <text:p>89.2578</text:p>
          </table:table-cell>
          <table:table-cell office:value-type="float" office:value="306000" calcext:value-type="float">
            <text:p>306000</text:p>
          </table:table-cell>
          <table:table-cell office:value-type="float" office:value="316000" calcext:value-type="float">
            <text:p>316000</text:p>
          </table:table-cell>
          <table:table-cell office:value-type="float" office:value="310000" calcext:value-type="float">
            <text:p>310000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radford-10-eplus</text:p>
          </table:table-cell>
          <table:table-cell office:value-type="float" office:value="890.015" calcext:value-type="float">
            <text:p>890.015</text:p>
          </table:table-cell>
          <table:table-cell office:value-type="float" office:value="0" calcext:value-type="float">
            <text:p>0</text:p>
          </table:table-cell>
          <table:table-cell office:value-type="float" office:value="3002.23" calcext:value-type="float">
            <text:p>3002.23</text:p>
          </table:table-cell>
          <table:table-cell office:value-type="float" office:value="166.376" calcext:value-type="float">
            <text:p>166.376</text:p>
          </table:table-cell>
          <table:table-cell office:value-type="float" office:value="572000" calcext:value-type="float">
            <text:p>572000</text:p>
          </table:table-cell>
          <table:table-cell office:value-type="float" office:value="596000" calcext:value-type="float">
            <text:p>596000</text:p>
          </table:table-cell>
          <table:table-cell office:value-type="float" office:value="586600" calcext:value-type="float">
            <text:p>586600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radford-10-eplus</text:p>
          </table:table-cell>
          <table:table-cell office:value-type="float" office:value="54882.6" calcext:value-type="float">
            <text:p>54882.6</text:p>
          </table:table-cell>
          <table:table-cell office:value-type="float" office:value="53" calcext:value-type="float">
            <text:p>53</text:p>
          </table:table-cell>
          <table:table-cell office:value-type="float" office:value="826997" calcext:value-type="float">
            <text:p>826997</text:p>
          </table:table-cell>
          <table:table-cell office:value-type="float" office:value="300.239" calcext:value-type="float">
            <text:p>300.239</text:p>
          </table:table-cell>
          <table:table-cell office:value-type="float" office:value="1538849" calcext:value-type="float">
            <text:p>1538849</text:p>
          </table:table-cell>
          <table:table-cell office:value-type="float" office:value="2071935" calcext:value-type="float">
            <text:p>2071935</text:p>
          </table:table-cell>
          <table:table-cell office:value-type="float" office:value="1847250" calcext:value-type="float">
            <text:p>1.85E+06</text:p>
          </table:table-cell>
          <table:table-cell table:number-columns-repeated="3"/>
          <table:table-cell table:formula="of:=[.B47]" office:value-type="float" office:value="2000" calcext:value-type="float">
            <text:p>2000</text:p>
          </table:table-cell>
          <table:table-cell office:value-type="string" calcext:value-type="string">
            <text:p>bradford-10-eplus</text:p>
          </table:table-cell>
          <table:table-cell table:formula="of:=MIN([.D47];[.P47];[.AB47];[.AN47])" office:value-type="float" office:value="890.015" calcext:value-type="float">
            <text:p>890.015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-10-free</text:p>
          </table:table-cell>
          <table:table-cell office:value-type="float" office:value="12609.3" calcext:value-type="float">
            <text:p>12609.3</text:p>
          </table:table-cell>
          <table:table-cell office:value-type="float" office:value="12" calcext:value-type="float">
            <text:p>12</text:p>
          </table:table-cell>
          <table:table-cell office:value-type="float" office:value="19625" calcext:value-type="float">
            <text:p>19625</text:p>
          </table:table-cell>
          <table:table-cell office:value-type="float" office:value="28.6297" calcext:value-type="float">
            <text:p>28.6297</text:p>
          </table:table-cell>
          <table:table-cell office:value-type="float" office:value="208000" calcext:value-type="float">
            <text:p>208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208200" calcext:value-type="float">
            <text:p>20820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5567.38" calcext:value-type="float">
            <text:p>5567.38</text:p>
          </table:table-cell>
          <table:table-cell office:value-type="float" office:value="5" calcext:value-type="float">
            <text:p>5</text:p>
          </table:table-cell>
          <table:table-cell office:value-type="float" office:value="9071.37" calcext:value-type="float">
            <text:p>9071.37</text:p>
          </table:table-cell>
          <table:table-cell office:value-type="float" office:value="41.8643" calcext:value-type="float">
            <text:p>41.8643</text:p>
          </table:table-cell>
          <table:table-cell office:value-type="float" office:value="306000" calcext:value-type="float">
            <text:p>306000</text:p>
          </table:table-cell>
          <table:table-cell office:value-type="float" office:value="316000" calcext:value-type="float">
            <text:p>316000</text:p>
          </table:table-cell>
          <table:table-cell office:value-type="float" office:value="310400" calcext:value-type="float">
            <text:p>31040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491.633" calcext:value-type="float">
            <text:p>491.633</text:p>
          </table:table-cell>
          <table:table-cell office:value-type="float" office:value="0" calcext:value-type="float">
            <text:p>0</text:p>
          </table:table-cell>
          <table:table-cell office:value-type="float" office:value="1300.67" calcext:value-type="float">
            <text:p>1300.67</text:p>
          </table:table-cell>
          <table:table-cell office:value-type="float" office:value="76.592" calcext:value-type="float">
            <text:p>76.592</text:p>
          </table:table-cell>
          <table:table-cell office:value-type="float" office:value="568000" calcext:value-type="float">
            <text:p>568000</text:p>
          </table:table-cell>
          <table:table-cell office:value-type="float" office:value="598000" calcext:value-type="float">
            <text:p>598000</text:p>
          </table:table-cell>
          <table:table-cell office:value-type="float" office:value="582400" calcext:value-type="float">
            <text:p>58240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886.102" calcext:value-type="float">
            <text:p>886.102</text:p>
          </table:table-cell>
          <table:table-cell office:value-type="float" office:value="0" calcext:value-type="float">
            <text:p>0</text:p>
          </table:table-cell>
          <table:table-cell office:value-type="float" office:value="1290.18" calcext:value-type="float">
            <text:p>1290.18</text:p>
          </table:table-cell>
          <table:table-cell office:value-type="float" office:value="300.113" calcext:value-type="float">
            <text:p>300.113</text:p>
          </table:table-cell>
          <table:table-cell office:value-type="float" office:value="2625229" calcext:value-type="float">
            <text:p>2625229</text:p>
          </table:table-cell>
          <table:table-cell office:value-type="float" office:value="3365857" calcext:value-type="float">
            <text:p>3365857</text:p>
          </table:table-cell>
          <table:table-cell office:value-type="float" office:value="3078700" calcext:value-type="float">
            <text:p>3.08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formula="of:=MIN([.D48];[.P48];[.AB48];[.AN48])" office:value-type="float" office:value="491.633" calcext:value-type="float">
            <text:p>491.633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-10-race</text:p>
          </table:table-cell>
          <table:table-cell office:value-type="float" office:value="16409.3" calcext:value-type="float">
            <text:p>16409.3</text:p>
          </table:table-cell>
          <table:table-cell office:value-type="float" office:value="16" calcext:value-type="float">
            <text:p>16</text:p>
          </table:table-cell>
          <table:table-cell office:value-type="float" office:value="22492.7" calcext:value-type="float">
            <text:p>22492.7</text:p>
          </table:table-cell>
          <table:table-cell office:value-type="float" office:value="20.9203" calcext:value-type="float">
            <text:p>20.9203</text:p>
          </table:table-cell>
          <table:table-cell office:value-type="float" office:value="204000" calcext:value-type="float">
            <text:p>204000</text:p>
          </table:table-cell>
          <table:table-cell office:value-type="float" office:value="212000" calcext:value-type="float">
            <text:p>212000</text:p>
          </table:table-cell>
          <table:table-cell office:value-type="float" office:value="207800" calcext:value-type="float">
            <text:p>20780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5338.06" calcext:value-type="float">
            <text:p>5338.06</text:p>
          </table:table-cell>
          <table:table-cell office:value-type="float" office:value="5" calcext:value-type="float">
            <text:p>5</text:p>
          </table:table-cell>
          <table:table-cell office:value-type="float" office:value="10852.9" calcext:value-type="float">
            <text:p>10852.9</text:p>
          </table:table-cell>
          <table:table-cell office:value-type="float" office:value="29.8467" calcext:value-type="float">
            <text:p>29.8467</text:p>
          </table:table-cell>
          <table:table-cell office:value-type="float" office:value="304000" calcext:value-type="float">
            <text:p>304000</text:p>
          </table:table-cell>
          <table:table-cell office:value-type="float" office:value="314000" calcext:value-type="float">
            <text:p>314000</text:p>
          </table:table-cell>
          <table:table-cell office:value-type="float" office:value="309800" calcext:value-type="float">
            <text:p>30980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295.882" calcext:value-type="float">
            <text:p>295.882</text:p>
          </table:table-cell>
          <table:table-cell office:value-type="float" office:value="0" calcext:value-type="float">
            <text:p>0</text:p>
          </table:table-cell>
          <table:table-cell office:value-type="float" office:value="1802.27" calcext:value-type="float">
            <text:p>1802.27</text:p>
          </table:table-cell>
          <table:table-cell office:value-type="float" office:value="54.4661" calcext:value-type="float">
            <text:p>54.4661</text:p>
          </table:table-cell>
          <table:table-cell office:value-type="float" office:value="578000" calcext:value-type="float">
            <text:p>578000</text:p>
          </table:table-cell>
          <table:table-cell office:value-type="float" office:value="594000" calcext:value-type="float">
            <text:p>594000</text:p>
          </table:table-cell>
          <table:table-cell office:value-type="float" office:value="583000" calcext:value-type="float">
            <text:p>58300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227.359" calcext:value-type="float">
            <text:p>227.359</text:p>
          </table:table-cell>
          <table:table-cell office:value-type="float" office:value="0" calcext:value-type="float">
            <text:p>0</text:p>
          </table:table-cell>
          <table:table-cell office:value-type="float" office:value="446.009" calcext:value-type="float">
            <text:p>446.009</text:p>
          </table:table-cell>
          <table:table-cell office:value-type="float" office:value="293.576" calcext:value-type="float">
            <text:p>293.576</text:p>
          </table:table-cell>
          <table:table-cell office:value-type="float" office:value="3084000" calcext:value-type="float">
            <text:p>3084000</text:p>
          </table:table-cell>
          <table:table-cell office:value-type="float" office:value="3648000" calcext:value-type="float">
            <text:p>3648000</text:p>
          </table:table-cell>
          <table:table-cell office:value-type="float" office:value="3416680" calcext:value-type="float">
            <text:p>3.42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table:formula="of:=MIN([.D49];[.P49];[.AB49];[.AN49])" office:value-type="float" office:value="227.359" calcext:value-type="float">
            <text:p>227.359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eplus</text:p>
          </table:table-cell>
          <table:table-cell office:value-type="float" office:value="556.962" calcext:value-type="float">
            <text:p>556.962</text:p>
          </table:table-cell>
          <table:table-cell office:value-type="float" office:value="0" calcext:value-type="float">
            <text:p>0</text:p>
          </table:table-cell>
          <table:table-cell office:value-type="float" office:value="583.598" calcext:value-type="float">
            <text:p>583.598</text:p>
          </table:table-cell>
          <table:table-cell office:value-type="float" office:value="50.0395" calcext:value-type="float">
            <text:p>50.0395</text:p>
          </table:table-cell>
          <table:table-cell office:value-type="float" office:value="202000" calcext:value-type="float">
            <text:p>202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206200" calcext:value-type="float">
            <text:p>2062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547.59" calcext:value-type="float">
            <text:p>547.59</text:p>
          </table:table-cell>
          <table:table-cell office:value-type="float" office:value="0" calcext:value-type="float">
            <text:p>0</text:p>
          </table:table-cell>
          <table:table-cell office:value-type="float" office:value="558.767" calcext:value-type="float">
            <text:p>558.767</text:p>
          </table:table-cell>
          <table:table-cell office:value-type="float" office:value="74.0068" calcext:value-type="float">
            <text:p>74.0068</text:p>
          </table:table-cell>
          <table:table-cell office:value-type="float" office:value="304000" calcext:value-type="float">
            <text:p>304000</text:p>
          </table:table-cell>
          <table:table-cell office:value-type="float" office:value="314000" calcext:value-type="float">
            <text:p>314000</text:p>
          </table:table-cell>
          <table:table-cell office:value-type="float" office:value="309400" calcext:value-type="float">
            <text:p>3094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512.737" calcext:value-type="float">
            <text:p>512.737</text:p>
          </table:table-cell>
          <table:table-cell office:value-type="float" office:value="0" calcext:value-type="float">
            <text:p>0</text:p>
          </table:table-cell>
          <table:table-cell office:value-type="float" office:value="523.999" calcext:value-type="float">
            <text:p>523.999</text:p>
          </table:table-cell>
          <table:table-cell office:value-type="float" office:value="138.112" calcext:value-type="float">
            <text:p>138.112</text:p>
          </table:table-cell>
          <table:table-cell office:value-type="float" office:value="562000" calcext:value-type="float">
            <text:p>562000</text:p>
          </table:table-cell>
          <table:table-cell office:value-type="float" office:value="592000" calcext:value-type="float">
            <text:p>592000</text:p>
          </table:table-cell>
          <table:table-cell office:value-type="float" office:value="581400" calcext:value-type="float">
            <text:p>5814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1328.53" calcext:value-type="float">
            <text:p>1328.53</text:p>
          </table:table-cell>
          <table:table-cell office:value-type="float" office:value="0" calcext:value-type="float">
            <text:p>0</text:p>
          </table:table-cell>
          <table:table-cell office:value-type="float" office:value="256916" calcext:value-type="float">
            <text:p>256916</text:p>
          </table:table-cell>
          <table:table-cell office:value-type="float" office:value="300.22" calcext:value-type="float">
            <text:p>300.22</text:p>
          </table:table-cell>
          <table:table-cell office:value-type="float" office:value="1545606" calcext:value-type="float">
            <text:p>1545606</text:p>
          </table:table-cell>
          <table:table-cell office:value-type="float" office:value="2190773" calcext:value-type="float">
            <text:p>2190773</text:p>
          </table:table-cell>
          <table:table-cell office:value-type="float" office:value="1942860" calcext:value-type="float">
            <text:p>1.94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formula="of:=MIN([.D50];[.P50];[.AB50];[.AN50])" office:value-type="float" office:value="512.737" calcext:value-type="float">
            <text:p>512.737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free</text:p>
          </table:table-cell>
          <table:table-cell office:value-type="float" office:value="239.851" calcext:value-type="float">
            <text:p>239.851</text:p>
          </table:table-cell>
          <table:table-cell office:value-type="float" office:value="0" calcext:value-type="float">
            <text:p>0</text:p>
          </table:table-cell>
          <table:table-cell office:value-type="float" office:value="365.438" calcext:value-type="float">
            <text:p>365.438</text:p>
          </table:table-cell>
          <table:table-cell office:value-type="float" office:value="22.2994" calcext:value-type="float">
            <text:p>22.2994</text:p>
          </table:table-cell>
          <table:table-cell office:value-type="float" office:value="202000" calcext:value-type="float">
            <text:p>202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205600" calcext:value-type="float">
            <text:p>2056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36.314" calcext:value-type="float">
            <text:p>236.314</text:p>
          </table:table-cell>
          <table:table-cell office:value-type="float" office:value="0" calcext:value-type="float">
            <text:p>0</text:p>
          </table:table-cell>
          <table:table-cell office:value-type="float" office:value="247.574" calcext:value-type="float">
            <text:p>247.574</text:p>
          </table:table-cell>
          <table:table-cell office:value-type="float" office:value="32.5975" calcext:value-type="float">
            <text:p>32.5975</text:p>
          </table:table-cell>
          <table:table-cell office:value-type="float" office:value="302000" calcext:value-type="float">
            <text:p>302000</text:p>
          </table:table-cell>
          <table:table-cell office:value-type="float" office:value="312000" calcext:value-type="float">
            <text:p>312000</text:p>
          </table:table-cell>
          <table:table-cell office:value-type="float" office:value="307000" calcext:value-type="float">
            <text:p>3070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14.382" calcext:value-type="float">
            <text:p>214.382</text:p>
          </table:table-cell>
          <table:table-cell office:value-type="float" office:value="0" calcext:value-type="float">
            <text:p>0</text:p>
          </table:table-cell>
          <table:table-cell office:value-type="float" office:value="226.159" calcext:value-type="float">
            <text:p>226.159</text:p>
          </table:table-cell>
          <table:table-cell office:value-type="float" office:value="60.503" calcext:value-type="float">
            <text:p>60.503</text:p>
          </table:table-cell>
          <table:table-cell office:value-type="float" office:value="568000" calcext:value-type="float">
            <text:p>568000</text:p>
          </table:table-cell>
          <table:table-cell office:value-type="float" office:value="588000" calcext:value-type="float">
            <text:p>588000</text:p>
          </table:table-cell>
          <table:table-cell office:value-type="float" office:value="578200" calcext:value-type="float">
            <text:p>5782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55.458" calcext:value-type="float">
            <text:p>255.458</text:p>
          </table:table-cell>
          <table:table-cell office:value-type="float" office:value="0" calcext:value-type="float">
            <text:p>0</text:p>
          </table:table-cell>
          <table:table-cell office:value-type="float" office:value="612.037" calcext:value-type="float">
            <text:p>612.037</text:p>
          </table:table-cell>
          <table:table-cell office:value-type="float" office:value="300.102" calcext:value-type="float">
            <text:p>300.102</text:p>
          </table:table-cell>
          <table:table-cell office:value-type="float" office:value="2850309" calcext:value-type="float">
            <text:p>2850309</text:p>
          </table:table-cell>
          <table:table-cell office:value-type="float" office:value="3503353" calcext:value-type="float">
            <text:p>3503353</text:p>
          </table:table-cell>
          <table:table-cell office:value-type="float" office:value="3231510" calcext:value-type="float">
            <text:p>3.23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table:formula="of:=MIN([.D51];[.P51];[.AB51];[.AN51])" office:value-type="float" office:value="214.382" calcext:value-type="float">
            <text:p>214.382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race</text:p>
          </table:table-cell>
          <table:table-cell office:value-type="float" office:value="165.779" calcext:value-type="float">
            <text:p>165.779</text:p>
          </table:table-cell>
          <table:table-cell office:value-type="float" office:value="0" calcext:value-type="float">
            <text:p>0</text:p>
          </table:table-cell>
          <table:table-cell office:value-type="float" office:value="476.524" calcext:value-type="float">
            <text:p>476.524</text:p>
          </table:table-cell>
          <table:table-cell office:value-type="float" office:value="16.5993" calcext:value-type="float">
            <text:p>16.5993</text:p>
          </table:table-cell>
          <table:table-cell office:value-type="float" office:value="200000" calcext:value-type="float">
            <text:p>200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206000" calcext:value-type="float">
            <text:p>20600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55.532" calcext:value-type="float">
            <text:p>155.532</text:p>
          </table:table-cell>
          <table:table-cell office:value-type="float" office:value="0" calcext:value-type="float">
            <text:p>0</text:p>
          </table:table-cell>
          <table:table-cell office:value-type="float" office:value="163.814" calcext:value-type="float">
            <text:p>163.814</text:p>
          </table:table-cell>
          <table:table-cell office:value-type="float" office:value="24.1337" calcext:value-type="float">
            <text:p>24.1337</text:p>
          </table:table-cell>
          <table:table-cell office:value-type="float" office:value="304000" calcext:value-type="float">
            <text:p>304000</text:p>
          </table:table-cell>
          <table:table-cell office:value-type="float" office:value="314000" calcext:value-type="float">
            <text:p>314000</text:p>
          </table:table-cell>
          <table:table-cell office:value-type="float" office:value="310000" calcext:value-type="float">
            <text:p>31000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46.175" calcext:value-type="float">
            <text:p>146.175</text:p>
          </table:table-cell>
          <table:table-cell office:value-type="float" office:value="0" calcext:value-type="float">
            <text:p>0</text:p>
          </table:table-cell>
          <table:table-cell office:value-type="float" office:value="149.535" calcext:value-type="float">
            <text:p>149.535</text:p>
          </table:table-cell>
          <table:table-cell office:value-type="float" office:value="44.3977" calcext:value-type="float">
            <text:p>44.3977</text:p>
          </table:table-cell>
          <table:table-cell office:value-type="float" office:value="574000" calcext:value-type="float">
            <text:p>574000</text:p>
          </table:table-cell>
          <table:table-cell office:value-type="float" office:value="596000" calcext:value-type="float">
            <text:p>596000</text:p>
          </table:table-cell>
          <table:table-cell office:value-type="float" office:value="581600" calcext:value-type="float">
            <text:p>58160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28.222" calcext:value-type="float">
            <text:p>128.222</text:p>
          </table:table-cell>
          <table:table-cell office:value-type="float" office:value="0" calcext:value-type="float">
            <text:p>0</text:p>
          </table:table-cell>
          <table:table-cell office:value-type="float" office:value="143.686" calcext:value-type="float">
            <text:p>143.686</text:p>
          </table:table-cell>
          <table:table-cell office:value-type="float" office:value="263.938" calcext:value-type="float">
            <text:p>263.938</text:p>
          </table:table-cell>
          <table:table-cell office:value-type="float" office:value="3487967" calcext:value-type="float">
            <text:p>3487967</text:p>
          </table:table-cell>
          <table:table-cell office:value-type="float" office:value="3602000" calcext:value-type="float">
            <text:p>3602000</text:p>
          </table:table-cell>
          <table:table-cell office:value-type="float" office:value="3534080" calcext:value-type="float">
            <text:p>3.53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table:formula="of:=MIN([.D52];[.P52];[.AB52];[.AN52])" office:value-type="float" office:value="128.222" calcext:value-type="float">
            <text:p>128.222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10.4845" calcext:value-type="float">
            <text:p>10.4845</text:p>
          </table:table-cell>
          <table:table-cell office:value-type="float" office:value="0" calcext:value-type="float">
            <text:p>0</text:p>
          </table:table-cell>
          <table:table-cell office:value-type="float" office:value="11.7306" calcext:value-type="float">
            <text:p>11.7306</text:p>
          </table:table-cell>
          <table:table-cell office:value-type="float" office:value="13.0133" calcext:value-type="float">
            <text:p>13.0133</text:p>
          </table:table-cell>
          <table:table-cell office:value-type="float" office:value="200000" calcext:value-type="float">
            <text:p>200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206200" calcext:value-type="float">
            <text:p>20620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0.8453" calcext:value-type="float">
            <text:p>10.8453</text:p>
          </table:table-cell>
          <table:table-cell office:value-type="float" office:value="0" calcext:value-type="float">
            <text:p>0</text:p>
          </table:table-cell>
          <table:table-cell office:value-type="float" office:value="11.7446" calcext:value-type="float">
            <text:p>11.7446</text:p>
          </table:table-cell>
          <table:table-cell office:value-type="float" office:value="19.5082" calcext:value-type="float">
            <text:p>19.5082</text:p>
          </table:table-cell>
          <table:table-cell office:value-type="float" office:value="300000" calcext:value-type="float">
            <text:p>300000</text:p>
          </table:table-cell>
          <table:table-cell office:value-type="float" office:value="314000" calcext:value-type="float">
            <text:p>314000</text:p>
          </table:table-cell>
          <table:table-cell office:value-type="float" office:value="307200" calcext:value-type="float">
            <text:p>30720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0.3694" calcext:value-type="float">
            <text:p>10.3694</text:p>
          </table:table-cell>
          <table:table-cell office:value-type="float" office:value="0" calcext:value-type="float">
            <text:p>0</text:p>
          </table:table-cell>
          <table:table-cell office:value-type="float" office:value="11.5532" calcext:value-type="float">
            <text:p>11.5532</text:p>
          </table:table-cell>
          <table:table-cell office:value-type="float" office:value="36.7812" calcext:value-type="float">
            <text:p>36.7812</text:p>
          </table:table-cell>
          <table:table-cell office:value-type="float" office:value="574000" calcext:value-type="float">
            <text:p>574000</text:p>
          </table:table-cell>
          <table:table-cell office:value-type="float" office:value="590000" calcext:value-type="float">
            <text:p>590000</text:p>
          </table:table-cell>
          <table:table-cell office:value-type="float" office:value="582200" calcext:value-type="float">
            <text:p>58220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9.05393" calcext:value-type="float">
            <text:p>9.05393</text:p>
          </table:table-cell>
          <table:table-cell office:value-type="float" office:value="0" calcext:value-type="float">
            <text:p>0</text:p>
          </table:table-cell>
          <table:table-cell office:value-type="float" office:value="10.1714" calcext:value-type="float">
            <text:p>10.1714</text:p>
          </table:table-cell>
          <table:table-cell office:value-type="float" office:value="225.679" calcext:value-type="float">
            <text:p>225.679</text:p>
          </table:table-cell>
          <table:table-cell office:value-type="float" office:value="3506000" calcext:value-type="float">
            <text:p>3506000</text:p>
          </table:table-cell>
          <table:table-cell office:value-type="float" office:value="3608000" calcext:value-type="float">
            <text:p>3608000</text:p>
          </table:table-cell>
          <table:table-cell office:value-type="float" office:value="3562000" calcext:value-type="float">
            <text:p>3.56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formula="of:=MIN([.D53];[.P53];[.AB53];[.AN53])" office:value-type="float" office:value="9.05393" calcext:value-type="float">
            <text:p>9.05393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siemens4</text:p>
          </table:table-cell>
          <table:table-cell office:value-type="float" office:value="208.806" calcext:value-type="float">
            <text:p>208.806</text:p>
          </table:table-cell>
          <table:table-cell office:value-type="float" office:value="0" calcext:value-type="float">
            <text:p>0</text:p>
          </table:table-cell>
          <table:table-cell office:value-type="float" office:value="1618.66" calcext:value-type="float">
            <text:p>1618.66</text:p>
          </table:table-cell>
          <table:table-cell office:value-type="float" office:value="128.408" calcext:value-type="float">
            <text:p>128.408</text:p>
          </table:table-cell>
          <table:table-cell office:value-type="float" office:value="208000" calcext:value-type="float">
            <text:p>208000</text:p>
          </table:table-cell>
          <table:table-cell office:value-type="float" office:value="214000" calcext:value-type="float">
            <text:p>214000</text:p>
          </table:table-cell>
          <table:table-cell office:value-type="float" office:value="211800" calcext:value-type="float">
            <text:p>21180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205.923" calcext:value-type="float">
            <text:p>205.923</text:p>
          </table:table-cell>
          <table:table-cell office:value-type="float" office:value="0" calcext:value-type="float">
            <text:p>0</text:p>
          </table:table-cell>
          <table:table-cell office:value-type="float" office:value="311.325" calcext:value-type="float">
            <text:p>311.325</text:p>
          </table:table-cell>
          <table:table-cell office:value-type="float" office:value="191.503" calcext:value-type="float">
            <text:p>191.503</text:p>
          </table:table-cell>
          <table:table-cell office:value-type="float" office:value="312000" calcext:value-type="float">
            <text:p>312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316000" calcext:value-type="float">
            <text:p>31600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231.564" calcext:value-type="float">
            <text:p>231.564</text:p>
          </table:table-cell>
          <table:table-cell office:value-type="float" office:value="0" calcext:value-type="float">
            <text:p>0</text:p>
          </table:table-cell>
          <table:table-cell office:value-type="float" office:value="679.376" calcext:value-type="float">
            <text:p>679.376</text:p>
          </table:table-cell>
          <table:table-cell office:value-type="float" office:value="300.132" calcext:value-type="float">
            <text:p>300.132</text:p>
          </table:table-cell>
          <table:table-cell office:value-type="float" office:value="474578" calcext:value-type="float">
            <text:p>474578</text:p>
          </table:table-cell>
          <table:table-cell office:value-type="float" office:value="593531" calcext:value-type="float">
            <text:p>593531</text:p>
          </table:table-cell>
          <table:table-cell office:value-type="float" office:value="540960" calcext:value-type="float">
            <text:p>54096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220356" calcext:value-type="float">
            <text:p>220356</text:p>
          </table:table-cell>
          <table:table-cell office:value-type="float" office:value="220" calcext:value-type="float">
            <text:p>220</text:p>
          </table:table-cell>
          <table:table-cell office:value-type="float" office:value="793579" calcext:value-type="float">
            <text:p>793579</text:p>
          </table:table-cell>
          <table:table-cell office:value-type="float" office:value="300.13" calcext:value-type="float">
            <text:p>300.13</text:p>
          </table:table-cell>
          <table:table-cell office:value-type="float" office:value="1675571" calcext:value-type="float">
            <text:p>1675571</text:p>
          </table:table-cell>
          <table:table-cell office:value-type="float" office:value="2013708" calcext:value-type="float">
            <text:p>2013708</text:p>
          </table:table-cell>
          <table:table-cell office:value-type="float" office:value="1870180" calcext:value-type="float">
            <text:p>1.87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formula="of:=MIN([.D54];[.P54];[.AB54];[.AN54])" office:value-type="float" office:value="205.923" calcext:value-type="float">
            <text:p>205.923</text:p>
          </table:table-cell>
          <table:table-cell table:number-columns-repeated="972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2037.15" calcext:value-type="float">
            <text:p>2037.1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336.75" calcext:value-type="float">
            <text:p>3336.75</text:p>
          </table:table-cell>
          <table:table-cell table:style-name="ce6" office:value-type="float" office:value="1.93001" calcext:value-type="float">
            <text:p>1.93001</text:p>
          </table:table-cell>
          <table:table-cell table:style-name="ce6" office:value-type="float" office:value="208000" calcext:value-type="float">
            <text:p>208000</text:p>
          </table:table-cell>
          <table:table-cell table:style-name="ce6" office:value-type="float" office:value="218000" calcext:value-type="float">
            <text:p>218000</text:p>
          </table:table-cell>
          <table:table-cell table:style-name="ce6" office:value-type="float" office:value="212800" calcext:value-type="float">
            <text:p>21280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1037.76" calcext:value-type="float">
            <text:p>1037.7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435.75" calcext:value-type="float">
            <text:p>3435.75</text:p>
          </table:table-cell>
          <table:table-cell table:style-name="ce6" office:value-type="float" office:value="2.87972" calcext:value-type="float">
            <text:p>2.87972</text:p>
          </table:table-cell>
          <table:table-cell table:style-name="ce6" office:value-type="float" office:value="310000" calcext:value-type="float">
            <text:p>310000</text:p>
          </table:table-cell>
          <table:table-cell table:style-name="ce6" office:value-type="float" office:value="326000" calcext:value-type="float">
            <text:p>326000</text:p>
          </table:table-cell>
          <table:table-cell table:style-name="ce6" office:value-type="float" office:value="317800" calcext:value-type="float">
            <text:p>31780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1034.1" calcext:value-type="float">
            <text:p>1034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36.53" calcext:value-type="float">
            <text:p>2036.53</text:p>
          </table:table-cell>
          <table:table-cell table:style-name="ce6" office:value-type="float" office:value="5.54639" calcext:value-type="float">
            <text:p>5.54639</text:p>
          </table:table-cell>
          <table:table-cell table:style-name="ce6" office:value-type="float" office:value="592000" calcext:value-type="float">
            <text:p>592000</text:p>
          </table:table-cell>
          <table:table-cell table:style-name="ce6" office:value-type="float" office:value="614000" calcext:value-type="float">
            <text:p>614000</text:p>
          </table:table-cell>
          <table:table-cell table:style-name="ce6" office:value-type="float" office:value="599800" calcext:value-type="float">
            <text:p>59980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0.795" calcext:value-type="float">
            <text:p>30.79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3.781" calcext:value-type="float">
            <text:p>433.781</text:p>
          </table:table-cell>
          <table:table-cell table:style-name="ce6" office:value-type="float" office:value="41.0162" calcext:value-type="float">
            <text:p>41.0162</text:p>
          </table:table-cell>
          <table:table-cell table:style-name="ce6" office:value-type="float" office:value="3538000" calcext:value-type="float">
            <text:p>3538000</text:p>
          </table:table-cell>
          <table:table-cell table:style-name="ce6" office:value-type="float" office:value="3712000" calcext:value-type="float">
            <text:p>3712000</text:p>
          </table:table-cell>
          <table:table-cell table:style-name="ce8" office:value-type="float" office:value="3672000" calcext:value-type="float">
            <text:p>3.67E+06</text:p>
          </table:table-cell>
          <table:table-cell table:number-columns-repeated="4"/>
          <table:table-cell office:value-type="string" calcext:value-type="string">
            <text:p>Swisscom</text:p>
          </table:table-cell>
          <table:table-cell table:formula="of:=MIN([.D55];[.P55];[.AB55];[.AN55])" office:value-type="float" office:value="30.795" calcext:value-type="float">
            <text:p>30.795</text:p>
          </table:table-cell>
          <table:table-cell table:number-columns-repeated="972"/>
        </table:table-row>
        <table:table-row table:style-name="ro1"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972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3"/>
          <table:table-cell table:style-name="ce9" office:value-type="string" calcext:value-type="string">
            <text:p>Vicini Accettati</text:p>
          </table:table-cell>
          <table:table-cell table:style-name="ce9" office:value-type="string" calcext:value-type="string">
            <text:p>Istanza</text:p>
          </table:table-cell>
          <table:table-cell table:style-name="ce9" office:value-type="string" calcext:value-type="string">
            <text:p>Costo Minimo</text:p>
          </table:table-cell>
          <table:table-cell table:number-columns-repeated="97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radford-10-eplus</text:p>
          </table:table-cell>
          <table:table-cell office:value-type="float" office:value="932.621" calcext:value-type="float">
            <text:p>932.621</text:p>
          </table:table-cell>
          <table:table-cell office:value-type="float" office:value="0" calcext:value-type="float">
            <text:p>0</text:p>
          </table:table-cell>
          <table:table-cell office:value-type="float" office:value="3029.79" calcext:value-type="float">
            <text:p>3029.79</text:p>
          </table:table-cell>
          <table:table-cell office:value-type="float" office:value="148.201" calcext:value-type="float">
            <text:p>148.201</text:p>
          </table:table-cell>
          <table:table-cell office:value-type="float" office:value="515000" calcext:value-type="float">
            <text:p>515000</text:p>
          </table:table-cell>
          <table:table-cell office:value-type="float" office:value="525000" calcext:value-type="float">
            <text:p>525000</text:p>
          </table:table-cell>
          <table:table-cell office:value-type="float" office:value="522000" calcext:value-type="float">
            <text:p>522000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radford-10-eplus</text:p>
          </table:table-cell>
          <table:table-cell office:value-type="float" office:value="881.599" calcext:value-type="float">
            <text:p>881.599</text:p>
          </table:table-cell>
          <table:table-cell office:value-type="float" office:value="0" calcext:value-type="float">
            <text:p>0</text:p>
          </table:table-cell>
          <table:table-cell office:value-type="float" office:value="1984.47" calcext:value-type="float">
            <text:p>1984.47</text:p>
          </table:table-cell>
          <table:table-cell office:value-type="float" office:value="219.994" calcext:value-type="float">
            <text:p>219.994</text:p>
          </table:table-cell>
          <table:table-cell office:value-type="float" office:value="770000" calcext:value-type="float">
            <text:p>770000</text:p>
          </table:table-cell>
          <table:table-cell office:value-type="float" office:value="790000" calcext:value-type="float">
            <text:p>790000</text:p>
          </table:table-cell>
          <table:table-cell office:value-type="float" office:value="779000" calcext:value-type="float">
            <text:p>779000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radford-10-eplus</text:p>
          </table:table-cell>
          <table:table-cell office:value-type="float" office:value="1093.96" calcext:value-type="float">
            <text:p>1093.96</text:p>
          </table:table-cell>
          <table:table-cell office:value-type="float" office:value="0" calcext:value-type="float">
            <text:p>0</text:p>
          </table:table-cell>
          <table:table-cell office:value-type="float" office:value="2738.15" calcext:value-type="float">
            <text:p>2738.15</text:p>
          </table:table-cell>
          <table:table-cell office:value-type="float" office:value="300.25" calcext:value-type="float">
            <text:p>300.25</text:p>
          </table:table-cell>
          <table:table-cell office:value-type="float" office:value="1051075" calcext:value-type="float">
            <text:p>1051075</text:p>
          </table:table-cell>
          <table:table-cell office:value-type="float" office:value="1412679" calcext:value-type="float">
            <text:p>1412679</text:p>
          </table:table-cell>
          <table:table-cell table:style-name="ce7" office:value-type="float" office:value="1258840" calcext:value-type="float">
            <text:p>1.26E+06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radford-10-eplus</text:p>
          </table:table-cell>
          <table:table-cell table:style-name="ce7" office:value-type="float" office:value="3448490" calcext:value-type="float">
            <text:p>3.45E+06</text:p>
          </table:table-cell>
          <table:table-cell office:value-type="float" office:value="3446" calcext:value-type="float">
            <text:p>3446</text:p>
          </table:table-cell>
          <table:table-cell table:style-name="ce7" office:value-type="float" office:value="3564000" calcext:value-type="float">
            <text:p>3.56E+06</text:p>
          </table:table-cell>
          <table:table-cell office:value-type="float" office:value="300.245" calcext:value-type="float">
            <text:p>300.245</text:p>
          </table:table-cell>
          <table:table-cell office:value-type="float" office:value="1636008" calcext:value-type="float">
            <text:p>1636008</text:p>
          </table:table-cell>
          <table:table-cell office:value-type="float" office:value="2672842" calcext:value-type="float">
            <text:p>2672842</text:p>
          </table:table-cell>
          <table:table-cell office:value-type="float" office:value="2249330" calcext:value-type="float">
            <text:p>2.25E+06</text:p>
          </table:table-cell>
          <table:table-cell table:number-columns-repeated="3"/>
          <table:table-cell table:formula="of:=[.B58]" office:value-type="float" office:value="5000" calcext:value-type="float">
            <text:p>5000</text:p>
          </table:table-cell>
          <table:table-cell office:value-type="string" calcext:value-type="string">
            <text:p>bradford-10-eplus</text:p>
          </table:table-cell>
          <table:table-cell table:formula="of:=MIN([.D58];[.P58];[.AB58];[.AN58])" office:value-type="float" office:value="881.599" calcext:value-type="float">
            <text:p>881.599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-10-free</text:p>
          </table:table-cell>
          <table:table-cell office:value-type="float" office:value="527.611" calcext:value-type="float">
            <text:p>527.611</text:p>
          </table:table-cell>
          <table:table-cell office:value-type="float" office:value="0" calcext:value-type="float">
            <text:p>0</text:p>
          </table:table-cell>
          <table:table-cell office:value-type="float" office:value="2221.82" calcext:value-type="float">
            <text:p>2221.82</text:p>
          </table:table-cell>
          <table:table-cell office:value-type="float" office:value="68.1718" calcext:value-type="float">
            <text:p>68.1718</text:p>
          </table:table-cell>
          <table:table-cell office:value-type="float" office:value="515000" calcext:value-type="float">
            <text:p>515000</text:p>
          </table:table-cell>
          <table:table-cell office:value-type="float" office:value="530000" calcext:value-type="float">
            <text:p>530000</text:p>
          </table:table-cell>
          <table:table-cell office:value-type="float" office:value="522000" calcext:value-type="float">
            <text:p>52200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463.741" calcext:value-type="float">
            <text:p>463.741</text:p>
          </table:table-cell>
          <table:table-cell office:value-type="float" office:value="0" calcext:value-type="float">
            <text:p>0</text:p>
          </table:table-cell>
          <table:table-cell office:value-type="float" office:value="779.55" calcext:value-type="float">
            <text:p>779.55</text:p>
          </table:table-cell>
          <table:table-cell office:value-type="float" office:value="100.961" calcext:value-type="float">
            <text:p>100.961</text:p>
          </table:table-cell>
          <table:table-cell office:value-type="float" office:value="745000" calcext:value-type="float">
            <text:p>745000</text:p>
          </table:table-cell>
          <table:table-cell office:value-type="float" office:value="775000" calcext:value-type="float">
            <text:p>775000</text:p>
          </table:table-cell>
          <table:table-cell office:value-type="float" office:value="767000" calcext:value-type="float">
            <text:p>76700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430.359" calcext:value-type="float">
            <text:p>430.359</text:p>
          </table:table-cell>
          <table:table-cell office:value-type="float" office:value="0" calcext:value-type="float">
            <text:p>0</text:p>
          </table:table-cell>
          <table:table-cell office:value-type="float" office:value="438.274" calcext:value-type="float">
            <text:p>438.274</text:p>
          </table:table-cell>
          <table:table-cell office:value-type="float" office:value="189.219" calcext:value-type="float">
            <text:p>189.219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1485000" calcext:value-type="float">
            <text:p>1485000</text:p>
          </table:table-cell>
          <table:table-cell table:style-name="ce7" office:value-type="float" office:value="1464000" calcext:value-type="float">
            <text:p>1.46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35910.2" calcext:value-type="float">
            <text:p>35910.2</text:p>
          </table:table-cell>
          <table:table-cell office:value-type="float" office:value="34" calcext:value-type="float">
            <text:p>34</text:p>
          </table:table-cell>
          <table:table-cell office:value-type="float" office:value="817830" calcext:value-type="float">
            <text:p>817830</text:p>
          </table:table-cell>
          <table:table-cell office:value-type="float" office:value="300.112" calcext:value-type="float">
            <text:p>300.112</text:p>
          </table:table-cell>
          <table:table-cell office:value-type="float" office:value="3902732" calcext:value-type="float">
            <text:p>3902732</text:p>
          </table:table-cell>
          <table:table-cell office:value-type="float" office:value="5158157" calcext:value-type="float">
            <text:p>5158157</text:p>
          </table:table-cell>
          <table:table-cell office:value-type="float" office:value="4622150" calcext:value-type="float">
            <text:p>4.62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formula="of:=MIN([.D59];[.P59];[.AB59];[.AN59])" office:value-type="float" office:value="430.359" calcext:value-type="float">
            <text:p>430.359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-10-race</text:p>
          </table:table-cell>
          <table:table-cell office:value-type="float" office:value="1313.94" calcext:value-type="float">
            <text:p>1313.94</text:p>
          </table:table-cell>
          <table:table-cell office:value-type="float" office:value="1" calcext:value-type="float">
            <text:p>1</text:p>
          </table:table-cell>
          <table:table-cell office:value-type="float" office:value="3018.32" calcext:value-type="float">
            <text:p>3018.32</text:p>
          </table:table-cell>
          <table:table-cell office:value-type="float" office:value="48.4892" calcext:value-type="float">
            <text:p>48.4892</text:p>
          </table:table-cell>
          <table:table-cell office:value-type="float" office:value="505000" calcext:value-type="float">
            <text:p>505000</text:p>
          </table:table-cell>
          <table:table-cell office:value-type="float" office:value="525000" calcext:value-type="float">
            <text:p>525000</text:p>
          </table:table-cell>
          <table:table-cell office:value-type="float" office:value="517500" calcext:value-type="float">
            <text:p>51750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285.853" calcext:value-type="float">
            <text:p>285.853</text:p>
          </table:table-cell>
          <table:table-cell office:value-type="float" office:value="0" calcext:value-type="float">
            <text:p>0</text:p>
          </table:table-cell>
          <table:table-cell office:value-type="float" office:value="890.104" calcext:value-type="float">
            <text:p>890.104</text:p>
          </table:table-cell>
          <table:table-cell office:value-type="float" office:value="70.8561" calcext:value-type="float">
            <text:p>70.8561</text:p>
          </table:table-cell>
          <table:table-cell office:value-type="float" office:value="765000" calcext:value-type="float">
            <text:p>765000</text:p>
          </table:table-cell>
          <table:table-cell office:value-type="float" office:value="785000" calcext:value-type="float">
            <text:p>785000</text:p>
          </table:table-cell>
          <table:table-cell office:value-type="float" office:value="775000" calcext:value-type="float">
            <text:p>77500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247.748" calcext:value-type="float">
            <text:p>247.748</text:p>
          </table:table-cell>
          <table:table-cell office:value-type="float" office:value="0" calcext:value-type="float">
            <text:p>0</text:p>
          </table:table-cell>
          <table:table-cell office:value-type="float" office:value="260.687" calcext:value-type="float">
            <text:p>260.687</text:p>
          </table:table-cell>
          <table:table-cell office:value-type="float" office:value="131.831" calcext:value-type="float">
            <text:p>131.831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1505000" calcext:value-type="float">
            <text:p>1505000</text:p>
          </table:table-cell>
          <table:table-cell table:style-name="ce7" office:value-type="float" office:value="1465500" calcext:value-type="float">
            <text:p>1.47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1039.81" calcext:value-type="float">
            <text:p>1039.81</text:p>
          </table:table-cell>
          <table:table-cell office:value-type="float" office:value="0" calcext:value-type="float">
            <text:p>0</text:p>
          </table:table-cell>
          <table:table-cell office:value-type="float" office:value="178962" calcext:value-type="float">
            <text:p>178962</text:p>
          </table:table-cell>
          <table:table-cell office:value-type="float" office:value="300.088" calcext:value-type="float">
            <text:p>300.088</text:p>
          </table:table-cell>
          <table:table-cell office:value-type="float" office:value="4575615" calcext:value-type="float">
            <text:p>4575615</text:p>
          </table:table-cell>
          <table:table-cell office:value-type="float" office:value="5491513" calcext:value-type="float">
            <text:p>5491513</text:p>
          </table:table-cell>
          <table:table-cell office:value-type="float" office:value="5032460" calcext:value-type="float">
            <text:p>5.03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table:formula="of:=MIN([.D60];[.P60];[.AB60];[.AN60])" office:value-type="float" office:value="247.748" calcext:value-type="float">
            <text:p>247.748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eplus</text:p>
          </table:table-cell>
          <table:table-cell office:value-type="float" office:value="509.446" calcext:value-type="float">
            <text:p>509.446</text:p>
          </table:table-cell>
          <table:table-cell office:value-type="float" office:value="0" calcext:value-type="float">
            <text:p>0</text:p>
          </table:table-cell>
          <table:table-cell office:value-type="float" office:value="529.972" calcext:value-type="float">
            <text:p>529.972</text:p>
          </table:table-cell>
          <table:table-cell office:value-type="float" office:value="123.134" calcext:value-type="float">
            <text:p>123.134</text:p>
          </table:table-cell>
          <table:table-cell office:value-type="float" office:value="505000" calcext:value-type="float">
            <text:p>505000</text:p>
          </table:table-cell>
          <table:table-cell office:value-type="float" office:value="525000" calcext:value-type="float">
            <text:p>525000</text:p>
          </table:table-cell>
          <table:table-cell office:value-type="float" office:value="513500" calcext:value-type="float">
            <text:p>5135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504.942" calcext:value-type="float">
            <text:p>504.942</text:p>
          </table:table-cell>
          <table:table-cell office:value-type="float" office:value="0" calcext:value-type="float">
            <text:p>0</text:p>
          </table:table-cell>
          <table:table-cell office:value-type="float" office:value="520.61" calcext:value-type="float">
            <text:p>520.61</text:p>
          </table:table-cell>
          <table:table-cell office:value-type="float" office:value="183.319" calcext:value-type="float">
            <text:p>183.319</text:p>
          </table:table-cell>
          <table:table-cell office:value-type="float" office:value="770000" calcext:value-type="float">
            <text:p>770000</text:p>
          </table:table-cell>
          <table:table-cell office:value-type="float" office:value="785000" calcext:value-type="float">
            <text:p>785000</text:p>
          </table:table-cell>
          <table:table-cell office:value-type="float" office:value="773500" calcext:value-type="float">
            <text:p>7735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497.922" calcext:value-type="float">
            <text:p>497.922</text:p>
          </table:table-cell>
          <table:table-cell office:value-type="float" office:value="0" calcext:value-type="float">
            <text:p>0</text:p>
          </table:table-cell>
          <table:table-cell office:value-type="float" office:value="817.716" calcext:value-type="float">
            <text:p>817.716</text:p>
          </table:table-cell>
          <table:table-cell office:value-type="float" office:value="300.146" calcext:value-type="float">
            <text:p>300.146</text:p>
          </table:table-cell>
          <table:table-cell office:value-type="float" office:value="1116904" calcext:value-type="float">
            <text:p>1116904</text:p>
          </table:table-cell>
          <table:table-cell office:value-type="float" office:value="1461511" calcext:value-type="float">
            <text:p>1461511</text:p>
          </table:table-cell>
          <table:table-cell table:style-name="ce7" office:value-type="float" office:value="1319780" calcext:value-type="float">
            <text:p>1.32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style-name="ce7" office:value-type="float" office:value="2175800" calcext:value-type="float">
            <text:p>2.18E+06</text:p>
          </table:table-cell>
          <table:table-cell office:value-type="float" office:value="2174" calcext:value-type="float">
            <text:p>2174</text:p>
          </table:table-cell>
          <table:table-cell table:style-name="ce7" office:value-type="float" office:value="2293320" calcext:value-type="float">
            <text:p>2.29E+06</text:p>
          </table:table-cell>
          <table:table-cell office:value-type="float" office:value="300.228" calcext:value-type="float">
            <text:p>300.228</text:p>
          </table:table-cell>
          <table:table-cell office:value-type="float" office:value="1630529" calcext:value-type="float">
            <text:p>1630529</text:p>
          </table:table-cell>
          <table:table-cell office:value-type="float" office:value="2763970" calcext:value-type="float">
            <text:p>2763970</text:p>
          </table:table-cell>
          <table:table-cell office:value-type="float" office:value="2108850" calcext:value-type="float">
            <text:p>2.11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formula="of:=MIN([.D61];[.P61];[.AB61];[.AN61])" office:value-type="float" office:value="497.922" calcext:value-type="float">
            <text:p>497.922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free</text:p>
          </table:table-cell>
          <table:table-cell office:value-type="float" office:value="213.321" calcext:value-type="float">
            <text:p>213.321</text:p>
          </table:table-cell>
          <table:table-cell office:value-type="float" office:value="0" calcext:value-type="float">
            <text:p>0</text:p>
          </table:table-cell>
          <table:table-cell office:value-type="float" office:value="231.674" calcext:value-type="float">
            <text:p>231.674</text:p>
          </table:table-cell>
          <table:table-cell office:value-type="float" office:value="55.1532" calcext:value-type="float">
            <text:p>55.1532</text:p>
          </table:table-cell>
          <table:table-cell office:value-type="float" office:value="505000" calcext:value-type="float">
            <text:p>505000</text:p>
          </table:table-cell>
          <table:table-cell office:value-type="float" office:value="525000" calcext:value-type="float">
            <text:p>525000</text:p>
          </table:table-cell>
          <table:table-cell office:value-type="float" office:value="514000" calcext:value-type="float">
            <text:p>5140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09.622" calcext:value-type="float">
            <text:p>209.622</text:p>
          </table:table-cell>
          <table:table-cell office:value-type="float" office:value="0" calcext:value-type="float">
            <text:p>0</text:p>
          </table:table-cell>
          <table:table-cell office:value-type="float" office:value="220.287" calcext:value-type="float">
            <text:p>220.287</text:p>
          </table:table-cell>
          <table:table-cell office:value-type="float" office:value="80.0681" calcext:value-type="float">
            <text:p>80.0681</text:p>
          </table:table-cell>
          <table:table-cell office:value-type="float" office:value="755000" calcext:value-type="float">
            <text:p>755000</text:p>
          </table:table-cell>
          <table:table-cell office:value-type="float" office:value="785000" calcext:value-type="float">
            <text:p>785000</text:p>
          </table:table-cell>
          <table:table-cell office:value-type="float" office:value="770000" calcext:value-type="float">
            <text:p>7700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02.928" calcext:value-type="float">
            <text:p>202.928</text:p>
          </table:table-cell>
          <table:table-cell office:value-type="float" office:value="0" calcext:value-type="float">
            <text:p>0</text:p>
          </table:table-cell>
          <table:table-cell office:value-type="float" office:value="209.163" calcext:value-type="float">
            <text:p>209.163</text:p>
          </table:table-cell>
          <table:table-cell office:value-type="float" office:value="150.573" calcext:value-type="float">
            <text:p>150.573</text:p>
          </table:table-cell>
          <table:table-cell office:value-type="float" office:value="1420000" calcext:value-type="float">
            <text:p>1420000</text:p>
          </table:table-cell>
          <table:table-cell office:value-type="float" office:value="1485000" calcext:value-type="float">
            <text:p>1485000</text:p>
          </table:table-cell>
          <table:table-cell table:style-name="ce7" office:value-type="float" office:value="1454000" calcext:value-type="float">
            <text:p>1.45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68365.2" calcext:value-type="float">
            <text:p>68365.2</text:p>
          </table:table-cell>
          <table:table-cell office:value-type="float" office:value="67" calcext:value-type="float">
            <text:p>67</text:p>
          </table:table-cell>
          <table:table-cell office:value-type="float" office:value="335401" calcext:value-type="float">
            <text:p>335401</text:p>
          </table:table-cell>
          <table:table-cell office:value-type="float" office:value="300.104" calcext:value-type="float">
            <text:p>300.104</text:p>
          </table:table-cell>
          <table:table-cell office:value-type="float" office:value="4092225" calcext:value-type="float">
            <text:p>4092225</text:p>
          </table:table-cell>
          <table:table-cell office:value-type="float" office:value="4722893" calcext:value-type="float">
            <text:p>4722893</text:p>
          </table:table-cell>
          <table:table-cell office:value-type="float" office:value="4473560" calcext:value-type="float">
            <text:p>4.47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table:formula="of:=MIN([.D62];[.P62];[.AB62];[.AN62])" office:value-type="float" office:value="202.928" calcext:value-type="float">
            <text:p>202.928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race</text:p>
          </table:table-cell>
          <table:table-cell office:value-type="float" office:value="140.17" calcext:value-type="float">
            <text:p>140.17</text:p>
          </table:table-cell>
          <table:table-cell office:value-type="float" office:value="0" calcext:value-type="float">
            <text:p>0</text:p>
          </table:table-cell>
          <table:table-cell office:value-type="float" office:value="152.709" calcext:value-type="float">
            <text:p>152.709</text:p>
          </table:table-cell>
          <table:table-cell office:value-type="float" office:value="39.7113" calcext:value-type="float">
            <text:p>39.7113</text:p>
          </table:table-cell>
          <table:table-cell office:value-type="float" office:value="510000" calcext:value-type="float">
            <text:p>510000</text:p>
          </table:table-cell>
          <table:table-cell office:value-type="float" office:value="525000" calcext:value-type="float">
            <text:p>525000</text:p>
          </table:table-cell>
          <table:table-cell office:value-type="float" office:value="516000" calcext:value-type="float">
            <text:p>51600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38.736" calcext:value-type="float">
            <text:p>138.736</text:p>
          </table:table-cell>
          <table:table-cell office:value-type="float" office:value="0" calcext:value-type="float">
            <text:p>0</text:p>
          </table:table-cell>
          <table:table-cell office:value-type="float" office:value="145.645" calcext:value-type="float">
            <text:p>145.645</text:p>
          </table:table-cell>
          <table:table-cell office:value-type="float" office:value="57.8812" calcext:value-type="float">
            <text:p>57.8812</text:p>
          </table:table-cell>
          <table:table-cell office:value-type="float" office:value="750000" calcext:value-type="float">
            <text:p>750000</text:p>
          </table:table-cell>
          <table:table-cell office:value-type="float" office:value="785000" calcext:value-type="float">
            <text:p>785000</text:p>
          </table:table-cell>
          <table:table-cell office:value-type="float" office:value="766500" calcext:value-type="float">
            <text:p>76650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27.415" calcext:value-type="float">
            <text:p>127.415</text:p>
          </table:table-cell>
          <table:table-cell office:value-type="float" office:value="0" calcext:value-type="float">
            <text:p>0</text:p>
          </table:table-cell>
          <table:table-cell office:value-type="float" office:value="134.31" calcext:value-type="float">
            <text:p>134.31</text:p>
          </table:table-cell>
          <table:table-cell office:value-type="float" office:value="109.359" calcext:value-type="float">
            <text:p>109.359</text:p>
          </table:table-cell>
          <table:table-cell office:value-type="float" office:value="1425000" calcext:value-type="float">
            <text:p>1425000</text:p>
          </table:table-cell>
          <table:table-cell office:value-type="float" office:value="1480000" calcext:value-type="float">
            <text:p>1480000</text:p>
          </table:table-cell>
          <table:table-cell table:style-name="ce7" office:value-type="float" office:value="1456000" calcext:value-type="float">
            <text:p>1.46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700.359" calcext:value-type="float">
            <text:p>700.359</text:p>
          </table:table-cell>
          <table:table-cell office:value-type="float" office:value="0" calcext:value-type="float">
            <text:p>0</text:p>
          </table:table-cell>
          <table:table-cell office:value-type="float" office:value="43148.9" calcext:value-type="float">
            <text:p>43148.9</text:p>
          </table:table-cell>
          <table:table-cell office:value-type="float" office:value="300.086" calcext:value-type="float">
            <text:p>300.086</text:p>
          </table:table-cell>
          <table:table-cell office:value-type="float" office:value="4550477" calcext:value-type="float">
            <text:p>4550477</text:p>
          </table:table-cell>
          <table:table-cell office:value-type="float" office:value="6063457" calcext:value-type="float">
            <text:p>6063457</text:p>
          </table:table-cell>
          <table:table-cell office:value-type="float" office:value="5238840" calcext:value-type="float">
            <text:p>5.24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table:formula="of:=MIN([.D63];[.P63];[.AB63];[.AN63])" office:value-type="float" office:value="127.415" calcext:value-type="float">
            <text:p>127.415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9.76939" calcext:value-type="float">
            <text:p>9.76939</text:p>
          </table:table-cell>
          <table:table-cell office:value-type="float" office:value="0" calcext:value-type="float">
            <text:p>0</text:p>
          </table:table-cell>
          <table:table-cell office:value-type="float" office:value="11.2937" calcext:value-type="float">
            <text:p>11.2937</text:p>
          </table:table-cell>
          <table:table-cell office:value-type="float" office:value="33.6272" calcext:value-type="float">
            <text:p>33.6272</text:p>
          </table:table-cell>
          <table:table-cell office:value-type="float" office:value="505000" calcext:value-type="float">
            <text:p>505000</text:p>
          </table:table-cell>
          <table:table-cell office:value-type="float" office:value="525000" calcext:value-type="float">
            <text:p>525000</text:p>
          </table:table-cell>
          <table:table-cell office:value-type="float" office:value="514500" calcext:value-type="float">
            <text:p>51450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9.95191" calcext:value-type="float">
            <text:p>9.95191</text:p>
          </table:table-cell>
          <table:table-cell office:value-type="float" office:value="0" calcext:value-type="float">
            <text:p>0</text:p>
          </table:table-cell>
          <table:table-cell office:value-type="float" office:value="11.2527" calcext:value-type="float">
            <text:p>11.2527</text:p>
          </table:table-cell>
          <table:table-cell office:value-type="float" office:value="48.4356" calcext:value-type="float">
            <text:p>48.4356</text:p>
          </table:table-cell>
          <table:table-cell office:value-type="float" office:value="750000" calcext:value-type="float">
            <text:p>750000</text:p>
          </table:table-cell>
          <table:table-cell office:value-type="float" office:value="775000" calcext:value-type="float">
            <text:p>775000</text:p>
          </table:table-cell>
          <table:table-cell office:value-type="float" office:value="765500" calcext:value-type="float">
            <text:p>76550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0.3803" calcext:value-type="float">
            <text:p>10.3803</text:p>
          </table:table-cell>
          <table:table-cell office:value-type="float" office:value="0" calcext:value-type="float">
            <text:p>0</text:p>
          </table:table-cell>
          <table:table-cell office:value-type="float" office:value="11.1123" calcext:value-type="float">
            <text:p>11.1123</text:p>
          </table:table-cell>
          <table:table-cell office:value-type="float" office:value="91.5672" calcext:value-type="float">
            <text:p>91.5672</text:p>
          </table:table-cell>
          <table:table-cell office:value-type="float" office:value="1430000" calcext:value-type="float">
            <text:p>1430000</text:p>
          </table:table-cell>
          <table:table-cell office:value-type="float" office:value="1465000" calcext:value-type="float">
            <text:p>1465000</text:p>
          </table:table-cell>
          <table:table-cell table:style-name="ce7" office:value-type="float" office:value="1452000" calcext:value-type="float">
            <text:p>1.45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40.1278" calcext:value-type="float">
            <text:p>40.1278</text:p>
          </table:table-cell>
          <table:table-cell office:value-type="float" office:value="0" calcext:value-type="float">
            <text:p>0</text:p>
          </table:table-cell>
          <table:table-cell office:value-type="float" office:value="45.5035" calcext:value-type="float">
            <text:p>45.5035</text:p>
          </table:table-cell>
          <table:table-cell office:value-type="float" office:value="300.015" calcext:value-type="float">
            <text:p>300.015</text:p>
          </table:table-cell>
          <table:table-cell office:value-type="float" office:value="4341624" calcext:value-type="float">
            <text:p>4341624</text:p>
          </table:table-cell>
          <table:table-cell office:value-type="float" office:value="6502583" calcext:value-type="float">
            <text:p>6502583</text:p>
          </table:table-cell>
          <table:table-cell office:value-type="float" office:value="5611970" calcext:value-type="float">
            <text:p>5.61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formula="of:=MIN([.D64];[.P64];[.AB64];[.AN64])" office:value-type="float" office:value="9.76939" calcext:value-type="float">
            <text:p>9.76939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siemens4</text:p>
          </table:table-cell>
          <table:table-cell office:value-type="float" office:value="198.23" calcext:value-type="float">
            <text:p>198.23</text:p>
          </table:table-cell>
          <table:table-cell office:value-type="float" office:value="0" calcext:value-type="float">
            <text:p>0</text:p>
          </table:table-cell>
          <table:table-cell office:value-type="float" office:value="655.279" calcext:value-type="float">
            <text:p>655.279</text:p>
          </table:table-cell>
          <table:table-cell office:value-type="float" office:value="293.744" calcext:value-type="float">
            <text:p>293.744</text:p>
          </table:table-cell>
          <table:table-cell office:value-type="float" office:value="444738" calcext:value-type="float">
            <text:p>444738</text:p>
          </table:table-cell>
          <table:table-cell office:value-type="float" office:value="535000" calcext:value-type="float">
            <text:p>535000</text:p>
          </table:table-cell>
          <table:table-cell office:value-type="float" office:value="500475" calcext:value-type="float">
            <text:p>500475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318.037" calcext:value-type="float">
            <text:p>318.037</text:p>
          </table:table-cell>
          <table:table-cell office:value-type="float" office:value="0" calcext:value-type="float">
            <text:p>0</text:p>
          </table:table-cell>
          <table:table-cell office:value-type="float" office:value="337.622" calcext:value-type="float">
            <text:p>337.622</text:p>
          </table:table-cell>
          <table:table-cell office:value-type="float" office:value="300.132" calcext:value-type="float">
            <text:p>300.132</text:p>
          </table:table-cell>
          <table:table-cell office:value-type="float" office:value="552932" calcext:value-type="float">
            <text:p>552932</text:p>
          </table:table-cell>
          <table:table-cell office:value-type="float" office:value="690426" calcext:value-type="float">
            <text:p>690426</text:p>
          </table:table-cell>
          <table:table-cell office:value-type="float" office:value="639271" calcext:value-type="float">
            <text:p>639271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349.284" calcext:value-type="float">
            <text:p>349.284</text:p>
          </table:table-cell>
          <table:table-cell office:value-type="float" office:value="0" calcext:value-type="float">
            <text:p>0</text:p>
          </table:table-cell>
          <table:table-cell office:value-type="float" office:value="3354.61" calcext:value-type="float">
            <text:p>3354.61</text:p>
          </table:table-cell>
          <table:table-cell office:value-type="float" office:value="300.132" calcext:value-type="float">
            <text:p>300.132</text:p>
          </table:table-cell>
          <table:table-cell office:value-type="float" office:value="875394" calcext:value-type="float">
            <text:p>875394</text:p>
          </table:table-cell>
          <table:table-cell office:value-type="float" office:value="1017126" calcext:value-type="float">
            <text:p>1017126</text:p>
          </table:table-cell>
          <table:table-cell office:value-type="float" office:value="959449" calcext:value-type="float">
            <text:p>959449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style-name="ce7" office:value-type="float" office:value="3592520" calcext:value-type="float">
            <text:p>3.59E+06</text:p>
          </table:table-cell>
          <table:table-cell office:value-type="float" office:value="3592" calcext:value-type="float">
            <text:p>3592</text:p>
          </table:table-cell>
          <table:table-cell table:style-name="ce7" office:value-type="float" office:value="3659640" calcext:value-type="float">
            <text:p>3.66E+06</text:p>
          </table:table-cell>
          <table:table-cell office:value-type="float" office:value="300.13" calcext:value-type="float">
            <text:p>300.13</text:p>
          </table:table-cell>
          <table:table-cell office:value-type="float" office:value="1816899" calcext:value-type="float">
            <text:p>1816899</text:p>
          </table:table-cell>
          <table:table-cell office:value-type="float" office:value="2936940" calcext:value-type="float">
            <text:p>2936940</text:p>
          </table:table-cell>
          <table:table-cell office:value-type="float" office:value="2480780" calcext:value-type="float">
            <text:p>2.48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formula="of:=MIN([.D65];[.P65];[.AB65];[.AN65])" office:value-type="float" office:value="198.23" calcext:value-type="float">
            <text:p>198.23</text:p>
          </table:table-cell>
          <table:table-cell table:number-columns-repeated="972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1035.49" calcext:value-type="float">
            <text:p>1035.4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35.47" calcext:value-type="float">
            <text:p>2435.47</text:p>
          </table:table-cell>
          <table:table-cell table:style-name="ce6" office:value-type="float" office:value="4.91798" calcext:value-type="float">
            <text:p>4.91798</text:p>
          </table:table-cell>
          <table:table-cell table:style-name="ce6" office:value-type="float" office:value="520000" calcext:value-type="float">
            <text:p>520000</text:p>
          </table:table-cell>
          <table:table-cell table:style-name="ce6" office:value-type="float" office:value="540000" calcext:value-type="float">
            <text:p>540000</text:p>
          </table:table-cell>
          <table:table-cell table:style-name="ce6" office:value-type="float" office:value="532500" calcext:value-type="float">
            <text:p>53250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1.161" calcext:value-type="float">
            <text:p>31.16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34.08" calcext:value-type="float">
            <text:p>1334.08</text:p>
          </table:table-cell>
          <table:table-cell table:style-name="ce6" office:value-type="float" office:value="7.4035" calcext:value-type="float">
            <text:p>7.4035</text:p>
          </table:table-cell>
          <table:table-cell table:style-name="ce6" office:value-type="float" office:value="795000" calcext:value-type="float">
            <text:p>795000</text:p>
          </table:table-cell>
          <table:table-cell table:style-name="ce6" office:value-type="float" office:value="810000" calcext:value-type="float">
            <text:p>810000</text:p>
          </table:table-cell>
          <table:table-cell table:style-name="ce6" office:value-type="float" office:value="799500" calcext:value-type="float">
            <text:p>79950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1.663" calcext:value-type="float">
            <text:p>31.66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34.597" calcext:value-type="float">
            <text:p>634.597</text:p>
          </table:table-cell>
          <table:table-cell table:style-name="ce6" office:value-type="float" office:value="14.3976" calcext:value-type="float">
            <text:p>14.3976</text:p>
          </table:table-cell>
          <table:table-cell table:style-name="ce6" office:value-type="float" office:value="1445000" calcext:value-type="float">
            <text:p>1445000</text:p>
          </table:table-cell>
          <table:table-cell table:style-name="ce6" office:value-type="float" office:value="1555000" calcext:value-type="float">
            <text:p>1555000</text:p>
          </table:table-cell>
          <table:table-cell table:style-name="ce8" office:value-type="float" office:value="1489500" calcext:value-type="float">
            <text:p>1.49E+06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0.049" calcext:value-type="float">
            <text:p>30.04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3.186" calcext:value-type="float">
            <text:p>233.186</text:p>
          </table:table-cell>
          <table:table-cell table:style-name="ce6" office:value-type="float" office:value="99.0126" calcext:value-type="float">
            <text:p>99.0126</text:p>
          </table:table-cell>
          <table:table-cell table:style-name="ce6" office:value-type="float" office:value="8990000" calcext:value-type="float">
            <text:p>8990000</text:p>
          </table:table-cell>
          <table:table-cell table:style-name="ce6" office:value-type="float" office:value="9350000" calcext:value-type="float">
            <text:p>9350000</text:p>
          </table:table-cell>
          <table:table-cell table:style-name="ce8" office:value-type="float" office:value="9190000" calcext:value-type="float">
            <text:p>9.19E+06</text:p>
          </table:table-cell>
          <table:table-cell table:number-columns-repeated="4"/>
          <table:table-cell office:value-type="string" calcext:value-type="string">
            <text:p>Swisscom</text:p>
          </table:table-cell>
          <table:table-cell table:formula="of:=MIN([.D66];[.P66];[.AB66];[.AN66])" office:value-type="float" office:value="30.049" calcext:value-type="float">
            <text:p>30.049</text:p>
          </table:table-cell>
          <table:table-cell table:number-columns-repeated="972"/>
        </table:table-row>
        <table:table-row table:style-name="ro1"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972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3"/>
          <table:table-cell table:style-name="ce9" office:value-type="string" calcext:value-type="string">
            <text:p>Vicini Accettati</text:p>
          </table:table-cell>
          <table:table-cell table:style-name="ce9" office:value-type="string" calcext:value-type="string">
            <text:p>Istanza</text:p>
          </table:table-cell>
          <table:table-cell table:style-name="ce9" office:value-type="string" calcext:value-type="string">
            <text:p>Costo Minimo</text:p>
          </table:table-cell>
          <table:table-cell table:number-columns-repeated="97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bradford-10-eplus</text:p>
          </table:table-cell>
          <table:table-cell office:value-type="float" office:value="840.708" calcext:value-type="float">
            <text:p>840.708</text:p>
          </table:table-cell>
          <table:table-cell office:value-type="float" office:value="0" calcext:value-type="float">
            <text:p>0</text:p>
          </table:table-cell>
          <table:table-cell office:value-type="float" office:value="1079.99" calcext:value-type="float">
            <text:p>1079.99</text:p>
          </table:table-cell>
          <table:table-cell office:value-type="float" office:value="275.944" calcext:value-type="float">
            <text:p>275.944</text:p>
          </table:table-cell>
          <table:table-cell office:value-type="float" office:value="980921" calcext:value-type="float">
            <text:p>980921</text:p>
          </table:table-cell>
          <table:table-cell office:value-type="float" office:value="1048624" calcext:value-type="float">
            <text:p>1048624</text:p>
          </table:table-cell>
          <table:table-cell table:style-name="ce7" office:value-type="float" office:value="1021750" calcext:value-type="float">
            <text:p>1.02E+06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bradford-10-eplus</text:p>
          </table:table-cell>
          <table:table-cell office:value-type="float" office:value="1201.22" calcext:value-type="float">
            <text:p>1201.22</text:p>
          </table:table-cell>
          <table:table-cell office:value-type="float" office:value="0" calcext:value-type="float">
            <text:p>0</text:p>
          </table:table-cell>
          <table:table-cell office:value-type="float" office:value="2506.22" calcext:value-type="float">
            <text:p>2506.22</text:p>
          </table:table-cell>
          <table:table-cell office:value-type="float" office:value="300.245" calcext:value-type="float">
            <text:p>300.245</text:p>
          </table:table-cell>
          <table:table-cell office:value-type="float" office:value="1083849" calcext:value-type="float">
            <text:p>1083849</text:p>
          </table:table-cell>
          <table:table-cell office:value-type="float" office:value="1458416" calcext:value-type="float">
            <text:p>1458416</text:p>
          </table:table-cell>
          <table:table-cell table:style-name="ce7" office:value-type="float" office:value="1311530" calcext:value-type="float">
            <text:p>1.31E+06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bradford-10-eplus</text:p>
          </table:table-cell>
          <table:table-cell office:value-type="float" office:value="1870.92" calcext:value-type="float">
            <text:p>1870.92</text:p>
          </table:table-cell>
          <table:table-cell office:value-type="float" office:value="0" calcext:value-type="float">
            <text:p>0</text:p>
          </table:table-cell>
          <table:table-cell office:value-type="float" office:value="379213" calcext:value-type="float">
            <text:p>379213</text:p>
          </table:table-cell>
          <table:table-cell office:value-type="float" office:value="300.249" calcext:value-type="float">
            <text:p>300.249</text:p>
          </table:table-cell>
          <table:table-cell office:value-type="float" office:value="1460042" calcext:value-type="float">
            <text:p>1460042</text:p>
          </table:table-cell>
          <table:table-cell office:value-type="float" office:value="1925578" calcext:value-type="float">
            <text:p>1925578</text:p>
          </table:table-cell>
          <table:table-cell table:style-name="ce7" office:value-type="float" office:value="1732820" calcext:value-type="float">
            <text:p>1.73E+06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bradford-10-eplus</text:p>
          </table:table-cell>
          <table:table-cell table:style-name="ce7" office:value-type="float" office:value="3558430" calcext:value-type="float">
            <text:p>3.56E+06</text:p>
          </table:table-cell>
          <table:table-cell office:value-type="float" office:value="3556" calcext:value-type="float">
            <text:p>3556</text:p>
          </table:table-cell>
          <table:table-cell table:style-name="ce7" office:value-type="float" office:value="3608430" calcext:value-type="float">
            <text:p>3.61E+06</text:p>
          </table:table-cell>
          <table:table-cell office:value-type="float" office:value="300.242" calcext:value-type="float">
            <text:p>300.242</text:p>
          </table:table-cell>
          <table:table-cell office:value-type="float" office:value="1620561" calcext:value-type="float">
            <text:p>1620561</text:p>
          </table:table-cell>
          <table:table-cell office:value-type="float" office:value="2759211" calcext:value-type="float">
            <text:p>2759211</text:p>
          </table:table-cell>
          <table:table-cell office:value-type="float" office:value="2298720" calcext:value-type="float">
            <text:p>2.30E+06</text:p>
          </table:table-cell>
          <table:table-cell table:number-columns-repeated="3"/>
          <table:table-cell table:formula="of:=[.B69]" office:value-type="float" office:value="10000" calcext:value-type="float">
            <text:p>10000</text:p>
          </table:table-cell>
          <table:table-cell office:value-type="string" calcext:value-type="string">
            <text:p>bradford-10-eplus</text:p>
          </table:table-cell>
          <table:table-cell table:formula="of:=MIN([.D69];[.P69];[.AB69];[.AN69])" office:value-type="float" office:value="840.708" calcext:value-type="float">
            <text:p>840.708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-10-free</text:p>
          </table:table-cell>
          <table:table-cell office:value-type="float" office:value="452.12" calcext:value-type="float">
            <text:p>452.12</text:p>
          </table:table-cell>
          <table:table-cell office:value-type="float" office:value="0" calcext:value-type="float">
            <text:p>0</text:p>
          </table:table-cell>
          <table:table-cell office:value-type="float" office:value="572.342" calcext:value-type="float">
            <text:p>572.342</text:p>
          </table:table-cell>
          <table:table-cell office:value-type="float" office:value="131.2" calcext:value-type="float">
            <text:p>131.2</text:p>
          </table:table-cell>
          <table:table-cell office:value-type="float" office:value="1021778" calcext:value-type="float">
            <text:p>1021778</text:p>
          </table:table-cell>
          <table:table-cell office:value-type="float" office:value="1054988" calcext:value-type="float">
            <text:p>1054988</text:p>
          </table:table-cell>
          <table:table-cell table:style-name="ce7" office:value-type="float" office:value="1040890" calcext:value-type="float">
            <text:p>1.04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434.118" calcext:value-type="float">
            <text:p>434.118</text:p>
          </table:table-cell>
          <table:table-cell office:value-type="float" office:value="0" calcext:value-type="float">
            <text:p>0</text:p>
          </table:table-cell>
          <table:table-cell office:value-type="float" office:value="548.325" calcext:value-type="float">
            <text:p>548.325</text:p>
          </table:table-cell>
          <table:table-cell office:value-type="float" office:value="193.404" calcext:value-type="float">
            <text:p>193.404</text:p>
          </table:table-cell>
          <table:table-cell office:value-type="float" office:value="1491410" calcext:value-type="float">
            <text:p>1491410</text:p>
          </table:table-cell>
          <table:table-cell office:value-type="float" office:value="1559028" calcext:value-type="float">
            <text:p>1559028</text:p>
          </table:table-cell>
          <table:table-cell table:style-name="ce7" office:value-type="float" office:value="1532660" calcext:value-type="float">
            <text:p>1.53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508.26" calcext:value-type="float">
            <text:p>508.26</text:p>
          </table:table-cell>
          <table:table-cell office:value-type="float" office:value="0" calcext:value-type="float">
            <text:p>0</text:p>
          </table:table-cell>
          <table:table-cell office:value-type="float" office:value="884.9" calcext:value-type="float">
            <text:p>884.9</text:p>
          </table:table-cell>
          <table:table-cell office:value-type="float" office:value="300.115" calcext:value-type="float">
            <text:p>300.115</text:p>
          </table:table-cell>
          <table:table-cell office:value-type="float" office:value="2442448" calcext:value-type="float">
            <text:p>2442448</text:p>
          </table:table-cell>
          <table:table-cell office:value-type="float" office:value="2914593" calcext:value-type="float">
            <text:p>2914593</text:p>
          </table:table-cell>
          <table:table-cell table:style-name="ce7" office:value-type="float" office:value="2711830" calcext:value-type="float">
            <text:p>2.71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style-name="ce7" office:value-type="float" office:value="3275500" calcext:value-type="float">
            <text:p>3.28E+06</text:p>
          </table:table-cell>
          <table:table-cell office:value-type="float" office:value="3273" calcext:value-type="float">
            <text:p>3273</text:p>
          </table:table-cell>
          <table:table-cell table:style-name="ce7" office:value-type="float" office:value="3420120" calcext:value-type="float">
            <text:p>3.42E+06</text:p>
          </table:table-cell>
          <table:table-cell office:value-type="float" office:value="300.108" calcext:value-type="float">
            <text:p>300.108</text:p>
          </table:table-cell>
          <table:table-cell office:value-type="float" office:value="3950503" calcext:value-type="float">
            <text:p>3950503</text:p>
          </table:table-cell>
          <table:table-cell office:value-type="float" office:value="5815610" calcext:value-type="float">
            <text:p>5815610</text:p>
          </table:table-cell>
          <table:table-cell office:value-type="float" office:value="4873470" calcext:value-type="float">
            <text:p>4.87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formula="of:=MIN([.D70];[.P70];[.AB70];[.AN70])" office:value-type="float" office:value="434.118" calcext:value-type="float">
            <text:p>434.118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-10-race</text:p>
          </table:table-cell>
          <table:table-cell office:value-type="float" office:value="264.614" calcext:value-type="float">
            <text:p>264.614</text:p>
          </table:table-cell>
          <table:table-cell office:value-type="float" office:value="0" calcext:value-type="float">
            <text:p>0</text:p>
          </table:table-cell>
          <table:table-cell office:value-type="float" office:value="477.348" calcext:value-type="float">
            <text:p>477.348</text:p>
          </table:table-cell>
          <table:table-cell office:value-type="float" office:value="93.8111" calcext:value-type="float">
            <text:p>93.8111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1060000" calcext:value-type="float">
            <text:p>1060000</text:p>
          </table:table-cell>
          <table:table-cell table:style-name="ce7" office:value-type="float" office:value="1044000" calcext:value-type="float">
            <text:p>1.04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245.367" calcext:value-type="float">
            <text:p>245.367</text:p>
          </table:table-cell>
          <table:table-cell office:value-type="float" office:value="0" calcext:value-type="float">
            <text:p>0</text:p>
          </table:table-cell>
          <table:table-cell office:value-type="float" office:value="255.704" calcext:value-type="float">
            <text:p>255.704</text:p>
          </table:table-cell>
          <table:table-cell office:value-type="float" office:value="139.024" calcext:value-type="float">
            <text:p>139.024</text:p>
          </table:table-cell>
          <table:table-cell office:value-type="float" office:value="1520000" calcext:value-type="float">
            <text:p>1520000</text:p>
          </table:table-cell>
          <table:table-cell office:value-type="float" office:value="1580000" calcext:value-type="float">
            <text:p>1580000</text:p>
          </table:table-cell>
          <table:table-cell table:style-name="ce7" office:value-type="float" office:value="1555000" calcext:value-type="float">
            <text:p>1.56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231.236" calcext:value-type="float">
            <text:p>231.236</text:p>
          </table:table-cell>
          <table:table-cell office:value-type="float" office:value="0" calcext:value-type="float">
            <text:p>0</text:p>
          </table:table-cell>
          <table:table-cell office:value-type="float" office:value="239.341" calcext:value-type="float">
            <text:p>239.341</text:p>
          </table:table-cell>
          <table:table-cell office:value-type="float" office:value="260.921" calcext:value-type="float">
            <text:p>260.921</text:p>
          </table:table-cell>
          <table:table-cell office:value-type="float" office:value="2870000" calcext:value-type="float">
            <text:p>2870000</text:p>
          </table:table-cell>
          <table:table-cell office:value-type="float" office:value="2963174" calcext:value-type="float">
            <text:p>2963174</text:p>
          </table:table-cell>
          <table:table-cell table:style-name="ce7" office:value-type="float" office:value="2908320" calcext:value-type="float">
            <text:p>2.91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table:style-name="ce7" office:value-type="float" office:value="2213400" calcext:value-type="float">
            <text:p>2.21E+06</text:p>
          </table:table-cell>
          <table:table-cell office:value-type="float" office:value="2212" calcext:value-type="float">
            <text:p>2212</text:p>
          </table:table-cell>
          <table:table-cell table:style-name="ce7" office:value-type="float" office:value="2823500" calcext:value-type="float">
            <text:p>2.82E+06</text:p>
          </table:table-cell>
          <table:table-cell office:value-type="float" office:value="300.091" calcext:value-type="float">
            <text:p>300.091</text:p>
          </table:table-cell>
          <table:table-cell office:value-type="float" office:value="4936602" calcext:value-type="float">
            <text:p>4936602</text:p>
          </table:table-cell>
          <table:table-cell office:value-type="float" office:value="7573940" calcext:value-type="float">
            <text:p>7573940</text:p>
          </table:table-cell>
          <table:table-cell office:value-type="float" office:value="6476130" calcext:value-type="float">
            <text:p>6.48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table:formula="of:=MIN([.D71];[.P71];[.AB71];[.AN71])" office:value-type="float" office:value="231.236" calcext:value-type="float">
            <text:p>231.236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eplus</text:p>
          </table:table-cell>
          <table:table-cell office:value-type="float" office:value="492.524" calcext:value-type="float">
            <text:p>492.524</text:p>
          </table:table-cell>
          <table:table-cell office:value-type="float" office:value="0" calcext:value-type="float">
            <text:p>0</text:p>
          </table:table-cell>
          <table:table-cell office:value-type="float" office:value="514.407" calcext:value-type="float">
            <text:p>514.407</text:p>
          </table:table-cell>
          <table:table-cell office:value-type="float" office:value="245.821" calcext:value-type="float">
            <text:p>245.821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1040000" calcext:value-type="float">
            <text:p>1040000</text:p>
          </table:table-cell>
          <table:table-cell table:style-name="ce7" office:value-type="float" office:value="1031000" calcext:value-type="float">
            <text:p>1.03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544.029" calcext:value-type="float">
            <text:p>544.029</text:p>
          </table:table-cell>
          <table:table-cell office:value-type="float" office:value="0" calcext:value-type="float">
            <text:p>0</text:p>
          </table:table-cell>
          <table:table-cell office:value-type="float" office:value="867.543" calcext:value-type="float">
            <text:p>867.543</text:p>
          </table:table-cell>
          <table:table-cell office:value-type="float" office:value="300.229" calcext:value-type="float">
            <text:p>300.229</text:p>
          </table:table-cell>
          <table:table-cell office:value-type="float" office:value="1143927" calcext:value-type="float">
            <text:p>1143927</text:p>
          </table:table-cell>
          <table:table-cell office:value-type="float" office:value="1555512" calcext:value-type="float">
            <text:p>1555512</text:p>
          </table:table-cell>
          <table:table-cell table:style-name="ce7" office:value-type="float" office:value="1385270" calcext:value-type="float">
            <text:p>1.39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1300.82" calcext:value-type="float">
            <text:p>1300.82</text:p>
          </table:table-cell>
          <table:table-cell office:value-type="float" office:value="0" calcext:value-type="float">
            <text:p>0</text:p>
          </table:table-cell>
          <table:table-cell office:value-type="float" office:value="100053" calcext:value-type="float">
            <text:p>100053</text:p>
          </table:table-cell>
          <table:table-cell office:value-type="float" office:value="300.227" calcext:value-type="float">
            <text:p>300.227</text:p>
          </table:table-cell>
          <table:table-cell office:value-type="float" office:value="1467585" calcext:value-type="float">
            <text:p>1467585</text:p>
          </table:table-cell>
          <table:table-cell office:value-type="float" office:value="2055022" calcext:value-type="float">
            <text:p>2055022</text:p>
          </table:table-cell>
          <table:table-cell table:style-name="ce7" office:value-type="float" office:value="1795300" calcext:value-type="float">
            <text:p>1.80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style-name="ce7" office:value-type="float" office:value="2293830" calcext:value-type="float">
            <text:p>2.29E+06</text:p>
          </table:table-cell>
          <table:table-cell office:value-type="float" office:value="2292" calcext:value-type="float">
            <text:p>2292</text:p>
          </table:table-cell>
          <table:table-cell table:style-name="ce7" office:value-type="float" office:value="2347430" calcext:value-type="float">
            <text:p>2.35E+06</text:p>
          </table:table-cell>
          <table:table-cell office:value-type="float" office:value="300.222" calcext:value-type="float">
            <text:p>300.222</text:p>
          </table:table-cell>
          <table:table-cell office:value-type="float" office:value="1610000" calcext:value-type="float">
            <text:p>1610000</text:p>
          </table:table-cell>
          <table:table-cell office:value-type="float" office:value="2815855" calcext:value-type="float">
            <text:p>2815855</text:p>
          </table:table-cell>
          <table:table-cell office:value-type="float" office:value="2327860" calcext:value-type="float">
            <text:p>2.33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formula="of:=MIN([.D72];[.P72];[.AB72];[.AN72])" office:value-type="float" office:value="492.524" calcext:value-type="float">
            <text:p>492.524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free</text:p>
          </table:table-cell>
          <table:table-cell office:value-type="float" office:value="202.836" calcext:value-type="float">
            <text:p>202.836</text:p>
          </table:table-cell>
          <table:table-cell office:value-type="float" office:value="0" calcext:value-type="float">
            <text:p>0</text:p>
          </table:table-cell>
          <table:table-cell office:value-type="float" office:value="216.403" calcext:value-type="float">
            <text:p>216.403</text:p>
          </table:table-cell>
          <table:table-cell office:value-type="float" office:value="106.708" calcext:value-type="float">
            <text:p>106.708</text:p>
          </table:table-cell>
          <table:table-cell office:value-type="float" office:value="1019132" calcext:value-type="float">
            <text:p>1019132</text:p>
          </table:table-cell>
          <table:table-cell office:value-type="float" office:value="1049143" calcext:value-type="float">
            <text:p>1049143</text:p>
          </table:table-cell>
          <table:table-cell table:style-name="ce7" office:value-type="float" office:value="1034580" calcext:value-type="float">
            <text:p>1.03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00.421" calcext:value-type="float">
            <text:p>200.421</text:p>
          </table:table-cell>
          <table:table-cell office:value-type="float" office:value="0" calcext:value-type="float">
            <text:p>0</text:p>
          </table:table-cell>
          <table:table-cell office:value-type="float" office:value="212.807" calcext:value-type="float">
            <text:p>212.807</text:p>
          </table:table-cell>
          <table:table-cell office:value-type="float" office:value="159.32" calcext:value-type="float">
            <text:p>159.32</text:p>
          </table:table-cell>
          <table:table-cell office:value-type="float" office:value="1519289" calcext:value-type="float">
            <text:p>1519289</text:p>
          </table:table-cell>
          <table:table-cell office:value-type="float" office:value="1559064" calcext:value-type="float">
            <text:p>1559064</text:p>
          </table:table-cell>
          <table:table-cell table:style-name="ce7" office:value-type="float" office:value="1532380" calcext:value-type="float">
            <text:p>1.53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197.833" calcext:value-type="float">
            <text:p>197.833</text:p>
          </table:table-cell>
          <table:table-cell office:value-type="float" office:value="0" calcext:value-type="float">
            <text:p>0</text:p>
          </table:table-cell>
          <table:table-cell office:value-type="float" office:value="284.364" calcext:value-type="float">
            <text:p>284.364</text:p>
          </table:table-cell>
          <table:table-cell office:value-type="float" office:value="284.996" calcext:value-type="float">
            <text:p>284.996</text:p>
          </table:table-cell>
          <table:table-cell office:value-type="float" office:value="2708560" calcext:value-type="float">
            <text:p>2708560</text:p>
          </table:table-cell>
          <table:table-cell office:value-type="float" office:value="2918275" calcext:value-type="float">
            <text:p>2918275</text:p>
          </table:table-cell>
          <table:table-cell table:style-name="ce7" office:value-type="float" office:value="2839250" calcext:value-type="float">
            <text:p>2.84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table:style-name="ce7" office:value-type="float" office:value="1995760" calcext:value-type="float">
            <text:p>2.00E+06</text:p>
          </table:table-cell>
          <table:table-cell office:value-type="float" office:value="1994" calcext:value-type="float">
            <text:p>1994</text:p>
          </table:table-cell>
          <table:table-cell table:style-name="ce7" office:value-type="float" office:value="2137020" calcext:value-type="float">
            <text:p>2.14E+06</text:p>
          </table:table-cell>
          <table:table-cell office:value-type="float" office:value="300.112" calcext:value-type="float">
            <text:p>300.112</text:p>
          </table:table-cell>
          <table:table-cell office:value-type="float" office:value="3977608" calcext:value-type="float">
            <text:p>3977608</text:p>
          </table:table-cell>
          <table:table-cell office:value-type="float" office:value="5935480" calcext:value-type="float">
            <text:p>5935480</text:p>
          </table:table-cell>
          <table:table-cell office:value-type="float" office:value="5229090" calcext:value-type="float">
            <text:p>5.23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table:formula="of:=MIN([.D73];[.P73];[.AB73];[.AN73])" office:value-type="float" office:value="197.833" calcext:value-type="float">
            <text:p>197.833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race</text:p>
          </table:table-cell>
          <table:table-cell office:value-type="float" office:value="133.864" calcext:value-type="float">
            <text:p>133.864</text:p>
          </table:table-cell>
          <table:table-cell office:value-type="float" office:value="0" calcext:value-type="float">
            <text:p>0</text:p>
          </table:table-cell>
          <table:table-cell office:value-type="float" office:value="138.378" calcext:value-type="float">
            <text:p>138.378</text:p>
          </table:table-cell>
          <table:table-cell office:value-type="float" office:value="77.9071" calcext:value-type="float">
            <text:p>77.9071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1040000" calcext:value-type="float">
            <text:p>1040000</text:p>
          </table:table-cell>
          <table:table-cell table:style-name="ce7" office:value-type="float" office:value="1031000" calcext:value-type="float">
            <text:p>1.03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30.623" calcext:value-type="float">
            <text:p>130.623</text:p>
          </table:table-cell>
          <table:table-cell office:value-type="float" office:value="0" calcext:value-type="float">
            <text:p>0</text:p>
          </table:table-cell>
          <table:table-cell office:value-type="float" office:value="137.878" calcext:value-type="float">
            <text:p>137.878</text:p>
          </table:table-cell>
          <table:table-cell office:value-type="float" office:value="115.525" calcext:value-type="float">
            <text:p>115.525</text:p>
          </table:table-cell>
          <table:table-cell office:value-type="float" office:value="1510000" calcext:value-type="float">
            <text:p>1510000</text:p>
          </table:table-cell>
          <table:table-cell office:value-type="float" office:value="1570000" calcext:value-type="float">
            <text:p>1570000</text:p>
          </table:table-cell>
          <table:table-cell table:style-name="ce7" office:value-type="float" office:value="1538000" calcext:value-type="float">
            <text:p>1.54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29.1" calcext:value-type="float">
            <text:p>129.1</text:p>
          </table:table-cell>
          <table:table-cell office:value-type="float" office:value="0" calcext:value-type="float">
            <text:p>0</text:p>
          </table:table-cell>
          <table:table-cell office:value-type="float" office:value="131.849" calcext:value-type="float">
            <text:p>131.849</text:p>
          </table:table-cell>
          <table:table-cell office:value-type="float" office:value="217.171" calcext:value-type="float">
            <text:p>217.171</text:p>
          </table:table-cell>
          <table:table-cell office:value-type="float" office:value="2840000" calcext:value-type="float">
            <text:p>2840000</text:p>
          </table:table-cell>
          <table:table-cell office:value-type="float" office:value="2970000" calcext:value-type="float">
            <text:p>2970000</text:p>
          </table:table-cell>
          <table:table-cell table:style-name="ce7" office:value-type="float" office:value="2907000" calcext:value-type="float">
            <text:p>2.91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table:style-name="ce7" office:value-type="float" office:value="1558050" calcext:value-type="float">
            <text:p>1.56E+06</text:p>
          </table:table-cell>
          <table:table-cell office:value-type="float" office:value="1557" calcext:value-type="float">
            <text:p>1557</text:p>
          </table:table-cell>
          <table:table-cell table:style-name="ce7" office:value-type="float" office:value="2032870" calcext:value-type="float">
            <text:p>2.03E+06</text:p>
          </table:table-cell>
          <table:table-cell office:value-type="float" office:value="300.124" calcext:value-type="float">
            <text:p>300.124</text:p>
          </table:table-cell>
          <table:table-cell office:value-type="float" office:value="4589694" calcext:value-type="float">
            <text:p>4589694</text:p>
          </table:table-cell>
          <table:table-cell office:value-type="float" office:value="6918967" calcext:value-type="float">
            <text:p>6918967</text:p>
          </table:table-cell>
          <table:table-cell office:value-type="float" office:value="5765980" calcext:value-type="float">
            <text:p>5.77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table:formula="of:=MIN([.D74];[.P74];[.AB74];[.AN74])" office:value-type="float" office:value="129.1" calcext:value-type="float">
            <text:p>129.1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10.7956" calcext:value-type="float">
            <text:p>10.7956</text:p>
          </table:table-cell>
          <table:table-cell office:value-type="float" office:value="0" calcext:value-type="float">
            <text:p>0</text:p>
          </table:table-cell>
          <table:table-cell office:value-type="float" office:value="11.182" calcext:value-type="float">
            <text:p>11.182</text:p>
          </table:table-cell>
          <table:table-cell office:value-type="float" office:value="64.8514" calcext:value-type="float">
            <text:p>64.8514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1060000" calcext:value-type="float">
            <text:p>1060000</text:p>
          </table:table-cell>
          <table:table-cell table:style-name="ce7" office:value-type="float" office:value="1030000" calcext:value-type="float">
            <text:p>1.03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0.4611" calcext:value-type="float">
            <text:p>10.4611</text:p>
          </table:table-cell>
          <table:table-cell office:value-type="float" office:value="0" calcext:value-type="float">
            <text:p>0</text:p>
          </table:table-cell>
          <table:table-cell office:value-type="float" office:value="10.9772" calcext:value-type="float">
            <text:p>10.9772</text:p>
          </table:table-cell>
          <table:table-cell office:value-type="float" office:value="97.2929" calcext:value-type="float">
            <text:p>97.2929</text:p>
          </table:table-cell>
          <table:table-cell office:value-type="float" office:value="1520000" calcext:value-type="float">
            <text:p>1520000</text:p>
          </table:table-cell>
          <table:table-cell office:value-type="float" office:value="1570000" calcext:value-type="float">
            <text:p>1570000</text:p>
          </table:table-cell>
          <table:table-cell table:style-name="ce7" office:value-type="float" office:value="1545000" calcext:value-type="float">
            <text:p>1.55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9.69783" calcext:value-type="float">
            <text:p>9.69783</text:p>
          </table:table-cell>
          <table:table-cell office:value-type="float" office:value="0" calcext:value-type="float">
            <text:p>0</text:p>
          </table:table-cell>
          <table:table-cell office:value-type="float" office:value="10.3904" calcext:value-type="float">
            <text:p>10.3904</text:p>
          </table:table-cell>
          <table:table-cell office:value-type="float" office:value="183.078" calcext:value-type="float">
            <text:p>183.078</text:p>
          </table:table-cell>
          <table:table-cell office:value-type="float" office:value="2830000" calcext:value-type="float">
            <text:p>2830000</text:p>
          </table:table-cell>
          <table:table-cell office:value-type="float" office:value="2980000" calcext:value-type="float">
            <text:p>2980000</text:p>
          </table:table-cell>
          <table:table-cell table:style-name="ce7" office:value-type="float" office:value="2893000" calcext:value-type="float">
            <text:p>2.89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7072.8" calcext:value-type="float">
            <text:p>17072.8</text:p>
          </table:table-cell>
          <table:table-cell office:value-type="float" office:value="17" calcext:value-type="float">
            <text:p>17</text:p>
          </table:table-cell>
          <table:table-cell office:value-type="float" office:value="43869.7" calcext:value-type="float">
            <text:p>43869.7</text:p>
          </table:table-cell>
          <table:table-cell office:value-type="float" office:value="300.015" calcext:value-type="float">
            <text:p>300.015</text:p>
          </table:table-cell>
          <table:table-cell office:value-type="float" office:value="4647290" calcext:value-type="float">
            <text:p>4647290</text:p>
          </table:table-cell>
          <table:table-cell office:value-type="float" office:value="7904994" calcext:value-type="float">
            <text:p>7904994</text:p>
          </table:table-cell>
          <table:table-cell office:value-type="float" office:value="6505140" calcext:value-type="float">
            <text:p>6.51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formula="of:=MIN([.D75];[.P75];[.AB75];[.AN75])" office:value-type="float" office:value="9.69783" calcext:value-type="float">
            <text:p>9.69783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siemens4</text:p>
          </table:table-cell>
          <table:table-cell office:value-type="float" office:value="341.865" calcext:value-type="float">
            <text:p>341.865</text:p>
          </table:table-cell>
          <table:table-cell office:value-type="float" office:value="0" calcext:value-type="float">
            <text:p>0</text:p>
          </table:table-cell>
          <table:table-cell office:value-type="float" office:value="1048.46" calcext:value-type="float">
            <text:p>1048.46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688771" calcext:value-type="float">
            <text:p>688771</text:p>
          </table:table-cell>
          <table:table-cell office:value-type="float" office:value="816376" calcext:value-type="float">
            <text:p>816376</text:p>
          </table:table-cell>
          <table:table-cell office:value-type="float" office:value="762154" calcext:value-type="float">
            <text:p>762154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344.15" calcext:value-type="float">
            <text:p>344.15</text:p>
          </table:table-cell>
          <table:table-cell office:value-type="float" office:value="0" calcext:value-type="float">
            <text:p>0</text:p>
          </table:table-cell>
          <table:table-cell office:value-type="float" office:value="5955.16" calcext:value-type="float">
            <text:p>5955.16</text:p>
          </table:table-cell>
          <table:table-cell office:value-type="float" office:value="300.132" calcext:value-type="float">
            <text:p>300.132</text:p>
          </table:table-cell>
          <table:table-cell office:value-type="float" office:value="902298" calcext:value-type="float">
            <text:p>902298</text:p>
          </table:table-cell>
          <table:table-cell office:value-type="float" office:value="1074242" calcext:value-type="float">
            <text:p>1074242</text:p>
          </table:table-cell>
          <table:table-cell table:style-name="ce7" office:value-type="float" office:value="1000540" calcext:value-type="float">
            <text:p>1.00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45360.3" calcext:value-type="float">
            <text:p>45360.3</text:p>
          </table:table-cell>
          <table:table-cell office:value-type="float" office:value="45" calcext:value-type="float">
            <text:p>45</text:p>
          </table:table-cell>
          <table:table-cell office:value-type="float" office:value="327266" calcext:value-type="float">
            <text:p>327266</text:p>
          </table:table-cell>
          <table:table-cell office:value-type="float" office:value="300.134" calcext:value-type="float">
            <text:p>300.134</text:p>
          </table:table-cell>
          <table:table-cell office:value-type="float" office:value="1520965" calcext:value-type="float">
            <text:p>1520965</text:p>
          </table:table-cell>
          <table:table-cell office:value-type="float" office:value="1707095" calcext:value-type="float">
            <text:p>1707095</text:p>
          </table:table-cell>
          <table:table-cell table:style-name="ce7" office:value-type="float" office:value="1625470" calcext:value-type="float">
            <text:p>1.63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style-name="ce7" office:value-type="float" office:value="3649530" calcext:value-type="float">
            <text:p>3.65E+06</text:p>
          </table:table-cell>
          <table:table-cell office:value-type="float" office:value="3649" calcext:value-type="float">
            <text:p>3649</text:p>
          </table:table-cell>
          <table:table-cell table:style-name="ce7" office:value-type="float" office:value="3709840" calcext:value-type="float">
            <text:p>3.71E+06</text:p>
          </table:table-cell>
          <table:table-cell office:value-type="float" office:value="300.136" calcext:value-type="float">
            <text:p>300.136</text:p>
          </table:table-cell>
          <table:table-cell office:value-type="float" office:value="1772995" calcext:value-type="float">
            <text:p>1772995</text:p>
          </table:table-cell>
          <table:table-cell office:value-type="float" office:value="2576960" calcext:value-type="float">
            <text:p>2576960</text:p>
          </table:table-cell>
          <table:table-cell office:value-type="float" office:value="2272490" calcext:value-type="float">
            <text:p>2.27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formula="of:=MIN([.D76];[.P76];[.AB76];[.AN76])" office:value-type="float" office:value="341.865" calcext:value-type="float">
            <text:p>341.865</text:p>
          </table:table-cell>
          <table:table-cell table:number-columns-repeated="972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5.92" calcext:value-type="float">
            <text:p>35.9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5.83" calcext:value-type="float">
            <text:p>1035.83</text:p>
          </table:table-cell>
          <table:table-cell table:style-name="ce6" office:value-type="float" office:value="9.98326" calcext:value-type="float">
            <text:p>9.98326</text:p>
          </table:table-cell>
          <table:table-cell table:style-name="ce6" office:value-type="float" office:value="1050000" calcext:value-type="float">
            <text:p>1050000</text:p>
          </table:table-cell>
          <table:table-cell table:style-name="ce6" office:value-type="float" office:value="1080000" calcext:value-type="float">
            <text:p>1080000</text:p>
          </table:table-cell>
          <table:table-cell table:style-name="ce8" office:value-type="float" office:value="1062000" calcext:value-type="float">
            <text:p>1.06E+06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1.651" calcext:value-type="float">
            <text:p>31.65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4.42" calcext:value-type="float">
            <text:p>1034.42</text:p>
          </table:table-cell>
          <table:table-cell table:style-name="ce6" office:value-type="float" office:value="15.4246" calcext:value-type="float">
            <text:p>15.4246</text:p>
          </table:table-cell>
          <table:table-cell table:style-name="ce6" office:value-type="float" office:value="1580000" calcext:value-type="float">
            <text:p>1580000</text:p>
          </table:table-cell>
          <table:table-cell table:style-name="ce6" office:value-type="float" office:value="1640000" calcext:value-type="float">
            <text:p>1640000</text:p>
          </table:table-cell>
          <table:table-cell table:style-name="ce8" office:value-type="float" office:value="1595000" calcext:value-type="float">
            <text:p>1.60E+06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3.6" calcext:value-type="float">
            <text:p>33.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4.825" calcext:value-type="float">
            <text:p>534.825</text:p>
          </table:table-cell>
          <table:table-cell table:style-name="ce6" office:value-type="float" office:value="30.0331" calcext:value-type="float">
            <text:p>30.0331</text:p>
          </table:table-cell>
          <table:table-cell table:style-name="ce6" office:value-type="float" office:value="2930000" calcext:value-type="float">
            <text:p>2930000</text:p>
          </table:table-cell>
          <table:table-cell table:style-name="ce6" office:value-type="float" office:value="3070000" calcext:value-type="float">
            <text:p>3070000</text:p>
          </table:table-cell>
          <table:table-cell table:style-name="ce8" office:value-type="float" office:value="3000000" calcext:value-type="float">
            <text:p>3.00E+06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29.146" calcext:value-type="float">
            <text:p>29.14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.3079" calcext:value-type="float">
            <text:p>32.3079</text:p>
          </table:table-cell>
          <table:table-cell table:style-name="ce6" office:value-type="float" office:value="215.395" calcext:value-type="float">
            <text:p>215.395</text:p>
          </table:table-cell>
          <table:table-cell table:style-name="ce6" office:value-type="float" office:value="18140000" calcext:value-type="float">
            <text:p>18140000</text:p>
          </table:table-cell>
          <table:table-cell table:style-name="ce6" office:value-type="float" office:value="18780000" calcext:value-type="float">
            <text:p>18780000</text:p>
          </table:table-cell>
          <table:table-cell table:style-name="ce8" office:value-type="float" office:value="18393000" calcext:value-type="float">
            <text:p>1.84E+07</text:p>
          </table:table-cell>
          <table:table-cell table:number-columns-repeated="4"/>
          <table:table-cell office:value-type="string" calcext:value-type="string">
            <text:p>Swisscom</text:p>
          </table:table-cell>
          <table:table-cell table:formula="of:=MIN([.D77];[.P77];[.AB77];[.AN77])" office:value-type="float" office:value="29.146" calcext:value-type="float">
            <text:p>29.146</text:p>
          </table:table-cell>
          <table:table-cell table:number-columns-repeated="972"/>
        </table:table-row>
        <table:table-row table:style-name="ro1"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972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3"/>
          <table:table-cell table:style-name="ce9" office:value-type="string" calcext:value-type="string">
            <text:p>Vicini Accettati</text:p>
          </table:table-cell>
          <table:table-cell table:style-name="ce9" office:value-type="string" calcext:value-type="string">
            <text:p>Istanza</text:p>
          </table:table-cell>
          <table:table-cell table:style-name="ce9" office:value-type="string" calcext:value-type="string">
            <text:p>Costo Minimo</text:p>
          </table:table-cell>
          <table:table-cell table:number-columns-repeated="97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bradford-10-eplus</text:p>
          </table:table-cell>
          <table:table-cell office:value-type="float" office:value="1763.39" calcext:value-type="float">
            <text:p>1763.39</text:p>
          </table:table-cell>
          <table:table-cell office:value-type="float" office:value="0" calcext:value-type="float">
            <text:p>0</text:p>
          </table:table-cell>
          <table:table-cell office:value-type="float" office:value="17234.6" calcext:value-type="float">
            <text:p>17234.6</text:p>
          </table:table-cell>
          <table:table-cell office:value-type="float" office:value="300.251" calcext:value-type="float">
            <text:p>300.251</text:p>
          </table:table-cell>
          <table:table-cell office:value-type="float" office:value="1233725" calcext:value-type="float">
            <text:p>1233725</text:p>
          </table:table-cell>
          <table:table-cell office:value-type="float" office:value="1691604" calcext:value-type="float">
            <text:p>1691604</text:p>
          </table:table-cell>
          <table:table-cell table:style-name="ce7" office:value-type="float" office:value="1505080" calcext:value-type="float">
            <text:p>1.51E+06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bradford-10-eplus</text:p>
          </table:table-cell>
          <table:table-cell office:value-type="float" office:value="3856.55" calcext:value-type="float">
            <text:p>3856.55</text:p>
          </table:table-cell>
          <table:table-cell office:value-type="float" office:value="2" calcext:value-type="float">
            <text:p>2</text:p>
          </table:table-cell>
          <table:table-cell office:value-type="float" office:value="505634" calcext:value-type="float">
            <text:p>505634</text:p>
          </table:table-cell>
          <table:table-cell office:value-type="float" office:value="300.236" calcext:value-type="float">
            <text:p>300.236</text:p>
          </table:table-cell>
          <table:table-cell office:value-type="float" office:value="1498974" calcext:value-type="float">
            <text:p>1498974</text:p>
          </table:table-cell>
          <table:table-cell office:value-type="float" office:value="1998592" calcext:value-type="float">
            <text:p>1998592</text:p>
          </table:table-cell>
          <table:table-cell table:style-name="ce7" office:value-type="float" office:value="1792700" calcext:value-type="float">
            <text:p>1.79E+06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bradford-10-eplus</text:p>
          </table:table-cell>
          <table:table-cell table:style-name="ce7" office:value-type="float" office:value="1618120" calcext:value-type="float">
            <text:p>1.62E+06</text:p>
          </table:table-cell>
          <table:table-cell office:value-type="float" office:value="1616" calcext:value-type="float">
            <text:p>1616</text:p>
          </table:table-cell>
          <table:table-cell table:style-name="ce7" office:value-type="float" office:value="2611400" calcext:value-type="float">
            <text:p>2.61E+06</text:p>
          </table:table-cell>
          <table:table-cell office:value-type="float" office:value="300.245" calcext:value-type="float">
            <text:p>300.245</text:p>
          </table:table-cell>
          <table:table-cell office:value-type="float" office:value="1617789" calcext:value-type="float">
            <text:p>1617789</text:p>
          </table:table-cell>
          <table:table-cell office:value-type="float" office:value="2624753" calcext:value-type="float">
            <text:p>2624753</text:p>
          </table:table-cell>
          <table:table-cell table:style-name="ce7" office:value-type="float" office:value="2210640" calcext:value-type="float">
            <text:p>2.21E+06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bradford-10-eplus</text:p>
          </table:table-cell>
          <table:table-cell table:style-name="ce7" office:value-type="float" office:value="3577500" calcext:value-type="float">
            <text:p>3.58E+06</text:p>
          </table:table-cell>
          <table:table-cell office:value-type="float" office:value="3575" calcext:value-type="float">
            <text:p>3575</text:p>
          </table:table-cell>
          <table:table-cell table:style-name="ce7" office:value-type="float" office:value="3617000" calcext:value-type="float">
            <text:p>3.62E+06</text:p>
          </table:table-cell>
          <table:table-cell office:value-type="float" office:value="300.234" calcext:value-type="float">
            <text:p>300.234</text:p>
          </table:table-cell>
          <table:table-cell office:value-type="float" office:value="1812808" calcext:value-type="float">
            <text:p>1812808</text:p>
          </table:table-cell>
          <table:table-cell office:value-type="float" office:value="2391439" calcext:value-type="float">
            <text:p>2391439</text:p>
          </table:table-cell>
          <table:table-cell office:value-type="float" office:value="2067760" calcext:value-type="float">
            <text:p>2.07E+06</text:p>
          </table:table-cell>
          <table:table-cell table:number-columns-repeated="3"/>
          <table:table-cell table:formula="of:=[.B80]" office:value-type="float" office:value="20000" calcext:value-type="float">
            <text:p>20000</text:p>
          </table:table-cell>
          <table:table-cell office:value-type="string" calcext:value-type="string">
            <text:p>bradford-10-eplus</text:p>
          </table:table-cell>
          <table:table-cell table:formula="of:=MIN([.D80];[.P80];[.AB80];[.AN80])" office:value-type="float" office:value="1763.39" calcext:value-type="float">
            <text:p>1763.39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-10-free</text:p>
          </table:table-cell>
          <table:table-cell office:value-type="float" office:value="444.324" calcext:value-type="float">
            <text:p>444.324</text:p>
          </table:table-cell>
          <table:table-cell office:value-type="float" office:value="0" calcext:value-type="float">
            <text:p>0</text:p>
          </table:table-cell>
          <table:table-cell office:value-type="float" office:value="562.463" calcext:value-type="float">
            <text:p>562.463</text:p>
          </table:table-cell>
          <table:table-cell office:value-type="float" office:value="232.069" calcext:value-type="float">
            <text:p>232.069</text:p>
          </table:table-cell>
          <table:table-cell office:value-type="float" office:value="1988500" calcext:value-type="float">
            <text:p>1988500</text:p>
          </table:table-cell>
          <table:table-cell office:value-type="float" office:value="2037372" calcext:value-type="float">
            <text:p>2037372</text:p>
          </table:table-cell>
          <table:table-cell table:style-name="ce7" office:value-type="float" office:value="2020600" calcext:value-type="float">
            <text:p>2.02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451.006" calcext:value-type="float">
            <text:p>451.006</text:p>
          </table:table-cell>
          <table:table-cell office:value-type="float" office:value="0" calcext:value-type="float">
            <text:p>0</text:p>
          </table:table-cell>
          <table:table-cell office:value-type="float" office:value="944.451" calcext:value-type="float">
            <text:p>944.451</text:p>
          </table:table-cell>
          <table:table-cell office:value-type="float" office:value="300.114" calcext:value-type="float">
            <text:p>300.114</text:p>
          </table:table-cell>
          <table:table-cell office:value-type="float" office:value="2499543" calcext:value-type="float">
            <text:p>2499543</text:p>
          </table:table-cell>
          <table:table-cell office:value-type="float" office:value="3035849" calcext:value-type="float">
            <text:p>3035849</text:p>
          </table:table-cell>
          <table:table-cell table:style-name="ce7" office:value-type="float" office:value="2805540" calcext:value-type="float">
            <text:p>2.81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1758.25" calcext:value-type="float">
            <text:p>1758.25</text:p>
          </table:table-cell>
          <table:table-cell office:value-type="float" office:value="0" calcext:value-type="float">
            <text:p>0</text:p>
          </table:table-cell>
          <table:table-cell office:value-type="float" office:value="38711.5" calcext:value-type="float">
            <text:p>38711.5</text:p>
          </table:table-cell>
          <table:table-cell office:value-type="float" office:value="300.114" calcext:value-type="float">
            <text:p>300.114</text:p>
          </table:table-cell>
          <table:table-cell office:value-type="float" office:value="3258944" calcext:value-type="float">
            <text:p>3258944</text:p>
          </table:table-cell>
          <table:table-cell office:value-type="float" office:value="4237947" calcext:value-type="float">
            <text:p>4237947</text:p>
          </table:table-cell>
          <table:table-cell table:style-name="ce7" office:value-type="float" office:value="3853840" calcext:value-type="float">
            <text:p>3.85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style-name="ce7" office:value-type="float" office:value="3480540" calcext:value-type="float">
            <text:p>3.48E+06</text:p>
          </table:table-cell>
          <table:table-cell office:value-type="float" office:value="3478" calcext:value-type="float">
            <text:p>3478</text:p>
          </table:table-cell>
          <table:table-cell table:style-name="ce7" office:value-type="float" office:value="3537240" calcext:value-type="float">
            <text:p>3.54E+06</text:p>
          </table:table-cell>
          <table:table-cell office:value-type="float" office:value="300.117" calcext:value-type="float">
            <text:p>300.117</text:p>
          </table:table-cell>
          <table:table-cell office:value-type="float" office:value="4274429" calcext:value-type="float">
            <text:p>4274429</text:p>
          </table:table-cell>
          <table:table-cell office:value-type="float" office:value="5702071" calcext:value-type="float">
            <text:p>5702071</text:p>
          </table:table-cell>
          <table:table-cell office:value-type="float" office:value="4852090" calcext:value-type="float">
            <text:p>4.85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formula="of:=MIN([.D81];[.P81];[.AB81];[.AN81])" office:value-type="float" office:value="444.324" calcext:value-type="float">
            <text:p>444.324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-10-race</text:p>
          </table:table-cell>
          <table:table-cell office:value-type="float" office:value="246.555" calcext:value-type="float">
            <text:p>246.555</text:p>
          </table:table-cell>
          <table:table-cell office:value-type="float" office:value="0" calcext:value-type="float">
            <text:p>0</text:p>
          </table:table-cell>
          <table:table-cell office:value-type="float" office:value="262.629" calcext:value-type="float">
            <text:p>262.629</text:p>
          </table:table-cell>
          <table:table-cell office:value-type="float" office:value="182.717" calcext:value-type="float">
            <text:p>182.717</text:p>
          </table:table-cell>
          <table:table-cell office:value-type="float" office:value="2024745" calcext:value-type="float">
            <text:p>2024745</text:p>
          </table:table-cell>
          <table:table-cell office:value-type="float" office:value="2103050" calcext:value-type="float">
            <text:p>2103050</text:p>
          </table:table-cell>
          <table:table-cell table:style-name="ce7" office:value-type="float" office:value="2054000" calcext:value-type="float">
            <text:p>2.05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232.726" calcext:value-type="float">
            <text:p>232.726</text:p>
          </table:table-cell>
          <table:table-cell office:value-type="float" office:value="0" calcext:value-type="float">
            <text:p>0</text:p>
          </table:table-cell>
          <table:table-cell office:value-type="float" office:value="271.841" calcext:value-type="float">
            <text:p>271.841</text:p>
          </table:table-cell>
          <table:table-cell office:value-type="float" office:value="267.888" calcext:value-type="float">
            <text:p>267.888</text:p>
          </table:table-cell>
          <table:table-cell office:value-type="float" office:value="3008979" calcext:value-type="float">
            <text:p>3008979</text:p>
          </table:table-cell>
          <table:table-cell office:value-type="float" office:value="3134708" calcext:value-type="float">
            <text:p>3134708</text:p>
          </table:table-cell>
          <table:table-cell table:style-name="ce7" office:value-type="float" office:value="3077570" calcext:value-type="float">
            <text:p>3.08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902.536" calcext:value-type="float">
            <text:p>902.536</text:p>
          </table:table-cell>
          <table:table-cell office:value-type="float" office:value="0" calcext:value-type="float">
            <text:p>0</text:p>
          </table:table-cell>
          <table:table-cell office:value-type="float" office:value="1260.76" calcext:value-type="float">
            <text:p>1260.76</text:p>
          </table:table-cell>
          <table:table-cell office:value-type="float" office:value="300.09" calcext:value-type="float">
            <text:p>300.09</text:p>
          </table:table-cell>
          <table:table-cell office:value-type="float" office:value="3605632" calcext:value-type="float">
            <text:p>3605632</text:p>
          </table:table-cell>
          <table:table-cell office:value-type="float" office:value="4772844" calcext:value-type="float">
            <text:p>4772844</text:p>
          </table:table-cell>
          <table:table-cell table:style-name="ce7" office:value-type="float" office:value="4312190" calcext:value-type="float">
            <text:p>4.31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table:style-name="ce7" office:value-type="float" office:value="3464670" calcext:value-type="float">
            <text:p>3.46E+06</text:p>
          </table:table-cell>
          <table:table-cell office:value-type="float" office:value="3463" calcext:value-type="float">
            <text:p>3463</text:p>
          </table:table-cell>
          <table:table-cell table:style-name="ce7" office:value-type="float" office:value="3509650" calcext:value-type="float">
            <text:p>3.51E+06</text:p>
          </table:table-cell>
          <table:table-cell office:value-type="float" office:value="300.088" calcext:value-type="float">
            <text:p>300.088</text:p>
          </table:table-cell>
          <table:table-cell office:value-type="float" office:value="4942606" calcext:value-type="float">
            <text:p>4942606</text:p>
          </table:table-cell>
          <table:table-cell office:value-type="float" office:value="7770034" calcext:value-type="float">
            <text:p>7770034</text:p>
          </table:table-cell>
          <table:table-cell office:value-type="float" office:value="6173850" calcext:value-type="float">
            <text:p>6.17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table:formula="of:=MIN([.D82];[.P82];[.AB82];[.AN82])" office:value-type="float" office:value="232.726" calcext:value-type="float">
            <text:p>232.726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eplus</text:p>
          </table:table-cell>
          <table:table-cell office:value-type="float" office:value="1067.86" calcext:value-type="float">
            <text:p>1067.86</text:p>
          </table:table-cell>
          <table:table-cell office:value-type="float" office:value="0" calcext:value-type="float">
            <text:p>0</text:p>
          </table:table-cell>
          <table:table-cell office:value-type="float" office:value="1295.14" calcext:value-type="float">
            <text:p>1295.14</text:p>
          </table:table-cell>
          <table:table-cell office:value-type="float" office:value="300.231" calcext:value-type="float">
            <text:p>300.231</text:p>
          </table:table-cell>
          <table:table-cell office:value-type="float" office:value="1273467" calcext:value-type="float">
            <text:p>1273467</text:p>
          </table:table-cell>
          <table:table-cell office:value-type="float" office:value="1817616" calcext:value-type="float">
            <text:p>1817616</text:p>
          </table:table-cell>
          <table:table-cell table:style-name="ce7" office:value-type="float" office:value="1595340" calcext:value-type="float">
            <text:p>1.60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1307.06" calcext:value-type="float">
            <text:p>1307.06</text:p>
          </table:table-cell>
          <table:table-cell office:value-type="float" office:value="0" calcext:value-type="float">
            <text:p>0</text:p>
          </table:table-cell>
          <table:table-cell office:value-type="float" office:value="166664" calcext:value-type="float">
            <text:p>166664</text:p>
          </table:table-cell>
          <table:table-cell office:value-type="float" office:value="300.22" calcext:value-type="float">
            <text:p>300.22</text:p>
          </table:table-cell>
          <table:table-cell office:value-type="float" office:value="1472959" calcext:value-type="float">
            <text:p>1472959</text:p>
          </table:table-cell>
          <table:table-cell office:value-type="float" office:value="2107577" calcext:value-type="float">
            <text:p>2107577</text:p>
          </table:table-cell>
          <table:table-cell table:style-name="ce7" office:value-type="float" office:value="1836670" calcext:value-type="float">
            <text:p>1.84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852522" calcext:value-type="float">
            <text:p>852522</text:p>
          </table:table-cell>
          <table:table-cell office:value-type="float" office:value="851" calcext:value-type="float">
            <text:p>851</text:p>
          </table:table-cell>
          <table:table-cell table:style-name="ce7" office:value-type="float" office:value="1483450" calcext:value-type="float">
            <text:p>1.48E+06</text:p>
          </table:table-cell>
          <table:table-cell office:value-type="float" office:value="300.226" calcext:value-type="float">
            <text:p>300.226</text:p>
          </table:table-cell>
          <table:table-cell office:value-type="float" office:value="1617764" calcext:value-type="float">
            <text:p>1617764</text:p>
          </table:table-cell>
          <table:table-cell office:value-type="float" office:value="2687063" calcext:value-type="float">
            <text:p>2687063</text:p>
          </table:table-cell>
          <table:table-cell table:style-name="ce7" office:value-type="float" office:value="2234740" calcext:value-type="float">
            <text:p>2.23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style-name="ce7" office:value-type="float" office:value="2283810" calcext:value-type="float">
            <text:p>2.28E+06</text:p>
          </table:table-cell>
          <table:table-cell office:value-type="float" office:value="2282" calcext:value-type="float">
            <text:p>2282</text:p>
          </table:table-cell>
          <table:table-cell table:style-name="ce7" office:value-type="float" office:value="2345930" calcext:value-type="float">
            <text:p>2.35E+06</text:p>
          </table:table-cell>
          <table:table-cell office:value-type="float" office:value="300.234" calcext:value-type="float">
            <text:p>300.234</text:p>
          </table:table-cell>
          <table:table-cell office:value-type="float" office:value="1597825" calcext:value-type="float">
            <text:p>1597825</text:p>
          </table:table-cell>
          <table:table-cell office:value-type="float" office:value="2482025" calcext:value-type="float">
            <text:p>2482025</text:p>
          </table:table-cell>
          <table:table-cell office:value-type="float" office:value="2109450" calcext:value-type="float">
            <text:p>2.11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formula="of:=MIN([.D83];[.P83];[.AB83];[.AN83])" office:value-type="float" office:value="1067.86" calcext:value-type="float">
            <text:p>1067.86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free</text:p>
          </table:table-cell>
          <table:table-cell office:value-type="float" office:value="207.293" calcext:value-type="float">
            <text:p>207.293</text:p>
          </table:table-cell>
          <table:table-cell office:value-type="float" office:value="0" calcext:value-type="float">
            <text:p>0</text:p>
          </table:table-cell>
          <table:table-cell office:value-type="float" office:value="222.25" calcext:value-type="float">
            <text:p>222.25</text:p>
          </table:table-cell>
          <table:table-cell office:value-type="float" office:value="197.485" calcext:value-type="float">
            <text:p>197.485</text:p>
          </table:table-cell>
          <table:table-cell office:value-type="float" office:value="1947945" calcext:value-type="float">
            <text:p>1947945</text:p>
          </table:table-cell>
          <table:table-cell office:value-type="float" office:value="2064503" calcext:value-type="float">
            <text:p>2064503</text:p>
          </table:table-cell>
          <table:table-cell table:style-name="ce7" office:value-type="float" office:value="2020520" calcext:value-type="float">
            <text:p>2.02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00.403" calcext:value-type="float">
            <text:p>200.403</text:p>
          </table:table-cell>
          <table:table-cell office:value-type="float" office:value="0" calcext:value-type="float">
            <text:p>0</text:p>
          </table:table-cell>
          <table:table-cell office:value-type="float" office:value="349.623" calcext:value-type="float">
            <text:p>349.623</text:p>
          </table:table-cell>
          <table:table-cell office:value-type="float" office:value="278.609" calcext:value-type="float">
            <text:p>278.609</text:p>
          </table:table-cell>
          <table:table-cell office:value-type="float" office:value="2852491" calcext:value-type="float">
            <text:p>2852491</text:p>
          </table:table-cell>
          <table:table-cell office:value-type="float" office:value="3022249" calcext:value-type="float">
            <text:p>3022249</text:p>
          </table:table-cell>
          <table:table-cell table:style-name="ce7" office:value-type="float" office:value="2955780" calcext:value-type="float">
            <text:p>2.96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1126.19" calcext:value-type="float">
            <text:p>1126.19</text:p>
          </table:table-cell>
          <table:table-cell office:value-type="float" office:value="0" calcext:value-type="float">
            <text:p>0</text:p>
          </table:table-cell>
          <table:table-cell office:value-type="float" office:value="1214.83" calcext:value-type="float">
            <text:p>1214.83</text:p>
          </table:table-cell>
          <table:table-cell office:value-type="float" office:value="300.106" calcext:value-type="float">
            <text:p>300.106</text:p>
          </table:table-cell>
          <table:table-cell office:value-type="float" office:value="3424435" calcext:value-type="float">
            <text:p>3424435</text:p>
          </table:table-cell>
          <table:table-cell office:value-type="float" office:value="4614037" calcext:value-type="float">
            <text:p>4614037</text:p>
          </table:table-cell>
          <table:table-cell table:style-name="ce7" office:value-type="float" office:value="4118660" calcext:value-type="float">
            <text:p>4.12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table:style-name="ce7" office:value-type="float" office:value="2226830" calcext:value-type="float">
            <text:p>2.23E+06</text:p>
          </table:table-cell>
          <table:table-cell office:value-type="float" office:value="2225" calcext:value-type="float">
            <text:p>2225</text:p>
          </table:table-cell>
          <table:table-cell table:style-name="ce7" office:value-type="float" office:value="2267340" calcext:value-type="float">
            <text:p>2.27E+06</text:p>
          </table:table-cell>
          <table:table-cell office:value-type="float" office:value="300.111" calcext:value-type="float">
            <text:p>300.111</text:p>
          </table:table-cell>
          <table:table-cell office:value-type="float" office:value="4014539" calcext:value-type="float">
            <text:p>4014539</text:p>
          </table:table-cell>
          <table:table-cell office:value-type="float" office:value="6015249" calcext:value-type="float">
            <text:p>6015249</text:p>
          </table:table-cell>
          <table:table-cell office:value-type="float" office:value="5222110" calcext:value-type="float">
            <text:p>5.22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table:formula="of:=MIN([.D84];[.P84];[.AB84];[.AN84])" office:value-type="float" office:value="200.403" calcext:value-type="float">
            <text:p>200.403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race</text:p>
          </table:table-cell>
          <table:table-cell office:value-type="float" office:value="126.701" calcext:value-type="float">
            <text:p>126.701</text:p>
          </table:table-cell>
          <table:table-cell office:value-type="float" office:value="0" calcext:value-type="float">
            <text:p>0</text:p>
          </table:table-cell>
          <table:table-cell office:value-type="float" office:value="133.438" calcext:value-type="float">
            <text:p>133.438</text:p>
          </table:table-cell>
          <table:table-cell office:value-type="float" office:value="153.412" calcext:value-type="float">
            <text:p>153.412</text:p>
          </table:table-cell>
          <table:table-cell office:value-type="float" office:value="2037663" calcext:value-type="float">
            <text:p>2037663</text:p>
          </table:table-cell>
          <table:table-cell office:value-type="float" office:value="2117732" calcext:value-type="float">
            <text:p>2117732</text:p>
          </table:table-cell>
          <table:table-cell table:style-name="ce7" office:value-type="float" office:value="2070250" calcext:value-type="float">
            <text:p>2.07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23.954" calcext:value-type="float">
            <text:p>123.954</text:p>
          </table:table-cell>
          <table:table-cell office:value-type="float" office:value="0" calcext:value-type="float">
            <text:p>0</text:p>
          </table:table-cell>
          <table:table-cell office:value-type="float" office:value="131.283" calcext:value-type="float">
            <text:p>131.283</text:p>
          </table:table-cell>
          <table:table-cell office:value-type="float" office:value="228.97" calcext:value-type="float">
            <text:p>228.97</text:p>
          </table:table-cell>
          <table:table-cell office:value-type="float" office:value="3016740" calcext:value-type="float">
            <text:p>3016740</text:p>
          </table:table-cell>
          <table:table-cell office:value-type="float" office:value="3137157" calcext:value-type="float">
            <text:p>3137157</text:p>
          </table:table-cell>
          <table:table-cell table:style-name="ce7" office:value-type="float" office:value="3079570" calcext:value-type="float">
            <text:p>3.08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444.103" calcext:value-type="float">
            <text:p>444.103</text:p>
          </table:table-cell>
          <table:table-cell office:value-type="float" office:value="0" calcext:value-type="float">
            <text:p>0</text:p>
          </table:table-cell>
          <table:table-cell office:value-type="float" office:value="568.323" calcext:value-type="float">
            <text:p>568.323</text:p>
          </table:table-cell>
          <table:table-cell office:value-type="float" office:value="300.088" calcext:value-type="float">
            <text:p>300.088</text:p>
          </table:table-cell>
          <table:table-cell office:value-type="float" office:value="3826616" calcext:value-type="float">
            <text:p>3826616</text:p>
          </table:table-cell>
          <table:table-cell office:value-type="float" office:value="5276656" calcext:value-type="float">
            <text:p>5276656</text:p>
          </table:table-cell>
          <table:table-cell table:style-name="ce7" office:value-type="float" office:value="4651570" calcext:value-type="float">
            <text:p>4.65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table:style-name="ce7" office:value-type="float" office:value="2209210" calcext:value-type="float">
            <text:p>2.21E+06</text:p>
          </table:table-cell>
          <table:table-cell office:value-type="float" office:value="2208" calcext:value-type="float">
            <text:p>2208</text:p>
          </table:table-cell>
          <table:table-cell table:style-name="ce7" office:value-type="float" office:value="2254000" calcext:value-type="float">
            <text:p>2.25E+06</text:p>
          </table:table-cell>
          <table:table-cell office:value-type="float" office:value="300.089" calcext:value-type="float">
            <text:p>300.089</text:p>
          </table:table-cell>
          <table:table-cell office:value-type="float" office:value="5368802" calcext:value-type="float">
            <text:p>5368802</text:p>
          </table:table-cell>
          <table:table-cell office:value-type="float" office:value="7211296" calcext:value-type="float">
            <text:p>7211296</text:p>
          </table:table-cell>
          <table:table-cell office:value-type="float" office:value="6312070" calcext:value-type="float">
            <text:p>6.31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table:formula="of:=MIN([.D85];[.P85];[.AB85];[.AN85])" office:value-type="float" office:value="123.954" calcext:value-type="float">
            <text:p>123.954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9.72808" calcext:value-type="float">
            <text:p>9.72808</text:p>
          </table:table-cell>
          <table:table-cell office:value-type="float" office:value="0" calcext:value-type="float">
            <text:p>0</text:p>
          </table:table-cell>
          <table:table-cell office:value-type="float" office:value="10.95" calcext:value-type="float">
            <text:p>10.95</text:p>
          </table:table-cell>
          <table:table-cell office:value-type="float" office:value="130.816" calcext:value-type="float">
            <text:p>130.816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2100000" calcext:value-type="float">
            <text:p>2100000</text:p>
          </table:table-cell>
          <table:table-cell table:style-name="ce7" office:value-type="float" office:value="2062000" calcext:value-type="float">
            <text:p>2.06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9.82249" calcext:value-type="float">
            <text:p>9.82249</text:p>
          </table:table-cell>
          <table:table-cell office:value-type="float" office:value="0" calcext:value-type="float">
            <text:p>0</text:p>
          </table:table-cell>
          <table:table-cell office:value-type="float" office:value="10.4832" calcext:value-type="float">
            <text:p>10.4832</text:p>
          </table:table-cell>
          <table:table-cell office:value-type="float" office:value="196.564" calcext:value-type="float">
            <text:p>196.564</text:p>
          </table:table-cell>
          <table:table-cell office:value-type="float" office:value="3059856" calcext:value-type="float">
            <text:p>3059856</text:p>
          </table:table-cell>
          <table:table-cell office:value-type="float" office:value="3140000" calcext:value-type="float">
            <text:p>3140000</text:p>
          </table:table-cell>
          <table:table-cell table:style-name="ce7" office:value-type="float" office:value="3095970" calcext:value-type="float">
            <text:p>3.10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6.8905" calcext:value-type="float">
            <text:p>16.8905</text:p>
          </table:table-cell>
          <table:table-cell office:value-type="float" office:value="0" calcext:value-type="float">
            <text:p>0</text:p>
          </table:table-cell>
          <table:table-cell office:value-type="float" office:value="29.8569" calcext:value-type="float">
            <text:p>29.8569</text:p>
          </table:table-cell>
          <table:table-cell office:value-type="float" office:value="300.015" calcext:value-type="float">
            <text:p>300.015</text:p>
          </table:table-cell>
          <table:table-cell office:value-type="float" office:value="3805438" calcext:value-type="float">
            <text:p>3805438</text:p>
          </table:table-cell>
          <table:table-cell office:value-type="float" office:value="5630448" calcext:value-type="float">
            <text:p>5630448</text:p>
          </table:table-cell>
          <table:table-cell table:style-name="ce7" office:value-type="float" office:value="4914520" calcext:value-type="float">
            <text:p>4.91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66070.3" calcext:value-type="float">
            <text:p>66070.3</text:p>
          </table:table-cell>
          <table:table-cell office:value-type="float" office:value="66" calcext:value-type="float">
            <text:p>66</text:p>
          </table:table-cell>
          <table:table-cell office:value-type="float" office:value="70071.5" calcext:value-type="float">
            <text:p>70071.5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4483248" calcext:value-type="float">
            <text:p>4483248</text:p>
          </table:table-cell>
          <table:table-cell office:value-type="float" office:value="7346183" calcext:value-type="float">
            <text:p>7346183</text:p>
          </table:table-cell>
          <table:table-cell office:value-type="float" office:value="6171420" calcext:value-type="float">
            <text:p>6.17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formula="of:=MIN([.D86];[.P86];[.AB86];[.AN86])" office:value-type="float" office:value="9.72808" calcext:value-type="float">
            <text:p>9.72808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siemens4</text:p>
          </table:table-cell>
          <table:table-cell office:value-type="float" office:value="344.8" calcext:value-type="float">
            <text:p>344.8</text:p>
          </table:table-cell>
          <table:table-cell office:value-type="float" office:value="0" calcext:value-type="float">
            <text:p>0</text:p>
          </table:table-cell>
          <table:table-cell office:value-type="float" office:value="37154" calcext:value-type="float">
            <text:p>37154</text:p>
          </table:table-cell>
          <table:table-cell office:value-type="float" office:value="300.134" calcext:value-type="float">
            <text:p>300.134</text:p>
          </table:table-cell>
          <table:table-cell office:value-type="float" office:value="1175101" calcext:value-type="float">
            <text:p>1175101</text:p>
          </table:table-cell>
          <table:table-cell office:value-type="float" office:value="1313814" calcext:value-type="float">
            <text:p>1313814</text:p>
          </table:table-cell>
          <table:table-cell table:style-name="ce7" office:value-type="float" office:value="1251730" calcext:value-type="float">
            <text:p>1.25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47353.8" calcext:value-type="float">
            <text:p>47353.8</text:p>
          </table:table-cell>
          <table:table-cell office:value-type="float" office:value="47" calcext:value-type="float">
            <text:p>47</text:p>
          </table:table-cell>
          <table:table-cell office:value-type="float" office:value="465868" calcext:value-type="float">
            <text:p>465868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1563382" calcext:value-type="float">
            <text:p>1563382</text:p>
          </table:table-cell>
          <table:table-cell office:value-type="float" office:value="1816616" calcext:value-type="float">
            <text:p>1816616</text:p>
          </table:table-cell>
          <table:table-cell table:style-name="ce7" office:value-type="float" office:value="1699660" calcext:value-type="float">
            <text:p>1.70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style-name="ce7" office:value-type="float" office:value="1872410" calcext:value-type="float">
            <text:p>1.87E+06</text:p>
          </table:table-cell>
          <table:table-cell office:value-type="float" office:value="1872" calcext:value-type="float">
            <text:p>1872</text:p>
          </table:table-cell>
          <table:table-cell table:style-name="ce7" office:value-type="float" office:value="2702070" calcext:value-type="float">
            <text:p>2.70E+06</text:p>
          </table:table-cell>
          <table:table-cell office:value-type="float" office:value="300.13" calcext:value-type="float">
            <text:p>300.13</text:p>
          </table:table-cell>
          <table:table-cell office:value-type="float" office:value="1812206" calcext:value-type="float">
            <text:p>1812206</text:p>
          </table:table-cell>
          <table:table-cell office:value-type="float" office:value="2758346" calcext:value-type="float">
            <text:p>2758346</text:p>
          </table:table-cell>
          <table:table-cell table:style-name="ce7" office:value-type="float" office:value="2369510" calcext:value-type="float">
            <text:p>2.37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style-name="ce7" office:value-type="float" office:value="3680530" calcext:value-type="float">
            <text:p>3.68E+06</text:p>
          </table:table-cell>
          <table:table-cell office:value-type="float" office:value="3680" calcext:value-type="float">
            <text:p>3680</text:p>
          </table:table-cell>
          <table:table-cell table:style-name="ce7" office:value-type="float" office:value="3721850" calcext:value-type="float">
            <text:p>3.72E+06</text:p>
          </table:table-cell>
          <table:table-cell office:value-type="float" office:value="300.14" calcext:value-type="float">
            <text:p>300.14</text:p>
          </table:table-cell>
          <table:table-cell office:value-type="float" office:value="1780574" calcext:value-type="float">
            <text:p>1780574</text:p>
          </table:table-cell>
          <table:table-cell office:value-type="float" office:value="2923014" calcext:value-type="float">
            <text:p>2923014</text:p>
          </table:table-cell>
          <table:table-cell office:value-type="float" office:value="2406600" calcext:value-type="float">
            <text:p>2.41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formula="of:=MIN([.D87];[.P87];[.AB87];[.AN87])" office:value-type="float" office:value="344.8" calcext:value-type="float">
            <text:p>344.8</text:p>
          </table:table-cell>
          <table:table-cell table:number-columns-repeated="972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2.963" calcext:value-type="float">
            <text:p>32.96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34.864" calcext:value-type="float">
            <text:p>834.864</text:p>
          </table:table-cell>
          <table:table-cell table:style-name="ce6" office:value-type="float" office:value="21.1688" calcext:value-type="float">
            <text:p>21.1688</text:p>
          </table:table-cell>
          <table:table-cell table:style-name="ce6" office:value-type="float" office:value="2079774" calcext:value-type="float">
            <text:p>2079774</text:p>
          </table:table-cell>
          <table:table-cell table:style-name="ce6" office:value-type="float" office:value="2159561" calcext:value-type="float">
            <text:p>2159561</text:p>
          </table:table-cell>
          <table:table-cell table:style-name="ce8" office:value-type="float" office:value="2117840" calcext:value-type="float">
            <text:p>2.12E+06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2.317" calcext:value-type="float">
            <text:p>32.3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4.287" calcext:value-type="float">
            <text:p>534.287</text:p>
          </table:table-cell>
          <table:table-cell table:style-name="ce6" office:value-type="float" office:value="32.1243" calcext:value-type="float">
            <text:p>32.1243</text:p>
          </table:table-cell>
          <table:table-cell table:style-name="ce6" office:value-type="float" office:value="3039943" calcext:value-type="float">
            <text:p>3039943</text:p>
          </table:table-cell>
          <table:table-cell table:style-name="ce6" office:value-type="float" office:value="3220000" calcext:value-type="float">
            <text:p>3220000</text:p>
          </table:table-cell>
          <table:table-cell table:style-name="ce8" office:value-type="float" office:value="3179730" calcext:value-type="float">
            <text:p>3.18E+06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2.105" calcext:value-type="float">
            <text:p>32.10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34.855" calcext:value-type="float">
            <text:p>334.855</text:p>
          </table:table-cell>
          <table:table-cell table:style-name="ce6" office:value-type="float" office:value="61.0544" calcext:value-type="float">
            <text:p>61.0544</text:p>
          </table:table-cell>
          <table:table-cell table:style-name="ce6" office:value-type="float" office:value="5859448" calcext:value-type="float">
            <text:p>5859448</text:p>
          </table:table-cell>
          <table:table-cell table:style-name="ce6" office:value-type="float" office:value="6119237" calcext:value-type="float">
            <text:p>6119237</text:p>
          </table:table-cell>
          <table:table-cell table:style-name="ce8" office:value-type="float" office:value="5973630" calcext:value-type="float">
            <text:p>5.97E+06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40.087" calcext:value-type="float">
            <text:p>40.08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.1856" calcext:value-type="float">
            <text:p>42.1856</text:p>
          </table:table-cell>
          <table:table-cell table:style-name="ce6" office:value-type="float" office:value="300.001" calcext:value-type="float">
            <text:p>300.001</text:p>
          </table:table-cell>
          <table:table-cell table:style-name="ce6" office:value-type="float" office:value="27111727" calcext:value-type="float">
            <text:p>27111727</text:p>
          </table:table-cell>
          <table:table-cell table:style-name="ce6" office:value-type="float" office:value="33619432" calcext:value-type="float">
            <text:p>33619432</text:p>
          </table:table-cell>
          <table:table-cell table:style-name="ce8" office:value-type="float" office:value="30811800" calcext:value-type="float">
            <text:p>3.08E+07</text:p>
          </table:table-cell>
          <table:table-cell table:number-columns-repeated="4"/>
          <table:table-cell office:value-type="string" calcext:value-type="string">
            <text:p>Swisscom</text:p>
          </table:table-cell>
          <table:table-cell table:formula="of:=MIN([.D88];[.P88];[.AB88];[.AN88])" office:value-type="float" office:value="32.105" calcext:value-type="float">
            <text:p>32.105</text:p>
          </table:table-cell>
          <table:table-cell table:number-columns-repeated="972"/>
        </table:table-row>
        <table:table-row table:style-name="ro1"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972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3"/>
          <table:table-cell table:style-name="ce9" office:value-type="string" calcext:value-type="string">
            <text:p>Vicini Accettati</text:p>
          </table:table-cell>
          <table:table-cell table:style-name="ce9" office:value-type="string" calcext:value-type="string">
            <text:p>Istanza</text:p>
          </table:table-cell>
          <table:table-cell table:style-name="ce9" office:value-type="string" calcext:value-type="string">
            <text:p>Costo Minimo</text:p>
          </table:table-cell>
          <table:table-cell table:number-columns-repeated="97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bradford-10-eplus</text:p>
          </table:table-cell>
          <table:table-cell table:style-name="ce7" office:value-type="float" office:value="1235060" calcext:value-type="float">
            <text:p>1.24E+06</text:p>
          </table:table-cell>
          <table:table-cell office:value-type="float" office:value="1233" calcext:value-type="float">
            <text:p>1233</text:p>
          </table:table-cell>
          <table:table-cell table:style-name="ce7" office:value-type="float" office:value="2234340" calcext:value-type="float">
            <text:p>2.23E+06</text:p>
          </table:table-cell>
          <table:table-cell office:value-type="float" office:value="300.248" calcext:value-type="float">
            <text:p>300.248</text:p>
          </table:table-cell>
          <table:table-cell office:value-type="float" office:value="1623793" calcext:value-type="float">
            <text:p>1623793</text:p>
          </table:table-cell>
          <table:table-cell office:value-type="float" office:value="2560810" calcext:value-type="float">
            <text:p>2560810</text:p>
          </table:table-cell>
          <table:table-cell table:style-name="ce7" office:value-type="float" office:value="2174360" calcext:value-type="float">
            <text:p>2.17E+06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bradford-10-eplus</text:p>
          </table:table-cell>
          <table:table-cell table:style-name="ce7" office:value-type="float" office:value="3209390" calcext:value-type="float">
            <text:p>3.21E+06</text:p>
          </table:table-cell>
          <table:table-cell office:value-type="float" office:value="3207" calcext:value-type="float">
            <text:p>3207</text:p>
          </table:table-cell>
          <table:table-cell table:style-name="ce7" office:value-type="float" office:value="3443590" calcext:value-type="float">
            <text:p>3.44E+06</text:p>
          </table:table-cell>
          <table:table-cell office:value-type="float" office:value="300.247" calcext:value-type="float">
            <text:p>300.247</text:p>
          </table:table-cell>
          <table:table-cell office:value-type="float" office:value="1625798" calcext:value-type="float">
            <text:p>1625798</text:p>
          </table:table-cell>
          <table:table-cell office:value-type="float" office:value="2718034" calcext:value-type="float">
            <text:p>2718034</text:p>
          </table:table-cell>
          <table:table-cell table:style-name="ce7" office:value-type="float" office:value="2275930" calcext:value-type="float">
            <text:p>2.28E+06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bradford-10-eplus</text:p>
          </table:table-cell>
          <table:table-cell table:style-name="ce7" office:value-type="float" office:value="3581460" calcext:value-type="float">
            <text:p>3.58E+06</text:p>
          </table:table-cell>
          <table:table-cell office:value-type="float" office:value="3579" calcext:value-type="float">
            <text:p>3579</text:p>
          </table:table-cell>
          <table:table-cell table:style-name="ce7" office:value-type="float" office:value="3619310" calcext:value-type="float">
            <text:p>3.62E+06</text:p>
          </table:table-cell>
          <table:table-cell office:value-type="float" office:value="300.233" calcext:value-type="float">
            <text:p>300.233</text:p>
          </table:table-cell>
          <table:table-cell office:value-type="float" office:value="1621827" calcext:value-type="float">
            <text:p>1621827</text:p>
          </table:table-cell>
          <table:table-cell office:value-type="float" office:value="2746735" calcext:value-type="float">
            <text:p>2746735</text:p>
          </table:table-cell>
          <table:table-cell table:style-name="ce7" office:value-type="float" office:value="2289500" calcext:value-type="float">
            <text:p>2.29E+06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bradford-10-eplus</text:p>
          </table:table-cell>
          <table:table-cell table:style-name="ce7" office:value-type="float" office:value="3531480" calcext:value-type="float">
            <text:p>3.53E+06</text:p>
          </table:table-cell>
          <table:table-cell office:value-type="float" office:value="3529" calcext:value-type="float">
            <text:p>3529</text:p>
          </table:table-cell>
          <table:table-cell table:style-name="ce7" office:value-type="float" office:value="3607410" calcext:value-type="float">
            <text:p>3.61E+06</text:p>
          </table:table-cell>
          <table:table-cell office:value-type="float" office:value="300.238" calcext:value-type="float">
            <text:p>300.238</text:p>
          </table:table-cell>
          <table:table-cell office:value-type="float" office:value="1673036" calcext:value-type="float">
            <text:p>1673036</text:p>
          </table:table-cell>
          <table:table-cell office:value-type="float" office:value="2746907" calcext:value-type="float">
            <text:p>2746907</text:p>
          </table:table-cell>
          <table:table-cell office:value-type="float" office:value="2249010" calcext:value-type="float">
            <text:p>2.25E+06</text:p>
          </table:table-cell>
          <table:table-cell table:number-columns-repeated="3"/>
          <table:table-cell table:formula="of:=[.B91]" office:value-type="float" office:value="50000" calcext:value-type="float">
            <text:p>50000</text:p>
          </table:table-cell>
          <table:table-cell office:value-type="string" calcext:value-type="string">
            <text:p>bradford-10-eplus</text:p>
          </table:table-cell>
          <table:table-cell table:formula="of:=MIN([.D91];[.P91];[.AB91];[.AN91])" office:value-type="float" office:value="1235060" calcext:value-type="float">
            <text:p>1235060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-10-free</text:p>
          </table:table-cell>
          <table:table-cell office:value-type="float" office:value="1480.11" calcext:value-type="float">
            <text:p>1480.11</text:p>
          </table:table-cell>
          <table:table-cell office:value-type="float" office:value="0" calcext:value-type="float">
            <text:p>0</text:p>
          </table:table-cell>
          <table:table-cell office:value-type="float" office:value="2861.34" calcext:value-type="float">
            <text:p>2861.34</text:p>
          </table:table-cell>
          <table:table-cell office:value-type="float" office:value="300.113" calcext:value-type="float">
            <text:p>300.113</text:p>
          </table:table-cell>
          <table:table-cell office:value-type="float" office:value="3100192" calcext:value-type="float">
            <text:p>3100192</text:p>
          </table:table-cell>
          <table:table-cell office:value-type="float" office:value="4063184" calcext:value-type="float">
            <text:p>4063184</text:p>
          </table:table-cell>
          <table:table-cell table:style-name="ce7" office:value-type="float" office:value="3658030" calcext:value-type="float">
            <text:p>3.66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1806.97" calcext:value-type="float">
            <text:p>1806.97</text:p>
          </table:table-cell>
          <table:table-cell office:value-type="float" office:value="0" calcext:value-type="float">
            <text:p>0</text:p>
          </table:table-cell>
          <table:table-cell office:value-type="float" office:value="414480" calcext:value-type="float">
            <text:p>414480</text:p>
          </table:table-cell>
          <table:table-cell office:value-type="float" office:value="300.116" calcext:value-type="float">
            <text:p>300.116</text:p>
          </table:table-cell>
          <table:table-cell office:value-type="float" office:value="3731634" calcext:value-type="float">
            <text:p>3731634</text:p>
          </table:table-cell>
          <table:table-cell office:value-type="float" office:value="4851975" calcext:value-type="float">
            <text:p>4851975</text:p>
          </table:table-cell>
          <table:table-cell table:style-name="ce7" office:value-type="float" office:value="4374380" calcext:value-type="float">
            <text:p>4.37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style-name="ce7" office:value-type="float" office:value="2170160" calcext:value-type="float">
            <text:p>2.17E+06</text:p>
          </table:table-cell>
          <table:table-cell office:value-type="float" office:value="2168" calcext:value-type="float">
            <text:p>2168</text:p>
          </table:table-cell>
          <table:table-cell table:style-name="ce7" office:value-type="float" office:value="2803280" calcext:value-type="float">
            <text:p>2.80E+06</text:p>
          </table:table-cell>
          <table:table-cell office:value-type="float" office:value="300.116" calcext:value-type="float">
            <text:p>300.116</text:p>
          </table:table-cell>
          <table:table-cell office:value-type="float" office:value="4097075" calcext:value-type="float">
            <text:p>4097075</text:p>
          </table:table-cell>
          <table:table-cell office:value-type="float" office:value="6221910" calcext:value-type="float">
            <text:p>6221910</text:p>
          </table:table-cell>
          <table:table-cell table:style-name="ce7" office:value-type="float" office:value="5361230" calcext:value-type="float">
            <text:p>5.36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style-name="ce7" office:value-type="float" office:value="3477500" calcext:value-type="float">
            <text:p>3.48E+06</text:p>
          </table:table-cell>
          <table:table-cell office:value-type="float" office:value="3475" calcext:value-type="float">
            <text:p>3475</text:p>
          </table:table-cell>
          <table:table-cell table:style-name="ce7" office:value-type="float" office:value="3525840" calcext:value-type="float">
            <text:p>3.53E+06</text:p>
          </table:table-cell>
          <table:table-cell office:value-type="float" office:value="300.12" calcext:value-type="float">
            <text:p>300.12</text:p>
          </table:table-cell>
          <table:table-cell office:value-type="float" office:value="4454298" calcext:value-type="float">
            <text:p>4454298</text:p>
          </table:table-cell>
          <table:table-cell office:value-type="float" office:value="5571586" calcext:value-type="float">
            <text:p>5571586</text:p>
          </table:table-cell>
          <table:table-cell office:value-type="float" office:value="5065200" calcext:value-type="float">
            <text:p>5.07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formula="of:=MIN([.D92];[.P92];[.AB92];[.AN92])" office:value-type="float" office:value="1480.11" calcext:value-type="float">
            <text:p>1480.11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-10-race</text:p>
          </table:table-cell>
          <table:table-cell office:value-type="float" office:value="291.108" calcext:value-type="float">
            <text:p>291.108</text:p>
          </table:table-cell>
          <table:table-cell office:value-type="float" office:value="0" calcext:value-type="float">
            <text:p>0</text:p>
          </table:table-cell>
          <table:table-cell office:value-type="float" office:value="639.788" calcext:value-type="float">
            <text:p>639.788</text:p>
          </table:table-cell>
          <table:table-cell office:value-type="float" office:value="300.092" calcext:value-type="float">
            <text:p>300.092</text:p>
          </table:table-cell>
          <table:table-cell office:value-type="float" office:value="3490215" calcext:value-type="float">
            <text:p>3490215</text:p>
          </table:table-cell>
          <table:table-cell office:value-type="float" office:value="4525951" calcext:value-type="float">
            <text:p>4525951</text:p>
          </table:table-cell>
          <table:table-cell table:style-name="ce7" office:value-type="float" office:value="4098360" calcext:value-type="float">
            <text:p>4.10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979.885" calcext:value-type="float">
            <text:p>979.885</text:p>
          </table:table-cell>
          <table:table-cell office:value-type="float" office:value="0" calcext:value-type="float">
            <text:p>0</text:p>
          </table:table-cell>
          <table:table-cell office:value-type="float" office:value="90127.4" calcext:value-type="float">
            <text:p>90127.4</text:p>
          </table:table-cell>
          <table:table-cell office:value-type="float" office:value="300.093" calcext:value-type="float">
            <text:p>300.093</text:p>
          </table:table-cell>
          <table:table-cell office:value-type="float" office:value="4150822" calcext:value-type="float">
            <text:p>4150822</text:p>
          </table:table-cell>
          <table:table-cell office:value-type="float" office:value="5404124" calcext:value-type="float">
            <text:p>5404124</text:p>
          </table:table-cell>
          <table:table-cell table:style-name="ce7" office:value-type="float" office:value="4887310" calcext:value-type="float">
            <text:p>4.89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754102" calcext:value-type="float">
            <text:p>754102</text:p>
          </table:table-cell>
          <table:table-cell office:value-type="float" office:value="753" calcext:value-type="float">
            <text:p>753</text:p>
          </table:table-cell>
          <table:table-cell table:style-name="ce7" office:value-type="float" office:value="1931440" calcext:value-type="float">
            <text:p>1.93E+06</text:p>
          </table:table-cell>
          <table:table-cell office:value-type="float" office:value="300.094" calcext:value-type="float">
            <text:p>300.094</text:p>
          </table:table-cell>
          <table:table-cell office:value-type="float" office:value="4894132" calcext:value-type="float">
            <text:p>4894132</text:p>
          </table:table-cell>
          <table:table-cell office:value-type="float" office:value="7127699" calcext:value-type="float">
            <text:p>7127699</text:p>
          </table:table-cell>
          <table:table-cell table:style-name="ce7" office:value-type="float" office:value="6225100" calcext:value-type="float">
            <text:p>6.23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table:style-name="ce7" office:value-type="float" office:value="3470690" calcext:value-type="float">
            <text:p>3.47E+06</text:p>
          </table:table-cell>
          <table:table-cell office:value-type="float" office:value="3469" calcext:value-type="float">
            <text:p>3469</text:p>
          </table:table-cell>
          <table:table-cell table:style-name="ce7" office:value-type="float" office:value="3517560" calcext:value-type="float">
            <text:p>3.52E+06</text:p>
          </table:table-cell>
          <table:table-cell office:value-type="float" office:value="300.099" calcext:value-type="float">
            <text:p>300.099</text:p>
          </table:table-cell>
          <table:table-cell office:value-type="float" office:value="5317838" calcext:value-type="float">
            <text:p>5317838</text:p>
          </table:table-cell>
          <table:table-cell office:value-type="float" office:value="7041794" calcext:value-type="float">
            <text:p>7041794</text:p>
          </table:table-cell>
          <table:table-cell office:value-type="float" office:value="6110580" calcext:value-type="float">
            <text:p>6.11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table:formula="of:=MIN([.D93];[.P93];[.AB93];[.AN93])" office:value-type="float" office:value="291.108" calcext:value-type="float">
            <text:p>291.108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eplus</text:p>
          </table:table-cell>
          <table:table-cell office:value-type="float" office:value="349423" calcext:value-type="float">
            <text:p>349423</text:p>
          </table:table-cell>
          <table:table-cell office:value-type="float" office:value="348" calcext:value-type="float">
            <text:p>348</text:p>
          </table:table-cell>
          <table:table-cell table:style-name="ce7" office:value-type="float" office:value="1151580" calcext:value-type="float">
            <text:p>1.15E+06</text:p>
          </table:table-cell>
          <table:table-cell office:value-type="float" office:value="300.227" calcext:value-type="float">
            <text:p>300.227</text:p>
          </table:table-cell>
          <table:table-cell office:value-type="float" office:value="1613366" calcext:value-type="float">
            <text:p>1613366</text:p>
          </table:table-cell>
          <table:table-cell office:value-type="float" office:value="2578472" calcext:value-type="float">
            <text:p>2578472</text:p>
          </table:table-cell>
          <table:table-cell table:style-name="ce7" office:value-type="float" office:value="2176120" calcext:value-type="float">
            <text:p>2.18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style-name="ce7" office:value-type="float" office:value="1919730" calcext:value-type="float">
            <text:p>1.92E+06</text:p>
          </table:table-cell>
          <table:table-cell office:value-type="float" office:value="1918" calcext:value-type="float">
            <text:p>1918</text:p>
          </table:table-cell>
          <table:table-cell table:style-name="ce7" office:value-type="float" office:value="2147990" calcext:value-type="float">
            <text:p>2.15E+06</text:p>
          </table:table-cell>
          <table:table-cell office:value-type="float" office:value="300.224" calcext:value-type="float">
            <text:p>300.224</text:p>
          </table:table-cell>
          <table:table-cell office:value-type="float" office:value="1632407" calcext:value-type="float">
            <text:p>1632407</text:p>
          </table:table-cell>
          <table:table-cell office:value-type="float" office:value="2759262" calcext:value-type="float">
            <text:p>2759262</text:p>
          </table:table-cell>
          <table:table-cell table:style-name="ce7" office:value-type="float" office:value="2299090" calcext:value-type="float">
            <text:p>2.30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style-name="ce7" office:value-type="float" office:value="2273880" calcext:value-type="float">
            <text:p>2.27E+06</text:p>
          </table:table-cell>
          <table:table-cell office:value-type="float" office:value="2272" calcext:value-type="float">
            <text:p>2272</text:p>
          </table:table-cell>
          <table:table-cell table:style-name="ce7" office:value-type="float" office:value="2334430" calcext:value-type="float">
            <text:p>2.33E+06</text:p>
          </table:table-cell>
          <table:table-cell office:value-type="float" office:value="300.231" calcext:value-type="float">
            <text:p>300.231</text:p>
          </table:table-cell>
          <table:table-cell office:value-type="float" office:value="1613210" calcext:value-type="float">
            <text:p>1613210</text:p>
          </table:table-cell>
          <table:table-cell office:value-type="float" office:value="2796179" calcext:value-type="float">
            <text:p>2796179</text:p>
          </table:table-cell>
          <table:table-cell table:style-name="ce7" office:value-type="float" office:value="2306650" calcext:value-type="float">
            <text:p>2.31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style-name="ce7" office:value-type="float" office:value="2275800" calcext:value-type="float">
            <text:p>2.28E+06</text:p>
          </table:table-cell>
          <table:table-cell office:value-type="float" office:value="2274" calcext:value-type="float">
            <text:p>2274</text:p>
          </table:table-cell>
          <table:table-cell table:style-name="ce7" office:value-type="float" office:value="2332330" calcext:value-type="float">
            <text:p>2.33E+06</text:p>
          </table:table-cell>
          <table:table-cell office:value-type="float" office:value="300.238" calcext:value-type="float">
            <text:p>300.238</text:p>
          </table:table-cell>
          <table:table-cell office:value-type="float" office:value="1630671" calcext:value-type="float">
            <text:p>1630671</text:p>
          </table:table-cell>
          <table:table-cell office:value-type="float" office:value="2542272" calcext:value-type="float">
            <text:p>2542272</text:p>
          </table:table-cell>
          <table:table-cell office:value-type="float" office:value="2165570" calcext:value-type="float">
            <text:p>2.17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formula="of:=MIN([.D94];[.P94];[.AB94];[.AN94])" office:value-type="float" office:value="349423" calcext:value-type="float">
            <text:p>349423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free</text:p>
          </table:table-cell>
          <table:table-cell office:value-type="float" office:value="838.239" calcext:value-type="float">
            <text:p>838.239</text:p>
          </table:table-cell>
          <table:table-cell office:value-type="float" office:value="0" calcext:value-type="float">
            <text:p>0</text:p>
          </table:table-cell>
          <table:table-cell office:value-type="float" office:value="1047.85" calcext:value-type="float">
            <text:p>1047.85</text:p>
          </table:table-cell>
          <table:table-cell office:value-type="float" office:value="300.106" calcext:value-type="float">
            <text:p>300.106</text:p>
          </table:table-cell>
          <table:table-cell office:value-type="float" office:value="3264453" calcext:value-type="float">
            <text:p>3264453</text:p>
          </table:table-cell>
          <table:table-cell office:value-type="float" office:value="4426298" calcext:value-type="float">
            <text:p>4426298</text:p>
          </table:table-cell>
          <table:table-cell table:style-name="ce7" office:value-type="float" office:value="3960430" calcext:value-type="float">
            <text:p>3.96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1241.41" calcext:value-type="float">
            <text:p>1241.41</text:p>
          </table:table-cell>
          <table:table-cell office:value-type="float" office:value="0" calcext:value-type="float">
            <text:p>0</text:p>
          </table:table-cell>
          <table:table-cell office:value-type="float" office:value="121297" calcext:value-type="float">
            <text:p>121297</text:p>
          </table:table-cell>
          <table:table-cell office:value-type="float" office:value="300.107" calcext:value-type="float">
            <text:p>300.107</text:p>
          </table:table-cell>
          <table:table-cell office:value-type="float" office:value="3838062" calcext:value-type="float">
            <text:p>3838062</text:p>
          </table:table-cell>
          <table:table-cell office:value-type="float" office:value="5100630" calcext:value-type="float">
            <text:p>5100630</text:p>
          </table:table-cell>
          <table:table-cell table:style-name="ce7" office:value-type="float" office:value="4564380" calcext:value-type="float">
            <text:p>4.56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856496" calcext:value-type="float">
            <text:p>856496</text:p>
          </table:table-cell>
          <table:table-cell office:value-type="float" office:value="855" calcext:value-type="float">
            <text:p>855</text:p>
          </table:table-cell>
          <table:table-cell table:style-name="ce7" office:value-type="float" office:value="1485040" calcext:value-type="float">
            <text:p>1.49E+06</text:p>
          </table:table-cell>
          <table:table-cell office:value-type="float" office:value="300.106" calcext:value-type="float">
            <text:p>300.106</text:p>
          </table:table-cell>
          <table:table-cell office:value-type="float" office:value="4215144" calcext:value-type="float">
            <text:p>4215144</text:p>
          </table:table-cell>
          <table:table-cell office:value-type="float" office:value="6417489" calcext:value-type="float">
            <text:p>6417489</text:p>
          </table:table-cell>
          <table:table-cell table:style-name="ce7" office:value-type="float" office:value="5511010" calcext:value-type="float">
            <text:p>5.51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table:style-name="ce7" office:value-type="float" office:value="2245780" calcext:value-type="float">
            <text:p>2.25E+06</text:p>
          </table:table-cell>
          <table:table-cell office:value-type="float" office:value="2244" calcext:value-type="float">
            <text:p>2244</text:p>
          </table:table-cell>
          <table:table-cell table:style-name="ce7" office:value-type="float" office:value="2275130" calcext:value-type="float">
            <text:p>2.28E+06</text:p>
          </table:table-cell>
          <table:table-cell office:value-type="float" office:value="300.112" calcext:value-type="float">
            <text:p>300.112</text:p>
          </table:table-cell>
          <table:table-cell office:value-type="float" office:value="4404965" calcext:value-type="float">
            <text:p>4404965</text:p>
          </table:table-cell>
          <table:table-cell office:value-type="float" office:value="5941468" calcext:value-type="float">
            <text:p>5941468</text:p>
          </table:table-cell>
          <table:table-cell office:value-type="float" office:value="5178490" calcext:value-type="float">
            <text:p>5.18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table:formula="of:=MIN([.D95];[.P95];[.AB95];[.AN95])" office:value-type="float" office:value="838.239" calcext:value-type="float">
            <text:p>838.239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bradford_nt-10-race</text:p>
          </table:table-cell>
          <table:table-cell office:value-type="float" office:value="125.092" calcext:value-type="float">
            <text:p>125.092</text:p>
          </table:table-cell>
          <table:table-cell office:value-type="float" office:value="0" calcext:value-type="float">
            <text:p>0</text:p>
          </table:table-cell>
          <table:table-cell office:value-type="float" office:value="379.034" calcext:value-type="float">
            <text:p>379.034</text:p>
          </table:table-cell>
          <table:table-cell office:value-type="float" office:value="298.145" calcext:value-type="float">
            <text:p>298.145</text:p>
          </table:table-cell>
          <table:table-cell office:value-type="float" office:value="3745630" calcext:value-type="float">
            <text:p>3745630</text:p>
          </table:table-cell>
          <table:table-cell office:value-type="float" office:value="4968216" calcext:value-type="float">
            <text:p>4968216</text:p>
          </table:table-cell>
          <table:table-cell table:style-name="ce7" office:value-type="float" office:value="4384840" calcext:value-type="float">
            <text:p>4.38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680.077" calcext:value-type="float">
            <text:p>680.077</text:p>
          </table:table-cell>
          <table:table-cell office:value-type="float" office:value="0" calcext:value-type="float">
            <text:p>0</text:p>
          </table:table-cell>
          <table:table-cell office:value-type="float" office:value="7225.82" calcext:value-type="float">
            <text:p>7225.82</text:p>
          </table:table-cell>
          <table:table-cell office:value-type="float" office:value="300.087" calcext:value-type="float">
            <text:p>300.087</text:p>
          </table:table-cell>
          <table:table-cell office:value-type="float" office:value="4273343" calcext:value-type="float">
            <text:p>4273343</text:p>
          </table:table-cell>
          <table:table-cell office:value-type="float" office:value="5713453" calcext:value-type="float">
            <text:p>5713453</text:p>
          </table:table-cell>
          <table:table-cell table:style-name="ce7" office:value-type="float" office:value="5131330" calcext:value-type="float">
            <text:p>5.13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70808" calcext:value-type="float">
            <text:p>170808</text:p>
          </table:table-cell>
          <table:table-cell office:value-type="float" office:value="170" calcext:value-type="float">
            <text:p>170</text:p>
          </table:table-cell>
          <table:table-cell office:value-type="float" office:value="990652" calcext:value-type="float">
            <text:p>990652</text:p>
          </table:table-cell>
          <table:table-cell office:value-type="float" office:value="300.084" calcext:value-type="float">
            <text:p>300.084</text:p>
          </table:table-cell>
          <table:table-cell office:value-type="float" office:value="5036656" calcext:value-type="float">
            <text:p>5036656</text:p>
          </table:table-cell>
          <table:table-cell office:value-type="float" office:value="7411242" calcext:value-type="float">
            <text:p>7411242</text:p>
          </table:table-cell>
          <table:table-cell table:style-name="ce7" office:value-type="float" office:value="6396060" calcext:value-type="float">
            <text:p>6.40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table:style-name="ce7" office:value-type="float" office:value="2244240" calcext:value-type="float">
            <text:p>2.24E+06</text:p>
          </table:table-cell>
          <table:table-cell office:value-type="float" office:value="2243" calcext:value-type="float">
            <text:p>2243</text:p>
          </table:table-cell>
          <table:table-cell table:style-name="ce7" office:value-type="float" office:value="2272200" calcext:value-type="float">
            <text:p>2.27E+06</text:p>
          </table:table-cell>
          <table:table-cell office:value-type="float" office:value="300.094" calcext:value-type="float">
            <text:p>300.094</text:p>
          </table:table-cell>
          <table:table-cell office:value-type="float" office:value="5667891" calcext:value-type="float">
            <text:p>5667891</text:p>
          </table:table-cell>
          <table:table-cell office:value-type="float" office:value="7130831" calcext:value-type="float">
            <text:p>7130831</text:p>
          </table:table-cell>
          <table:table-cell office:value-type="float" office:value="6257460" calcext:value-type="float">
            <text:p>6.26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table:formula="of:=MIN([.D96];[.P96];[.AB96];[.AN96])" office:value-type="float" office:value="125.092" calcext:value-type="float">
            <text:p>125.092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10.1842" calcext:value-type="float">
            <text:p>10.1842</text:p>
          </table:table-cell>
          <table:table-cell office:value-type="float" office:value="0" calcext:value-type="float">
            <text:p>0</text:p>
          </table:table-cell>
          <table:table-cell office:value-type="float" office:value="21.247" calcext:value-type="float">
            <text:p>21.247</text:p>
          </table:table-cell>
          <table:table-cell office:value-type="float" office:value="285.515" calcext:value-type="float">
            <text:p>285.515</text:p>
          </table:table-cell>
          <table:table-cell office:value-type="float" office:value="4063817" calcext:value-type="float">
            <text:p>4063817</text:p>
          </table:table-cell>
          <table:table-cell office:value-type="float" office:value="5101835" calcext:value-type="float">
            <text:p>5101835</text:p>
          </table:table-cell>
          <table:table-cell table:style-name="ce7" office:value-type="float" office:value="4706850" calcext:value-type="float">
            <text:p>4.71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38.9978" calcext:value-type="float">
            <text:p>38.9978</text:p>
          </table:table-cell>
          <table:table-cell office:value-type="float" office:value="0" calcext:value-type="float">
            <text:p>0</text:p>
          </table:table-cell>
          <table:table-cell office:value-type="float" office:value="42.0417" calcext:value-type="float">
            <text:p>42.0417</text:p>
          </table:table-cell>
          <table:table-cell office:value-type="float" office:value="300.016" calcext:value-type="float">
            <text:p>300.016</text:p>
          </table:table-cell>
          <table:table-cell office:value-type="float" office:value="4131276" calcext:value-type="float">
            <text:p>4131276</text:p>
          </table:table-cell>
          <table:table-cell office:value-type="float" office:value="6261336" calcext:value-type="float">
            <text:p>6261336</text:p>
          </table:table-cell>
          <table:table-cell table:style-name="ce7" office:value-type="float" office:value="5379050" calcext:value-type="float">
            <text:p>5.38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44.649" calcext:value-type="float">
            <text:p>44.649</text:p>
          </table:table-cell>
          <table:table-cell office:value-type="float" office:value="0" calcext:value-type="float">
            <text:p>0</text:p>
          </table:table-cell>
          <table:table-cell office:value-type="float" office:value="25356" calcext:value-type="float">
            <text:p>25356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4692344" calcext:value-type="float">
            <text:p>4692344</text:p>
          </table:table-cell>
          <table:table-cell office:value-type="float" office:value="7491589" calcext:value-type="float">
            <text:p>7491589</text:p>
          </table:table-cell>
          <table:table-cell table:style-name="ce7" office:value-type="float" office:value="6312820" calcext:value-type="float">
            <text:p>6.31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63062.5" calcext:value-type="float">
            <text:p>63062.5</text:p>
          </table:table-cell>
          <table:table-cell office:value-type="float" office:value="63" calcext:value-type="float">
            <text:p>63</text:p>
          </table:table-cell>
          <table:table-cell office:value-type="float" office:value="68468.8" calcext:value-type="float">
            <text:p>68468.8</text:p>
          </table:table-cell>
          <table:table-cell office:value-type="float" office:value="300.016" calcext:value-type="float">
            <text:p>300.016</text:p>
          </table:table-cell>
          <table:table-cell office:value-type="float" office:value="4447619" calcext:value-type="float">
            <text:p>4447619</text:p>
          </table:table-cell>
          <table:table-cell office:value-type="float" office:value="7194914" calcext:value-type="float">
            <text:p>7194914</text:p>
          </table:table-cell>
          <table:table-cell office:value-type="float" office:value="6088820" calcext:value-type="float">
            <text:p>6.09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formula="of:=MIN([.D97];[.P97];[.AB97];[.AN97])" office:value-type="float" office:value="10.1842" calcext:value-type="float">
            <text:p>10.1842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siemens4</text:p>
          </table:table-cell>
          <table:table-cell table:style-name="ce7" office:value-type="float" office:value="1197390" calcext:value-type="float">
            <text:p>1.20E+06</text:p>
          </table:table-cell>
          <table:table-cell office:value-type="float" office:value="1197" calcext:value-type="float">
            <text:p>1197</text:p>
          </table:table-cell>
          <table:table-cell table:style-name="ce7" office:value-type="float" office:value="2209350" calcext:value-type="float">
            <text:p>2.21E+06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1799870" calcext:value-type="float">
            <text:p>1799870</text:p>
          </table:table-cell>
          <table:table-cell office:value-type="float" office:value="2616256" calcext:value-type="float">
            <text:p>2616256</text:p>
          </table:table-cell>
          <table:table-cell table:style-name="ce7" office:value-type="float" office:value="2283970" calcext:value-type="float">
            <text:p>2.28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style-name="ce7" office:value-type="float" office:value="3315500" calcext:value-type="float">
            <text:p>3.32E+06</text:p>
          </table:table-cell>
          <table:table-cell office:value-type="float" office:value="3315" calcext:value-type="float">
            <text:p>3315</text:p>
          </table:table-cell>
          <table:table-cell table:style-name="ce7" office:value-type="float" office:value="3520520" calcext:value-type="float">
            <text:p>3.52E+06</text:p>
          </table:table-cell>
          <table:table-cell office:value-type="float" office:value="300.127" calcext:value-type="float">
            <text:p>300.127</text:p>
          </table:table-cell>
          <table:table-cell office:value-type="float" office:value="1816110" calcext:value-type="float">
            <text:p>1816110</text:p>
          </table:table-cell>
          <table:table-cell office:value-type="float" office:value="2915201" calcext:value-type="float">
            <text:p>2915201</text:p>
          </table:table-cell>
          <table:table-cell table:style-name="ce7" office:value-type="float" office:value="2463870" calcext:value-type="float">
            <text:p>2.46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style-name="ce7" office:value-type="float" office:value="3675530" calcext:value-type="float">
            <text:p>3.68E+06</text:p>
          </table:table-cell>
          <table:table-cell office:value-type="float" office:value="3675" calcext:value-type="float">
            <text:p>3675</text:p>
          </table:table-cell>
          <table:table-cell table:style-name="ce7" office:value-type="float" office:value="3705940" calcext:value-type="float">
            <text:p>3.71E+06</text:p>
          </table:table-cell>
          <table:table-cell office:value-type="float" office:value="300.128" calcext:value-type="float">
            <text:p>300.128</text:p>
          </table:table-cell>
          <table:table-cell office:value-type="float" office:value="1827110" calcext:value-type="float">
            <text:p>1827110</text:p>
          </table:table-cell>
          <table:table-cell office:value-type="float" office:value="2976890" calcext:value-type="float">
            <text:p>2976890</text:p>
          </table:table-cell>
          <table:table-cell table:style-name="ce7" office:value-type="float" office:value="2499470" calcext:value-type="float">
            <text:p>2.50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style-name="ce7" office:value-type="float" office:value="3664540" calcext:value-type="float">
            <text:p>3.66E+06</text:p>
          </table:table-cell>
          <table:table-cell office:value-type="float" office:value="3664" calcext:value-type="float">
            <text:p>3664</text:p>
          </table:table-cell>
          <table:table-cell table:style-name="ce7" office:value-type="float" office:value="3702940" calcext:value-type="float">
            <text:p>3.70E+06</text:p>
          </table:table-cell>
          <table:table-cell office:value-type="float" office:value="300.156" calcext:value-type="float">
            <text:p>300.156</text:p>
          </table:table-cell>
          <table:table-cell office:value-type="float" office:value="1774474" calcext:value-type="float">
            <text:p>1774474</text:p>
          </table:table-cell>
          <table:table-cell office:value-type="float" office:value="2720540" calcext:value-type="float">
            <text:p>2720540</text:p>
          </table:table-cell>
          <table:table-cell office:value-type="float" office:value="2339080" calcext:value-type="float">
            <text:p>2.34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formula="of:=MIN([.D98];[.P98];[.AB98];[.AN98])" office:value-type="float" office:value="1197390" calcext:value-type="float">
            <text:p>1197390</text:p>
          </table:table-cell>
          <table:table-cell table:number-columns-repeated="972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1.358" calcext:value-type="float">
            <text:p>31.35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34.662" calcext:value-type="float">
            <text:p>934.662</text:p>
          </table:table-cell>
          <table:table-cell table:style-name="ce6" office:value-type="float" office:value="33.1613" calcext:value-type="float">
            <text:p>33.1613</text:p>
          </table:table-cell>
          <table:table-cell table:style-name="ce6" office:value-type="float" office:value="3950005" calcext:value-type="float">
            <text:p>3950005</text:p>
          </table:table-cell>
          <table:table-cell table:style-name="ce6" office:value-type="float" office:value="4056354" calcext:value-type="float">
            <text:p>4056354</text:p>
          </table:table-cell>
          <table:table-cell table:style-name="ce8" office:value-type="float" office:value="3995130" calcext:value-type="float">
            <text:p>4.00E+06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1.693" calcext:value-type="float">
            <text:p>31.69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3.911" calcext:value-type="float">
            <text:p>233.911</text:p>
          </table:table-cell>
          <table:table-cell table:style-name="ce6" office:value-type="float" office:value="49.0953" calcext:value-type="float">
            <text:p>49.0953</text:p>
          </table:table-cell>
          <table:table-cell table:style-name="ce6" office:value-type="float" office:value="5870002" calcext:value-type="float">
            <text:p>5870002</text:p>
          </table:table-cell>
          <table:table-cell table:style-name="ce6" office:value-type="float" office:value="6201822" calcext:value-type="float">
            <text:p>6201822</text:p>
          </table:table-cell>
          <table:table-cell table:style-name="ce8" office:value-type="float" office:value="6005410" calcext:value-type="float">
            <text:p>6.01E+06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1.536" calcext:value-type="float">
            <text:p>31.5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33.76" calcext:value-type="float">
            <text:p>333.76</text:p>
          </table:table-cell>
          <table:table-cell table:style-name="ce6" office:value-type="float" office:value="92.8096" calcext:value-type="float">
            <text:p>92.8096</text:p>
          </table:table-cell>
          <table:table-cell table:style-name="ce6" office:value-type="float" office:value="10984020" calcext:value-type="float">
            <text:p>10984020</text:p>
          </table:table-cell>
          <table:table-cell table:style-name="ce6" office:value-type="float" office:value="11546438" calcext:value-type="float">
            <text:p>11546438</text:p>
          </table:table-cell>
          <table:table-cell table:style-name="ce8" office:value-type="float" office:value="11274100" calcext:value-type="float">
            <text:p>1.13E+07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45.094" calcext:value-type="float">
            <text:p>45.09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148" calcext:value-type="float">
            <text:p>16148</text:p>
          </table:table-cell>
          <table:table-cell table:style-name="ce6" office:value-type="float" office:value="300.001" calcext:value-type="float">
            <text:p>300.001</text:p>
          </table:table-cell>
          <table:table-cell table:style-name="ce6" office:value-type="float" office:value="45579797" calcext:value-type="float">
            <text:p>45579797</text:p>
          </table:table-cell>
          <table:table-cell table:style-name="ce6" office:value-type="float" office:value="52321422" calcext:value-type="float">
            <text:p>52321422</text:p>
          </table:table-cell>
          <table:table-cell table:style-name="ce8" office:value-type="float" office:value="49740400" calcext:value-type="float">
            <text:p>4.97E+07</text:p>
          </table:table-cell>
          <table:table-cell table:number-columns-repeated="4"/>
          <table:table-cell office:value-type="string" calcext:value-type="string">
            <text:p>Swisscom</text:p>
          </table:table-cell>
          <table:table-cell table:formula="of:=MIN([.D99];[.P99];[.AB99];[.AN99])" office:value-type="float" office:value="31.358" calcext:value-type="float">
            <text:p>31.358</text:p>
          </table:table-cell>
          <table:table-cell table:number-columns-repeated="972"/>
        </table:table-row>
        <table:table-row table:style-name="ro1" table:number-rows-repeated="5"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972"/>
        </table:table-row>
        <table:table-row table:style-name="ro1">
          <table:table-cell table:style-name="Default"/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Istanza</text:p>
          </table:table-cell>
          <table:table-cell table:style-name="ce4" office:value-type="string" calcext:value-type="string">
            <text:p>Costo Minimo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Istanza</text:p>
          </table:table-cell>
          <table:table-cell table:style-name="ce4" office:value-type="string" calcext:value-type="string">
            <text:p>Costo Minimo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Istanza</text:p>
          </table:table-cell>
          <table:table-cell table:style-name="ce4" office:value-type="string" calcext:value-type="string">
            <text:p>Costo Minimo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Istanza</text:p>
          </table:table-cell>
          <table:table-cell table:style-name="ce4" office:value-type="string" calcext:value-type="string">
            <text:p>Costo Minimo</text:p>
          </table:table-cell>
          <table:table-cell table:style-name="Default" table:number-columns-repeated="3"/>
          <table:table-cell table:style-name="ce4" office:value-type="string" calcext:value-type="string">
            <text:p>Istanza</text:p>
          </table:table-cell>
          <table:table-cell table:style-name="ce4" office:value-type="string" calcext:value-type="string">
            <text:p>Minimo Globale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972"/>
        </table:table-row>
        <table:table-row table:style-name="ro1">
          <table:table-cell table:style-name="Default"/>
          <table:table-cell table:style-name="ce4" office:value-type="float" office:value="0.84" calcext:value-type="float">
            <text:p>0.84</text:p>
          </table:table-cell>
          <table:table-cell table:style-name="ce4" office:value-type="string" calcext:value-type="string">
            <text:p>bradford-10-eplus</text:p>
          </table:table-cell>
          <table:table-cell table:style-name="ce4" table:formula="of:=MIN([.D2];[.D13];[.D24];[.D36];[.D47];[.D58];[.D69];[.D80];[.D91])" office:value-type="float" office:value="840.708" calcext:value-type="float">
            <text:p>840.708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 office:value-type="float" office:value="0.89" calcext:value-type="float">
            <text:p>0.89</text:p>
          </table:table-cell>
          <table:table-cell table:style-name="ce4" office:value-type="string" calcext:value-type="string">
            <text:p>bradford-10-eplus</text:p>
          </table:table-cell>
          <table:table-cell table:style-name="ce4" table:formula="of:=MIN([.P2];[.P13];[.P24];[.P36];[.P47];[.P58];[.P69];[.P80];[.P91])" office:value-type="float" office:value="881.599" calcext:value-type="float">
            <text:p>881.599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 office:value-type="float" office:value="0.94" calcext:value-type="float">
            <text:p>0.94</text:p>
          </table:table-cell>
          <table:table-cell table:style-name="ce4" office:value-type="string" calcext:value-type="string">
            <text:p>bradford-10-eplus</text:p>
          </table:table-cell>
          <table:table-cell table:style-name="ce4" table:formula="of:=MIN([.AB2];[.AB13];[.AB24];[.AB36];[.AB47];[.AB58];[.AB69];[.AB80];[.AB91])" office:value-type="float" office:value="890.015" calcext:value-type="float">
            <text:p>890.015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 office:value-type="float" office:value="0.99" calcext:value-type="float">
            <text:p>0.99</text:p>
          </table:table-cell>
          <table:table-cell table:style-name="ce4" office:value-type="string" calcext:value-type="string">
            <text:p>bradford-10-eplus</text:p>
          </table:table-cell>
          <table:table-cell table:style-name="ce4" table:formula="of:=MIN([.AN2];[.AN13];[.AN24];[.AN36];[.AN47];[.AN58];[.AN69];[.AN80];[.AN91])" office:value-type="float" office:value="860.242" calcext:value-type="float">
            <text:p>860.242</text:p>
          </table:table-cell>
          <table:table-cell table:style-name="Default" table:number-columns-repeated="3"/>
          <table:table-cell table:style-name="ce4" office:value-type="string" calcext:value-type="string">
            <text:p>bradford-10-eplus</text:p>
          </table:table-cell>
          <table:table-cell table:style-name="ce4" table:formula="of:=MIN([.D106];[.P106];[.AB106];[.AN106])" office:value-type="float" office:value="840.708" calcext:value-type="float">
            <text:p>840.708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972"/>
        </table:table-row>
        <table:table-row table:style-name="ro1">
          <table:table-cell table:style-name="Default"/>
          <table:table-cell table:style-name="ce4"/>
          <table:table-cell table:style-name="ce4" office:value-type="string" calcext:value-type="string">
            <text:p>bradford-10-free</text:p>
          </table:table-cell>
          <table:table-cell table:style-name="ce4" table:formula="of:=MIN([.D3];[.D14];[.D25];[.D37];[.D48];[.D59];[.D70];[.D81];[.D92])" office:value-type="float" office:value="444.324" calcext:value-type="float">
            <text:p>444.324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-10-free</text:p>
          </table:table-cell>
          <table:table-cell table:style-name="ce4" table:formula="of:=MIN([.P3];[.P14];[.P25];[.P37];[.P48];[.P59];[.P70];[.P81];[.P92])" office:value-type="float" office:value="434.118" calcext:value-type="float">
            <text:p>434.118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-10-free</text:p>
          </table:table-cell>
          <table:table-cell table:style-name="ce4" table:formula="of:=MIN([.AB3];[.AB14];[.AB25];[.AB37];[.AB48];[.AB59];[.AB70];[.AB81];[.AB92])" office:value-type="float" office:value="430.359" calcext:value-type="float">
            <text:p>430.359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-10-free</text:p>
          </table:table-cell>
          <table:table-cell table:style-name="ce4" table:formula="of:=MIN([.AN3];[.AN14];[.AN25];[.AN37];[.AN48];[.AN59];[.AN70];[.AN81];[.AN92])" office:value-type="float" office:value="432.058" calcext:value-type="float">
            <text:p>432.058</text:p>
          </table:table-cell>
          <table:table-cell table:style-name="Default" table:number-columns-repeated="3"/>
          <table:table-cell table:style-name="ce4" office:value-type="string" calcext:value-type="string">
            <text:p>bradford-10-free</text:p>
          </table:table-cell>
          <table:table-cell table:style-name="ce4" table:formula="of:=MIN([.D107];[.P107];[.AB107];[.AN107])" office:value-type="float" office:value="430.359" calcext:value-type="float">
            <text:p>430.359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972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radford-10-race</text:p>
          </table:table-cell>
          <table:table-cell table:style-name="ce4" table:formula="of:=MIN([.D4];[.D15];[.D26];[.D38];[.D49];[.D60];[.D71];[.D82];[.D93])" office:value-type="float" office:value="246.555" calcext:value-type="float">
            <text:p>246.555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-10-race</text:p>
          </table:table-cell>
          <table:table-cell table:style-name="ce4" table:formula="of:=MIN([.P4];[.P15];[.P26];[.P38];[.P49];[.P60];[.P71];[.P82];[.P93])" office:value-type="float" office:value="232.726" calcext:value-type="float">
            <text:p>232.726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-10-race</text:p>
          </table:table-cell>
          <table:table-cell table:style-name="ce4" table:formula="of:=MIN([.AB4];[.AB15];[.AB26];[.AB38];[.AB49];[.AB60];[.AB71];[.AB82];[.AB93])" office:value-type="float" office:value="231.236" calcext:value-type="float">
            <text:p>231.236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-10-race</text:p>
          </table:table-cell>
          <table:table-cell table:style-name="ce4" table:formula="of:=MIN([.AN4];[.AN15];[.AN26];[.AN38];[.AN49];[.AN60];[.AN71];[.AN82];[.AN93])" office:value-type="float" office:value="227.359" calcext:value-type="float">
            <text:p>227.359</text:p>
          </table:table-cell>
          <table:table-cell table:style-name="Default" table:number-columns-repeated="3"/>
          <table:table-cell table:style-name="ce4" office:value-type="string" calcext:value-type="string">
            <text:p>bradford-10-race</text:p>
          </table:table-cell>
          <table:table-cell table:style-name="ce4" table:formula="of:=MIN([.D108];[.P108];[.AB108];[.AN108])" office:value-type="float" office:value="227.359" calcext:value-type="float">
            <text:p>227.359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972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radford_nt-10-eplus</text:p>
          </table:table-cell>
          <table:table-cell table:style-name="ce4" table:formula="of:=MIN([.D5];[.D16];[.D27];[.D39];[.D50];[.D61];[.D72];[.D83];[.D94])" office:value-type="float" office:value="492.524" calcext:value-type="float">
            <text:p>492.524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_nt-10-eplus</text:p>
          </table:table-cell>
          <table:table-cell table:style-name="ce4" table:formula="of:=MIN([.P5];[.P16];[.P27];[.P39];[.P50];[.P61];[.P72];[.P83];[.P94])" office:value-type="float" office:value="504.942" calcext:value-type="float">
            <text:p>504.942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_nt-10-eplus</text:p>
          </table:table-cell>
          <table:table-cell table:style-name="ce4" table:formula="of:=MIN([.AB5];[.AB16];[.AB27];[.AB39];[.AB50];[.AB61];[.AB72];[.AB83];[.AB94])" office:value-type="float" office:value="497.922" calcext:value-type="float">
            <text:p>497.922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_nt-10-eplus</text:p>
          </table:table-cell>
          <table:table-cell table:style-name="ce4" table:formula="of:=MIN([.AN5];[.AN16];[.AN27];[.AN39];[.AN50];[.AN61];[.AN72];[.AN83];[.AN94])" office:value-type="float" office:value="504.469" calcext:value-type="float">
            <text:p>504.469</text:p>
          </table:table-cell>
          <table:table-cell table:style-name="Default" table:number-columns-repeated="3"/>
          <table:table-cell table:style-name="ce4" office:value-type="string" calcext:value-type="string">
            <text:p>bradford_nt-10-eplus</text:p>
          </table:table-cell>
          <table:table-cell table:style-name="ce4" table:formula="of:=MIN([.D109];[.P109];[.AB109];[.AN109])" office:value-type="float" office:value="492.524" calcext:value-type="float">
            <text:p>492.524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972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radford_nt-10-free</text:p>
          </table:table-cell>
          <table:table-cell table:style-name="ce4" table:formula="of:=MIN([.D6];[.D17];[.D28];[.D40];[.D51];[.D62];[.D73];[.D84];[.D95])" office:value-type="float" office:value="202.836" calcext:value-type="float">
            <text:p>202.836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_nt-10-free</text:p>
          </table:table-cell>
          <table:table-cell table:style-name="ce4" table:formula="of:=MIN([.P6];[.P17];[.P28];[.P40];[.P51];[.P62];[.P73];[.P84];[.P95])" office:value-type="float" office:value="200.403" calcext:value-type="float">
            <text:p>200.403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_nt-10-free</text:p>
          </table:table-cell>
          <table:table-cell table:style-name="ce4" table:formula="of:=MIN([.AB6];[.AB17];[.AB28];[.AB40];[.AB51];[.AB62];[.AB73];[.AB84];[.AB95])" office:value-type="float" office:value="197.833" calcext:value-type="float">
            <text:p>197.833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_nt-10-free</text:p>
          </table:table-cell>
          <table:table-cell table:style-name="ce4" table:formula="of:=MIN([.AN6];[.AN17];[.AN28];[.AN40];[.AN51];[.AN62];[.AN73];[.AN84];[.AN95])" office:value-type="float" office:value="202.015" calcext:value-type="float">
            <text:p>202.015</text:p>
          </table:table-cell>
          <table:table-cell table:style-name="Default" table:number-columns-repeated="3"/>
          <table:table-cell table:style-name="ce4" office:value-type="string" calcext:value-type="string">
            <text:p>bradford_nt-10-free</text:p>
          </table:table-cell>
          <table:table-cell table:style-name="ce4" table:formula="of:=MIN([.D110];[.P110];[.AB110];[.AN110])" office:value-type="float" office:value="197.833" calcext:value-type="float">
            <text:p>197.833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972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radford_nt-10-race</text:p>
          </table:table-cell>
          <table:table-cell table:style-name="ce4" table:formula="of:=MIN([.D7];[.D18];[.D29];[.D41];[.D52];[.D63];[.D74];[.D85];[.D96])" office:value-type="float" office:value="125.092" calcext:value-type="float">
            <text:p>125.092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_nt-10-race</text:p>
          </table:table-cell>
          <table:table-cell table:style-name="ce4" table:formula="of:=MIN([.P7];[.P18];[.P29];[.P41];[.P52];[.P63];[.P74];[.P85];[.P96])" office:value-type="float" office:value="123.954" calcext:value-type="float">
            <text:p>123.954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_nt-10-race</text:p>
          </table:table-cell>
          <table:table-cell table:style-name="ce4" table:formula="of:=MIN([.AB7];[.AB18];[.AB29];[.AB41];[.AB52];[.AB63];[.AB74];[.AB85];[.AB96])" office:value-type="float" office:value="127.415" calcext:value-type="float">
            <text:p>127.415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_nt-10-race</text:p>
          </table:table-cell>
          <table:table-cell table:style-name="ce4" table:formula="of:=MIN([.AN7];[.AN18];[.AN29];[.AN41];[.AN52];[.AN63];[.AN74];[.AN85];[.AN96])" office:value-type="float" office:value="128.222" calcext:value-type="float">
            <text:p>128.222</text:p>
          </table:table-cell>
          <table:table-cell table:style-name="Default" table:number-columns-repeated="3"/>
          <table:table-cell table:style-name="ce4" office:value-type="string" calcext:value-type="string">
            <text:p>bradford_nt-10-race</text:p>
          </table:table-cell>
          <table:table-cell table:style-name="ce4" table:formula="of:=MIN([.D111];[.P111];[.AB111];[.AN111])" office:value-type="float" office:value="123.954" calcext:value-type="float">
            <text:p>123.954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972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K</text:p>
          </table:table-cell>
          <table:table-cell table:style-name="ce4" table:formula="of:=MIN([.D8];[.D19];[.D30];[.D42];[.D53];[.D64];[.D75];[.D86];[.D97])" office:value-type="float" office:value="9.72808" calcext:value-type="float">
            <text:p>9.72808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K</text:p>
          </table:table-cell>
          <table:table-cell table:style-name="ce4" table:formula="of:=MIN([.P8];[.P19];[.P30];[.P42];[.P53];[.P64];[.P75];[.P86];[.P97])" office:value-type="float" office:value="9.82249" calcext:value-type="float">
            <text:p>9.82249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K</text:p>
          </table:table-cell>
          <table:table-cell table:style-name="ce4" table:formula="of:=MIN([.AB8];[.AB19];[.AB30];[.AB42];[.AB53];[.AB64];[.AB75];[.AB86];[.AB97])" office:value-type="float" office:value="9.69783" calcext:value-type="float">
            <text:p>9.69783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K</text:p>
          </table:table-cell>
          <table:table-cell table:style-name="ce4" table:formula="of:=MIN([.AN8];[.AN19];[.AN30];[.AN42];[.AN53];[.AN64];[.AN75];[.AN86];[.AN97])" office:value-type="float" office:value="9.05393" calcext:value-type="float">
            <text:p>9.05393</text:p>
          </table:table-cell>
          <table:table-cell table:style-name="Default" table:number-columns-repeated="3"/>
          <table:table-cell table:style-name="ce4" office:value-type="string" calcext:value-type="string">
            <text:p>K</text:p>
          </table:table-cell>
          <table:table-cell table:style-name="ce4" table:formula="of:=MIN([.D112];[.P112];[.AB112];[.AN112])" office:value-type="float" office:value="9.05393" calcext:value-type="float">
            <text:p>9.05393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972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siemens4</text:p>
          </table:table-cell>
          <table:table-cell table:style-name="ce4" table:formula="of:=MIN([.D9];[.D20];[.D31];[.D43];[.D54];[.D65];[.D76];[.D87];[.D98])" office:value-type="float" office:value="198.23" calcext:value-type="float">
            <text:p>198.23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siemens4</text:p>
          </table:table-cell>
          <table:table-cell table:style-name="ce4" table:formula="of:=MIN([.P9];[.P20];[.P31];[.P43];[.P54];[.P65];[.P76];[.P87];[.P98])" office:value-type="float" office:value="205.923" calcext:value-type="float">
            <text:p>205.923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siemens4</text:p>
          </table:table-cell>
          <table:table-cell table:style-name="ce4" table:formula="of:=MIN([.AB9];[.AB20];[.AB31];[.AB43];[.AB54];[.AB65];[.AB76];[.AB87];[.AB98])" office:value-type="float" office:value="212.066" calcext:value-type="float">
            <text:p>212.066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siemens4</text:p>
          </table:table-cell>
          <table:table-cell table:style-name="ce4" table:formula="of:=MIN([.AN9];[.AN20];[.AN31];[.AN43];[.AN54];[.AN65];[.AN76];[.AN87];[.AN98])" office:value-type="float" office:value="204.44" calcext:value-type="float">
            <text:p>204.44</text:p>
          </table:table-cell>
          <table:table-cell table:style-name="Default" table:number-columns-repeated="3"/>
          <table:table-cell table:style-name="ce4" office:value-type="string" calcext:value-type="string">
            <text:p>siemens4</text:p>
          </table:table-cell>
          <table:table-cell table:style-name="ce4" table:formula="of:=MIN([.D113];[.P113];[.AB113];[.AN113])" office:value-type="float" office:value="198.23" calcext:value-type="float">
            <text:p>198.23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972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Swisscom</text:p>
          </table:table-cell>
          <table:table-cell table:style-name="ce4" table:formula="of:=MIN([.D10];[.D21];[.D32];[.D44];[.D55];[.D66];[.D77];[.D88];[.D99])" office:value-type="float" office:value="31.358" calcext:value-type="float">
            <text:p>31.358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Swisscom</text:p>
          </table:table-cell>
          <table:table-cell table:style-name="ce4" table:formula="of:=MIN([.P10];[.P21];[.P32];[.P44];[.P55];[.P66];[.P77];[.P88];[.P99])" office:value-type="float" office:value="31.161" calcext:value-type="float">
            <text:p>31.161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Swisscom</text:p>
          </table:table-cell>
          <table:table-cell table:style-name="ce4" table:formula="of:=MIN([.AB10];[.AB21];[.AB32];[.AB44];[.AB55];[.AB66];[.AB77];[.AB88];[.AB99])" office:value-type="float" office:value="31.536" calcext:value-type="float">
            <text:p>31.536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Swisscom</text:p>
          </table:table-cell>
          <table:table-cell table:style-name="ce4" table:formula="of:=MIN([.AN10];[.AN21];[.AN32];[.AN44];[.AN55];[.AN66];[.AN77];[.AN88];[.AN99])" office:value-type="float" office:value="29.146" calcext:value-type="float">
            <text:p>29.146</text:p>
          </table:table-cell>
          <table:table-cell table:style-name="Default" table:number-columns-repeated="3"/>
          <table:table-cell table:style-name="ce4" office:value-type="string" calcext:value-type="string">
            <text:p>Swisscom</text:p>
          </table:table-cell>
          <table:table-cell table:style-name="ce4" table:formula="of:=MIN([.D114];[.P114];[.AB114];[.AN114])" office:value-type="float" office:value="29.146" calcext:value-type="float">
            <text:p>29.146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972"/>
        </table:table-row>
      </table:table>
      <table:table table:name="Tabu Search" table:style-name="ta1">
        <table:table-column table:style-name="co1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6" table:default-cell-style-name="ce4"/>
        <table:table-column table:style-name="co16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6" table:default-cell-style-name="ce4"/>
        <table:table-column table:style-name="co16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6" table:default-cell-style-name="ce4"/>
        <table:table-column table:style-name="co16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6" table:default-cell-style-name="ce4"/>
        <table:table-column table:style-name="co16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966" table:default-cell-style-name="ce4"/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96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50" calcext:value-type="float">
            <text:p>1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$E2]/100)" office:value-type="float" office:value="6" calcext:value-type="float">
            <text:p>6</text:p>
          </table:table-cell>
          <table:table-cell table:style-name="ce11" table:formula="of:=[.A2]*[.B2]*[.C2]" office:value-type="float" office:value="600" calcext:value-type="float">
            <text:p>600</text:p>
          </table:table-cell>
          <table:table-cell table:style-name="ce5" office:value-type="string" calcext:value-type="string">
            <text:p>bradford-10-eplus</text:p>
          </table:table-cell>
          <table:table-cell table:style-name="ce5" office:value-type="float" office:value="1070780" calcext:value-type="float">
            <text:p>1070780</text:p>
          </table:table-cell>
          <table:table-cell table:style-name="ce5" office:value-type="float" office:value="1069" calcext:value-type="float">
            <text:p>1069</text:p>
          </table:table-cell>
          <table:table-cell table:style-name="ce5" office:value-type="float" office:value="1131940" calcext:value-type="float">
            <text:p>1131940</text:p>
          </table:table-cell>
          <table:table-cell table:style-name="ce5" office:value-type="float" office:value="3.38854" calcext:value-type="float">
            <text:p>3.38854</text:p>
          </table:table-cell>
          <table:table-cell table:style-name="ce5" office:value-type="float" office:value="10300" calcext:value-type="float">
            <text:p>10300</text:p>
          </table:table-cell>
          <table:table-cell table:style-name="ce5" office:value-type="float" office:value="10700" calcext:value-type="float">
            <text:p>10700</text:p>
          </table:table-cell>
          <table:table-cell table:style-name="ce5" office:value-type="float" office:value="10490" calcext:value-type="float">
            <text:p>10490</text:p>
          </table:table-cell>
          <table:table-cell table:number-columns-repeated="2"/>
          <table:table-cell table:style-name="ce2" table:formula="of:=[.A2]+0.1" office:value-type="float" office:value="0.2" calcext:value-type="float">
            <text:p>0.2</text:p>
          </table:table-cell>
          <table:table-cell table:style-name="ce2" office:value-type="float" office:value="150" calcext:value-type="float">
            <text:p>1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T2]/100)" office:value-type="float" office:value="12" calcext:value-type="float">
            <text:p>12</text:p>
          </table:table-cell>
          <table:table-cell table:style-name="ce11" table:formula="of:=[.P2]*[.Q2]*[.R2]" office:value-type="float" office:value="1200" calcext:value-type="float">
            <text:p>12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68540" calcext:value-type="float">
            <text:p>3.67E+06</text:p>
          </table:table-cell>
          <table:table-cell table:style-name="ce5" office:value-type="float" office:value="3666" calcext:value-type="float">
            <text:p>3666</text:p>
          </table:table-cell>
          <table:table-cell table:style-name="ce7" office:value-type="float" office:value="3777140" calcext:value-type="float">
            <text:p>3.78E+06</text:p>
          </table:table-cell>
          <table:table-cell table:style-name="ce5" office:value-type="float" office:value="310.605" calcext:value-type="float">
            <text:p>310.60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8.9" calcext:value-type="float">
            <text:p>18.9</text:p>
          </table:table-cell>
          <table:table-cell table:number-columns-repeated="2"/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50" calcext:value-type="float">
            <text:p>1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AI2]/100)" office:value-type="float" office:value="24" calcext:value-type="float">
            <text:p>24</text:p>
          </table:table-cell>
          <table:table-cell table:style-name="ce11" table:formula="of:=[.AE2]*[.AF2]*[.AG2]" office:value-type="float" office:value="2400" calcext:value-type="float">
            <text:p>24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61560" calcext:value-type="float">
            <text:p>3.66E+06</text:p>
          </table:table-cell>
          <table:table-cell table:style-name="ce5" office:value-type="float" office:value="3659" calcext:value-type="float">
            <text:p>3659</text:p>
          </table:table-cell>
          <table:table-cell table:style-name="ce7" office:value-type="float" office:value="3741830" calcext:value-type="float">
            <text:p>3.74E+06</text:p>
          </table:table-cell>
          <table:table-cell table:style-name="ce5" office:value-type="float" office:value="305.671" calcext:value-type="float">
            <text:p>305.67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50" calcext:value-type="float">
            <text:p>1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AX2]/100)" office:value-type="float" office:value="30" calcext:value-type="float">
            <text:p>30</text:p>
          </table:table-cell>
          <table:table-cell table:style-name="ce11" table:formula="of:=[.AT2]*[.AU2]*[.AV2]" office:value-type="float" office:value="3000" calcext:value-type="float">
            <text:p>30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562450" calcext:value-type="float">
            <text:p>3.56E+06</text:p>
          </table:table-cell>
          <table:table-cell table:style-name="ce5" office:value-type="float" office:value="3560" calcext:value-type="float">
            <text:p>3560</text:p>
          </table:table-cell>
          <table:table-cell table:style-name="ce7" office:value-type="float" office:value="3699700" calcext:value-type="float">
            <text:p>3.70E+06</text:p>
          </table:table-cell>
          <table:table-cell table:style-name="ce5" office:value-type="float" office:value="306.573" calcext:value-type="float">
            <text:p>306.57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.1" calcext:value-type="float">
            <text:p>19.1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5" office:value-type="float" office:value="1011560" calcext:value-type="float">
            <text:p>1011560</text:p>
          </table:table-cell>
          <table:table-cell table:style-name="ce5" office:value-type="float" office:value="1010" calcext:value-type="float">
            <text:p>1010</text:p>
          </table:table-cell>
          <table:table-cell table:style-name="ce5" office:value-type="float" office:value="1059470" calcext:value-type="float">
            <text:p>1059470</text:p>
          </table:table-cell>
          <table:table-cell table:style-name="ce5" office:value-type="float" office:value="1.787" calcext:value-type="float">
            <text:p>1.787</text:p>
          </table:table-cell>
          <table:table-cell table:style-name="ce5" office:value-type="float" office:value="10300" calcext:value-type="float">
            <text:p>10300</text:p>
          </table:table-cell>
          <table:table-cell table:style-name="ce5" office:value-type="float" office:value="10500" calcext:value-type="float">
            <text:p>10500</text:p>
          </table:table-cell>
          <table:table-cell table:style-name="ce5" office:value-type="float" office:value="10390" calcext:value-type="float">
            <text:p>10390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25460" calcext:value-type="float">
            <text:p>3.33E+06</text:p>
          </table:table-cell>
          <table:table-cell table:style-name="ce5" office:value-type="float" office:value="3323" calcext:value-type="float">
            <text:p>3323</text:p>
          </table:table-cell>
          <table:table-cell table:style-name="ce7" office:value-type="float" office:value="3448310" calcext:value-type="float">
            <text:p>3.45E+06</text:p>
          </table:table-cell>
          <table:table-cell table:style-name="ce5" office:value-type="float" office:value="303.528" calcext:value-type="float">
            <text:p>303.528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6.4" calcext:value-type="float">
            <text:p>46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15480" calcext:value-type="float">
            <text:p>3.32E+06</text:p>
          </table:table-cell>
          <table:table-cell table:style-name="ce5" office:value-type="float" office:value="3313" calcext:value-type="float">
            <text:p>3313</text:p>
          </table:table-cell>
          <table:table-cell table:style-name="ce7" office:value-type="float" office:value="3493180" calcext:value-type="float">
            <text:p>3.49E+06</text:p>
          </table:table-cell>
          <table:table-cell table:style-name="ce5" office:value-type="float" office:value="303.689" calcext:value-type="float">
            <text:p>303.68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8.1" calcext:value-type="float">
            <text:p>48.1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282460" calcext:value-type="float">
            <text:p>3.28E+06</text:p>
          </table:table-cell>
          <table:table-cell table:style-name="ce5" office:value-type="float" office:value="3280" calcext:value-type="float">
            <text:p>3280</text:p>
          </table:table-cell>
          <table:table-cell table:style-name="ce7" office:value-type="float" office:value="3408480" calcext:value-type="float">
            <text:p>3.41E+06</text:p>
          </table:table-cell>
          <table:table-cell table:style-name="ce5" office:value-type="float" office:value="302.563" calcext:value-type="float">
            <text:p>302.56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7.9" calcext:value-type="float">
            <text:p>47.9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5" office:value-type="float" office:value="1075910" calcext:value-type="float">
            <text:p>1075910</text:p>
          </table:table-cell>
          <table:table-cell table:style-name="ce5" office:value-type="float" office:value="1075" calcext:value-type="float">
            <text:p>1075</text:p>
          </table:table-cell>
          <table:table-cell table:style-name="ce5" office:value-type="float" office:value="1132450" calcext:value-type="float">
            <text:p>1132450</text:p>
          </table:table-cell>
          <table:table-cell table:style-name="ce5" office:value-type="float" office:value="1.50307" calcext:value-type="float">
            <text:p>1.50307</text:p>
          </table:table-cell>
          <table:table-cell table:style-name="ce5" office:value-type="float" office:value="10200" calcext:value-type="float">
            <text:p>10200</text:p>
          </table:table-cell>
          <table:table-cell table:style-name="ce5" office:value-type="float" office:value="10600" calcext:value-type="float">
            <text:p>10600</text:p>
          </table:table-cell>
          <table:table-cell table:style-name="ce5" office:value-type="float" office:value="10380" calcext:value-type="float">
            <text:p>10380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50520" calcext:value-type="float">
            <text:p>3.15E+06</text:p>
          </table:table-cell>
          <table:table-cell table:style-name="ce5" office:value-type="float" office:value="3149" calcext:value-type="float">
            <text:p>3149</text:p>
          </table:table-cell>
          <table:table-cell table:style-name="ce7" office:value-type="float" office:value="3390690" calcext:value-type="float">
            <text:p>3.39E+06</text:p>
          </table:table-cell>
          <table:table-cell table:style-name="ce5" office:value-type="float" office:value="301.916" calcext:value-type="float">
            <text:p>301.91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58.2" calcext:value-type="float">
            <text:p>58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86490" calcext:value-type="float">
            <text:p>3.19E+06</text:p>
          </table:table-cell>
          <table:table-cell table:style-name="ce5" office:value-type="float" office:value="3185" calcext:value-type="float">
            <text:p>3185</text:p>
          </table:table-cell>
          <table:table-cell table:style-name="ce7" office:value-type="float" office:value="3397990" calcext:value-type="float">
            <text:p>3.40E+06</text:p>
          </table:table-cell>
          <table:table-cell table:style-name="ce5" office:value-type="float" office:value="302.447" calcext:value-type="float">
            <text:p>302.447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6" calcext:value-type="float">
            <text:p>60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70610" calcext:value-type="float">
            <text:p>3.27E+06</text:p>
          </table:table-cell>
          <table:table-cell table:style-name="ce5" office:value-type="float" office:value="3269" calcext:value-type="float">
            <text:p>3269</text:p>
          </table:table-cell>
          <table:table-cell table:style-name="ce7" office:value-type="float" office:value="3396600" calcext:value-type="float">
            <text:p>3.40E+06</text:p>
          </table:table-cell>
          <table:table-cell table:style-name="ce5" office:value-type="float" office:value="302.252" calcext:value-type="float">
            <text:p>302.25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60.3" calcext:value-type="float">
            <text:p>60.3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5" office:value-type="float" office:value="176097" calcext:value-type="float">
            <text:p>176097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194113" calcext:value-type="float">
            <text:p>194113</text:p>
          </table:table-cell>
          <table:table-cell table:style-name="ce5" office:value-type="float" office:value="3.33381" calcext:value-type="float">
            <text:p>3.33381</text:p>
          </table:table-cell>
          <table:table-cell table:style-name="ce5" office:value-type="float" office:value="10300" calcext:value-type="float">
            <text:p>10300</text:p>
          </table:table-cell>
          <table:table-cell table:style-name="ce5" office:value-type="float" office:value="10600" calcext:value-type="float">
            <text:p>10600</text:p>
          </table:table-cell>
          <table:table-cell table:style-name="ce5" office:value-type="float" office:value="10400" calcext:value-type="float">
            <text:p>10400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13790" calcext:value-type="float">
            <text:p>2.31E+06</text:p>
          </table:table-cell>
          <table:table-cell table:style-name="ce5" office:value-type="float" office:value="2312" calcext:value-type="float">
            <text:p>2312</text:p>
          </table:table-cell>
          <table:table-cell table:style-name="ce7" office:value-type="float" office:value="2485650" calcext:value-type="float">
            <text:p>2.49E+06</text:p>
          </table:table-cell>
          <table:table-cell table:style-name="ce5" office:value-type="float" office:value="305.222" calcext:value-type="float">
            <text:p>305.22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0.6" calcext:value-type="float">
            <text:p>20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404780" calcext:value-type="float">
            <text:p>2.40E+06</text:p>
          </table:table-cell>
          <table:table-cell table:style-name="ce5" office:value-type="float" office:value="2403" calcext:value-type="float">
            <text:p>2403</text:p>
          </table:table-cell>
          <table:table-cell table:style-name="ce7" office:value-type="float" office:value="2476550" calcext:value-type="float">
            <text:p>2.48E+06</text:p>
          </table:table-cell>
          <table:table-cell table:style-name="ce5" office:value-type="float" office:value="308.382" calcext:value-type="float">
            <text:p>308.38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5" calcext:value-type="float">
            <text:p>21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54800" calcext:value-type="float">
            <text:p>2.35E+06</text:p>
          </table:table-cell>
          <table:table-cell table:style-name="ce5" office:value-type="float" office:value="2353" calcext:value-type="float">
            <text:p>2353</text:p>
          </table:table-cell>
          <table:table-cell table:style-name="ce7" office:value-type="float" office:value="2489550" calcext:value-type="float">
            <text:p>2.49E+06</text:p>
          </table:table-cell>
          <table:table-cell table:style-name="ce5" office:value-type="float" office:value="306.306" calcext:value-type="float">
            <text:p>306.30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2" calcext:value-type="float">
            <text:p>21.2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5" office:value-type="float" office:value="158936" calcext:value-type="float">
            <text:p>158936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80944" calcext:value-type="float">
            <text:p>180944</text:p>
          </table:table-cell>
          <table:table-cell table:style-name="ce5" office:value-type="float" office:value="1.75137" calcext:value-type="float">
            <text:p>1.75137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400" calcext:value-type="float">
            <text:p>10400</text:p>
          </table:table-cell>
          <table:table-cell table:style-name="ce5" office:value-type="float" office:value="10260" calcext:value-type="float">
            <text:p>10260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93800" calcext:value-type="float">
            <text:p>2.09E+06</text:p>
          </table:table-cell>
          <table:table-cell table:style-name="ce5" office:value-type="float" office:value="2092" calcext:value-type="float">
            <text:p>2092</text:p>
          </table:table-cell>
          <table:table-cell table:style-name="ce7" office:value-type="float" office:value="2233190" calcext:value-type="float">
            <text:p>2.23E+06</text:p>
          </table:table-cell>
          <table:table-cell table:style-name="ce5" office:value-type="float" office:value="302.233" calcext:value-type="float">
            <text:p>302.23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1.8" calcext:value-type="float">
            <text:p>51.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57730" calcext:value-type="float">
            <text:p>2.06E+06</text:p>
          </table:table-cell>
          <table:table-cell table:style-name="ce5" office:value-type="float" office:value="2056" calcext:value-type="float">
            <text:p>2056</text:p>
          </table:table-cell>
          <table:table-cell table:style-name="ce7" office:value-type="float" office:value="2192260" calcext:value-type="float">
            <text:p>2.19E+06</text:p>
          </table:table-cell>
          <table:table-cell table:style-name="ce5" office:value-type="float" office:value="302.671" calcext:value-type="float">
            <text:p>302.671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4.5" calcext:value-type="float">
            <text:p>54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20710" calcext:value-type="float">
            <text:p>2.02E+06</text:p>
          </table:table-cell>
          <table:table-cell table:style-name="ce5" office:value-type="float" office:value="2019" calcext:value-type="float">
            <text:p>2019</text:p>
          </table:table-cell>
          <table:table-cell table:style-name="ce7" office:value-type="float" office:value="2155370" calcext:value-type="float">
            <text:p>2.16E+06</text:p>
          </table:table-cell>
          <table:table-cell table:style-name="ce5" office:value-type="float" office:value="303.004" calcext:value-type="float">
            <text:p>303.004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5" office:value-type="float" office:value="185552" calcext:value-type="float">
            <text:p>185552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202962" calcext:value-type="float">
            <text:p>202962</text:p>
          </table:table-cell>
          <table:table-cell table:style-name="ce5" office:value-type="float" office:value="1.33689" calcext:value-type="float">
            <text:p>1.33689</text:p>
          </table:table-cell>
          <table:table-cell table:style-name="ce5" office:value-type="float" office:value="10300" calcext:value-type="float">
            <text:p>10300</text:p>
          </table:table-cell>
          <table:table-cell table:style-name="ce5" office:value-type="float" office:value="10600" calcext:value-type="float">
            <text:p>10600</text:p>
          </table:table-cell>
          <table:table-cell table:style-name="ce5" office:value-type="float" office:value="10360" calcext:value-type="float">
            <text:p>10360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16130" calcext:value-type="float">
            <text:p>1.92E+06</text:p>
          </table:table-cell>
          <table:table-cell table:style-name="ce5" office:value-type="float" office:value="1915" calcext:value-type="float">
            <text:p>1915</text:p>
          </table:table-cell>
          <table:table-cell table:style-name="ce7" office:value-type="float" office:value="2102640" calcext:value-type="float">
            <text:p>2.10E+06</text:p>
          </table:table-cell>
          <table:table-cell table:style-name="ce5" office:value-type="float" office:value="302.345" calcext:value-type="float">
            <text:p>302.3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3.9" calcext:value-type="float">
            <text:p>63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2020140" calcext:value-type="float">
            <text:p>2.02E+06</text:p>
          </table:table-cell>
          <table:table-cell table:style-name="ce5" office:value-type="float" office:value="2019" calcext:value-type="float">
            <text:p>2019</text:p>
          </table:table-cell>
          <table:table-cell table:style-name="ce7" office:value-type="float" office:value="2120050" calcext:value-type="float">
            <text:p>2.12E+06</text:p>
          </table:table-cell>
          <table:table-cell table:style-name="ce5" office:value-type="float" office:value="302.943" calcext:value-type="float">
            <text:p>302.94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7.4" calcext:value-type="float">
            <text:p>67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42100" calcext:value-type="float">
            <text:p>1.94E+06</text:p>
          </table:table-cell>
          <table:table-cell table:style-name="ce5" office:value-type="float" office:value="1941" calcext:value-type="float">
            <text:p>1941</text:p>
          </table:table-cell>
          <table:table-cell table:style-name="ce7" office:value-type="float" office:value="2098930" calcext:value-type="float">
            <text:p>2.10E+06</text:p>
          </table:table-cell>
          <table:table-cell table:style-name="ce5" office:value-type="float" office:value="301.71" calcext:value-type="float">
            <text:p>301.7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.5" calcext:value-type="float">
            <text:p>66.5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5.9191" calcext:value-type="float">
            <text:p>15.919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.9953" calcext:value-type="float">
            <text:p>17.9953</text:p>
          </table:table-cell>
          <table:table-cell table:style-name="ce5" office:value-type="float" office:value="0.695573" calcext:value-type="float">
            <text:p>0.695573</text:p>
          </table:table-cell>
          <table:table-cell table:style-name="ce5" office:value-type="float" office:value="10200" calcext:value-type="float">
            <text:p>10200</text:p>
          </table:table-cell>
          <table:table-cell table:style-name="ce5" office:value-type="float" office:value="10500" calcext:value-type="float">
            <text:p>10500</text:p>
          </table:table-cell>
          <table:table-cell table:style-name="ce5" office:value-type="float" office:value="10340" calcext:value-type="float">
            <text:p>10340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.95458" calcext:value-type="float">
            <text:p>1.9545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8067" calcext:value-type="float">
            <text:p>2.38067</text:p>
          </table:table-cell>
          <table:table-cell table:style-name="ce5" office:value-type="float" office:value="300.238" calcext:value-type="float">
            <text:p>300.238</text:p>
          </table:table-cell>
          <table:table-cell table:style-name="ce5" office:value-type="float" office:value="664" calcext:value-type="float">
            <text:p>664</text:p>
          </table:table-cell>
          <table:table-cell table:style-name="ce5" office:value-type="float" office:value="1018" calcext:value-type="float">
            <text:p>1018</text:p>
          </table:table-cell>
          <table:table-cell table:style-name="ce5" office:value-type="float" office:value="844.5" calcext:value-type="float">
            <text:p>844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09108" calcext:value-type="float">
            <text:p>2.0910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9473" calcext:value-type="float">
            <text:p>2.39473</text:p>
          </table:table-cell>
          <table:table-cell table:style-name="ce5" office:value-type="float" office:value="300.178" calcext:value-type="float">
            <text:p>300.178</text:p>
          </table:table-cell>
          <table:table-cell table:style-name="ce5" office:value-type="float" office:value="636" calcext:value-type="float">
            <text:p>636</text:p>
          </table:table-cell>
          <table:table-cell table:style-name="ce5" office:value-type="float" office:value="1092" calcext:value-type="float">
            <text:p>1092</text:p>
          </table:table-cell>
          <table:table-cell table:style-name="ce5" office:value-type="float" office:value="908.3" calcext:value-type="float">
            <text:p>908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.9197" calcext:value-type="float">
            <text:p>1.919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42704" calcext:value-type="float">
            <text:p>2.42704</text:p>
          </table:table-cell>
          <table:table-cell table:style-name="ce5" office:value-type="float" office:value="300.193" calcext:value-type="float">
            <text:p>300.193</text:p>
          </table:table-cell>
          <table:table-cell table:style-name="ce5" office:value-type="float" office:value="651" calcext:value-type="float">
            <text:p>651</text:p>
          </table:table-cell>
          <table:table-cell table:style-name="ce5" office:value-type="float" office:value="973" calcext:value-type="float">
            <text:p>973</text:p>
          </table:table-cell>
          <table:table-cell table:style-name="ce5" office:value-type="float" office:value="850.9" calcext:value-type="float">
            <text:p>850.9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5" office:value-type="float" office:value="323297" calcext:value-type="float">
            <text:p>323297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369105" calcext:value-type="float">
            <text:p>369105</text:p>
          </table:table-cell>
          <table:table-cell table:style-name="ce5" office:value-type="float" office:value="4.38524" calcext:value-type="float">
            <text:p>4.38524</text:p>
          </table:table-cell>
          <table:table-cell table:style-name="ce5" office:value-type="float" office:value="10400" calcext:value-type="float">
            <text:p>10400</text:p>
          </table:table-cell>
          <table:table-cell table:style-name="ce5" office:value-type="float" office:value="10600" calcext:value-type="float">
            <text:p>10600</text:p>
          </table:table-cell>
          <table:table-cell table:style-name="ce5" office:value-type="float" office:value="10530" calcext:value-type="float">
            <text:p>10530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33520" calcext:value-type="float">
            <text:p>3.33E+06</text:p>
          </table:table-cell>
          <table:table-cell table:style-name="ce5" office:value-type="float" office:value="3333" calcext:value-type="float">
            <text:p>3333</text:p>
          </table:table-cell>
          <table:table-cell table:style-name="ce7" office:value-type="float" office:value="3545420" calcext:value-type="float">
            <text:p>3.55E+06</text:p>
          </table:table-cell>
          <table:table-cell table:style-name="ce5" office:value-type="float" office:value="301.919" calcext:value-type="float">
            <text:p>301.919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0.5" calcext:value-type="float">
            <text:p>50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296500" calcext:value-type="float">
            <text:p>3.30E+06</text:p>
          </table:table-cell>
          <table:table-cell table:style-name="ce5" office:value-type="float" office:value="3296" calcext:value-type="float">
            <text:p>3296</text:p>
          </table:table-cell>
          <table:table-cell table:style-name="ce7" office:value-type="float" office:value="3560120" calcext:value-type="float">
            <text:p>3.56E+06</text:p>
          </table:table-cell>
          <table:table-cell table:style-name="ce5" office:value-type="float" office:value="303.108" calcext:value-type="float">
            <text:p>303.108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2.6" calcext:value-type="float">
            <text:p>52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452510" calcext:value-type="float">
            <text:p>3.45E+06</text:p>
          </table:table-cell>
          <table:table-cell table:style-name="ce5" office:value-type="float" office:value="3452" calcext:value-type="float">
            <text:p>3452</text:p>
          </table:table-cell>
          <table:table-cell table:style-name="ce7" office:value-type="float" office:value="3585810" calcext:value-type="float">
            <text:p>3.59E+06</text:p>
          </table:table-cell>
          <table:table-cell table:style-name="ce5" office:value-type="float" office:value="302.987" calcext:value-type="float">
            <text:p>302.987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4.8" calcext:value-type="float">
            <text:p>44.8</text:p>
          </table:table-cell>
          <table:table-cell table:number-columns-repeated="966"/>
        </table:table-row>
        <table:table-row table:style-name="ro1"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8039.79" calcext:value-type="float">
            <text:p>8039.7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740.5" calcext:value-type="float">
            <text:p>11740.5</text:p>
          </table:table-cell>
          <table:table-cell table:style-name="ce6" office:value-type="float" office:value="0.104721" calcext:value-type="float">
            <text:p>0.104721</text:p>
          </table:table-cell>
          <table:table-cell table:style-name="ce6" office:value-type="float" office:value="10600" calcext:value-type="float">
            <text:p>10600</text:p>
          </table:table-cell>
          <table:table-cell table:style-name="ce6" office:value-type="float" office:value="10900" calcext:value-type="float">
            <text:p>10900</text:p>
          </table:table-cell>
          <table:table-cell table:style-name="ce6" office:value-type="float" office:value="10750" calcext:value-type="float">
            <text:p>10750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11032.9" calcext:value-type="float">
            <text:p>11032.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6027.2" calcext:value-type="float">
            <text:p>16027.2</text:p>
          </table:table-cell>
          <table:table-cell table:style-name="ce6" office:value-type="float" office:value="300.023" calcext:value-type="float">
            <text:p>300.023</text:p>
          </table:table-cell>
          <table:table-cell table:style-name="ce6" office:value-type="float" office:value="4422" calcext:value-type="float">
            <text:p>4422</text:p>
          </table:table-cell>
          <table:table-cell table:style-name="ce6" office:value-type="float" office:value="7626" calcext:value-type="float">
            <text:p>7626</text:p>
          </table:table-cell>
          <table:table-cell table:style-name="ce6" office:value-type="float" office:value="6262.8" calcext:value-type="float">
            <text:p>6262.8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11032.5" calcext:value-type="float">
            <text:p>11032.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4829.7" calcext:value-type="float">
            <text:p>14829.7</text:p>
          </table:table-cell>
          <table:table-cell table:style-name="ce6" office:value-type="float" office:value="300.033" calcext:value-type="float">
            <text:p>300.033</text:p>
          </table:table-cell>
          <table:table-cell table:style-name="ce6" office:value-type="float" office:value="3346" calcext:value-type="float">
            <text:p>3346</text:p>
          </table:table-cell>
          <table:table-cell table:style-name="ce6" office:value-type="float" office:value="5955" calcext:value-type="float">
            <text:p>5955</text:p>
          </table:table-cell>
          <table:table-cell table:style-name="ce6" office:value-type="float" office:value="4873.3" calcext:value-type="float">
            <text:p>4873.3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10032.6" calcext:value-type="float">
            <text:p>10032.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129.2" calcext:value-type="float">
            <text:p>14129.2</text:p>
          </table:table-cell>
          <table:table-cell table:style-name="ce6" office:value-type="float" office:value="300.036" calcext:value-type="float">
            <text:p>300.036</text:p>
          </table:table-cell>
          <table:table-cell table:style-name="ce6" office:value-type="float" office:value="3524" calcext:value-type="float">
            <text:p>3524</text:p>
          </table:table-cell>
          <table:table-cell table:style-name="ce6" office:value-type="float" office:value="4831" calcext:value-type="float">
            <text:p>4831</text:p>
          </table:table-cell>
          <table:table-cell table:style-name="ce6" office:value-type="float" office:value="4051" calcext:value-type="float">
            <text:p>4051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96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50" calcext:value-type="float">
            <text:p>1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$E13]/100)" office:value-type="float" office:value="10" calcext:value-type="float">
            <text:p>10</text:p>
          </table:table-cell>
          <table:table-cell table:style-name="ce11" table:formula="of:=[.A13]*[.B13]*[.C13]" office:value-type="float" office:value="1050" calcext:value-type="float">
            <text:p>105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568500" calcext:value-type="float">
            <text:p>3.57E+06</text:p>
          </table:table-cell>
          <table:table-cell table:style-name="ce5" office:value-type="float" office:value="3566" calcext:value-type="float">
            <text:p>3566</text:p>
          </table:table-cell>
          <table:table-cell table:style-name="ce7" office:value-type="float" office:value="3739430" calcext:value-type="float">
            <text:p>3.74E+06</text:p>
          </table:table-cell>
          <table:table-cell table:style-name="ce5" office:value-type="float" office:value="306.578" calcext:value-type="float">
            <text:p>306.57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8.1" calcext:value-type="float">
            <text:p>18.1</text:p>
          </table:table-cell>
          <table:table-cell table:number-columns-repeated="2"/>
          <table:table-cell table:style-name="ce2" table:formula="of:=[.P2]" office:value-type="float" office:value="0.2" calcext:value-type="float">
            <text:p>0.2</text:p>
          </table:table-cell>
          <table:table-cell table:style-name="ce2" office:value-type="float" office:value="150" calcext:value-type="float">
            <text:p>1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T13]/100)" office:value-type="float" office:value="21" calcext:value-type="float">
            <text:p>21</text:p>
          </table:table-cell>
          <table:table-cell table:style-name="ce11" table:formula="of:=[.P13]*[.Q13]*[.R13]" office:value-type="float" office:value="2100" calcext:value-type="float">
            <text:p>21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08520" calcext:value-type="float">
            <text:p>3.61E+06</text:p>
          </table:table-cell>
          <table:table-cell table:style-name="ce5" office:value-type="float" office:value="3606" calcext:value-type="float">
            <text:p>3606</text:p>
          </table:table-cell>
          <table:table-cell table:style-name="ce7" office:value-type="float" office:value="3746930" calcext:value-type="float">
            <text:p>3.75E+06</text:p>
          </table:table-cell>
          <table:table-cell table:style-name="ce5" office:value-type="float" office:value="306.927" calcext:value-type="float">
            <text:p>306.92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8.4" calcext:value-type="float">
            <text:p>18.4</text:p>
          </table:table-cell>
          <table:table-cell table:number-columns-repeated="2"/>
          <table:table-cell table:style-name="ce2" table:formula="of:=[.AE2]" office:value-type="float" office:value="0.4" calcext:value-type="float">
            <text:p>0.4</text:p>
          </table:table-cell>
          <table:table-cell table:style-name="ce2" office:value-type="float" office:value="150" calcext:value-type="float">
            <text:p>1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AI13]/100)" office:value-type="float" office:value="42" calcext:value-type="float">
            <text:p>42</text:p>
          </table:table-cell>
          <table:table-cell table:style-name="ce11" table:formula="of:=[.AE13]*[.AF13]*[.AG13]" office:value-type="float" office:value="4200" calcext:value-type="float">
            <text:p>42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09480" calcext:value-type="float">
            <text:p>3.61E+06</text:p>
          </table:table-cell>
          <table:table-cell table:style-name="ce5" office:value-type="float" office:value="3607" calcext:value-type="float">
            <text:p>3607</text:p>
          </table:table-cell>
          <table:table-cell table:style-name="ce7" office:value-type="float" office:value="3757040" calcext:value-type="float">
            <text:p>3.76E+06</text:p>
          </table:table-cell>
          <table:table-cell table:style-name="ce5" office:value-type="float" office:value="305.164" calcext:value-type="float">
            <text:p>305.16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2" table:formula="of:=[.AT2]" office:value-type="float" office:value="0.5" calcext:value-type="float">
            <text:p>0.5</text:p>
          </table:table-cell>
          <table:table-cell table:style-name="ce2" office:value-type="float" office:value="150" calcext:value-type="float">
            <text:p>1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AX13]/100)" office:value-type="float" office:value="52" calcext:value-type="float">
            <text:p>52</text:p>
          </table:table-cell>
          <table:table-cell table:style-name="ce11" table:formula="of:=[.AT13]*[.AU13]*[.AV13]" office:value-type="float" office:value="5250" calcext:value-type="float">
            <text:p>525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550490" calcext:value-type="float">
            <text:p>3.55E+06</text:p>
          </table:table-cell>
          <table:table-cell table:style-name="ce5" office:value-type="float" office:value="3548" calcext:value-type="float">
            <text:p>3548</text:p>
          </table:table-cell>
          <table:table-cell table:style-name="ce7" office:value-type="float" office:value="3715220" calcext:value-type="float">
            <text:p>3.72E+06</text:p>
          </table:table-cell>
          <table:table-cell table:style-name="ce5" office:value-type="float" office:value="306.801" calcext:value-type="float">
            <text:p>306.80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8.2" calcext:value-type="float">
            <text:p>18.2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242350" calcext:value-type="float">
            <text:p>3.24E+06</text:p>
          </table:table-cell>
          <table:table-cell table:style-name="ce5" office:value-type="float" office:value="3240" calcext:value-type="float">
            <text:p>3240</text:p>
          </table:table-cell>
          <table:table-cell table:style-name="ce7" office:value-type="float" office:value="3492390" calcext:value-type="float">
            <text:p>3.49E+06</text:p>
          </table:table-cell>
          <table:table-cell table:style-name="ce5" office:value-type="float" office:value="302.035" calcext:value-type="float">
            <text:p>302.03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5.2" calcext:value-type="float">
            <text:p>45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79450" calcext:value-type="float">
            <text:p>3.38E+06</text:p>
          </table:table-cell>
          <table:table-cell table:style-name="ce5" office:value-type="float" office:value="3377" calcext:value-type="float">
            <text:p>3377</text:p>
          </table:table-cell>
          <table:table-cell table:style-name="ce7" office:value-type="float" office:value="3476900" calcext:value-type="float">
            <text:p>3.48E+06</text:p>
          </table:table-cell>
          <table:table-cell table:style-name="ce5" office:value-type="float" office:value="304.072" calcext:value-type="float">
            <text:p>304.07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2.9" calcext:value-type="float">
            <text:p>42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18470" calcext:value-type="float">
            <text:p>3.32E+06</text:p>
          </table:table-cell>
          <table:table-cell table:style-name="ce5" office:value-type="float" office:value="3316" calcext:value-type="float">
            <text:p>3316</text:p>
          </table:table-cell>
          <table:table-cell table:style-name="ce7" office:value-type="float" office:value="3430410" calcext:value-type="float">
            <text:p>3.43E+06</text:p>
          </table:table-cell>
          <table:table-cell table:style-name="ce5" office:value-type="float" office:value="303.547" calcext:value-type="float">
            <text:p>303.54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179460" calcext:value-type="float">
            <text:p>3.18E+06</text:p>
          </table:table-cell>
          <table:table-cell table:style-name="ce5" office:value-type="float" office:value="3177" calcext:value-type="float">
            <text:p>3177</text:p>
          </table:table-cell>
          <table:table-cell table:style-name="ce7" office:value-type="float" office:value="3457700" calcext:value-type="float">
            <text:p>3.46E+06</text:p>
          </table:table-cell>
          <table:table-cell table:style-name="ce5" office:value-type="float" office:value="302.927" calcext:value-type="float">
            <text:p>302.92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7.9" calcext:value-type="float">
            <text:p>47.9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68540" calcext:value-type="float">
            <text:p>3.17E+06</text:p>
          </table:table-cell>
          <table:table-cell table:style-name="ce5" office:value-type="float" office:value="3167" calcext:value-type="float">
            <text:p>3167</text:p>
          </table:table-cell>
          <table:table-cell table:style-name="ce7" office:value-type="float" office:value="3385500" calcext:value-type="float">
            <text:p>3.39E+06</text:p>
          </table:table-cell>
          <table:table-cell table:style-name="ce5" office:value-type="float" office:value="302.598" calcext:value-type="float">
            <text:p>302.598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57.3" calcext:value-type="float">
            <text:p>57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13530" calcext:value-type="float">
            <text:p>3.21E+06</text:p>
          </table:table-cell>
          <table:table-cell table:style-name="ce5" office:value-type="float" office:value="3212" calcext:value-type="float">
            <text:p>3212</text:p>
          </table:table-cell>
          <table:table-cell table:style-name="ce7" office:value-type="float" office:value="3404200" calcext:value-type="float">
            <text:p>3.40E+06</text:p>
          </table:table-cell>
          <table:table-cell table:style-name="ce5" office:value-type="float" office:value="301.919" calcext:value-type="float">
            <text:p>301.919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54.4" calcext:value-type="float">
            <text:p>54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27520" calcext:value-type="float">
            <text:p>3.23E+06</text:p>
          </table:table-cell>
          <table:table-cell table:style-name="ce5" office:value-type="float" office:value="3226" calcext:value-type="float">
            <text:p>3226</text:p>
          </table:table-cell>
          <table:table-cell table:style-name="ce7" office:value-type="float" office:value="3344490" calcext:value-type="float">
            <text:p>3.34E+06</text:p>
          </table:table-cell>
          <table:table-cell table:style-name="ce5" office:value-type="float" office:value="302.342" calcext:value-type="float">
            <text:p>302.34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6" calcext:value-type="float">
            <text:p>60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85540" calcext:value-type="float">
            <text:p>3.19E+06</text:p>
          </table:table-cell>
          <table:table-cell table:style-name="ce5" office:value-type="float" office:value="3184" calcext:value-type="float">
            <text:p>3184</text:p>
          </table:table-cell>
          <table:table-cell table:style-name="ce7" office:value-type="float" office:value="3328100" calcext:value-type="float">
            <text:p>3.33E+06</text:p>
          </table:table-cell>
          <table:table-cell table:style-name="ce5" office:value-type="float" office:value="302.5" calcext:value-type="float">
            <text:p>302.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59.6" calcext:value-type="float">
            <text:p>59.6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82830" calcext:value-type="float">
            <text:p>2.38E+06</text:p>
          </table:table-cell>
          <table:table-cell table:style-name="ce5" office:value-type="float" office:value="2381" calcext:value-type="float">
            <text:p>2381</text:p>
          </table:table-cell>
          <table:table-cell table:style-name="ce7" office:value-type="float" office:value="2461630" calcext:value-type="float">
            <text:p>2.46E+06</text:p>
          </table:table-cell>
          <table:table-cell table:style-name="ce5" office:value-type="float" office:value="308.876" calcext:value-type="float">
            <text:p>308.8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0.4" calcext:value-type="float">
            <text:p>20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57810" calcext:value-type="float">
            <text:p>2.36E+06</text:p>
          </table:table-cell>
          <table:table-cell table:style-name="ce5" office:value-type="float" office:value="2356" calcext:value-type="float">
            <text:p>2356</text:p>
          </table:table-cell>
          <table:table-cell table:style-name="ce7" office:value-type="float" office:value="2523860" calcext:value-type="float">
            <text:p>2.52E+06</text:p>
          </table:table-cell>
          <table:table-cell table:style-name="ce5" office:value-type="float" office:value="304.413" calcext:value-type="float">
            <text:p>304.41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9.2" calcext:value-type="float">
            <text:p>19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453800" calcext:value-type="float">
            <text:p>2.45E+06</text:p>
          </table:table-cell>
          <table:table-cell table:style-name="ce5" office:value-type="float" office:value="2452" calcext:value-type="float">
            <text:p>2452</text:p>
          </table:table-cell>
          <table:table-cell table:style-name="ce7" office:value-type="float" office:value="2486930" calcext:value-type="float">
            <text:p>2.49E+06</text:p>
          </table:table-cell>
          <table:table-cell table:style-name="ce5" office:value-type="float" office:value="305.658" calcext:value-type="float">
            <text:p>305.65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3" calcext:value-type="float">
            <text:p>21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86860" calcext:value-type="float">
            <text:p>2.39E+06</text:p>
          </table:table-cell>
          <table:table-cell table:style-name="ce5" office:value-type="float" office:value="2385" calcext:value-type="float">
            <text:p>2385</text:p>
          </table:table-cell>
          <table:table-cell table:style-name="ce7" office:value-type="float" office:value="2451240" calcext:value-type="float">
            <text:p>2.45E+06</text:p>
          </table:table-cell>
          <table:table-cell table:style-name="ce5" office:value-type="float" office:value="306.796" calcext:value-type="float">
            <text:p>306.79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0.1" calcext:value-type="float">
            <text:p>20.1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76750" calcext:value-type="float">
            <text:p>2.08E+06</text:p>
          </table:table-cell>
          <table:table-cell table:style-name="ce5" office:value-type="float" office:value="2075" calcext:value-type="float">
            <text:p>2075</text:p>
          </table:table-cell>
          <table:table-cell table:style-name="ce7" office:value-type="float" office:value="2180100" calcext:value-type="float">
            <text:p>2.18E+06</text:p>
          </table:table-cell>
          <table:table-cell table:style-name="ce5" office:value-type="float" office:value="302.75" calcext:value-type="float">
            <text:p>302.7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1.6" calcext:value-type="float">
            <text:p>51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81720" calcext:value-type="float">
            <text:p>2.08E+06</text:p>
          </table:table-cell>
          <table:table-cell table:style-name="ce5" office:value-type="float" office:value="2080" calcext:value-type="float">
            <text:p>2080</text:p>
          </table:table-cell>
          <table:table-cell table:style-name="ce7" office:value-type="float" office:value="2210500" calcext:value-type="float">
            <text:p>2.21E+06</text:p>
          </table:table-cell>
          <table:table-cell table:style-name="ce5" office:value-type="float" office:value="302.876" calcext:value-type="float">
            <text:p>302.87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0.9" calcext:value-type="float">
            <text:p>50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86690" calcext:value-type="float">
            <text:p>2.09E+06</text:p>
          </table:table-cell>
          <table:table-cell table:style-name="ce5" office:value-type="float" office:value="2085" calcext:value-type="float">
            <text:p>2085</text:p>
          </table:table-cell>
          <table:table-cell table:style-name="ce7" office:value-type="float" office:value="2197770" calcext:value-type="float">
            <text:p>2.20E+06</text:p>
          </table:table-cell>
          <table:table-cell table:style-name="ce5" office:value-type="float" office:value="302.185" calcext:value-type="float">
            <text:p>302.18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4.3" calcext:value-type="float">
            <text:p>54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49700" calcext:value-type="float">
            <text:p>2.05E+06</text:p>
          </table:table-cell>
          <table:table-cell table:style-name="ce5" office:value-type="float" office:value="2048" calcext:value-type="float">
            <text:p>2048</text:p>
          </table:table-cell>
          <table:table-cell table:style-name="ce7" office:value-type="float" office:value="2196880" calcext:value-type="float">
            <text:p>2.20E+06</text:p>
          </table:table-cell>
          <table:table-cell table:style-name="ce5" office:value-type="float" office:value="301.904" calcext:value-type="float">
            <text:p>301.904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1.6" calcext:value-type="float">
            <text:p>51.6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45100" calcext:value-type="float">
            <text:p>1.95E+06</text:p>
          </table:table-cell>
          <table:table-cell table:style-name="ce5" office:value-type="float" office:value="1944" calcext:value-type="float">
            <text:p>1944</text:p>
          </table:table-cell>
          <table:table-cell table:style-name="ce7" office:value-type="float" office:value="2092820" calcext:value-type="float">
            <text:p>2.09E+06</text:p>
          </table:table-cell>
          <table:table-cell table:style-name="ce5" office:value-type="float" office:value="302.257" calcext:value-type="float">
            <text:p>302.257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63.8" calcext:value-type="float">
            <text:p>63.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90160" calcext:value-type="float">
            <text:p>1.99E+06</text:p>
          </table:table-cell>
          <table:table-cell table:style-name="ce5" office:value-type="float" office:value="1989" calcext:value-type="float">
            <text:p>1989</text:p>
          </table:table-cell>
          <table:table-cell table:style-name="ce7" office:value-type="float" office:value="2075630" calcext:value-type="float">
            <text:p>2.08E+06</text:p>
          </table:table-cell>
          <table:table-cell table:style-name="ce5" office:value-type="float" office:value="301.644" calcext:value-type="float">
            <text:p>301.644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6.7" calcext:value-type="float">
            <text:p>66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61100" calcext:value-type="float">
            <text:p>1.96E+06</text:p>
          </table:table-cell>
          <table:table-cell table:style-name="ce5" office:value-type="float" office:value="1960" calcext:value-type="float">
            <text:p>1960</text:p>
          </table:table-cell>
          <table:table-cell table:style-name="ce7" office:value-type="float" office:value="2091150" calcext:value-type="float">
            <text:p>2.09E+06</text:p>
          </table:table-cell>
          <table:table-cell table:style-name="ce5" office:value-type="float" office:value="301.673" calcext:value-type="float">
            <text:p>301.67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7.2" calcext:value-type="float">
            <text:p>67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2001130" calcext:value-type="float">
            <text:p>2.00E+06</text:p>
          </table:table-cell>
          <table:table-cell table:style-name="ce5" office:value-type="float" office:value="2000" calcext:value-type="float">
            <text:p>2000</text:p>
          </table:table-cell>
          <table:table-cell table:style-name="ce7" office:value-type="float" office:value="2113340" calcext:value-type="float">
            <text:p>2.11E+06</text:p>
          </table:table-cell>
          <table:table-cell table:style-name="ce5" office:value-type="float" office:value="301.937" calcext:value-type="float">
            <text:p>301.937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6.6" calcext:value-type="float">
            <text:p>66.6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.94202" calcext:value-type="float">
            <text:p>1.9420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8485" calcext:value-type="float">
            <text:p>2.38485</text:p>
          </table:table-cell>
          <table:table-cell table:style-name="ce5" office:value-type="float" office:value="300.151" calcext:value-type="float">
            <text:p>300.151</text:p>
          </table:table-cell>
          <table:table-cell table:style-name="ce5" office:value-type="float" office:value="609" calcext:value-type="float">
            <text:p>609</text:p>
          </table:table-cell>
          <table:table-cell table:style-name="ce5" office:value-type="float" office:value="1056" calcext:value-type="float">
            <text:p>1056</text:p>
          </table:table-cell>
          <table:table-cell table:style-name="ce5" office:value-type="float" office:value="877.2" calcext:value-type="float">
            <text:p>877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04243" calcext:value-type="float">
            <text:p>2.0424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52445" calcext:value-type="float">
            <text:p>2.52445</text:p>
          </table:table-cell>
          <table:table-cell table:style-name="ce5" office:value-type="float" office:value="300.157" calcext:value-type="float">
            <text:p>300.157</text:p>
          </table:table-cell>
          <table:table-cell table:style-name="ce5" office:value-type="float" office:value="637" calcext:value-type="float">
            <text:p>637</text:p>
          </table:table-cell>
          <table:table-cell table:style-name="ce5" office:value-type="float" office:value="1087" calcext:value-type="float">
            <text:p>1087</text:p>
          </table:table-cell>
          <table:table-cell table:style-name="ce5" office:value-type="float" office:value="905.5" calcext:value-type="float">
            <text:p>905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12877" calcext:value-type="float">
            <text:p>2.1287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42684" calcext:value-type="float">
            <text:p>2.42684</text:p>
          </table:table-cell>
          <table:table-cell table:style-name="ce5" office:value-type="float" office:value="300.163" calcext:value-type="float">
            <text:p>300.163</text:p>
          </table:table-cell>
          <table:table-cell table:style-name="ce5" office:value-type="float" office:value="639" calcext:value-type="float">
            <text:p>639</text:p>
          </table:table-cell>
          <table:table-cell table:style-name="ce5" office:value-type="float" office:value="1079" calcext:value-type="float">
            <text:p>1079</text:p>
          </table:table-cell>
          <table:table-cell table:style-name="ce5" office:value-type="float" office:value="901.3" calcext:value-type="float">
            <text:p>901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01587" calcext:value-type="float">
            <text:p>2.0158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27141" calcext:value-type="float">
            <text:p>2.27141</text:p>
          </table:table-cell>
          <table:table-cell table:style-name="ce5" office:value-type="float" office:value="300.172" calcext:value-type="float">
            <text:p>300.172</text:p>
          </table:table-cell>
          <table:table-cell table:style-name="ce5" office:value-type="float" office:value="640" calcext:value-type="float">
            <text:p>640</text:p>
          </table:table-cell>
          <table:table-cell table:style-name="ce5" office:value-type="float" office:value="1095" calcext:value-type="float">
            <text:p>1095</text:p>
          </table:table-cell>
          <table:table-cell table:style-name="ce5" office:value-type="float" office:value="908.2" calcext:value-type="float">
            <text:p>908.2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427490" calcext:value-type="float">
            <text:p>3.43E+06</text:p>
          </table:table-cell>
          <table:table-cell table:style-name="ce5" office:value-type="float" office:value="3427" calcext:value-type="float">
            <text:p>3427</text:p>
          </table:table-cell>
          <table:table-cell table:style-name="ce7" office:value-type="float" office:value="3573110" calcext:value-type="float">
            <text:p>3.57E+06</text:p>
          </table:table-cell>
          <table:table-cell table:style-name="ce5" office:value-type="float" office:value="301.876" calcext:value-type="float">
            <text:p>301.87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53490" calcext:value-type="float">
            <text:p>3.35E+06</text:p>
          </table:table-cell>
          <table:table-cell table:style-name="ce5" office:value-type="float" office:value="3353" calcext:value-type="float">
            <text:p>3353</text:p>
          </table:table-cell>
          <table:table-cell table:style-name="ce7" office:value-type="float" office:value="3518310" calcext:value-type="float">
            <text:p>3.52E+06</text:p>
          </table:table-cell>
          <table:table-cell table:style-name="ce5" office:value-type="float" office:value="303.376" calcext:value-type="float">
            <text:p>303.37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2.5" calcext:value-type="float">
            <text:p>52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405490" calcext:value-type="float">
            <text:p>3.41E+06</text:p>
          </table:table-cell>
          <table:table-cell table:style-name="ce5" office:value-type="float" office:value="3405" calcext:value-type="float">
            <text:p>3405</text:p>
          </table:table-cell>
          <table:table-cell table:style-name="ce7" office:value-type="float" office:value="3531810" calcext:value-type="float">
            <text:p>3.53E+06</text:p>
          </table:table-cell>
          <table:table-cell table:style-name="ce5" office:value-type="float" office:value="302.309" calcext:value-type="float">
            <text:p>302.30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2.4" calcext:value-type="float">
            <text:p>52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293470" calcext:value-type="float">
            <text:p>3.29E+06</text:p>
          </table:table-cell>
          <table:table-cell table:style-name="ce5" office:value-type="float" office:value="3293" calcext:value-type="float">
            <text:p>3293</text:p>
          </table:table-cell>
          <table:table-cell table:style-name="ce7" office:value-type="float" office:value="3476310" calcext:value-type="float">
            <text:p>3.48E+06</text:p>
          </table:table-cell>
          <table:table-cell table:style-name="ce5" office:value-type="float" office:value="302.861" calcext:value-type="float">
            <text:p>302.861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1.6" calcext:value-type="float">
            <text:p>51.6</text:p>
          </table:table-cell>
          <table:table-cell table:number-columns-repeated="966"/>
        </table:table-row>
        <table:table-row table:style-name="ro1"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9032.83" calcext:value-type="float">
            <text:p>9032.8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4830.5" calcext:value-type="float">
            <text:p>14830.5</text:p>
          </table:table-cell>
          <table:table-cell table:style-name="ce6" office:value-type="float" office:value="300.021" calcext:value-type="float">
            <text:p>300.021</text:p>
          </table:table-cell>
          <table:table-cell table:style-name="ce6" office:value-type="float" office:value="4734" calcext:value-type="float">
            <text:p>4734</text:p>
          </table:table-cell>
          <table:table-cell table:style-name="ce6" office:value-type="float" office:value="8411" calcext:value-type="float">
            <text:p>8411</text:p>
          </table:table-cell>
          <table:table-cell table:style-name="ce6" office:value-type="float" office:value="6896.8" calcext:value-type="float">
            <text:p>6896.8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11030.5" calcext:value-type="float">
            <text:p>11030.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830" calcext:value-type="float">
            <text:p>13830</text:p>
          </table:table-cell>
          <table:table-cell table:style-name="ce6" office:value-type="float" office:value="300.036" calcext:value-type="float">
            <text:p>300.036</text:p>
          </table:table-cell>
          <table:table-cell table:style-name="ce6" office:value-type="float" office:value="3486" calcext:value-type="float">
            <text:p>3486</text:p>
          </table:table-cell>
          <table:table-cell table:style-name="ce6" office:value-type="float" office:value="6220" calcext:value-type="float">
            <text:p>6220</text:p>
          </table:table-cell>
          <table:table-cell table:style-name="ce6" office:value-type="float" office:value="5124.6" calcext:value-type="float">
            <text:p>5124.6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13029.3" calcext:value-type="float">
            <text:p>13029.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529" calcext:value-type="float">
            <text:p>15529</text:p>
          </table:table-cell>
          <table:table-cell table:style-name="ce6" office:value-type="float" office:value="300.061" calcext:value-type="float">
            <text:p>300.061</text:p>
          </table:table-cell>
          <table:table-cell table:style-name="ce6" office:value-type="float" office:value="2996" calcext:value-type="float">
            <text:p>2996</text:p>
          </table:table-cell>
          <table:table-cell table:style-name="ce6" office:value-type="float" office:value="4907" calcext:value-type="float">
            <text:p>4907</text:p>
          </table:table-cell>
          <table:table-cell table:style-name="ce6" office:value-type="float" office:value="4117.5" calcext:value-type="float">
            <text:p>4117.5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5035.01" calcext:value-type="float">
            <text:p>5035.0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030.9" calcext:value-type="float">
            <text:p>12030.9</text:p>
          </table:table-cell>
          <table:table-cell table:style-name="ce6" office:value-type="float" office:value="300.031" calcext:value-type="float">
            <text:p>300.031</text:p>
          </table:table-cell>
          <table:table-cell table:style-name="ce6" office:value-type="float" office:value="2905" calcext:value-type="float">
            <text:p>2905</text:p>
          </table:table-cell>
          <table:table-cell table:style-name="ce6" office:value-type="float" office:value="4664" calcext:value-type="float">
            <text:p>4664</text:p>
          </table:table-cell>
          <table:table-cell table:style-name="ce6" office:value-type="float" office:value="3949.7" calcext:value-type="float">
            <text:p>3949.7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96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table:formula="of:=[.$B2]+500" office:value-type="float" office:value="650" calcext:value-type="float">
            <text:p>6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$E24]/100)" office:value-type="float" office:value="26" calcext:value-type="float">
            <text:p>26</text:p>
          </table:table-cell>
          <table:table-cell table:style-name="ce11" table:formula="of:=[.A24]*[.B24]*[.C24]" office:value-type="float" office:value="2600" calcext:value-type="float">
            <text:p>26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63500" calcext:value-type="float">
            <text:p>3.66E+06</text:p>
          </table:table-cell>
          <table:table-cell table:style-name="ce5" office:value-type="float" office:value="3661" calcext:value-type="float">
            <text:p>3661</text:p>
          </table:table-cell>
          <table:table-cell table:style-name="ce7" office:value-type="float" office:value="3758030" calcext:value-type="float">
            <text:p>3.76E+06</text:p>
          </table:table-cell>
          <table:table-cell table:style-name="ce5" office:value-type="float" office:value="310.2" calcext:value-type="float">
            <text:p>310.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2" table:formula="of:=[.P2]" office:value-type="float" office:value="0.2" calcext:value-type="float">
            <text:p>0.2</text:p>
          </table:table-cell>
          <table:table-cell table:style-name="ce2" table:formula="of:=[.$B2]+500" office:value-type="float" office:value="650" calcext:value-type="float">
            <text:p>6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T24]/100)" office:value-type="float" office:value="52" calcext:value-type="float">
            <text:p>52</text:p>
          </table:table-cell>
          <table:table-cell table:style-name="ce11" table:formula="of:=[.P24]*[.Q24]*[.R24]" office:value-type="float" office:value="5200" calcext:value-type="float">
            <text:p>52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58520" calcext:value-type="float">
            <text:p>3.66E+06</text:p>
          </table:table-cell>
          <table:table-cell table:style-name="ce5" office:value-type="float" office:value="3656" calcext:value-type="float">
            <text:p>3656</text:p>
          </table:table-cell>
          <table:table-cell table:style-name="ce7" office:value-type="float" office:value="3817140" calcext:value-type="float">
            <text:p>3.82E+06</text:p>
          </table:table-cell>
          <table:table-cell table:style-name="ce5" office:value-type="float" office:value="306.797" calcext:value-type="float">
            <text:p>306.79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.1" calcext:value-type="float">
            <text:p>19.1</text:p>
          </table:table-cell>
          <table:table-cell table:number-columns-repeated="2"/>
          <table:table-cell table:style-name="ce2" table:formula="of:=[.AE2]" office:value-type="float" office:value="0.4" calcext:value-type="float">
            <text:p>0.4</text:p>
          </table:table-cell>
          <table:table-cell table:style-name="ce2" table:formula="of:=[.$B2]+500" office:value-type="float" office:value="650" calcext:value-type="float">
            <text:p>6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AI24]/100)" office:value-type="float" office:value="104" calcext:value-type="float">
            <text:p>104</text:p>
          </table:table-cell>
          <table:table-cell table:style-name="ce11" table:formula="of:=[.AE24]*[.AF24]*[.AG24]" office:value-type="float" office:value="10400" calcext:value-type="float">
            <text:p>104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71520" calcext:value-type="float">
            <text:p>3.67E+06</text:p>
          </table:table-cell>
          <table:table-cell table:style-name="ce5" office:value-type="float" office:value="3669" calcext:value-type="float">
            <text:p>3669</text:p>
          </table:table-cell>
          <table:table-cell table:style-name="ce7" office:value-type="float" office:value="3769530" calcext:value-type="float">
            <text:p>3.77E+06</text:p>
          </table:table-cell>
          <table:table-cell table:style-name="ce5" office:value-type="float" office:value="305.628" calcext:value-type="float">
            <text:p>305.62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2" table:formula="of:=[.AT2]" office:value-type="float" office:value="0.5" calcext:value-type="float">
            <text:p>0.5</text:p>
          </table:table-cell>
          <table:table-cell table:style-name="ce2" table:formula="of:=[.$B2]+500" office:value-type="float" office:value="650" calcext:value-type="float">
            <text:p>6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AX24]/100)" office:value-type="float" office:value="130" calcext:value-type="float">
            <text:p>130</text:p>
          </table:table-cell>
          <table:table-cell table:style-name="ce11" table:formula="of:=[.AT24]*[.AU24]*[.AV24]" office:value-type="float" office:value="13000" calcext:value-type="float">
            <text:p>130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582460" calcext:value-type="float">
            <text:p>3.58E+06</text:p>
          </table:table-cell>
          <table:table-cell table:style-name="ce5" office:value-type="float" office:value="3580" calcext:value-type="float">
            <text:p>3580</text:p>
          </table:table-cell>
          <table:table-cell table:style-name="ce7" office:value-type="float" office:value="3758940" calcext:value-type="float">
            <text:p>3.76E+06</text:p>
          </table:table-cell>
          <table:table-cell table:style-name="ce5" office:value-type="float" office:value="310.568" calcext:value-type="float">
            <text:p>310.56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8.7" calcext:value-type="float">
            <text:p>18.7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165420" calcext:value-type="float">
            <text:p>3.17E+06</text:p>
          </table:table-cell>
          <table:table-cell table:style-name="ce5" office:value-type="float" office:value="3163" calcext:value-type="float">
            <text:p>3163</text:p>
          </table:table-cell>
          <table:table-cell table:style-name="ce7" office:value-type="float" office:value="3482780" calcext:value-type="float">
            <text:p>3.48E+06</text:p>
          </table:table-cell>
          <table:table-cell table:style-name="ce5" office:value-type="float" office:value="303.049" calcext:value-type="float">
            <text:p>303.049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7.3" calcext:value-type="float">
            <text:p>47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281420" calcext:value-type="float">
            <text:p>3.28E+06</text:p>
          </table:table-cell>
          <table:table-cell table:style-name="ce5" office:value-type="float" office:value="3279" calcext:value-type="float">
            <text:p>3279</text:p>
          </table:table-cell>
          <table:table-cell table:style-name="ce7" office:value-type="float" office:value="3433390" calcext:value-type="float">
            <text:p>3.43E+06</text:p>
          </table:table-cell>
          <table:table-cell table:style-name="ce5" office:value-type="float" office:value="304.138" calcext:value-type="float">
            <text:p>304.138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66480" calcext:value-type="float">
            <text:p>3.37E+06</text:p>
          </table:table-cell>
          <table:table-cell table:style-name="ce5" office:value-type="float" office:value="3364" calcext:value-type="float">
            <text:p>3364</text:p>
          </table:table-cell>
          <table:table-cell table:style-name="ce7" office:value-type="float" office:value="3501690" calcext:value-type="float">
            <text:p>3.50E+06</text:p>
          </table:table-cell>
          <table:table-cell table:style-name="ce5" office:value-type="float" office:value="302.477" calcext:value-type="float">
            <text:p>302.47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7.7" calcext:value-type="float">
            <text:p>47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85450" calcext:value-type="float">
            <text:p>3.39E+06</text:p>
          </table:table-cell>
          <table:table-cell table:style-name="ce5" office:value-type="float" office:value="3383" calcext:value-type="float">
            <text:p>3383</text:p>
          </table:table-cell>
          <table:table-cell table:style-name="ce7" office:value-type="float" office:value="3480290" calcext:value-type="float">
            <text:p>3.48E+06</text:p>
          </table:table-cell>
          <table:table-cell table:style-name="ce5" office:value-type="float" office:value="302.334" calcext:value-type="float">
            <text:p>302.33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5.9" calcext:value-type="float">
            <text:p>45.9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93520" calcext:value-type="float">
            <text:p>3.19E+06</text:p>
          </table:table-cell>
          <table:table-cell table:style-name="ce5" office:value-type="float" office:value="3192" calcext:value-type="float">
            <text:p>3192</text:p>
          </table:table-cell>
          <table:table-cell table:style-name="ce7" office:value-type="float" office:value="3380100" calcext:value-type="float">
            <text:p>3.38E+06</text:p>
          </table:table-cell>
          <table:table-cell table:style-name="ce5" office:value-type="float" office:value="302.216" calcext:value-type="float">
            <text:p>302.21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9.7" calcext:value-type="float">
            <text:p>59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09520" calcext:value-type="float">
            <text:p>3.21E+06</text:p>
          </table:table-cell>
          <table:table-cell table:style-name="ce5" office:value-type="float" office:value="3208" calcext:value-type="float">
            <text:p>3208</text:p>
          </table:table-cell>
          <table:table-cell table:style-name="ce7" office:value-type="float" office:value="3365280" calcext:value-type="float">
            <text:p>3.37E+06</text:p>
          </table:table-cell>
          <table:table-cell table:style-name="ce5" office:value-type="float" office:value="302.54" calcext:value-type="float">
            <text:p>302.54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5" calcext:value-type="float">
            <text:p>60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26580" calcext:value-type="float">
            <text:p>3.23E+06</text:p>
          </table:table-cell>
          <table:table-cell table:style-name="ce5" office:value-type="float" office:value="3225" calcext:value-type="float">
            <text:p>3225</text:p>
          </table:table-cell>
          <table:table-cell table:style-name="ce7" office:value-type="float" office:value="3351790" calcext:value-type="float">
            <text:p>3.35E+06</text:p>
          </table:table-cell>
          <table:table-cell table:style-name="ce5" office:value-type="float" office:value="301.343" calcext:value-type="float">
            <text:p>301.343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9.6" calcext:value-type="float">
            <text:p>59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64560" calcext:value-type="float">
            <text:p>3.16E+06</text:p>
          </table:table-cell>
          <table:table-cell table:style-name="ce5" office:value-type="float" office:value="3163" calcext:value-type="float">
            <text:p>3163</text:p>
          </table:table-cell>
          <table:table-cell table:style-name="ce7" office:value-type="float" office:value="3355490" calcext:value-type="float">
            <text:p>3.36E+06</text:p>
          </table:table-cell>
          <table:table-cell table:style-name="ce5" office:value-type="float" office:value="301.91" calcext:value-type="float">
            <text:p>301.91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57.3" calcext:value-type="float">
            <text:p>57.3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278800" calcext:value-type="float">
            <text:p>2.28E+06</text:p>
          </table:table-cell>
          <table:table-cell table:style-name="ce5" office:value-type="float" office:value="2277" calcext:value-type="float">
            <text:p>2277</text:p>
          </table:table-cell>
          <table:table-cell table:style-name="ce7" office:value-type="float" office:value="2474150" calcext:value-type="float">
            <text:p>2.47E+06</text:p>
          </table:table-cell>
          <table:table-cell table:style-name="ce5" office:value-type="float" office:value="306.034" calcext:value-type="float">
            <text:p>306.03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38810" calcext:value-type="float">
            <text:p>2.34E+06</text:p>
          </table:table-cell>
          <table:table-cell table:style-name="ce5" office:value-type="float" office:value="2337" calcext:value-type="float">
            <text:p>2337</text:p>
          </table:table-cell>
          <table:table-cell table:style-name="ce7" office:value-type="float" office:value="2476050" calcext:value-type="float">
            <text:p>2.48E+06</text:p>
          </table:table-cell>
          <table:table-cell table:style-name="ce5" office:value-type="float" office:value="309.167" calcext:value-type="float">
            <text:p>309.16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9.6" calcext:value-type="float">
            <text:p>19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276820" calcext:value-type="float">
            <text:p>2.28E+06</text:p>
          </table:table-cell>
          <table:table-cell table:style-name="ce5" office:value-type="float" office:value="2275" calcext:value-type="float">
            <text:p>2275</text:p>
          </table:table-cell>
          <table:table-cell table:style-name="ce7" office:value-type="float" office:value="2472040" calcext:value-type="float">
            <text:p>2.47E+06</text:p>
          </table:table-cell>
          <table:table-cell table:style-name="ce5" office:value-type="float" office:value="307.562" calcext:value-type="float">
            <text:p>307.56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1" calcext:value-type="float">
            <text:p>21.1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01800" calcext:value-type="float">
            <text:p>2.30E+06</text:p>
          </table:table-cell>
          <table:table-cell table:style-name="ce5" office:value-type="float" office:value="2300" calcext:value-type="float">
            <text:p>2300</text:p>
          </table:table-cell>
          <table:table-cell table:style-name="ce7" office:value-type="float" office:value="2470250" calcext:value-type="float">
            <text:p>2.47E+06</text:p>
          </table:table-cell>
          <table:table-cell table:style-name="ce5" office:value-type="float" office:value="308.11" calcext:value-type="float">
            <text:p>308.1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3" calcext:value-type="float">
            <text:p>21.3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55740" calcext:value-type="float">
            <text:p>2.06E+06</text:p>
          </table:table-cell>
          <table:table-cell table:style-name="ce5" office:value-type="float" office:value="2054" calcext:value-type="float">
            <text:p>2054</text:p>
          </table:table-cell>
          <table:table-cell table:style-name="ce7" office:value-type="float" office:value="2180460" calcext:value-type="float">
            <text:p>2.18E+06</text:p>
          </table:table-cell>
          <table:table-cell table:style-name="ce5" office:value-type="float" office:value="302.959" calcext:value-type="float">
            <text:p>302.959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3.6" calcext:value-type="float">
            <text:p>53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64730" calcext:value-type="float">
            <text:p>2.06E+06</text:p>
          </table:table-cell>
          <table:table-cell table:style-name="ce5" office:value-type="float" office:value="2063" calcext:value-type="float">
            <text:p>2063</text:p>
          </table:table-cell>
          <table:table-cell table:style-name="ce7" office:value-type="float" office:value="2205680" calcext:value-type="float">
            <text:p>2.21E+06</text:p>
          </table:table-cell>
          <table:table-cell table:style-name="ce5" office:value-type="float" office:value="302.639" calcext:value-type="float">
            <text:p>302.63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1.1" calcext:value-type="float">
            <text:p>51.1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08670" calcext:value-type="float">
            <text:p>2.01E+06</text:p>
          </table:table-cell>
          <table:table-cell table:style-name="ce5" office:value-type="float" office:value="2007" calcext:value-type="float">
            <text:p>2007</text:p>
          </table:table-cell>
          <table:table-cell table:style-name="ce7" office:value-type="float" office:value="2184770" calcext:value-type="float">
            <text:p>2.18E+06</text:p>
          </table:table-cell>
          <table:table-cell table:style-name="ce5" office:value-type="float" office:value="301.911" calcext:value-type="float">
            <text:p>301.91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4.2" calcext:value-type="float">
            <text:p>54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1956790" calcext:value-type="float">
            <text:p>1.96E+06</text:p>
          </table:table-cell>
          <table:table-cell table:style-name="ce5" office:value-type="float" office:value="1955" calcext:value-type="float">
            <text:p>1955</text:p>
          </table:table-cell>
          <table:table-cell table:style-name="ce7" office:value-type="float" office:value="2158060" calcext:value-type="float">
            <text:p>2.16E+06</text:p>
          </table:table-cell>
          <table:table-cell table:style-name="ce5" office:value-type="float" office:value="302.09" calcext:value-type="float">
            <text:p>302.09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3.5" calcext:value-type="float">
            <text:p>53.5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33090" calcext:value-type="float">
            <text:p>1.93E+06</text:p>
          </table:table-cell>
          <table:table-cell table:style-name="ce5" office:value-type="float" office:value="1932" calcext:value-type="float">
            <text:p>1932</text:p>
          </table:table-cell>
          <table:table-cell table:style-name="ce7" office:value-type="float" office:value="2108630" calcext:value-type="float">
            <text:p>2.11E+06</text:p>
          </table:table-cell>
          <table:table-cell table:style-name="ce5" office:value-type="float" office:value="301.901" calcext:value-type="float">
            <text:p>301.90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.2" calcext:value-type="float">
            <text:p>66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82090" calcext:value-type="float">
            <text:p>1.98E+06</text:p>
          </table:table-cell>
          <table:table-cell table:style-name="ce5" office:value-type="float" office:value="1981" calcext:value-type="float">
            <text:p>1981</text:p>
          </table:table-cell>
          <table:table-cell table:style-name="ce7" office:value-type="float" office:value="2089230" calcext:value-type="float">
            <text:p>2.09E+06</text:p>
          </table:table-cell>
          <table:table-cell table:style-name="ce5" office:value-type="float" office:value="301.785" calcext:value-type="float">
            <text:p>301.785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63.3" calcext:value-type="float">
            <text:p>63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88060" calcext:value-type="float">
            <text:p>1.99E+06</text:p>
          </table:table-cell>
          <table:table-cell table:style-name="ce5" office:value-type="float" office:value="1987" calcext:value-type="float">
            <text:p>1987</text:p>
          </table:table-cell>
          <table:table-cell table:style-name="ce7" office:value-type="float" office:value="2116020" calcext:value-type="float">
            <text:p>2.12E+06</text:p>
          </table:table-cell>
          <table:table-cell table:style-name="ce5" office:value-type="float" office:value="301.784" calcext:value-type="float">
            <text:p>301.784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6.9" calcext:value-type="float">
            <text:p>66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27110" calcext:value-type="float">
            <text:p>1.93E+06</text:p>
          </table:table-cell>
          <table:table-cell table:style-name="ce5" office:value-type="float" office:value="1926" calcext:value-type="float">
            <text:p>1926</text:p>
          </table:table-cell>
          <table:table-cell table:style-name="ce7" office:value-type="float" office:value="2156240" calcext:value-type="float">
            <text:p>2.16E+06</text:p>
          </table:table-cell>
          <table:table-cell table:style-name="ce5" office:value-type="float" office:value="301.663" calcext:value-type="float">
            <text:p>301.663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60.3" calcext:value-type="float">
            <text:p>60.3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09133" calcext:value-type="float">
            <text:p>2.0913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8894" calcext:value-type="float">
            <text:p>2.38894</text:p>
          </table:table-cell>
          <table:table-cell table:style-name="ce5" office:value-type="float" office:value="300.139" calcext:value-type="float">
            <text:p>300.139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892.9" calcext:value-type="float">
            <text:p>892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09778" calcext:value-type="float">
            <text:p>2.0977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55157" calcext:value-type="float">
            <text:p>2.55157</text:p>
          </table:table-cell>
          <table:table-cell table:style-name="ce5" office:value-type="float" office:value="300.171" calcext:value-type="float">
            <text:p>300.171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994" calcext:value-type="float">
            <text:p>994</text:p>
          </table:table-cell>
          <table:table-cell table:style-name="ce5" office:value-type="float" office:value="819.6" calcext:value-type="float">
            <text:p>819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.77465" calcext:value-type="float">
            <text:p>1.7746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24634" calcext:value-type="float">
            <text:p>2.24634</text:p>
          </table:table-cell>
          <table:table-cell table:style-name="ce5" office:value-type="float" office:value="300.208" calcext:value-type="float">
            <text:p>300.208</text:p>
          </table:table-cell>
          <table:table-cell table:style-name="ce5" office:value-type="float" office:value="636" calcext:value-type="float">
            <text:p>636</text:p>
          </table:table-cell>
          <table:table-cell table:style-name="ce5" office:value-type="float" office:value="1070" calcext:value-type="float">
            <text:p>1070</text:p>
          </table:table-cell>
          <table:table-cell table:style-name="ce5" office:value-type="float" office:value="896.1" calcext:value-type="float">
            <text:p>896.1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.99636" calcext:value-type="float">
            <text:p>1.9963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7957" calcext:value-type="float">
            <text:p>2.37957</text:p>
          </table:table-cell>
          <table:table-cell table:style-name="ce5" office:value-type="float" office:value="300.18" calcext:value-type="float">
            <text:p>300.18</text:p>
          </table:table-cell>
          <table:table-cell table:style-name="ce5" office:value-type="float" office:value="636" calcext:value-type="float">
            <text:p>636</text:p>
          </table:table-cell>
          <table:table-cell table:style-name="ce5" office:value-type="float" office:value="1058" calcext:value-type="float">
            <text:p>1058</text:p>
          </table:table-cell>
          <table:table-cell table:style-name="ce5" office:value-type="float" office:value="886.2" calcext:value-type="float">
            <text:p>886.2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422500" calcext:value-type="float">
            <text:p>3.42E+06</text:p>
          </table:table-cell>
          <table:table-cell table:style-name="ce5" office:value-type="float" office:value="3422" calcext:value-type="float">
            <text:p>3422</text:p>
          </table:table-cell>
          <table:table-cell table:style-name="ce7" office:value-type="float" office:value="3517610" calcext:value-type="float">
            <text:p>3.52E+06</text:p>
          </table:table-cell>
          <table:table-cell table:style-name="ce5" office:value-type="float" office:value="302.375" calcext:value-type="float">
            <text:p>302.37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1.7" calcext:value-type="float">
            <text:p>51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455500" calcext:value-type="float">
            <text:p>3.46E+06</text:p>
          </table:table-cell>
          <table:table-cell table:style-name="ce5" office:value-type="float" office:value="3455" calcext:value-type="float">
            <text:p>3455</text:p>
          </table:table-cell>
          <table:table-cell table:style-name="ce7" office:value-type="float" office:value="3548010" calcext:value-type="float">
            <text:p>3.55E+06</text:p>
          </table:table-cell>
          <table:table-cell table:style-name="ce5" office:value-type="float" office:value="302.541" calcext:value-type="float">
            <text:p>302.541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1.4" calcext:value-type="float">
            <text:p>51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19500" calcext:value-type="float">
            <text:p>3.32E+06</text:p>
          </table:table-cell>
          <table:table-cell table:style-name="ce5" office:value-type="float" office:value="3319" calcext:value-type="float">
            <text:p>3319</text:p>
          </table:table-cell>
          <table:table-cell table:style-name="ce7" office:value-type="float" office:value="3561910" calcext:value-type="float">
            <text:p>3.56E+06</text:p>
          </table:table-cell>
          <table:table-cell table:style-name="ce5" office:value-type="float" office:value="301.553" calcext:value-type="float">
            <text:p>301.553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2.2" calcext:value-type="float">
            <text:p>52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95500" calcext:value-type="float">
            <text:p>3.40E+06</text:p>
          </table:table-cell>
          <table:table-cell table:style-name="ce5" office:value-type="float" office:value="3395" calcext:value-type="float">
            <text:p>3395</text:p>
          </table:table-cell>
          <table:table-cell table:style-name="ce7" office:value-type="float" office:value="3504810" calcext:value-type="float">
            <text:p>3.50E+06</text:p>
          </table:table-cell>
          <table:table-cell table:style-name="ce5" office:value-type="float" office:value="302.697" calcext:value-type="float">
            <text:p>302.69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0.9" calcext:value-type="float">
            <text:p>50.9</text:p>
          </table:table-cell>
          <table:table-cell table:number-columns-repeated="966"/>
        </table:table-row>
        <table:table-row table:style-name="ro1"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10030.4" calcext:value-type="float">
            <text:p>10030.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829.3" calcext:value-type="float">
            <text:p>13829.3</text:p>
          </table:table-cell>
          <table:table-cell table:style-name="ce6" office:value-type="float" office:value="300.056" calcext:value-type="float">
            <text:p>300.056</text:p>
          </table:table-cell>
          <table:table-cell table:style-name="ce6" office:value-type="float" office:value="3231" calcext:value-type="float">
            <text:p>3231</text:p>
          </table:table-cell>
          <table:table-cell table:style-name="ce6" office:value-type="float" office:value="5642" calcext:value-type="float">
            <text:p>5642</text:p>
          </table:table-cell>
          <table:table-cell table:style-name="ce6" office:value-type="float" office:value="4657.1" calcext:value-type="float">
            <text:p>4657.1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8030.38" calcext:value-type="float">
            <text:p>8030.3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330.1" calcext:value-type="float">
            <text:p>13330.1</text:p>
          </table:table-cell>
          <table:table-cell table:style-name="ce6" office:value-type="float" office:value="300.036" calcext:value-type="float">
            <text:p>300.036</text:p>
          </table:table-cell>
          <table:table-cell table:style-name="ce6" office:value-type="float" office:value="2902" calcext:value-type="float">
            <text:p>2902</text:p>
          </table:table-cell>
          <table:table-cell table:style-name="ce6" office:value-type="float" office:value="4566" calcext:value-type="float">
            <text:p>4566</text:p>
          </table:table-cell>
          <table:table-cell table:style-name="ce6" office:value-type="float" office:value="3910.4" calcext:value-type="float">
            <text:p>3910.4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4038.42" calcext:value-type="float">
            <text:p>4038.4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033.1" calcext:value-type="float">
            <text:p>9033.1</text:p>
          </table:table-cell>
          <table:table-cell table:style-name="ce6" office:value-type="float" office:value="300.059" calcext:value-type="float">
            <text:p>300.059</text:p>
          </table:table-cell>
          <table:table-cell table:style-name="ce6" office:value-type="float" office:value="2814" calcext:value-type="float">
            <text:p>2814</text:p>
          </table:table-cell>
          <table:table-cell table:style-name="ce6" office:value-type="float" office:value="4459" calcext:value-type="float">
            <text:p>4459</text:p>
          </table:table-cell>
          <table:table-cell table:style-name="ce6" office:value-type="float" office:value="3792.8" calcext:value-type="float">
            <text:p>3792.8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5034.91" calcext:value-type="float">
            <text:p>5034.9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332.72" calcext:value-type="float">
            <text:p>8332.72</text:p>
          </table:table-cell>
          <table:table-cell table:style-name="ce6" office:value-type="float" office:value="300.051" calcext:value-type="float">
            <text:p>300.051</text:p>
          </table:table-cell>
          <table:table-cell table:style-name="ce6" office:value-type="float" office:value="3169" calcext:value-type="float">
            <text:p>3169</text:p>
          </table:table-cell>
          <table:table-cell table:style-name="ce6" office:value-type="float" office:value="4166" calcext:value-type="float">
            <text:p>4166</text:p>
          </table:table-cell>
          <table:table-cell table:style-name="ce6" office:value-type="float" office:value="3585" calcext:value-type="float">
            <text:p>3585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96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table:formula="of:=[.$B24]" office:value-type="float" office:value="650" calcext:value-type="float">
            <text:p>6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$E35]/100)" office:value-type="float" office:value="45" calcext:value-type="float">
            <text:p>45</text:p>
          </table:table-cell>
          <table:table-cell table:style-name="ce11" table:formula="of:=[.A35]*[.B35]*[.C35]" office:value-type="float" office:value="4550" calcext:value-type="float">
            <text:p>455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568470" calcext:value-type="float">
            <text:p>3.57E+06</text:p>
          </table:table-cell>
          <table:table-cell table:style-name="ce5" office:value-type="float" office:value="3566" calcext:value-type="float">
            <text:p>3566</text:p>
          </table:table-cell>
          <table:table-cell table:style-name="ce7" office:value-type="float" office:value="3718920" calcext:value-type="float">
            <text:p>3.72E+06</text:p>
          </table:table-cell>
          <table:table-cell table:style-name="ce5" office:value-type="float" office:value="307.997" calcext:value-type="float">
            <text:p>307.99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8.9" calcext:value-type="float">
            <text:p>18.9</text:p>
          </table:table-cell>
          <table:table-cell table:number-columns-repeated="2"/>
          <table:table-cell table:style-name="ce2" table:formula="of:=[.P2]" office:value-type="float" office:value="0.2" calcext:value-type="float">
            <text:p>0.2</text:p>
          </table:table-cell>
          <table:table-cell table:style-name="ce2" table:formula="of:=[.$B24]" office:value-type="float" office:value="650" calcext:value-type="float">
            <text:p>6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T35]/100)" office:value-type="float" office:value="91" calcext:value-type="float">
            <text:p>91</text:p>
          </table:table-cell>
          <table:table-cell table:style-name="ce11" table:formula="of:=[.P35]*[.Q35]*[.R35]" office:value-type="float" office:value="9100" calcext:value-type="float">
            <text:p>91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586490" calcext:value-type="float">
            <text:p>3.59E+06</text:p>
          </table:table-cell>
          <table:table-cell table:style-name="ce5" office:value-type="float" office:value="3584" calcext:value-type="float">
            <text:p>3584</text:p>
          </table:table-cell>
          <table:table-cell table:style-name="ce7" office:value-type="float" office:value="3769930" calcext:value-type="float">
            <text:p>3.77E+06</text:p>
          </table:table-cell>
          <table:table-cell table:style-name="ce5" office:value-type="float" office:value="309.923" calcext:value-type="float">
            <text:p>309.92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.1" calcext:value-type="float">
            <text:p>18.1</text:p>
          </table:table-cell>
          <table:table-cell table:number-columns-repeated="2"/>
          <table:table-cell table:style-name="ce2" table:formula="of:=[.AE2]" office:value-type="float" office:value="0.4" calcext:value-type="float">
            <text:p>0.4</text:p>
          </table:table-cell>
          <table:table-cell table:style-name="ce2" table:formula="of:=[.$B24]" office:value-type="float" office:value="650" calcext:value-type="float">
            <text:p>6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AI35]/100)" office:value-type="float" office:value="182" calcext:value-type="float">
            <text:p>182</text:p>
          </table:table-cell>
          <table:table-cell table:style-name="ce11" table:formula="of:=[.AE35]*[.AF35]*[.AG35]" office:value-type="float" office:value="18200" calcext:value-type="float">
            <text:p>182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30500" calcext:value-type="float">
            <text:p>3.63E+06</text:p>
          </table:table-cell>
          <table:table-cell table:style-name="ce5" office:value-type="float" office:value="3628" calcext:value-type="float">
            <text:p>3628</text:p>
          </table:table-cell>
          <table:table-cell table:style-name="ce7" office:value-type="float" office:value="3777540" calcext:value-type="float">
            <text:p>3.78E+06</text:p>
          </table:table-cell>
          <table:table-cell table:style-name="ce5" office:value-type="float" office:value="305.191" calcext:value-type="float">
            <text:p>305.19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2" table:formula="of:=[.AT2]" office:value-type="float" office:value="0.5" calcext:value-type="float">
            <text:p>0.5</text:p>
          </table:table-cell>
          <table:table-cell table:style-name="ce2" table:formula="of:=[.$B24]" office:value-type="float" office:value="650" calcext:value-type="float">
            <text:p>6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AX35]/100)" office:value-type="float" office:value="227" calcext:value-type="float">
            <text:p>227</text:p>
          </table:table-cell>
          <table:table-cell table:style-name="ce11" table:formula="of:=[.AT35]*[.AU35]*[.AV35]" office:value-type="float" office:value="22750" calcext:value-type="float">
            <text:p>2275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528470" calcext:value-type="float">
            <text:p>3.53E+06</text:p>
          </table:table-cell>
          <table:table-cell table:style-name="ce5" office:value-type="float" office:value="3526" calcext:value-type="float">
            <text:p>3526</text:p>
          </table:table-cell>
          <table:table-cell table:style-name="ce7" office:value-type="float" office:value="3707720" calcext:value-type="float">
            <text:p>3.71E+06</text:p>
          </table:table-cell>
          <table:table-cell table:style-name="ce5" office:value-type="float" office:value="308.252" calcext:value-type="float">
            <text:p>308.25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177420" calcext:value-type="float">
            <text:p>3.18E+06</text:p>
          </table:table-cell>
          <table:table-cell table:style-name="ce5" office:value-type="float" office:value="3175" calcext:value-type="float">
            <text:p>3175</text:p>
          </table:table-cell>
          <table:table-cell table:style-name="ce7" office:value-type="float" office:value="3409380" calcext:value-type="float">
            <text:p>3.41E+06</text:p>
          </table:table-cell>
          <table:table-cell table:style-name="ce5" office:value-type="float" office:value="304.534" calcext:value-type="float">
            <text:p>304.5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7.6" calcext:value-type="float">
            <text:p>47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61480" calcext:value-type="float">
            <text:p>3.36E+06</text:p>
          </table:table-cell>
          <table:table-cell table:style-name="ce5" office:value-type="float" office:value="3359" calcext:value-type="float">
            <text:p>3359</text:p>
          </table:table-cell>
          <table:table-cell table:style-name="ce7" office:value-type="float" office:value="3503800" calcext:value-type="float">
            <text:p>3.50E+06</text:p>
          </table:table-cell>
          <table:table-cell table:style-name="ce5" office:value-type="float" office:value="304.344" calcext:value-type="float">
            <text:p>304.34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1.6" calcext:value-type="float">
            <text:p>41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27400" calcext:value-type="float">
            <text:p>3.33E+06</text:p>
          </table:table-cell>
          <table:table-cell table:style-name="ce5" office:value-type="float" office:value="3325" calcext:value-type="float">
            <text:p>3325</text:p>
          </table:table-cell>
          <table:table-cell table:style-name="ce7" office:value-type="float" office:value="3479580" calcext:value-type="float">
            <text:p>3.48E+06</text:p>
          </table:table-cell>
          <table:table-cell table:style-name="ce5" office:value-type="float" office:value="301.662" calcext:value-type="float">
            <text:p>301.66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7.7" calcext:value-type="float">
            <text:p>47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43500" calcext:value-type="float">
            <text:p>3.34E+06</text:p>
          </table:table-cell>
          <table:table-cell table:style-name="ce5" office:value-type="float" office:value="3341" calcext:value-type="float">
            <text:p>3341</text:p>
          </table:table-cell>
          <table:table-cell table:style-name="ce7" office:value-type="float" office:value="3419310" calcext:value-type="float">
            <text:p>3.42E+06</text:p>
          </table:table-cell>
          <table:table-cell table:style-name="ce5" office:value-type="float" office:value="303.877" calcext:value-type="float">
            <text:p>303.87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7.7" calcext:value-type="float">
            <text:p>47.7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81520" calcext:value-type="float">
            <text:p>3.18E+06</text:p>
          </table:table-cell>
          <table:table-cell table:style-name="ce5" office:value-type="float" office:value="3180" calcext:value-type="float">
            <text:p>3180</text:p>
          </table:table-cell>
          <table:table-cell table:style-name="ce7" office:value-type="float" office:value="3347180" calcext:value-type="float">
            <text:p>3.35E+06</text:p>
          </table:table-cell>
          <table:table-cell table:style-name="ce5" office:value-type="float" office:value="302.472" calcext:value-type="float">
            <text:p>302.47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9.9" calcext:value-type="float">
            <text:p>59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341570" calcext:value-type="float">
            <text:p>3.34E+06</text:p>
          </table:table-cell>
          <table:table-cell table:style-name="ce5" office:value-type="float" office:value="3340" calcext:value-type="float">
            <text:p>3340</text:p>
          </table:table-cell>
          <table:table-cell table:style-name="ce7" office:value-type="float" office:value="3467010" calcext:value-type="float">
            <text:p>3.47E+06</text:p>
          </table:table-cell>
          <table:table-cell table:style-name="ce5" office:value-type="float" office:value="302.284" calcext:value-type="float">
            <text:p>302.284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56.5" calcext:value-type="float">
            <text:p>56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15510" calcext:value-type="float">
            <text:p>3.22E+06</text:p>
          </table:table-cell>
          <table:table-cell table:style-name="ce5" office:value-type="float" office:value="3214" calcext:value-type="float">
            <text:p>3214</text:p>
          </table:table-cell>
          <table:table-cell table:style-name="ce7" office:value-type="float" office:value="3353770" calcext:value-type="float">
            <text:p>3.35E+06</text:p>
          </table:table-cell>
          <table:table-cell table:style-name="ce5" office:value-type="float" office:value="301.665" calcext:value-type="float">
            <text:p>301.66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4" calcext:value-type="float">
            <text:p>60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58570" calcext:value-type="float">
            <text:p>3.16E+06</text:p>
          </table:table-cell>
          <table:table-cell table:style-name="ce5" office:value-type="float" office:value="3157" calcext:value-type="float">
            <text:p>3157</text:p>
          </table:table-cell>
          <table:table-cell table:style-name="ce7" office:value-type="float" office:value="3326990" calcext:value-type="float">
            <text:p>3.33E+06</text:p>
          </table:table-cell>
          <table:table-cell table:style-name="ce5" office:value-type="float" office:value="302.913" calcext:value-type="float">
            <text:p>302.91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60.2" calcext:value-type="float">
            <text:p>60.2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66790" calcext:value-type="float">
            <text:p>2.37E+06</text:p>
          </table:table-cell>
          <table:table-cell table:style-name="ce5" office:value-type="float" office:value="2365" calcext:value-type="float">
            <text:p>2365</text:p>
          </table:table-cell>
          <table:table-cell table:style-name="ce7" office:value-type="float" office:value="2487150" calcext:value-type="float">
            <text:p>2.49E+06</text:p>
          </table:table-cell>
          <table:table-cell table:style-name="ce5" office:value-type="float" office:value="307.718" calcext:value-type="float">
            <text:p>307.71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2" calcext:value-type="float">
            <text:p>21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56810" calcext:value-type="float">
            <text:p>2.36E+06</text:p>
          </table:table-cell>
          <table:table-cell table:style-name="ce5" office:value-type="float" office:value="2355" calcext:value-type="float">
            <text:p>2355</text:p>
          </table:table-cell>
          <table:table-cell table:style-name="ce7" office:value-type="float" office:value="2467740" calcext:value-type="float">
            <text:p>2.47E+06</text:p>
          </table:table-cell>
          <table:table-cell table:style-name="ce5" office:value-type="float" office:value="309.036" calcext:value-type="float">
            <text:p>309.03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3" calcext:value-type="float">
            <text:p>21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71830" calcext:value-type="float">
            <text:p>2.37E+06</text:p>
          </table:table-cell>
          <table:table-cell table:style-name="ce5" office:value-type="float" office:value="2370" calcext:value-type="float">
            <text:p>2370</text:p>
          </table:table-cell>
          <table:table-cell table:style-name="ce7" office:value-type="float" office:value="2490760" calcext:value-type="float">
            <text:p>2.49E+06</text:p>
          </table:table-cell>
          <table:table-cell table:style-name="ce5" office:value-type="float" office:value="308.51" calcext:value-type="float">
            <text:p>308.5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5" calcext:value-type="float">
            <text:p>21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55860" calcext:value-type="float">
            <text:p>2.36E+06</text:p>
          </table:table-cell>
          <table:table-cell table:style-name="ce5" office:value-type="float" office:value="2354" calcext:value-type="float">
            <text:p>2354</text:p>
          </table:table-cell>
          <table:table-cell table:style-name="ce7" office:value-type="float" office:value="2492350" calcext:value-type="float">
            <text:p>2.49E+06</text:p>
          </table:table-cell>
          <table:table-cell table:style-name="ce5" office:value-type="float" office:value="304.273" calcext:value-type="float">
            <text:p>304.27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0.7" calcext:value-type="float">
            <text:p>20.7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24740" calcext:value-type="float">
            <text:p>2.02E+06</text:p>
          </table:table-cell>
          <table:table-cell table:style-name="ce5" office:value-type="float" office:value="2023" calcext:value-type="float">
            <text:p>2023</text:p>
          </table:table-cell>
          <table:table-cell table:style-name="ce7" office:value-type="float" office:value="2165280" calcext:value-type="float">
            <text:p>2.17E+06</text:p>
          </table:table-cell>
          <table:table-cell table:style-name="ce5" office:value-type="float" office:value="302.451" calcext:value-type="float">
            <text:p>302.45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3.6" calcext:value-type="float">
            <text:p>53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93710" calcext:value-type="float">
            <text:p>2.09E+06</text:p>
          </table:table-cell>
          <table:table-cell table:style-name="ce5" office:value-type="float" office:value="2092" calcext:value-type="float">
            <text:p>2092</text:p>
          </table:table-cell>
          <table:table-cell table:style-name="ce7" office:value-type="float" office:value="2198380" calcext:value-type="float">
            <text:p>2.20E+06</text:p>
          </table:table-cell>
          <table:table-cell table:style-name="ce5" office:value-type="float" office:value="303.829" calcext:value-type="float">
            <text:p>303.829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8.6" calcext:value-type="float">
            <text:p>48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87730" calcext:value-type="float">
            <text:p>2.09E+06</text:p>
          </table:table-cell>
          <table:table-cell table:style-name="ce5" office:value-type="float" office:value="2086" calcext:value-type="float">
            <text:p>2086</text:p>
          </table:table-cell>
          <table:table-cell table:style-name="ce7" office:value-type="float" office:value="2201070" calcext:value-type="float">
            <text:p>2.20E+06</text:p>
          </table:table-cell>
          <table:table-cell table:style-name="ce5" office:value-type="float" office:value="302.646" calcext:value-type="float">
            <text:p>302.646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4.4" calcext:value-type="float">
            <text:p>54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23690" calcext:value-type="float">
            <text:p>2.02E+06</text:p>
          </table:table-cell>
          <table:table-cell table:style-name="ce5" office:value-type="float" office:value="2022" calcext:value-type="float">
            <text:p>2022</text:p>
          </table:table-cell>
          <table:table-cell table:style-name="ce7" office:value-type="float" office:value="2164680" calcext:value-type="float">
            <text:p>2.16E+06</text:p>
          </table:table-cell>
          <table:table-cell table:style-name="ce5" office:value-type="float" office:value="302.069" calcext:value-type="float">
            <text:p>302.069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4.1" calcext:value-type="float">
            <text:p>54.1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66120" calcext:value-type="float">
            <text:p>1.97E+06</text:p>
          </table:table-cell>
          <table:table-cell table:style-name="ce5" office:value-type="float" office:value="1965" calcext:value-type="float">
            <text:p>1965</text:p>
          </table:table-cell>
          <table:table-cell table:style-name="ce7" office:value-type="float" office:value="2102730" calcext:value-type="float">
            <text:p>2.10E+06</text:p>
          </table:table-cell>
          <table:table-cell table:style-name="ce5" office:value-type="float" office:value="302.257" calcext:value-type="float">
            <text:p>302.25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.4" calcext:value-type="float">
            <text:p>66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18070" calcext:value-type="float">
            <text:p>1.92E+06</text:p>
          </table:table-cell>
          <table:table-cell table:style-name="ce5" office:value-type="float" office:value="1917" calcext:value-type="float">
            <text:p>1917</text:p>
          </table:table-cell>
          <table:table-cell table:style-name="ce7" office:value-type="float" office:value="2073140" calcext:value-type="float">
            <text:p>2.07E+06</text:p>
          </table:table-cell>
          <table:table-cell table:style-name="ce5" office:value-type="float" office:value="301.654" calcext:value-type="float">
            <text:p>301.654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6.4" calcext:value-type="float">
            <text:p>66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44110" calcext:value-type="float">
            <text:p>1.94E+06</text:p>
          </table:table-cell>
          <table:table-cell table:style-name="ce5" office:value-type="float" office:value="1943" calcext:value-type="float">
            <text:p>1943</text:p>
          </table:table-cell>
          <table:table-cell table:style-name="ce7" office:value-type="float" office:value="2103850" calcext:value-type="float">
            <text:p>2.10E+06</text:p>
          </table:table-cell>
          <table:table-cell table:style-name="ce5" office:value-type="float" office:value="302.503" calcext:value-type="float">
            <text:p>302.50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7.2" calcext:value-type="float">
            <text:p>67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66100" calcext:value-type="float">
            <text:p>1.97E+06</text:p>
          </table:table-cell>
          <table:table-cell table:style-name="ce5" office:value-type="float" office:value="1965" calcext:value-type="float">
            <text:p>1965</text:p>
          </table:table-cell>
          <table:table-cell table:style-name="ce7" office:value-type="float" office:value="2096840" calcext:value-type="float">
            <text:p>2.10E+06</text:p>
          </table:table-cell>
          <table:table-cell table:style-name="ce5" office:value-type="float" office:value="301.849" calcext:value-type="float">
            <text:p>301.849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06927" calcext:value-type="float">
            <text:p>2.0692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42415" calcext:value-type="float">
            <text:p>2.42415</text:p>
          </table:table-cell>
          <table:table-cell table:style-name="ce5" office:value-type="float" office:value="300.209" calcext:value-type="float">
            <text:p>300.209</text:p>
          </table:table-cell>
          <table:table-cell table:style-name="ce5" office:value-type="float" office:value="629" calcext:value-type="float">
            <text:p>629</text:p>
          </table:table-cell>
          <table:table-cell table:style-name="ce5" office:value-type="float" office:value="1069" calcext:value-type="float">
            <text:p>1069</text:p>
          </table:table-cell>
          <table:table-cell table:style-name="ce5" office:value-type="float" office:value="890.5" calcext:value-type="float">
            <text:p>890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.9286" calcext:value-type="float">
            <text:p>1.928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51751" calcext:value-type="float">
            <text:p>2.51751</text:p>
          </table:table-cell>
          <table:table-cell table:style-name="ce5" office:value-type="float" office:value="300.207" calcext:value-type="float">
            <text:p>300.207</text:p>
          </table:table-cell>
          <table:table-cell table:style-name="ce5" office:value-type="float" office:value="631" calcext:value-type="float">
            <text:p>631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894.8" calcext:value-type="float">
            <text:p>894.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.91058" calcext:value-type="float">
            <text:p>1.9105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40668" calcext:value-type="float">
            <text:p>2.40668</text:p>
          </table:table-cell>
          <table:table-cell table:style-name="ce5" office:value-type="float" office:value="300.161" calcext:value-type="float">
            <text:p>300.161</text:p>
          </table:table-cell>
          <table:table-cell table:style-name="ce5" office:value-type="float" office:value="637" calcext:value-type="float">
            <text:p>637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898.5" calcext:value-type="float">
            <text:p>898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1839" calcext:value-type="float">
            <text:p>2.183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50554" calcext:value-type="float">
            <text:p>2.50554</text:p>
          </table:table-cell>
          <table:table-cell table:style-name="ce5" office:value-type="float" office:value="300.21" calcext:value-type="float">
            <text:p>300.21</text:p>
          </table:table-cell>
          <table:table-cell table:style-name="ce5" office:value-type="float" office:value="633" calcext:value-type="float">
            <text:p>633</text:p>
          </table:table-cell>
          <table:table-cell table:style-name="ce5" office:value-type="float" office:value="1074" calcext:value-type="float">
            <text:p>1074</text:p>
          </table:table-cell>
          <table:table-cell table:style-name="ce5" office:value-type="float" office:value="895.3" calcext:value-type="float">
            <text:p>895.3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486480" calcext:value-type="float">
            <text:p>3.49E+06</text:p>
          </table:table-cell>
          <table:table-cell table:style-name="ce5" office:value-type="float" office:value="3486" calcext:value-type="float">
            <text:p>3486</text:p>
          </table:table-cell>
          <table:table-cell table:style-name="ce7" office:value-type="float" office:value="3572310" calcext:value-type="float">
            <text:p>3.57E+06</text:p>
          </table:table-cell>
          <table:table-cell table:style-name="ce5" office:value-type="float" office:value="303.278" calcext:value-type="float">
            <text:p>303.278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1.8" calcext:value-type="float">
            <text:p>51.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65490" calcext:value-type="float">
            <text:p>3.37E+06</text:p>
          </table:table-cell>
          <table:table-cell table:style-name="ce5" office:value-type="float" office:value="3365" calcext:value-type="float">
            <text:p>3365</text:p>
          </table:table-cell>
          <table:table-cell table:style-name="ce7" office:value-type="float" office:value="3548910" calcext:value-type="float">
            <text:p>3.55E+06</text:p>
          </table:table-cell>
          <table:table-cell table:style-name="ce5" office:value-type="float" office:value="302.839" calcext:value-type="float">
            <text:p>302.83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2.2" calcext:value-type="float">
            <text:p>52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406510" calcext:value-type="float">
            <text:p>3.41E+06</text:p>
          </table:table-cell>
          <table:table-cell table:style-name="ce5" office:value-type="float" office:value="3406" calcext:value-type="float">
            <text:p>3406</text:p>
          </table:table-cell>
          <table:table-cell table:style-name="ce7" office:value-type="float" office:value="3559510" calcext:value-type="float">
            <text:p>3.56E+06</text:p>
          </table:table-cell>
          <table:table-cell table:style-name="ce5" office:value-type="float" office:value="302.952" calcext:value-type="float">
            <text:p>302.95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2.4" calcext:value-type="float">
            <text:p>52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274510" calcext:value-type="float">
            <text:p>3.27E+06</text:p>
          </table:table-cell>
          <table:table-cell table:style-name="ce5" office:value-type="float" office:value="3274" calcext:value-type="float">
            <text:p>3274</text:p>
          </table:table-cell>
          <table:table-cell table:style-name="ce7" office:value-type="float" office:value="3485100" calcext:value-type="float">
            <text:p>3.49E+06</text:p>
          </table:table-cell>
          <table:table-cell table:style-name="ce5" office:value-type="float" office:value="301.908" calcext:value-type="float">
            <text:p>301.908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2.1" calcext:value-type="float">
            <text:p>52.1</text:p>
          </table:table-cell>
          <table:table-cell table:number-columns-repeated="966"/>
        </table:table-row>
        <table:table-row table:style-name="ro1"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10028.2" calcext:value-type="float">
            <text:p>10028.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529.9" calcext:value-type="float">
            <text:p>12529.9</text:p>
          </table:table-cell>
          <table:table-cell table:style-name="ce6" office:value-type="float" office:value="300.061" calcext:value-type="float">
            <text:p>300.061</text:p>
          </table:table-cell>
          <table:table-cell table:style-name="ce6" office:value-type="float" office:value="2906" calcext:value-type="float">
            <text:p>2906</text:p>
          </table:table-cell>
          <table:table-cell table:style-name="ce6" office:value-type="float" office:value="4784" calcext:value-type="float">
            <text:p>4784</text:p>
          </table:table-cell>
          <table:table-cell table:style-name="ce6" office:value-type="float" office:value="4032.6" calcext:value-type="float">
            <text:p>4032.6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2033.77" calcext:value-type="float">
            <text:p>2033.7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32.7" calcext:value-type="float">
            <text:p>7832.7</text:p>
          </table:table-cell>
          <table:table-cell table:style-name="ce6" office:value-type="float" office:value="300.075" calcext:value-type="float">
            <text:p>300.075</text:p>
          </table:table-cell>
          <table:table-cell table:style-name="ce6" office:value-type="float" office:value="2798" calcext:value-type="float">
            <text:p>2798</text:p>
          </table:table-cell>
          <table:table-cell table:style-name="ce6" office:value-type="float" office:value="4477" calcext:value-type="float">
            <text:p>4477</text:p>
          </table:table-cell>
          <table:table-cell table:style-name="ce6" office:value-type="float" office:value="3801.8" calcext:value-type="float">
            <text:p>3801.8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5030.87" calcext:value-type="float">
            <text:p>5030.8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631.95" calcext:value-type="float">
            <text:p>8631.95</text:p>
          </table:table-cell>
          <table:table-cell table:style-name="ce6" office:value-type="float" office:value="300.051" calcext:value-type="float">
            <text:p>300.051</text:p>
          </table:table-cell>
          <table:table-cell table:style-name="ce6" office:value-type="float" office:value="2778" calcext:value-type="float">
            <text:p>2778</text:p>
          </table:table-cell>
          <table:table-cell table:style-name="ce6" office:value-type="float" office:value="4385" calcext:value-type="float">
            <text:p>4385</text:p>
          </table:table-cell>
          <table:table-cell table:style-name="ce6" office:value-type="float" office:value="3734.4" calcext:value-type="float">
            <text:p>3734.4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5035.92" calcext:value-type="float">
            <text:p>5035.9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833.14" calcext:value-type="float">
            <text:p>7833.14</text:p>
          </table:table-cell>
          <table:table-cell table:style-name="ce6" office:value-type="float" office:value="300.06" calcext:value-type="float">
            <text:p>300.06</text:p>
          </table:table-cell>
          <table:table-cell table:style-name="ce6" office:value-type="float" office:value="2798" calcext:value-type="float">
            <text:p>2798</text:p>
          </table:table-cell>
          <table:table-cell table:style-name="ce6" office:value-type="float" office:value="4292" calcext:value-type="float">
            <text:p>4292</text:p>
          </table:table-cell>
          <table:table-cell table:style-name="ce6" office:value-type="float" office:value="3659.1" calcext:value-type="float">
            <text:p>3659.1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96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table:formula="of:=[.$B24]+500" office:value-type="float" office:value="1150" calcext:value-type="float">
            <text:p>11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$E46]/100)" office:value-type="float" office:value="46" calcext:value-type="float">
            <text:p>46</text:p>
          </table:table-cell>
          <table:table-cell table:style-name="ce11" table:formula="of:=[.A46]*[.B46]*[.C46]" office:value-type="float" office:value="4600" calcext:value-type="float">
            <text:p>46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40490" calcext:value-type="float">
            <text:p>3.64E+06</text:p>
          </table:table-cell>
          <table:table-cell table:style-name="ce5" office:value-type="float" office:value="3638" calcext:value-type="float">
            <text:p>3638</text:p>
          </table:table-cell>
          <table:table-cell table:style-name="ce7" office:value-type="float" office:value="3753930" calcext:value-type="float">
            <text:p>3.75E+06</text:p>
          </table:table-cell>
          <table:table-cell table:style-name="ce5" office:value-type="float" office:value="309.14" calcext:value-type="float">
            <text:p>309.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2" table:formula="of:=[.P2]" office:value-type="float" office:value="0.2" calcext:value-type="float">
            <text:p>0.2</text:p>
          </table:table-cell>
          <table:table-cell table:style-name="ce2" table:formula="of:=[.$B24]+500" office:value-type="float" office:value="1150" calcext:value-type="float">
            <text:p>11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T46]/100)" office:value-type="float" office:value="92" calcext:value-type="float">
            <text:p>92</text:p>
          </table:table-cell>
          <table:table-cell table:style-name="ce11" table:formula="of:=[.P46]*[.Q46]*[.R46]" office:value-type="float" office:value="9200" calcext:value-type="float">
            <text:p>92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718470" calcext:value-type="float">
            <text:p>3.72E+06</text:p>
          </table:table-cell>
          <table:table-cell table:style-name="ce5" office:value-type="float" office:value="3716" calcext:value-type="float">
            <text:p>3716</text:p>
          </table:table-cell>
          <table:table-cell table:style-name="ce7" office:value-type="float" office:value="3760540" calcext:value-type="float">
            <text:p>3.76E+06</text:p>
          </table:table-cell>
          <table:table-cell table:style-name="ce5" office:value-type="float" office:value="309.877" calcext:value-type="float">
            <text:p>309.87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.1" calcext:value-type="float">
            <text:p>19.1</text:p>
          </table:table-cell>
          <table:table-cell table:number-columns-repeated="2"/>
          <table:table-cell table:style-name="ce2" table:formula="of:=[.AE2]" office:value-type="float" office:value="0.4" calcext:value-type="float">
            <text:p>0.4</text:p>
          </table:table-cell>
          <table:table-cell table:style-name="ce2" table:formula="of:=[.$B24]+500" office:value-type="float" office:value="1150" calcext:value-type="float">
            <text:p>11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AI46]/100)" office:value-type="float" office:value="184" calcext:value-type="float">
            <text:p>184</text:p>
          </table:table-cell>
          <table:table-cell table:style-name="ce11" table:formula="of:=[.AE46]*[.AF46]*[.AG46]" office:value-type="float" office:value="18400" calcext:value-type="float">
            <text:p>184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77470" calcext:value-type="float">
            <text:p>3.68E+06</text:p>
          </table:table-cell>
          <table:table-cell table:style-name="ce5" office:value-type="float" office:value="3675" calcext:value-type="float">
            <text:p>3675</text:p>
          </table:table-cell>
          <table:table-cell table:style-name="ce7" office:value-type="float" office:value="3749540" calcext:value-type="float">
            <text:p>3.75E+06</text:p>
          </table:table-cell>
          <table:table-cell table:style-name="ce5" office:value-type="float" office:value="306.279" calcext:value-type="float">
            <text:p>306.27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2" table:formula="of:=[.AT2]" office:value-type="float" office:value="0.5" calcext:value-type="float">
            <text:p>0.5</text:p>
          </table:table-cell>
          <table:table-cell table:style-name="ce2" table:formula="of:=[.$B24]+500" office:value-type="float" office:value="1150" calcext:value-type="float">
            <text:p>11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AX46]/100)" office:value-type="float" office:value="230" calcext:value-type="float">
            <text:p>230</text:p>
          </table:table-cell>
          <table:table-cell table:style-name="ce11" table:formula="of:=[.AT46]*[.AU46]*[.AV46]" office:value-type="float" office:value="23000" calcext:value-type="float">
            <text:p>230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570500" calcext:value-type="float">
            <text:p>3.57E+06</text:p>
          </table:table-cell>
          <table:table-cell table:style-name="ce5" office:value-type="float" office:value="3568" calcext:value-type="float">
            <text:p>3568</text:p>
          </table:table-cell>
          <table:table-cell table:style-name="ce7" office:value-type="float" office:value="3750730" calcext:value-type="float">
            <text:p>3.75E+06</text:p>
          </table:table-cell>
          <table:table-cell table:style-name="ce5" office:value-type="float" office:value="309.404" calcext:value-type="float">
            <text:p>309.40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8.8" calcext:value-type="float">
            <text:p>18.8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76420" calcext:value-type="float">
            <text:p>3.38E+06</text:p>
          </table:table-cell>
          <table:table-cell table:style-name="ce5" office:value-type="float" office:value="3374" calcext:value-type="float">
            <text:p>3374</text:p>
          </table:table-cell>
          <table:table-cell table:style-name="ce7" office:value-type="float" office:value="3471170" calcext:value-type="float">
            <text:p>3.47E+06</text:p>
          </table:table-cell>
          <table:table-cell table:style-name="ce5" office:value-type="float" office:value="302.936" calcext:value-type="float">
            <text:p>302.936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7.5" calcext:value-type="float">
            <text:p>47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256420" calcext:value-type="float">
            <text:p>3.26E+06</text:p>
          </table:table-cell>
          <table:table-cell table:style-name="ce5" office:value-type="float" office:value="3254" calcext:value-type="float">
            <text:p>3254</text:p>
          </table:table-cell>
          <table:table-cell table:style-name="ce7" office:value-type="float" office:value="3500580" calcext:value-type="float">
            <text:p>3.50E+06</text:p>
          </table:table-cell>
          <table:table-cell table:style-name="ce5" office:value-type="float" office:value="302.615" calcext:value-type="float">
            <text:p>302.61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7.7" calcext:value-type="float">
            <text:p>47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34460" calcext:value-type="float">
            <text:p>3.33E+06</text:p>
          </table:table-cell>
          <table:table-cell table:style-name="ce5" office:value-type="float" office:value="3332" calcext:value-type="float">
            <text:p>3332</text:p>
          </table:table-cell>
          <table:table-cell table:style-name="ce7" office:value-type="float" office:value="3462600" calcext:value-type="float">
            <text:p>3.46E+06</text:p>
          </table:table-cell>
          <table:table-cell table:style-name="ce5" office:value-type="float" office:value="303.577" calcext:value-type="float">
            <text:p>303.57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76420" calcext:value-type="float">
            <text:p>3.38E+06</text:p>
          </table:table-cell>
          <table:table-cell table:style-name="ce5" office:value-type="float" office:value="3374" calcext:value-type="float">
            <text:p>3374</text:p>
          </table:table-cell>
          <table:table-cell table:style-name="ce7" office:value-type="float" office:value="3461080" calcext:value-type="float">
            <text:p>3.46E+06</text:p>
          </table:table-cell>
          <table:table-cell table:style-name="ce5" office:value-type="float" office:value="303.073" calcext:value-type="float">
            <text:p>303.07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7.1" calcext:value-type="float">
            <text:p>47.1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70540" calcext:value-type="float">
            <text:p>3.27E+06</text:p>
          </table:table-cell>
          <table:table-cell table:style-name="ce5" office:value-type="float" office:value="3269" calcext:value-type="float">
            <text:p>3269</text:p>
          </table:table-cell>
          <table:table-cell table:style-name="ce7" office:value-type="float" office:value="3383400" calcext:value-type="float">
            <text:p>3.38E+06</text:p>
          </table:table-cell>
          <table:table-cell table:style-name="ce5" office:value-type="float" office:value="301.531" calcext:value-type="float">
            <text:p>301.531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9.9" calcext:value-type="float">
            <text:p>59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73550" calcext:value-type="float">
            <text:p>3.17E+06</text:p>
          </table:table-cell>
          <table:table-cell table:style-name="ce5" office:value-type="float" office:value="3172" calcext:value-type="float">
            <text:p>3172</text:p>
          </table:table-cell>
          <table:table-cell table:style-name="ce7" office:value-type="float" office:value="3363900" calcext:value-type="float">
            <text:p>3.36E+06</text:p>
          </table:table-cell>
          <table:table-cell table:style-name="ce5" office:value-type="float" office:value="302.301" calcext:value-type="float">
            <text:p>302.301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3" calcext:value-type="float">
            <text:p>60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33590" calcext:value-type="float">
            <text:p>3.23E+06</text:p>
          </table:table-cell>
          <table:table-cell table:style-name="ce5" office:value-type="float" office:value="3232" calcext:value-type="float">
            <text:p>3232</text:p>
          </table:table-cell>
          <table:table-cell table:style-name="ce7" office:value-type="float" office:value="3368990" calcext:value-type="float">
            <text:p>3.37E+06</text:p>
          </table:table-cell>
          <table:table-cell table:style-name="ce5" office:value-type="float" office:value="302.316" calcext:value-type="float">
            <text:p>302.31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5" calcext:value-type="float">
            <text:p>60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36550" calcext:value-type="float">
            <text:p>3.24E+06</text:p>
          </table:table-cell>
          <table:table-cell table:style-name="ce5" office:value-type="float" office:value="3235" calcext:value-type="float">
            <text:p>3235</text:p>
          </table:table-cell>
          <table:table-cell table:style-name="ce7" office:value-type="float" office:value="3333180" calcext:value-type="float">
            <text:p>3.33E+06</text:p>
          </table:table-cell>
          <table:table-cell table:style-name="ce5" office:value-type="float" office:value="302.863" calcext:value-type="float">
            <text:p>302.863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59.1" calcext:value-type="float">
            <text:p>59.1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57800" calcext:value-type="float">
            <text:p>2.36E+06</text:p>
          </table:table-cell>
          <table:table-cell table:style-name="ce5" office:value-type="float" office:value="2356" calcext:value-type="float">
            <text:p>2356</text:p>
          </table:table-cell>
          <table:table-cell table:style-name="ce7" office:value-type="float" office:value="2459230" calcext:value-type="float">
            <text:p>2.46E+06</text:p>
          </table:table-cell>
          <table:table-cell table:style-name="ce5" office:value-type="float" office:value="307.699" calcext:value-type="float">
            <text:p>307.69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2" calcext:value-type="float">
            <text:p>21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27760" calcext:value-type="float">
            <text:p>2.33E+06</text:p>
          </table:table-cell>
          <table:table-cell table:style-name="ce5" office:value-type="float" office:value="2326" calcext:value-type="float">
            <text:p>2326</text:p>
          </table:table-cell>
          <table:table-cell table:style-name="ce7" office:value-type="float" office:value="2457930" calcext:value-type="float">
            <text:p>2.46E+06</text:p>
          </table:table-cell>
          <table:table-cell table:style-name="ce5" office:value-type="float" office:value="306.072" calcext:value-type="float">
            <text:p>306.07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2" calcext:value-type="float">
            <text:p>21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30780" calcext:value-type="float">
            <text:p>2.33E+06</text:p>
          </table:table-cell>
          <table:table-cell table:style-name="ce5" office:value-type="float" office:value="2329" calcext:value-type="float">
            <text:p>2329</text:p>
          </table:table-cell>
          <table:table-cell table:style-name="ce7" office:value-type="float" office:value="2461640" calcext:value-type="float">
            <text:p>2.46E+06</text:p>
          </table:table-cell>
          <table:table-cell table:style-name="ce5" office:value-type="float" office:value="306.351" calcext:value-type="float">
            <text:p>306.35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3" calcext:value-type="float">
            <text:p>21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288820" calcext:value-type="float">
            <text:p>2.29E+06</text:p>
          </table:table-cell>
          <table:table-cell table:style-name="ce5" office:value-type="float" office:value="2287" calcext:value-type="float">
            <text:p>2287</text:p>
          </table:table-cell>
          <table:table-cell table:style-name="ce7" office:value-type="float" office:value="2426230" calcext:value-type="float">
            <text:p>2.43E+06</text:p>
          </table:table-cell>
          <table:table-cell table:style-name="ce5" office:value-type="float" office:value="306.554" calcext:value-type="float">
            <text:p>306.55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0.8" calcext:value-type="float">
            <text:p>20.8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45760" calcext:value-type="float">
            <text:p>2.05E+06</text:p>
          </table:table-cell>
          <table:table-cell table:style-name="ce5" office:value-type="float" office:value="2044" calcext:value-type="float">
            <text:p>2044</text:p>
          </table:table-cell>
          <table:table-cell table:style-name="ce7" office:value-type="float" office:value="2172170" calcext:value-type="float">
            <text:p>2.17E+06</text:p>
          </table:table-cell>
          <table:table-cell table:style-name="ce5" office:value-type="float" office:value="303.056" calcext:value-type="float">
            <text:p>303.056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3.9" calcext:value-type="float">
            <text:p>53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38670" calcext:value-type="float">
            <text:p>2.04E+06</text:p>
          </table:table-cell>
          <table:table-cell table:style-name="ce5" office:value-type="float" office:value="2037" calcext:value-type="float">
            <text:p>2037</text:p>
          </table:table-cell>
          <table:table-cell table:style-name="ce7" office:value-type="float" office:value="2154580" calcext:value-type="float">
            <text:p>2.15E+06</text:p>
          </table:table-cell>
          <table:table-cell table:style-name="ce5" office:value-type="float" office:value="302.406" calcext:value-type="float">
            <text:p>302.406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4.3" calcext:value-type="float">
            <text:p>54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1998730" calcext:value-type="float">
            <text:p>2.00E+06</text:p>
          </table:table-cell>
          <table:table-cell table:style-name="ce5" office:value-type="float" office:value="1997" calcext:value-type="float">
            <text:p>1997</text:p>
          </table:table-cell>
          <table:table-cell table:style-name="ce7" office:value-type="float" office:value="2166190" calcext:value-type="float">
            <text:p>2.17E+06</text:p>
          </table:table-cell>
          <table:table-cell table:style-name="ce5" office:value-type="float" office:value="302.173" calcext:value-type="float">
            <text:p>302.173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4.2" calcext:value-type="float">
            <text:p>54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55690" calcext:value-type="float">
            <text:p>2.06E+06</text:p>
          </table:table-cell>
          <table:table-cell table:style-name="ce5" office:value-type="float" office:value="2054" calcext:value-type="float">
            <text:p>2054</text:p>
          </table:table-cell>
          <table:table-cell table:style-name="ce7" office:value-type="float" office:value="2154870" calcext:value-type="float">
            <text:p>2.15E+06</text:p>
          </table:table-cell>
          <table:table-cell table:style-name="ce5" office:value-type="float" office:value="302.308" calcext:value-type="float">
            <text:p>302.30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3.6" calcext:value-type="float">
            <text:p>53.6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2020110" calcext:value-type="float">
            <text:p>2.02E+06</text:p>
          </table:table-cell>
          <table:table-cell table:style-name="ce5" office:value-type="float" office:value="2019" calcext:value-type="float">
            <text:p>2019</text:p>
          </table:table-cell>
          <table:table-cell table:style-name="ce7" office:value-type="float" office:value="2122640" calcext:value-type="float">
            <text:p>2.12E+06</text:p>
          </table:table-cell>
          <table:table-cell table:style-name="ce5" office:value-type="float" office:value="302.485" calcext:value-type="float">
            <text:p>302.485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.7" calcext:value-type="float">
            <text:p>66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58140" calcext:value-type="float">
            <text:p>1.96E+06</text:p>
          </table:table-cell>
          <table:table-cell table:style-name="ce5" office:value-type="float" office:value="1957" calcext:value-type="float">
            <text:p>1957</text:p>
          </table:table-cell>
          <table:table-cell table:style-name="ce7" office:value-type="float" office:value="2120150" calcext:value-type="float">
            <text:p>2.12E+06</text:p>
          </table:table-cell>
          <table:table-cell table:style-name="ce5" office:value-type="float" office:value="303.279" calcext:value-type="float">
            <text:p>303.279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7.1" calcext:value-type="float">
            <text:p>67.1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64090" calcext:value-type="float">
            <text:p>1.96E+06</text:p>
          </table:table-cell>
          <table:table-cell table:style-name="ce5" office:value-type="float" office:value="1963" calcext:value-type="float">
            <text:p>1963</text:p>
          </table:table-cell>
          <table:table-cell table:style-name="ce7" office:value-type="float" office:value="2118240" calcext:value-type="float">
            <text:p>2.12E+06</text:p>
          </table:table-cell>
          <table:table-cell table:style-name="ce5" office:value-type="float" office:value="302.042" calcext:value-type="float">
            <text:p>302.042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7.1" calcext:value-type="float">
            <text:p>67.1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75110" calcext:value-type="float">
            <text:p>1.98E+06</text:p>
          </table:table-cell>
          <table:table-cell table:style-name="ce5" office:value-type="float" office:value="1974" calcext:value-type="float">
            <text:p>1974</text:p>
          </table:table-cell>
          <table:table-cell table:style-name="ce7" office:value-type="float" office:value="2095920" calcext:value-type="float">
            <text:p>2.10E+06</text:p>
          </table:table-cell>
          <table:table-cell table:style-name="ce5" office:value-type="float" office:value="302.219" calcext:value-type="float">
            <text:p>302.21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4.9" calcext:value-type="float">
            <text:p>64.9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02787" calcext:value-type="float">
            <text:p>2.0278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40454" calcext:value-type="float">
            <text:p>2.40454</text:p>
          </table:table-cell>
          <table:table-cell table:style-name="ce5" office:value-type="float" office:value="300.129" calcext:value-type="float">
            <text:p>300.129</text:p>
          </table:table-cell>
          <table:table-cell table:style-name="ce5" office:value-type="float" office:value="630" calcext:value-type="float">
            <text:p>630</text:p>
          </table:table-cell>
          <table:table-cell table:style-name="ce5" office:value-type="float" office:value="1077" calcext:value-type="float">
            <text:p>1077</text:p>
          </table:table-cell>
          <table:table-cell table:style-name="ce5" office:value-type="float" office:value="893.4" calcext:value-type="float">
            <text:p>893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.9711" calcext:value-type="float">
            <text:p>1.97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2276" calcext:value-type="float">
            <text:p>2.32276</text:p>
          </table:table-cell>
          <table:table-cell table:style-name="ce5" office:value-type="float" office:value="300.157" calcext:value-type="float">
            <text:p>300.157</text:p>
          </table:table-cell>
          <table:table-cell table:style-name="ce5" office:value-type="float" office:value="634" calcext:value-type="float">
            <text:p>634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896.9" calcext:value-type="float">
            <text:p>896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.88418" calcext:value-type="float">
            <text:p>1.884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9232" calcext:value-type="float">
            <text:p>2.39232</text:p>
          </table:table-cell>
          <table:table-cell table:style-name="ce5" office:value-type="float" office:value="300.123" calcext:value-type="float">
            <text:p>300.123</text:p>
          </table:table-cell>
          <table:table-cell table:style-name="ce5" office:value-type="float" office:value="632" calcext:value-type="float">
            <text:p>632</text:p>
          </table:table-cell>
          <table:table-cell table:style-name="ce5" office:value-type="float" office:value="1065" calcext:value-type="float">
            <text:p>1065</text:p>
          </table:table-cell>
          <table:table-cell table:style-name="ce5" office:value-type="float" office:value="891" calcext:value-type="float">
            <text:p>891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.65215" calcext:value-type="float">
            <text:p>1.652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5934" calcext:value-type="float">
            <text:p>2.35934</text:p>
          </table:table-cell>
          <table:table-cell table:style-name="ce5" office:value-type="float" office:value="300.179" calcext:value-type="float">
            <text:p>300.179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float" office:value="1053" calcext:value-type="float">
            <text:p>1053</text:p>
          </table:table-cell>
          <table:table-cell table:style-name="ce5" office:value-type="float" office:value="878.7" calcext:value-type="float">
            <text:p>878.7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15480" calcext:value-type="float">
            <text:p>3.32E+06</text:p>
          </table:table-cell>
          <table:table-cell table:style-name="ce5" office:value-type="float" office:value="3315" calcext:value-type="float">
            <text:p>3315</text:p>
          </table:table-cell>
          <table:table-cell table:style-name="ce7" office:value-type="float" office:value="3513800" calcext:value-type="float">
            <text:p>3.51E+06</text:p>
          </table:table-cell>
          <table:table-cell table:style-name="ce5" office:value-type="float" office:value="302.489" calcext:value-type="float">
            <text:p>302.48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21480" calcext:value-type="float">
            <text:p>3.32E+06</text:p>
          </table:table-cell>
          <table:table-cell table:style-name="ce5" office:value-type="float" office:value="3321" calcext:value-type="float">
            <text:p>3321</text:p>
          </table:table-cell>
          <table:table-cell table:style-name="ce7" office:value-type="float" office:value="3522500" calcext:value-type="float">
            <text:p>3.52E+06</text:p>
          </table:table-cell>
          <table:table-cell table:style-name="ce5" office:value-type="float" office:value="301.845" calcext:value-type="float">
            <text:p>301.84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1.6" calcext:value-type="float">
            <text:p>51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48500" calcext:value-type="float">
            <text:p>3.35E+06</text:p>
          </table:table-cell>
          <table:table-cell table:style-name="ce5" office:value-type="float" office:value="3348" calcext:value-type="float">
            <text:p>3348</text:p>
          </table:table-cell>
          <table:table-cell table:style-name="ce7" office:value-type="float" office:value="3548910" calcext:value-type="float">
            <text:p>3.55E+06</text:p>
          </table:table-cell>
          <table:table-cell table:style-name="ce5" office:value-type="float" office:value="302.025" calcext:value-type="float">
            <text:p>302.02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2.3" calcext:value-type="float">
            <text:p>52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94510" calcext:value-type="float">
            <text:p>3.39E+06</text:p>
          </table:table-cell>
          <table:table-cell table:style-name="ce5" office:value-type="float" office:value="3394" calcext:value-type="float">
            <text:p>3394</text:p>
          </table:table-cell>
          <table:table-cell table:style-name="ce7" office:value-type="float" office:value="3546910" calcext:value-type="float">
            <text:p>3.55E+06</text:p>
          </table:table-cell>
          <table:table-cell table:style-name="ce5" office:value-type="float" office:value="302.428" calcext:value-type="float">
            <text:p>302.428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1.2" calcext:value-type="float">
            <text:p>51.2</text:p>
          </table:table-cell>
          <table:table-cell table:number-columns-repeated="966"/>
        </table:table-row>
        <table:table-row table:style-name="ro1"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11028.7" calcext:value-type="float">
            <text:p>11028.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830.2" calcext:value-type="float">
            <text:p>12830.2</text:p>
          </table:table-cell>
          <table:table-cell table:style-name="ce6" office:value-type="float" office:value="300.064" calcext:value-type="float">
            <text:p>300.064</text:p>
          </table:table-cell>
          <table:table-cell table:style-name="ce6" office:value-type="float" office:value="2926" calcext:value-type="float">
            <text:p>2926</text:p>
          </table:table-cell>
          <table:table-cell table:style-name="ce6" office:value-type="float" office:value="4796" calcext:value-type="float">
            <text:p>4796</text:p>
          </table:table-cell>
          <table:table-cell table:style-name="ce6" office:value-type="float" office:value="4021.5" calcext:value-type="float">
            <text:p>4021.5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4036.81" calcext:value-type="float">
            <text:p>4036.8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332.45" calcext:value-type="float">
            <text:p>9332.45</text:p>
          </table:table-cell>
          <table:table-cell table:style-name="ce6" office:value-type="float" office:value="300.066" calcext:value-type="float">
            <text:p>300.066</text:p>
          </table:table-cell>
          <table:table-cell table:style-name="ce6" office:value-type="float" office:value="2828" calcext:value-type="float">
            <text:p>2828</text:p>
          </table:table-cell>
          <table:table-cell table:style-name="ce6" office:value-type="float" office:value="4486" calcext:value-type="float">
            <text:p>4486</text:p>
          </table:table-cell>
          <table:table-cell table:style-name="ce6" office:value-type="float" office:value="3818" calcext:value-type="float">
            <text:p>3818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7030.45" calcext:value-type="float">
            <text:p>7030.4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730" calcext:value-type="float">
            <text:p>10730</text:p>
          </table:table-cell>
          <table:table-cell table:style-name="ce6" office:value-type="float" office:value="300.067" calcext:value-type="float">
            <text:p>300.067</text:p>
          </table:table-cell>
          <table:table-cell table:style-name="ce6" office:value-type="float" office:value="2766" calcext:value-type="float">
            <text:p>2766</text:p>
          </table:table-cell>
          <table:table-cell table:style-name="ce6" office:value-type="float" office:value="4400" calcext:value-type="float">
            <text:p>4400</text:p>
          </table:table-cell>
          <table:table-cell table:style-name="ce6" office:value-type="float" office:value="3714.2" calcext:value-type="float">
            <text:p>3714.2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5033.37" calcext:value-type="float">
            <text:p>5033.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133.2" calcext:value-type="float">
            <text:p>8133.2</text:p>
          </table:table-cell>
          <table:table-cell table:style-name="ce6" office:value-type="float" office:value="300.06" calcext:value-type="float">
            <text:p>300.06</text:p>
          </table:table-cell>
          <table:table-cell table:style-name="ce6" office:value-type="float" office:value="2725" calcext:value-type="float">
            <text:p>2725</text:p>
          </table:table-cell>
          <table:table-cell table:style-name="ce6" office:value-type="float" office:value="4236" calcext:value-type="float">
            <text:p>4236</text:p>
          </table:table-cell>
          <table:table-cell table:style-name="ce6" office:value-type="float" office:value="3620.8" calcext:value-type="float">
            <text:p>3620.8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96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table:formula="of:=[.$B46]" office:value-type="float" office:value="1150" calcext:value-type="float">
            <text:p>11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$E57]/100)" office:value-type="float" office:value="80" calcext:value-type="float">
            <text:p>80</text:p>
          </table:table-cell>
          <table:table-cell table:style-name="ce11" table:formula="of:=[.A57]*[.B57]*[.C57]" office:value-type="float" office:value="8050" calcext:value-type="float">
            <text:p>805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19450" calcext:value-type="float">
            <text:p>3.62E+06</text:p>
          </table:table-cell>
          <table:table-cell table:style-name="ce5" office:value-type="float" office:value="3617" calcext:value-type="float">
            <text:p>3617</text:p>
          </table:table-cell>
          <table:table-cell table:style-name="ce7" office:value-type="float" office:value="3780820" calcext:value-type="float">
            <text:p>3.78E+06</text:p>
          </table:table-cell>
          <table:table-cell table:style-name="ce5" office:value-type="float" office:value="306.671" calcext:value-type="float">
            <text:p>306.67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8.9" calcext:value-type="float">
            <text:p>18.9</text:p>
          </table:table-cell>
          <table:table-cell table:number-columns-repeated="2"/>
          <table:table-cell table:style-name="ce2" table:formula="of:=[.P2]" office:value-type="float" office:value="0.2" calcext:value-type="float">
            <text:p>0.2</text:p>
          </table:table-cell>
          <table:table-cell table:style-name="ce2" table:formula="of:=[.$B46]" office:value-type="float" office:value="1150" calcext:value-type="float">
            <text:p>11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T57]/100)" office:value-type="float" office:value="161" calcext:value-type="float">
            <text:p>161</text:p>
          </table:table-cell>
          <table:table-cell table:style-name="ce11" table:formula="of:=[.P57]*[.Q57]*[.R57]" office:value-type="float" office:value="16100" calcext:value-type="float">
            <text:p>161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528490" calcext:value-type="float">
            <text:p>3.53E+06</text:p>
          </table:table-cell>
          <table:table-cell table:style-name="ce5" office:value-type="float" office:value="3526" calcext:value-type="float">
            <text:p>3526</text:p>
          </table:table-cell>
          <table:table-cell table:style-name="ce7" office:value-type="float" office:value="3711020" calcext:value-type="float">
            <text:p>3.71E+06</text:p>
          </table:table-cell>
          <table:table-cell table:style-name="ce5" office:value-type="float" office:value="305.224" calcext:value-type="float">
            <text:p>305.22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2" table:formula="of:=[.AE2]" office:value-type="float" office:value="0.4" calcext:value-type="float">
            <text:p>0.4</text:p>
          </table:table-cell>
          <table:table-cell table:style-name="ce2" table:formula="of:=[.$B46]" office:value-type="float" office:value="1150" calcext:value-type="float">
            <text:p>11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AI57]/100)" office:value-type="float" office:value="322" calcext:value-type="float">
            <text:p>322</text:p>
          </table:table-cell>
          <table:table-cell table:style-name="ce11" table:formula="of:=[.AE57]*[.AF57]*[.AG57]" office:value-type="float" office:value="32200" calcext:value-type="float">
            <text:p>322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81510" calcext:value-type="float">
            <text:p>3.68E+06</text:p>
          </table:table-cell>
          <table:table-cell table:style-name="ce5" office:value-type="float" office:value="3679" calcext:value-type="float">
            <text:p>3679</text:p>
          </table:table-cell>
          <table:table-cell table:style-name="ce7" office:value-type="float" office:value="3754740" calcext:value-type="float">
            <text:p>3.75E+06</text:p>
          </table:table-cell>
          <table:table-cell table:style-name="ce5" office:value-type="float" office:value="305.176" calcext:value-type="float">
            <text:p>305.17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2" table:formula="of:=[.AT2]" office:value-type="float" office:value="0.5" calcext:value-type="float">
            <text:p>0.5</text:p>
          </table:table-cell>
          <table:table-cell table:style-name="ce2" table:formula="of:=[.$B46]" office:value-type="float" office:value="1150" calcext:value-type="float">
            <text:p>11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AX57]/100)" office:value-type="float" office:value="402" calcext:value-type="float">
            <text:p>402</text:p>
          </table:table-cell>
          <table:table-cell table:style-name="ce11" table:formula="of:=[.AT57]*[.AU57]*[.AV57]" office:value-type="float" office:value="40250" calcext:value-type="float">
            <text:p>4025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523490" calcext:value-type="float">
            <text:p>3.52E+06</text:p>
          </table:table-cell>
          <table:table-cell table:style-name="ce5" office:value-type="float" office:value="3521" calcext:value-type="float">
            <text:p>3521</text:p>
          </table:table-cell>
          <table:table-cell table:style-name="ce7" office:value-type="float" office:value="3732530" calcext:value-type="float">
            <text:p>3.73E+06</text:p>
          </table:table-cell>
          <table:table-cell table:style-name="ce5" office:value-type="float" office:value="309.114" calcext:value-type="float">
            <text:p>309.11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7.6" calcext:value-type="float">
            <text:p>17.6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285460" calcext:value-type="float">
            <text:p>3.29E+06</text:p>
          </table:table-cell>
          <table:table-cell table:style-name="ce5" office:value-type="float" office:value="3283" calcext:value-type="float">
            <text:p>3283</text:p>
          </table:table-cell>
          <table:table-cell table:style-name="ce7" office:value-type="float" office:value="3440080" calcext:value-type="float">
            <text:p>3.44E+06</text:p>
          </table:table-cell>
          <table:table-cell table:style-name="ce5" office:value-type="float" office:value="302.185" calcext:value-type="float">
            <text:p>302.18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7.4" calcext:value-type="float">
            <text:p>47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09390" calcext:value-type="float">
            <text:p>3.31E+06</text:p>
          </table:table-cell>
          <table:table-cell table:style-name="ce5" office:value-type="float" office:value="3307" calcext:value-type="float">
            <text:p>3307</text:p>
          </table:table-cell>
          <table:table-cell table:style-name="ce7" office:value-type="float" office:value="3468580" calcext:value-type="float">
            <text:p>3.47E+06</text:p>
          </table:table-cell>
          <table:table-cell table:style-name="ce5" office:value-type="float" office:value="304.421" calcext:value-type="float">
            <text:p>304.421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245430" calcext:value-type="float">
            <text:p>3.25E+06</text:p>
          </table:table-cell>
          <table:table-cell table:style-name="ce5" office:value-type="float" office:value="3243" calcext:value-type="float">
            <text:p>3243</text:p>
          </table:table-cell>
          <table:table-cell table:style-name="ce7" office:value-type="float" office:value="3418370" calcext:value-type="float">
            <text:p>3.42E+06</text:p>
          </table:table-cell>
          <table:table-cell table:style-name="ce5" office:value-type="float" office:value="302.966" calcext:value-type="float">
            <text:p>302.966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7.9" calcext:value-type="float">
            <text:p>47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04450" calcext:value-type="float">
            <text:p>3.30E+06</text:p>
          </table:table-cell>
          <table:table-cell table:style-name="ce5" office:value-type="float" office:value="3302" calcext:value-type="float">
            <text:p>3302</text:p>
          </table:table-cell>
          <table:table-cell table:style-name="ce7" office:value-type="float" office:value="3467010" calcext:value-type="float">
            <text:p>3.47E+06</text:p>
          </table:table-cell>
          <table:table-cell table:style-name="ce5" office:value-type="float" office:value="302.894" calcext:value-type="float">
            <text:p>302.89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7.2" calcext:value-type="float">
            <text:p>47.2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82620" calcext:value-type="float">
            <text:p>3.18E+06</text:p>
          </table:table-cell>
          <table:table-cell table:style-name="ce5" office:value-type="float" office:value="3181" calcext:value-type="float">
            <text:p>3181</text:p>
          </table:table-cell>
          <table:table-cell table:style-name="ce7" office:value-type="float" office:value="3336010" calcext:value-type="float">
            <text:p>3.34E+06</text:p>
          </table:table-cell>
          <table:table-cell table:style-name="ce5" office:value-type="float" office:value="302.075" calcext:value-type="float">
            <text:p>302.07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60.2" calcext:value-type="float">
            <text:p>60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47510" calcext:value-type="float">
            <text:p>3.15E+06</text:p>
          </table:table-cell>
          <table:table-cell table:style-name="ce5" office:value-type="float" office:value="3146" calcext:value-type="float">
            <text:p>3146</text:p>
          </table:table-cell>
          <table:table-cell table:style-name="ce7" office:value-type="float" office:value="3313790" calcext:value-type="float">
            <text:p>3.31E+06</text:p>
          </table:table-cell>
          <table:table-cell table:style-name="ce5" office:value-type="float" office:value="302.589" calcext:value-type="float">
            <text:p>302.58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4" calcext:value-type="float">
            <text:p>60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69530" calcext:value-type="float">
            <text:p>3.17E+06</text:p>
          </table:table-cell>
          <table:table-cell table:style-name="ce5" office:value-type="float" office:value="3168" calcext:value-type="float">
            <text:p>3168</text:p>
          </table:table-cell>
          <table:table-cell table:style-name="ce7" office:value-type="float" office:value="3360190" calcext:value-type="float">
            <text:p>3.36E+06</text:p>
          </table:table-cell>
          <table:table-cell table:style-name="ce5" office:value-type="float" office:value="302.597" calcext:value-type="float">
            <text:p>302.597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6" calcext:value-type="float">
            <text:p>60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352590" calcext:value-type="float">
            <text:p>3.35E+06</text:p>
          </table:table-cell>
          <table:table-cell table:style-name="ce5" office:value-type="float" office:value="3351" calcext:value-type="float">
            <text:p>3351</text:p>
          </table:table-cell>
          <table:table-cell table:style-name="ce7" office:value-type="float" office:value="3462610" calcext:value-type="float">
            <text:p>3.46E+06</text:p>
          </table:table-cell>
          <table:table-cell table:style-name="ce5" office:value-type="float" office:value="302.63" calcext:value-type="float">
            <text:p>302.63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2.6" calcext:value-type="float">
            <text:p>52.6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273780" calcext:value-type="float">
            <text:p>2.27E+06</text:p>
          </table:table-cell>
          <table:table-cell table:style-name="ce5" office:value-type="float" office:value="2272" calcext:value-type="float">
            <text:p>2272</text:p>
          </table:table-cell>
          <table:table-cell table:style-name="ce7" office:value-type="float" office:value="2465530" calcext:value-type="float">
            <text:p>2.47E+06</text:p>
          </table:table-cell>
          <table:table-cell table:style-name="ce5" office:value-type="float" office:value="306.27" calcext:value-type="float">
            <text:p>306.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2" calcext:value-type="float">
            <text:p>21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95830" calcext:value-type="float">
            <text:p>2.40E+06</text:p>
          </table:table-cell>
          <table:table-cell table:style-name="ce5" office:value-type="float" office:value="2394" calcext:value-type="float">
            <text:p>2394</text:p>
          </table:table-cell>
          <table:table-cell table:style-name="ce7" office:value-type="float" office:value="2473850" calcext:value-type="float">
            <text:p>2.47E+06</text:p>
          </table:table-cell>
          <table:table-cell table:style-name="ce5" office:value-type="float" office:value="304.279" calcext:value-type="float">
            <text:p>304.27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2" calcext:value-type="float">
            <text:p>21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58780" calcext:value-type="float">
            <text:p>2.36E+06</text:p>
          </table:table-cell>
          <table:table-cell table:style-name="ce5" office:value-type="float" office:value="2357" calcext:value-type="float">
            <text:p>2357</text:p>
          </table:table-cell>
          <table:table-cell table:style-name="ce7" office:value-type="float" office:value="2455320" calcext:value-type="float">
            <text:p>2.46E+06</text:p>
          </table:table-cell>
          <table:table-cell table:style-name="ce5" office:value-type="float" office:value="304.409" calcext:value-type="float">
            <text:p>304.40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2" calcext:value-type="float">
            <text:p>21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50810" calcext:value-type="float">
            <text:p>2.35E+06</text:p>
          </table:table-cell>
          <table:table-cell table:style-name="ce5" office:value-type="float" office:value="2349" calcext:value-type="float">
            <text:p>2349</text:p>
          </table:table-cell>
          <table:table-cell table:style-name="ce7" office:value-type="float" office:value="2526160" calcext:value-type="float">
            <text:p>2.53E+06</text:p>
          </table:table-cell>
          <table:table-cell table:style-name="ce5" office:value-type="float" office:value="306.984" calcext:value-type="float">
            <text:p>306.98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6.9" calcext:value-type="float">
            <text:p>16.9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48720" calcext:value-type="float">
            <text:p>2.05E+06</text:p>
          </table:table-cell>
          <table:table-cell table:style-name="ce5" office:value-type="float" office:value="2047" calcext:value-type="float">
            <text:p>2047</text:p>
          </table:table-cell>
          <table:table-cell table:style-name="ce7" office:value-type="float" office:value="2197180" calcext:value-type="float">
            <text:p>2.20E+06</text:p>
          </table:table-cell>
          <table:table-cell table:style-name="ce5" office:value-type="float" office:value="302.049" calcext:value-type="float">
            <text:p>302.049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3.9" calcext:value-type="float">
            <text:p>53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73750" calcext:value-type="float">
            <text:p>2.07E+06</text:p>
          </table:table-cell>
          <table:table-cell table:style-name="ce5" office:value-type="float" office:value="2072" calcext:value-type="float">
            <text:p>2072</text:p>
          </table:table-cell>
          <table:table-cell table:style-name="ce7" office:value-type="float" office:value="2187890" calcext:value-type="float">
            <text:p>2.19E+06</text:p>
          </table:table-cell>
          <table:table-cell table:style-name="ce5" office:value-type="float" office:value="302.061" calcext:value-type="float">
            <text:p>302.061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1.8" calcext:value-type="float">
            <text:p>51.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67790" calcext:value-type="float">
            <text:p>2.07E+06</text:p>
          </table:table-cell>
          <table:table-cell table:style-name="ce5" office:value-type="float" office:value="2066" calcext:value-type="float">
            <text:p>2066</text:p>
          </table:table-cell>
          <table:table-cell table:style-name="ce7" office:value-type="float" office:value="2193680" calcext:value-type="float">
            <text:p>2.19E+06</text:p>
          </table:table-cell>
          <table:table-cell table:style-name="ce5" office:value-type="float" office:value="302.83" calcext:value-type="float">
            <text:p>302.83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4.3" calcext:value-type="float">
            <text:p>54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82760" calcext:value-type="float">
            <text:p>2.08E+06</text:p>
          </table:table-cell>
          <table:table-cell table:style-name="ce5" office:value-type="float" office:value="2081" calcext:value-type="float">
            <text:p>2081</text:p>
          </table:table-cell>
          <table:table-cell table:style-name="ce7" office:value-type="float" office:value="2267430" calcext:value-type="float">
            <text:p>2.27E+06</text:p>
          </table:table-cell>
          <table:table-cell table:style-name="ce5" office:value-type="float" office:value="303.081" calcext:value-type="float">
            <text:p>303.08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5.9" calcext:value-type="float">
            <text:p>45.9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68050" calcext:value-type="float">
            <text:p>1.97E+06</text:p>
          </table:table-cell>
          <table:table-cell table:style-name="ce5" office:value-type="float" office:value="1967" calcext:value-type="float">
            <text:p>1967</text:p>
          </table:table-cell>
          <table:table-cell table:style-name="ce7" office:value-type="float" office:value="2095720" calcext:value-type="float">
            <text:p>2.10E+06</text:p>
          </table:table-cell>
          <table:table-cell table:style-name="ce5" office:value-type="float" office:value="301.581" calcext:value-type="float">
            <text:p>301.58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.7" calcext:value-type="float">
            <text:p>66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67130" calcext:value-type="float">
            <text:p>1.97E+06</text:p>
          </table:table-cell>
          <table:table-cell table:style-name="ce5" office:value-type="float" office:value="1966" calcext:value-type="float">
            <text:p>1966</text:p>
          </table:table-cell>
          <table:table-cell table:style-name="ce7" office:value-type="float" office:value="2074140" calcext:value-type="float">
            <text:p>2.07E+06</text:p>
          </table:table-cell>
          <table:table-cell table:style-name="ce5" office:value-type="float" office:value="301.973" calcext:value-type="float">
            <text:p>301.97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.5" calcext:value-type="float">
            <text:p>66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06100" calcext:value-type="float">
            <text:p>1.91E+06</text:p>
          </table:table-cell>
          <table:table-cell table:style-name="ce5" office:value-type="float" office:value="1905" calcext:value-type="float">
            <text:p>1905</text:p>
          </table:table-cell>
          <table:table-cell table:style-name="ce7" office:value-type="float" office:value="2115550" calcext:value-type="float">
            <text:p>2.12E+06</text:p>
          </table:table-cell>
          <table:table-cell table:style-name="ce5" office:value-type="float" office:value="302.573" calcext:value-type="float">
            <text:p>302.57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6.8" calcext:value-type="float">
            <text:p>66.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2034100" calcext:value-type="float">
            <text:p>2.03E+06</text:p>
          </table:table-cell>
          <table:table-cell table:style-name="ce5" office:value-type="float" office:value="2033" calcext:value-type="float">
            <text:p>2033</text:p>
          </table:table-cell>
          <table:table-cell table:style-name="ce7" office:value-type="float" office:value="2148140" calcext:value-type="float">
            <text:p>2.15E+06</text:p>
          </table:table-cell>
          <table:table-cell table:style-name="ce5" office:value-type="float" office:value="303.312" calcext:value-type="float">
            <text:p>303.31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57.5" calcext:value-type="float">
            <text:p>57.5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31374" calcext:value-type="float">
            <text:p>2.3137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55131" calcext:value-type="float">
            <text:p>2.55131</text:p>
          </table:table-cell>
          <table:table-cell table:style-name="ce5" office:value-type="float" office:value="300.137" calcext:value-type="float">
            <text:p>300.137</text:p>
          </table:table-cell>
          <table:table-cell table:style-name="ce5" office:value-type="float" office:value="629" calcext:value-type="float">
            <text:p>629</text:p>
          </table:table-cell>
          <table:table-cell table:style-name="ce5" office:value-type="float" office:value="1075" calcext:value-type="float">
            <text:p>1075</text:p>
          </table:table-cell>
          <table:table-cell table:style-name="ce5" office:value-type="float" office:value="894.2" calcext:value-type="float">
            <text:p>894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0778" calcext:value-type="float">
            <text:p>2.077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7597" calcext:value-type="float">
            <text:p>2.37597</text:p>
          </table:table-cell>
          <table:table-cell table:style-name="ce5" office:value-type="float" office:value="300.211" calcext:value-type="float">
            <text:p>300.211</text:p>
          </table:table-cell>
          <table:table-cell table:style-name="ce5" office:value-type="float" office:value="641" calcext:value-type="float">
            <text:p>641</text:p>
          </table:table-cell>
          <table:table-cell table:style-name="ce5" office:value-type="float" office:value="1078" calcext:value-type="float">
            <text:p>1078</text:p>
          </table:table-cell>
          <table:table-cell table:style-name="ce5" office:value-type="float" office:value="897.1" calcext:value-type="float">
            <text:p>897.1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.94055" calcext:value-type="float">
            <text:p>1.9405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2837" calcext:value-type="float">
            <text:p>2.32837</text:p>
          </table:table-cell>
          <table:table-cell table:style-name="ce5" office:value-type="float" office:value="300.171" calcext:value-type="float">
            <text:p>300.17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892.8" calcext:value-type="float">
            <text:p>892.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21642" calcext:value-type="float">
            <text:p>2.2164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59996" calcext:value-type="float">
            <text:p>2.59996</text:p>
          </table:table-cell>
          <table:table-cell table:style-name="ce5" office:value-type="float" office:value="300.248" calcext:value-type="float">
            <text:p>300.248</text:p>
          </table:table-cell>
          <table:table-cell table:style-name="ce5" office:value-type="float" office:value="552" calcext:value-type="float">
            <text:p>552</text:p>
          </table:table-cell>
          <table:table-cell table:style-name="ce5" office:value-type="float" office:value="1033" calcext:value-type="float">
            <text:p>1033</text:p>
          </table:table-cell>
          <table:table-cell table:style-name="ce5" office:value-type="float" office:value="813.6" calcext:value-type="float">
            <text:p>813.6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83480" calcext:value-type="float">
            <text:p>3.38E+06</text:p>
          </table:table-cell>
          <table:table-cell table:style-name="ce5" office:value-type="float" office:value="3383" calcext:value-type="float">
            <text:p>3383</text:p>
          </table:table-cell>
          <table:table-cell table:style-name="ce7" office:value-type="float" office:value="3521210" calcext:value-type="float">
            <text:p>3.52E+06</text:p>
          </table:table-cell>
          <table:table-cell table:style-name="ce5" office:value-type="float" office:value="302.936" calcext:value-type="float">
            <text:p>302.9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1.5" calcext:value-type="float">
            <text:p>51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46520" calcext:value-type="float">
            <text:p>3.35E+06</text:p>
          </table:table-cell>
          <table:table-cell table:style-name="ce5" office:value-type="float" office:value="3346" calcext:value-type="float">
            <text:p>3346</text:p>
          </table:table-cell>
          <table:table-cell table:style-name="ce7" office:value-type="float" office:value="3559820" calcext:value-type="float">
            <text:p>3.56E+06</text:p>
          </table:table-cell>
          <table:table-cell table:style-name="ce5" office:value-type="float" office:value="303.901" calcext:value-type="float">
            <text:p>303.901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2.7" calcext:value-type="float">
            <text:p>52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443510" calcext:value-type="float">
            <text:p>3.44E+06</text:p>
          </table:table-cell>
          <table:table-cell table:style-name="ce5" office:value-type="float" office:value="3443" calcext:value-type="float">
            <text:p>3443</text:p>
          </table:table-cell>
          <table:table-cell table:style-name="ce7" office:value-type="float" office:value="3562010" calcext:value-type="float">
            <text:p>3.56E+06</text:p>
          </table:table-cell>
          <table:table-cell table:style-name="ce5" office:value-type="float" office:value="303.319" calcext:value-type="float">
            <text:p>303.31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2.4" calcext:value-type="float">
            <text:p>52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400500" calcext:value-type="float">
            <text:p>3.40E+06</text:p>
          </table:table-cell>
          <table:table-cell table:style-name="ce5" office:value-type="float" office:value="3400" calcext:value-type="float">
            <text:p>3400</text:p>
          </table:table-cell>
          <table:table-cell table:style-name="ce7" office:value-type="float" office:value="3573120" calcext:value-type="float">
            <text:p>3.57E+06</text:p>
          </table:table-cell>
          <table:table-cell table:style-name="ce5" office:value-type="float" office:value="302.872" calcext:value-type="float">
            <text:p>302.87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0.3" calcext:value-type="float">
            <text:p>50.3</text:p>
          </table:table-cell>
          <table:table-cell table:number-columns-repeated="966"/>
        </table:table-row>
        <table:table-row table:style-name="ro1"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5034.63" calcext:value-type="float">
            <text:p>5034.6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732" calcext:value-type="float">
            <text:p>10732</text:p>
          </table:table-cell>
          <table:table-cell table:style-name="ce6" office:value-type="float" office:value="300.065" calcext:value-type="float">
            <text:p>300.065</text:p>
          </table:table-cell>
          <table:table-cell table:style-name="ce6" office:value-type="float" office:value="2802" calcext:value-type="float">
            <text:p>2802</text:p>
          </table:table-cell>
          <table:table-cell table:style-name="ce6" office:value-type="float" office:value="4504" calcext:value-type="float">
            <text:p>4504</text:p>
          </table:table-cell>
          <table:table-cell table:style-name="ce6" office:value-type="float" office:value="3816.2" calcext:value-type="float">
            <text:p>3816.2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3030.19" calcext:value-type="float">
            <text:p>3030.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231.64" calcext:value-type="float">
            <text:p>8231.64</text:p>
          </table:table-cell>
          <table:table-cell table:style-name="ce6" office:value-type="float" office:value="300.064" calcext:value-type="float">
            <text:p>300.064</text:p>
          </table:table-cell>
          <table:table-cell table:style-name="ce6" office:value-type="float" office:value="2786" calcext:value-type="float">
            <text:p>2786</text:p>
          </table:table-cell>
          <table:table-cell table:style-name="ce6" office:value-type="float" office:value="4405" calcext:value-type="float">
            <text:p>4405</text:p>
          </table:table-cell>
          <table:table-cell table:style-name="ce6" office:value-type="float" office:value="3661.2" calcext:value-type="float">
            <text:p>3661.2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5031.73" calcext:value-type="float">
            <text:p>5031.7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432.43" calcext:value-type="float">
            <text:p>9432.43</text:p>
          </table:table-cell>
          <table:table-cell table:style-name="ce6" office:value-type="float" office:value="300.037" calcext:value-type="float">
            <text:p>300.037</text:p>
          </table:table-cell>
          <table:table-cell table:style-name="ce6" office:value-type="float" office:value="2748" calcext:value-type="float">
            <text:p>2748</text:p>
          </table:table-cell>
          <table:table-cell table:style-name="ce6" office:value-type="float" office:value="4349" calcext:value-type="float">
            <text:p>4349</text:p>
          </table:table-cell>
          <table:table-cell table:style-name="ce6" office:value-type="float" office:value="3704.7" calcext:value-type="float">
            <text:p>3704.7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6032.51" calcext:value-type="float">
            <text:p>6032.5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831.82" calcext:value-type="float">
            <text:p>8831.82</text:p>
          </table:table-cell>
          <table:table-cell table:style-name="ce6" office:value-type="float" office:value="300.065" calcext:value-type="float">
            <text:p>300.065</text:p>
          </table:table-cell>
          <table:table-cell table:style-name="ce6" office:value-type="float" office:value="2722" calcext:value-type="float">
            <text:p>2722</text:p>
          </table:table-cell>
          <table:table-cell table:style-name="ce6" office:value-type="float" office:value="4310" calcext:value-type="float">
            <text:p>4310</text:p>
          </table:table-cell>
          <table:table-cell table:style-name="ce6" office:value-type="float" office:value="3673.5" calcext:value-type="float">
            <text:p>3673.5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96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table:formula="of:=[.$B46]+500" office:value-type="float" office:value="1650" calcext:value-type="float">
            <text:p>16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$E68]/100)" office:value-type="float" office:value="66" calcext:value-type="float">
            <text:p>66</text:p>
          </table:table-cell>
          <table:table-cell table:style-name="ce11" table:formula="of:=[.A68]*[.B68]*[.C68]" office:value-type="float" office:value="6600" calcext:value-type="float">
            <text:p>66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702540" calcext:value-type="float">
            <text:p>3.70E+06</text:p>
          </table:table-cell>
          <table:table-cell table:style-name="ce5" office:value-type="float" office:value="3700" calcext:value-type="float">
            <text:p>3700</text:p>
          </table:table-cell>
          <table:table-cell table:style-name="ce7" office:value-type="float" office:value="3783930" calcext:value-type="float">
            <text:p>3.78E+06</text:p>
          </table:table-cell>
          <table:table-cell table:style-name="ce5" office:value-type="float" office:value="307.512" calcext:value-type="float">
            <text:p>307.5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.1" calcext:value-type="float">
            <text:p>19.1</text:p>
          </table:table-cell>
          <table:table-cell table:number-columns-repeated="2"/>
          <table:table-cell table:style-name="ce2" table:formula="of:=[.P2]" office:value-type="float" office:value="0.2" calcext:value-type="float">
            <text:p>0.2</text:p>
          </table:table-cell>
          <table:table-cell table:style-name="ce2" table:formula="of:=[.$B46]+500" office:value-type="float" office:value="1650" calcext:value-type="float">
            <text:p>16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T68]/100)" office:value-type="float" office:value="132" calcext:value-type="float">
            <text:p>132</text:p>
          </table:table-cell>
          <table:table-cell table:style-name="ce11" table:formula="of:=[.P68]*[.Q68]*[.R68]" office:value-type="float" office:value="13200" calcext:value-type="float">
            <text:p>132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29490" calcext:value-type="float">
            <text:p>3.63E+06</text:p>
          </table:table-cell>
          <table:table-cell table:style-name="ce5" office:value-type="float" office:value="3627" calcext:value-type="float">
            <text:p>3627</text:p>
          </table:table-cell>
          <table:table-cell table:style-name="ce7" office:value-type="float" office:value="3766730" calcext:value-type="float">
            <text:p>3.77E+06</text:p>
          </table:table-cell>
          <table:table-cell table:style-name="ce5" office:value-type="float" office:value="303.65" calcext:value-type="float">
            <text:p>303.6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7.9" calcext:value-type="float">
            <text:p>17.9</text:p>
          </table:table-cell>
          <table:table-cell table:number-columns-repeated="2"/>
          <table:table-cell table:style-name="ce2" table:formula="of:=[.AE2]" office:value-type="float" office:value="0.4" calcext:value-type="float">
            <text:p>0.4</text:p>
          </table:table-cell>
          <table:table-cell table:style-name="ce2" table:formula="of:=[.$B46]+500" office:value-type="float" office:value="1650" calcext:value-type="float">
            <text:p>16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AI68]/100)" office:value-type="float" office:value="264" calcext:value-type="float">
            <text:p>264</text:p>
          </table:table-cell>
          <table:table-cell table:style-name="ce11" table:formula="of:=[.AE68]*[.AF68]*[.AG68]" office:value-type="float" office:value="26400" calcext:value-type="float">
            <text:p>264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598440" calcext:value-type="float">
            <text:p>3.60E+06</text:p>
          </table:table-cell>
          <table:table-cell table:style-name="ce5" office:value-type="float" office:value="3596" calcext:value-type="float">
            <text:p>3596</text:p>
          </table:table-cell>
          <table:table-cell table:style-name="ce7" office:value-type="float" office:value="3745330" calcext:value-type="float">
            <text:p>3.75E+06</text:p>
          </table:table-cell>
          <table:table-cell table:style-name="ce5" office:value-type="float" office:value="305.194" calcext:value-type="float">
            <text:p>305.19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2" table:formula="of:=[.AT2]" office:value-type="float" office:value="0.5" calcext:value-type="float">
            <text:p>0.5</text:p>
          </table:table-cell>
          <table:table-cell table:style-name="ce2" table:formula="of:=[.$B46]+500" office:value-type="float" office:value="1650" calcext:value-type="float">
            <text:p>16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AX68]/100)" office:value-type="float" office:value="330" calcext:value-type="float">
            <text:p>330</text:p>
          </table:table-cell>
          <table:table-cell table:style-name="ce11" table:formula="of:=[.AT68]*[.AU68]*[.AV68]" office:value-type="float" office:value="33000" calcext:value-type="float">
            <text:p>330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29460" calcext:value-type="float">
            <text:p>3.63E+06</text:p>
          </table:table-cell>
          <table:table-cell table:style-name="ce5" office:value-type="float" office:value="3627" calcext:value-type="float">
            <text:p>3627</text:p>
          </table:table-cell>
          <table:table-cell table:style-name="ce7" office:value-type="float" office:value="3771430" calcext:value-type="float">
            <text:p>3.77E+06</text:p>
          </table:table-cell>
          <table:table-cell table:style-name="ce5" office:value-type="float" office:value="309.533" calcext:value-type="float">
            <text:p>309.53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203400" calcext:value-type="float">
            <text:p>3.20E+06</text:p>
          </table:table-cell>
          <table:table-cell table:style-name="ce5" office:value-type="float" office:value="3201" calcext:value-type="float">
            <text:p>3201</text:p>
          </table:table-cell>
          <table:table-cell table:style-name="ce7" office:value-type="float" office:value="3445910" calcext:value-type="float">
            <text:p>3.45E+06</text:p>
          </table:table-cell>
          <table:table-cell table:style-name="ce5" office:value-type="float" office:value="303.374" calcext:value-type="float">
            <text:p>303.37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7.9" calcext:value-type="float">
            <text:p>47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54470" calcext:value-type="float">
            <text:p>3.35E+06</text:p>
          </table:table-cell>
          <table:table-cell table:style-name="ce5" office:value-type="float" office:value="3352" calcext:value-type="float">
            <text:p>3352</text:p>
          </table:table-cell>
          <table:table-cell table:style-name="ce7" office:value-type="float" office:value="3440380" calcext:value-type="float">
            <text:p>3.44E+06</text:p>
          </table:table-cell>
          <table:table-cell table:style-name="ce5" office:value-type="float" office:value="302.873" calcext:value-type="float">
            <text:p>302.8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5.5" calcext:value-type="float">
            <text:p>45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269470" calcext:value-type="float">
            <text:p>3.27E+06</text:p>
          </table:table-cell>
          <table:table-cell table:style-name="ce5" office:value-type="float" office:value="3267" calcext:value-type="float">
            <text:p>3267</text:p>
          </table:table-cell>
          <table:table-cell table:style-name="ce7" office:value-type="float" office:value="3476990" calcext:value-type="float">
            <text:p>3.48E+06</text:p>
          </table:table-cell>
          <table:table-cell table:style-name="ce5" office:value-type="float" office:value="303.193" calcext:value-type="float">
            <text:p>303.19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83540" calcext:value-type="float">
            <text:p>3.38E+06</text:p>
          </table:table-cell>
          <table:table-cell table:style-name="ce5" office:value-type="float" office:value="3381" calcext:value-type="float">
            <text:p>3381</text:p>
          </table:table-cell>
          <table:table-cell table:style-name="ce7" office:value-type="float" office:value="3507510" calcext:value-type="float">
            <text:p>3.51E+06</text:p>
          </table:table-cell>
          <table:table-cell table:style-name="ce5" office:value-type="float" office:value="303.257" calcext:value-type="float">
            <text:p>303.257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6.8" calcext:value-type="float">
            <text:p>46.8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81510" calcext:value-type="float">
            <text:p>3.18E+06</text:p>
          </table:table-cell>
          <table:table-cell table:style-name="ce5" office:value-type="float" office:value="3180" calcext:value-type="float">
            <text:p>3180</text:p>
          </table:table-cell>
          <table:table-cell table:style-name="ce7" office:value-type="float" office:value="3366390" calcext:value-type="float">
            <text:p>3.37E+06</text:p>
          </table:table-cell>
          <table:table-cell table:style-name="ce5" office:value-type="float" office:value="301.474" calcext:value-type="float">
            <text:p>301.474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3" calcext:value-type="float">
            <text:p>60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321590" calcext:value-type="float">
            <text:p>3.32E+06</text:p>
          </table:table-cell>
          <table:table-cell table:style-name="ce5" office:value-type="float" office:value="3320" calcext:value-type="float">
            <text:p>3320</text:p>
          </table:table-cell>
          <table:table-cell table:style-name="ce7" office:value-type="float" office:value="3391890" calcext:value-type="float">
            <text:p>3.39E+06</text:p>
          </table:table-cell>
          <table:table-cell table:style-name="ce5" office:value-type="float" office:value="302.43" calcext:value-type="float">
            <text:p>302.43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58.7" calcext:value-type="float">
            <text:p>58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35510" calcext:value-type="float">
            <text:p>3.14E+06</text:p>
          </table:table-cell>
          <table:table-cell table:style-name="ce5" office:value-type="float" office:value="3134" calcext:value-type="float">
            <text:p>3134</text:p>
          </table:table-cell>
          <table:table-cell table:style-name="ce7" office:value-type="float" office:value="3365070" calcext:value-type="float">
            <text:p>3.37E+06</text:p>
          </table:table-cell>
          <table:table-cell table:style-name="ce5" office:value-type="float" office:value="301.755" calcext:value-type="float">
            <text:p>301.75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5" calcext:value-type="float">
            <text:p>60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58570" calcext:value-type="float">
            <text:p>3.26E+06</text:p>
          </table:table-cell>
          <table:table-cell table:style-name="ce5" office:value-type="float" office:value="3257" calcext:value-type="float">
            <text:p>3257</text:p>
          </table:table-cell>
          <table:table-cell table:style-name="ce7" office:value-type="float" office:value="3367700" calcext:value-type="float">
            <text:p>3.37E+06</text:p>
          </table:table-cell>
          <table:table-cell table:style-name="ce5" office:value-type="float" office:value="302.629" calcext:value-type="float">
            <text:p>302.629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9.8" calcext:value-type="float">
            <text:p>59.8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59820" calcext:value-type="float">
            <text:p>2.36E+06</text:p>
          </table:table-cell>
          <table:table-cell table:style-name="ce5" office:value-type="float" office:value="2358" calcext:value-type="float">
            <text:p>2358</text:p>
          </table:table-cell>
          <table:table-cell table:style-name="ce7" office:value-type="float" office:value="2428540" calcext:value-type="float">
            <text:p>2.43E+06</text:p>
          </table:table-cell>
          <table:table-cell table:style-name="ce5" office:value-type="float" office:value="306.412" calcext:value-type="float">
            <text:p>306.4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2" calcext:value-type="float">
            <text:p>21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18820" calcext:value-type="float">
            <text:p>2.32E+06</text:p>
          </table:table-cell>
          <table:table-cell table:style-name="ce5" office:value-type="float" office:value="2317" calcext:value-type="float">
            <text:p>2317</text:p>
          </table:table-cell>
          <table:table-cell table:style-name="ce7" office:value-type="float" office:value="2464440" calcext:value-type="float">
            <text:p>2.46E+06</text:p>
          </table:table-cell>
          <table:table-cell table:style-name="ce5" office:value-type="float" office:value="307.248" calcext:value-type="float">
            <text:p>307.24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0.7" calcext:value-type="float">
            <text:p>20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296840" calcext:value-type="float">
            <text:p>2.30E+06</text:p>
          </table:table-cell>
          <table:table-cell table:style-name="ce5" office:value-type="float" office:value="2295" calcext:value-type="float">
            <text:p>2295</text:p>
          </table:table-cell>
          <table:table-cell table:style-name="ce7" office:value-type="float" office:value="2410830" calcext:value-type="float">
            <text:p>2.41E+06</text:p>
          </table:table-cell>
          <table:table-cell table:style-name="ce5" office:value-type="float" office:value="305.401" calcext:value-type="float">
            <text:p>305.4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2" calcext:value-type="float">
            <text:p>21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31850" calcext:value-type="float">
            <text:p>2.33E+06</text:p>
          </table:table-cell>
          <table:table-cell table:style-name="ce5" office:value-type="float" office:value="2330" calcext:value-type="float">
            <text:p>2330</text:p>
          </table:table-cell>
          <table:table-cell table:style-name="ce7" office:value-type="float" office:value="2437540" calcext:value-type="float">
            <text:p>2.44E+06</text:p>
          </table:table-cell>
          <table:table-cell table:style-name="ce5" office:value-type="float" office:value="303.385" calcext:value-type="float">
            <text:p>303.38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0.6" calcext:value-type="float">
            <text:p>20.6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59740" calcext:value-type="float">
            <text:p>2.06E+06</text:p>
          </table:table-cell>
          <table:table-cell table:style-name="ce5" office:value-type="float" office:value="2058" calcext:value-type="float">
            <text:p>2058</text:p>
          </table:table-cell>
          <table:table-cell table:style-name="ce7" office:value-type="float" office:value="2175780" calcext:value-type="float">
            <text:p>2.18E+06</text:p>
          </table:table-cell>
          <table:table-cell table:style-name="ce5" office:value-type="float" office:value="302.755" calcext:value-type="float">
            <text:p>302.75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4.3" calcext:value-type="float">
            <text:p>54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52730" calcext:value-type="float">
            <text:p>2.05E+06</text:p>
          </table:table-cell>
          <table:table-cell table:style-name="ce5" office:value-type="float" office:value="2051" calcext:value-type="float">
            <text:p>2051</text:p>
          </table:table-cell>
          <table:table-cell table:style-name="ce7" office:value-type="float" office:value="2193970" calcext:value-type="float">
            <text:p>2.19E+06</text:p>
          </table:table-cell>
          <table:table-cell table:style-name="ce5" office:value-type="float" office:value="301.989" calcext:value-type="float">
            <text:p>301.989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3.9" calcext:value-type="float">
            <text:p>53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1976800" calcext:value-type="float">
            <text:p>1.98E+06</text:p>
          </table:table-cell>
          <table:table-cell table:style-name="ce5" office:value-type="float" office:value="1975" calcext:value-type="float">
            <text:p>1975</text:p>
          </table:table-cell>
          <table:table-cell table:style-name="ce7" office:value-type="float" office:value="2126470" calcext:value-type="float">
            <text:p>2.13E+06</text:p>
          </table:table-cell>
          <table:table-cell table:style-name="ce5" office:value-type="float" office:value="302.781" calcext:value-type="float">
            <text:p>302.78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4.4" calcext:value-type="float">
            <text:p>54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1965750" calcext:value-type="float">
            <text:p>1.97E+06</text:p>
          </table:table-cell>
          <table:table-cell table:style-name="ce5" office:value-type="float" office:value="1964" calcext:value-type="float">
            <text:p>1964</text:p>
          </table:table-cell>
          <table:table-cell table:style-name="ce7" office:value-type="float" office:value="2180480" calcext:value-type="float">
            <text:p>2.18E+06</text:p>
          </table:table-cell>
          <table:table-cell table:style-name="ce5" office:value-type="float" office:value="302.799" calcext:value-type="float">
            <text:p>302.799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1.6" calcext:value-type="float">
            <text:p>51.6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32100" calcext:value-type="float">
            <text:p>1.93E+06</text:p>
          </table:table-cell>
          <table:table-cell table:style-name="ce5" office:value-type="float" office:value="1931" calcext:value-type="float">
            <text:p>1931</text:p>
          </table:table-cell>
          <table:table-cell table:style-name="ce7" office:value-type="float" office:value="2099830" calcext:value-type="float">
            <text:p>2.10E+06</text:p>
          </table:table-cell>
          <table:table-cell table:style-name="ce5" office:value-type="float" office:value="301.803" calcext:value-type="float">
            <text:p>301.80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49110" calcext:value-type="float">
            <text:p>1.95E+06</text:p>
          </table:table-cell>
          <table:table-cell table:style-name="ce5" office:value-type="float" office:value="1948" calcext:value-type="float">
            <text:p>1948</text:p>
          </table:table-cell>
          <table:table-cell table:style-name="ce7" office:value-type="float" office:value="2066930" calcext:value-type="float">
            <text:p>2.07E+06</text:p>
          </table:table-cell>
          <table:table-cell table:style-name="ce5" office:value-type="float" office:value="302.017" calcext:value-type="float">
            <text:p>302.01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62070" calcext:value-type="float">
            <text:p>1.96E+06</text:p>
          </table:table-cell>
          <table:table-cell table:style-name="ce5" office:value-type="float" office:value="1961" calcext:value-type="float">
            <text:p>1961</text:p>
          </table:table-cell>
          <table:table-cell table:style-name="ce7" office:value-type="float" office:value="2119730" calcext:value-type="float">
            <text:p>2.12E+06</text:p>
          </table:table-cell>
          <table:table-cell table:style-name="ce5" office:value-type="float" office:value="301.925" calcext:value-type="float">
            <text:p>301.92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6.9" calcext:value-type="float">
            <text:p>66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858060" calcext:value-type="float">
            <text:p>1.86E+06</text:p>
          </table:table-cell>
          <table:table-cell table:style-name="ce5" office:value-type="float" office:value="1857" calcext:value-type="float">
            <text:p>1857</text:p>
          </table:table-cell>
          <table:table-cell table:style-name="ce7" office:value-type="float" office:value="2077430" calcext:value-type="float">
            <text:p>2.08E+06</text:p>
          </table:table-cell>
          <table:table-cell table:style-name="ce5" office:value-type="float" office:value="302.227" calcext:value-type="float">
            <text:p>302.227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65.3" calcext:value-type="float">
            <text:p>65.3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09979" calcext:value-type="float">
            <text:p>2.0997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48149" calcext:value-type="float">
            <text:p>2.48149</text:p>
          </table:table-cell>
          <table:table-cell table:style-name="ce5" office:value-type="float" office:value="300.148" calcext:value-type="float">
            <text:p>300.148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1078" calcext:value-type="float">
            <text:p>1078</text:p>
          </table:table-cell>
          <table:table-cell table:style-name="ce5" office:value-type="float" office:value="897.4" calcext:value-type="float">
            <text:p>897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.77724" calcext:value-type="float">
            <text:p>1.777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377" calcext:value-type="float">
            <text:p>2.3377</text:p>
          </table:table-cell>
          <table:table-cell table:style-name="ce5" office:value-type="float" office:value="300.186" calcext:value-type="float">
            <text:p>300.186</text:p>
          </table:table-cell>
          <table:table-cell table:style-name="ce5" office:value-type="float" office:value="632" calcext:value-type="float">
            <text:p>632</text:p>
          </table:table-cell>
          <table:table-cell table:style-name="ce5" office:value-type="float" office:value="1090" calcext:value-type="float">
            <text:p>1090</text:p>
          </table:table-cell>
          <table:table-cell table:style-name="ce5" office:value-type="float" office:value="903.7" calcext:value-type="float">
            <text:p>903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11171" calcext:value-type="float">
            <text:p>2.1117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51934" calcext:value-type="float">
            <text:p>2.51934</text:p>
          </table:table-cell>
          <table:table-cell table:style-name="ce5" office:value-type="float" office:value="300.211" calcext:value-type="float">
            <text:p>300.211</text:p>
          </table:table-cell>
          <table:table-cell table:style-name="ce5" office:value-type="float" office:value="636" calcext:value-type="float">
            <text:p>636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896" calcext:value-type="float">
            <text:p>89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0124" calcext:value-type="float">
            <text:p>2.01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1885" calcext:value-type="float">
            <text:p>2.31885</text:p>
          </table:table-cell>
          <table:table-cell table:style-name="ce5" office:value-type="float" office:value="300.179" calcext:value-type="float">
            <text:p>300.179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float" office:value="1049" calcext:value-type="float">
            <text:p>1049</text:p>
          </table:table-cell>
          <table:table-cell table:style-name="ce5" office:value-type="float" office:value="856.9" calcext:value-type="float">
            <text:p>856.9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457490" calcext:value-type="float">
            <text:p>3.46E+06</text:p>
          </table:table-cell>
          <table:table-cell table:style-name="ce5" office:value-type="float" office:value="3457" calcext:value-type="float">
            <text:p>3457</text:p>
          </table:table-cell>
          <table:table-cell table:style-name="ce7" office:value-type="float" office:value="3550810" calcext:value-type="float">
            <text:p>3.55E+06</text:p>
          </table:table-cell>
          <table:table-cell table:style-name="ce5" office:value-type="float" office:value="302.134" calcext:value-type="float">
            <text:p>302.134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2.4" calcext:value-type="float">
            <text:p>52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97500" calcext:value-type="float">
            <text:p>3.40E+06</text:p>
          </table:table-cell>
          <table:table-cell table:style-name="ce5" office:value-type="float" office:value="3397" calcext:value-type="float">
            <text:p>3397</text:p>
          </table:table-cell>
          <table:table-cell table:style-name="ce7" office:value-type="float" office:value="3588110" calcext:value-type="float">
            <text:p>3.59E+06</text:p>
          </table:table-cell>
          <table:table-cell table:style-name="ce5" office:value-type="float" office:value="302.285" calcext:value-type="float">
            <text:p>302.28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1.5" calcext:value-type="float">
            <text:p>51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74510" calcext:value-type="float">
            <text:p>3.37E+06</text:p>
          </table:table-cell>
          <table:table-cell table:style-name="ce5" office:value-type="float" office:value="3374" calcext:value-type="float">
            <text:p>3374</text:p>
          </table:table-cell>
          <table:table-cell table:style-name="ce7" office:value-type="float" office:value="3535120" calcext:value-type="float">
            <text:p>3.54E+06</text:p>
          </table:table-cell>
          <table:table-cell table:style-name="ce5" office:value-type="float" office:value="302.135" calcext:value-type="float">
            <text:p>302.13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2.4" calcext:value-type="float">
            <text:p>52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39480" calcext:value-type="float">
            <text:p>3.34E+06</text:p>
          </table:table-cell>
          <table:table-cell table:style-name="ce5" office:value-type="float" office:value="3339" calcext:value-type="float">
            <text:p>3339</text:p>
          </table:table-cell>
          <table:table-cell table:style-name="ce7" office:value-type="float" office:value="3556110" calcext:value-type="float">
            <text:p>3.56E+06</text:p>
          </table:table-cell>
          <table:table-cell table:style-name="ce5" office:value-type="float" office:value="303.239" calcext:value-type="float">
            <text:p>303.239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966"/>
        </table:table-row>
        <table:table-row table:style-name="ro1"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2035.59" calcext:value-type="float">
            <text:p>2035.5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231.8" calcext:value-type="float">
            <text:p>10231.8</text:p>
          </table:table-cell>
          <table:table-cell table:style-name="ce6" office:value-type="float" office:value="300.061" calcext:value-type="float">
            <text:p>300.061</text:p>
          </table:table-cell>
          <table:table-cell table:style-name="ce6" office:value-type="float" office:value="2859" calcext:value-type="float">
            <text:p>2859</text:p>
          </table:table-cell>
          <table:table-cell table:style-name="ce6" office:value-type="float" office:value="4568" calcext:value-type="float">
            <text:p>4568</text:p>
          </table:table-cell>
          <table:table-cell table:style-name="ce6" office:value-type="float" office:value="3879.3" calcext:value-type="float">
            <text:p>3879.3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5032.8" calcext:value-type="float">
            <text:p>5032.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232.16" calcext:value-type="float">
            <text:p>8232.16</text:p>
          </table:table-cell>
          <table:table-cell table:style-name="ce6" office:value-type="float" office:value="300.038" calcext:value-type="float">
            <text:p>300.038</text:p>
          </table:table-cell>
          <table:table-cell table:style-name="ce6" office:value-type="float" office:value="2796" calcext:value-type="float">
            <text:p>2796</text:p>
          </table:table-cell>
          <table:table-cell table:style-name="ce6" office:value-type="float" office:value="4380" calcext:value-type="float">
            <text:p>4380</text:p>
          </table:table-cell>
          <table:table-cell table:style-name="ce6" office:value-type="float" office:value="3721.6" calcext:value-type="float">
            <text:p>3721.6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4036.49" calcext:value-type="float">
            <text:p>4036.4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532.46" calcext:value-type="float">
            <text:p>8532.46</text:p>
          </table:table-cell>
          <table:table-cell table:style-name="ce6" office:value-type="float" office:value="300.057" calcext:value-type="float">
            <text:p>300.057</text:p>
          </table:table-cell>
          <table:table-cell table:style-name="ce6" office:value-type="float" office:value="2755" calcext:value-type="float">
            <text:p>2755</text:p>
          </table:table-cell>
          <table:table-cell table:style-name="ce6" office:value-type="float" office:value="4343" calcext:value-type="float">
            <text:p>4343</text:p>
          </table:table-cell>
          <table:table-cell table:style-name="ce6" office:value-type="float" office:value="3699" calcext:value-type="float">
            <text:p>3699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6033.83" calcext:value-type="float">
            <text:p>6033.8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432.79" calcext:value-type="float">
            <text:p>9432.79</text:p>
          </table:table-cell>
          <table:table-cell table:style-name="ce6" office:value-type="float" office:value="300.059" calcext:value-type="float">
            <text:p>300.059</text:p>
          </table:table-cell>
          <table:table-cell table:style-name="ce6" office:value-type="float" office:value="2681" calcext:value-type="float">
            <text:p>2681</text:p>
          </table:table-cell>
          <table:table-cell table:style-name="ce6" office:value-type="float" office:value="4273" calcext:value-type="float">
            <text:p>4273</text:p>
          </table:table-cell>
          <table:table-cell table:style-name="ce6" office:value-type="float" office:value="3636.8" calcext:value-type="float">
            <text:p>3636.8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96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table:formula="of:=[.$B68]" office:value-type="float" office:value="1650" calcext:value-type="float">
            <text:p>16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$E79]/100)" office:value-type="float" office:value="115" calcext:value-type="float">
            <text:p>115</text:p>
          </table:table-cell>
          <table:table-cell table:style-name="ce11" table:formula="of:=[.A79]*[.B79]*[.C79]" office:value-type="float" office:value="11550" calcext:value-type="float">
            <text:p>1155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496420" calcext:value-type="float">
            <text:p>3.50E+06</text:p>
          </table:table-cell>
          <table:table-cell table:style-name="ce5" office:value-type="float" office:value="3494" calcext:value-type="float">
            <text:p>3494</text:p>
          </table:table-cell>
          <table:table-cell table:style-name="ce7" office:value-type="float" office:value="3719920" calcext:value-type="float">
            <text:p>3.72E+06</text:p>
          </table:table-cell>
          <table:table-cell table:style-name="ce5" office:value-type="float" office:value="305.662" calcext:value-type="float">
            <text:p>305.66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2" table:formula="of:=[.P2]" office:value-type="float" office:value="0.2" calcext:value-type="float">
            <text:p>0.2</text:p>
          </table:table-cell>
          <table:table-cell table:style-name="ce2" table:formula="of:=[.$B68]" office:value-type="float" office:value="1650" calcext:value-type="float">
            <text:p>16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T79]/100)" office:value-type="float" office:value="231" calcext:value-type="float">
            <text:p>231</text:p>
          </table:table-cell>
          <table:table-cell table:style-name="ce11" table:formula="of:=[.P79]*[.Q79]*[.R79]" office:value-type="float" office:value="23100" calcext:value-type="float">
            <text:p>231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701540" calcext:value-type="float">
            <text:p>3.70E+06</text:p>
          </table:table-cell>
          <table:table-cell table:style-name="ce5" office:value-type="float" office:value="3699" calcext:value-type="float">
            <text:p>3699</text:p>
          </table:table-cell>
          <table:table-cell table:style-name="ce7" office:value-type="float" office:value="3811350" calcext:value-type="float">
            <text:p>3.81E+06</text:p>
          </table:table-cell>
          <table:table-cell table:style-name="ce5" office:value-type="float" office:value="307.946" calcext:value-type="float">
            <text:p>307.94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8.8" calcext:value-type="float">
            <text:p>18.8</text:p>
          </table:table-cell>
          <table:table-cell table:number-columns-repeated="2"/>
          <table:table-cell table:style-name="ce2" table:formula="of:=[.AE2]" office:value-type="float" office:value="0.4" calcext:value-type="float">
            <text:p>0.4</text:p>
          </table:table-cell>
          <table:table-cell table:style-name="ce2" table:formula="of:=[.$B68]" office:value-type="float" office:value="1650" calcext:value-type="float">
            <text:p>16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AI79]/100)" office:value-type="float" office:value="462" calcext:value-type="float">
            <text:p>462</text:p>
          </table:table-cell>
          <table:table-cell table:style-name="ce11" table:formula="of:=[.AE79]*[.AF79]*[.AG79]" office:value-type="float" office:value="46200" calcext:value-type="float">
            <text:p>462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63500" calcext:value-type="float">
            <text:p>3.66E+06</text:p>
          </table:table-cell>
          <table:table-cell table:style-name="ce5" office:value-type="float" office:value="3661" calcext:value-type="float">
            <text:p>3661</text:p>
          </table:table-cell>
          <table:table-cell table:style-name="ce7" office:value-type="float" office:value="3732820" calcext:value-type="float">
            <text:p>3.73E+06</text:p>
          </table:table-cell>
          <table:table-cell table:style-name="ce5" office:value-type="float" office:value="305.267" calcext:value-type="float">
            <text:p>305.26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2" table:formula="of:=[.AT2]" office:value-type="float" office:value="0.5" calcext:value-type="float">
            <text:p>0.5</text:p>
          </table:table-cell>
          <table:table-cell table:style-name="ce2" table:formula="of:=[.$B68]" office:value-type="float" office:value="1650" calcext:value-type="float">
            <text:p>16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AX79]/100)" office:value-type="float" office:value="577" calcext:value-type="float">
            <text:p>577</text:p>
          </table:table-cell>
          <table:table-cell table:style-name="ce11" table:formula="of:=[.AT79]*[.AU79]*[.AV79]" office:value-type="float" office:value="57750" calcext:value-type="float">
            <text:p>5775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16500" calcext:value-type="float">
            <text:p>3.62E+06</text:p>
          </table:table-cell>
          <table:table-cell table:style-name="ce5" office:value-type="float" office:value="3614" calcext:value-type="float">
            <text:p>3614</text:p>
          </table:table-cell>
          <table:table-cell table:style-name="ce7" office:value-type="float" office:value="3766850" calcext:value-type="float">
            <text:p>3.77E+06</text:p>
          </table:table-cell>
          <table:table-cell table:style-name="ce5" office:value-type="float" office:value="311.128" calcext:value-type="float">
            <text:p>311.12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8.9" calcext:value-type="float">
            <text:p>18.9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184430" calcext:value-type="float">
            <text:p>3.18E+06</text:p>
          </table:table-cell>
          <table:table-cell table:style-name="ce5" office:value-type="float" office:value="3182" calcext:value-type="float">
            <text:p>3182</text:p>
          </table:table-cell>
          <table:table-cell table:style-name="ce7" office:value-type="float" office:value="3440670" calcext:value-type="float">
            <text:p>3.44E+06</text:p>
          </table:table-cell>
          <table:table-cell table:style-name="ce5" office:value-type="float" office:value="303.599" calcext:value-type="float">
            <text:p>303.59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91440" calcext:value-type="float">
            <text:p>3.39E+06</text:p>
          </table:table-cell>
          <table:table-cell table:style-name="ce5" office:value-type="float" office:value="3389" calcext:value-type="float">
            <text:p>3389</text:p>
          </table:table-cell>
          <table:table-cell table:style-name="ce7" office:value-type="float" office:value="3471600" calcext:value-type="float">
            <text:p>3.47E+06</text:p>
          </table:table-cell>
          <table:table-cell table:style-name="ce5" office:value-type="float" office:value="301.972" calcext:value-type="float">
            <text:p>301.972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5.3" calcext:value-type="float">
            <text:p>45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218420" calcext:value-type="float">
            <text:p>3.22E+06</text:p>
          </table:table-cell>
          <table:table-cell table:style-name="ce5" office:value-type="float" office:value="3216" calcext:value-type="float">
            <text:p>3216</text:p>
          </table:table-cell>
          <table:table-cell table:style-name="ce7" office:value-type="float" office:value="3410970" calcext:value-type="float">
            <text:p>3.41E+06</text:p>
          </table:table-cell>
          <table:table-cell table:style-name="ce5" office:value-type="float" office:value="302.885" calcext:value-type="float">
            <text:p>302.88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7.8" calcext:value-type="float">
            <text:p>47.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19470" calcext:value-type="float">
            <text:p>3.32E+06</text:p>
          </table:table-cell>
          <table:table-cell table:style-name="ce5" office:value-type="float" office:value="3317" calcext:value-type="float">
            <text:p>3317</text:p>
          </table:table-cell>
          <table:table-cell table:style-name="ce7" office:value-type="float" office:value="3465870" calcext:value-type="float">
            <text:p>3.47E+06</text:p>
          </table:table-cell>
          <table:table-cell table:style-name="ce5" office:value-type="float" office:value="302.776" calcext:value-type="float">
            <text:p>302.776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6.6" calcext:value-type="float">
            <text:p>46.6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77540" calcext:value-type="float">
            <text:p>3.18E+06</text:p>
          </table:table-cell>
          <table:table-cell table:style-name="ce5" office:value-type="float" office:value="3176" calcext:value-type="float">
            <text:p>3176</text:p>
          </table:table-cell>
          <table:table-cell table:style-name="ce7" office:value-type="float" office:value="3358480" calcext:value-type="float">
            <text:p>3.36E+06</text:p>
          </table:table-cell>
          <table:table-cell table:style-name="ce5" office:value-type="float" office:value="302.158" calcext:value-type="float">
            <text:p>302.158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59.9" calcext:value-type="float">
            <text:p>59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15550" calcext:value-type="float">
            <text:p>3.22E+06</text:p>
          </table:table-cell>
          <table:table-cell table:style-name="ce5" office:value-type="float" office:value="3214" calcext:value-type="float">
            <text:p>3214</text:p>
          </table:table-cell>
          <table:table-cell table:style-name="ce7" office:value-type="float" office:value="3342980" calcext:value-type="float">
            <text:p>3.34E+06</text:p>
          </table:table-cell>
          <table:table-cell table:style-name="ce5" office:value-type="float" office:value="302.669" calcext:value-type="float">
            <text:p>302.669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57.2" calcext:value-type="float">
            <text:p>57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24550" calcext:value-type="float">
            <text:p>3.22E+06</text:p>
          </table:table-cell>
          <table:table-cell table:style-name="ce5" office:value-type="float" office:value="3223" calcext:value-type="float">
            <text:p>3223</text:p>
          </table:table-cell>
          <table:table-cell table:style-name="ce7" office:value-type="float" office:value="3360180" calcext:value-type="float">
            <text:p>3.36E+06</text:p>
          </table:table-cell>
          <table:table-cell table:style-name="ce5" office:value-type="float" office:value="302.611" calcext:value-type="float">
            <text:p>302.611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3" calcext:value-type="float">
            <text:p>60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27490" calcext:value-type="float">
            <text:p>3.23E+06</text:p>
          </table:table-cell>
          <table:table-cell table:style-name="ce5" office:value-type="float" office:value="3226" calcext:value-type="float">
            <text:p>3226</text:p>
          </table:table-cell>
          <table:table-cell table:style-name="ce7" office:value-type="float" office:value="3373870" calcext:value-type="float">
            <text:p>3.37E+06</text:p>
          </table:table-cell>
          <table:table-cell table:style-name="ce5" office:value-type="float" office:value="302.434" calcext:value-type="float">
            <text:p>302.434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58.8" calcext:value-type="float">
            <text:p>58.8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78790" calcext:value-type="float">
            <text:p>2.38E+06</text:p>
          </table:table-cell>
          <table:table-cell table:style-name="ce5" office:value-type="float" office:value="2377" calcext:value-type="float">
            <text:p>2377</text:p>
          </table:table-cell>
          <table:table-cell table:style-name="ce7" office:value-type="float" office:value="2457040" calcext:value-type="float">
            <text:p>2.46E+06</text:p>
          </table:table-cell>
          <table:table-cell table:style-name="ce5" office:value-type="float" office:value="304.418" calcext:value-type="float">
            <text:p>304.41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0.6" calcext:value-type="float">
            <text:p>20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206790" calcext:value-type="float">
            <text:p>2.21E+06</text:p>
          </table:table-cell>
          <table:table-cell table:style-name="ce5" office:value-type="float" office:value="2205" calcext:value-type="float">
            <text:p>2205</text:p>
          </table:table-cell>
          <table:table-cell table:style-name="ce7" office:value-type="float" office:value="2440870" calcext:value-type="float">
            <text:p>2.44E+06</text:p>
          </table:table-cell>
          <table:table-cell table:style-name="ce5" office:value-type="float" office:value="305.736" calcext:value-type="float">
            <text:p>305.73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0.3" calcext:value-type="float">
            <text:p>20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439840" calcext:value-type="float">
            <text:p>2.44E+06</text:p>
          </table:table-cell>
          <table:table-cell table:style-name="ce5" office:value-type="float" office:value="2438" calcext:value-type="float">
            <text:p>2438</text:p>
          </table:table-cell>
          <table:table-cell table:style-name="ce7" office:value-type="float" office:value="2504240" calcext:value-type="float">
            <text:p>2.50E+06</text:p>
          </table:table-cell>
          <table:table-cell table:style-name="ce5" office:value-type="float" office:value="304.802" calcext:value-type="float">
            <text:p>304.80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2" calcext:value-type="float">
            <text:p>21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287770" calcext:value-type="float">
            <text:p>2.29E+06</text:p>
          </table:table-cell>
          <table:table-cell table:style-name="ce5" office:value-type="float" office:value="2286" calcext:value-type="float">
            <text:p>2286</text:p>
          </table:table-cell>
          <table:table-cell table:style-name="ce7" office:value-type="float" office:value="2469150" calcext:value-type="float">
            <text:p>2.47E+06</text:p>
          </table:table-cell>
          <table:table-cell table:style-name="ce5" office:value-type="float" office:value="305.51" calcext:value-type="float">
            <text:p>305.5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0.4" calcext:value-type="float">
            <text:p>20.4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71710" calcext:value-type="float">
            <text:p>2.07E+06</text:p>
          </table:table-cell>
          <table:table-cell table:style-name="ce5" office:value-type="float" office:value="2070" calcext:value-type="float">
            <text:p>2070</text:p>
          </table:table-cell>
          <table:table-cell table:style-name="ce7" office:value-type="float" office:value="2182480" calcext:value-type="float">
            <text:p>2.18E+06</text:p>
          </table:table-cell>
          <table:table-cell table:style-name="ce5" office:value-type="float" office:value="301.91" calcext:value-type="float">
            <text:p>301.91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2.6" calcext:value-type="float">
            <text:p>52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66750" calcext:value-type="float">
            <text:p>2.07E+06</text:p>
          </table:table-cell>
          <table:table-cell table:style-name="ce5" office:value-type="float" office:value="2065" calcext:value-type="float">
            <text:p>2065</text:p>
          </table:table-cell>
          <table:table-cell table:style-name="ce7" office:value-type="float" office:value="2217500" calcext:value-type="float">
            <text:p>2.22E+06</text:p>
          </table:table-cell>
          <table:table-cell table:style-name="ce5" office:value-type="float" office:value="302.818" calcext:value-type="float">
            <text:p>302.81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3.4" calcext:value-type="float">
            <text:p>53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21760" calcext:value-type="float">
            <text:p>2.02E+06</text:p>
          </table:table-cell>
          <table:table-cell table:style-name="ce5" office:value-type="float" office:value="2020" calcext:value-type="float">
            <text:p>2020</text:p>
          </table:table-cell>
          <table:table-cell table:style-name="ce7" office:value-type="float" office:value="2145850" calcext:value-type="float">
            <text:p>2.15E+06</text:p>
          </table:table-cell>
          <table:table-cell table:style-name="ce5" office:value-type="float" office:value="302.486" calcext:value-type="float">
            <text:p>302.486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4.1" calcext:value-type="float">
            <text:p>54.1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30700" calcext:value-type="float">
            <text:p>2.03E+06</text:p>
          </table:table-cell>
          <table:table-cell table:style-name="ce5" office:value-type="float" office:value="2029" calcext:value-type="float">
            <text:p>2029</text:p>
          </table:table-cell>
          <table:table-cell table:style-name="ce7" office:value-type="float" office:value="2175580" calcext:value-type="float">
            <text:p>2.18E+06</text:p>
          </table:table-cell>
          <table:table-cell table:style-name="ce5" office:value-type="float" office:value="302.3" calcext:value-type="float">
            <text:p>302.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1.5" calcext:value-type="float">
            <text:p>51.5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92070" calcext:value-type="float">
            <text:p>1.99E+06</text:p>
          </table:table-cell>
          <table:table-cell table:style-name="ce5" office:value-type="float" office:value="1991" calcext:value-type="float">
            <text:p>1991</text:p>
          </table:table-cell>
          <table:table-cell table:style-name="ce7" office:value-type="float" office:value="2132540" calcext:value-type="float">
            <text:p>2.13E+06</text:p>
          </table:table-cell>
          <table:table-cell table:style-name="ce5" office:value-type="float" office:value="302.022" calcext:value-type="float">
            <text:p>302.022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65.3" calcext:value-type="float">
            <text:p>65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2034060" calcext:value-type="float">
            <text:p>2.03E+06</text:p>
          </table:table-cell>
          <table:table-cell table:style-name="ce5" office:value-type="float" office:value="2033" calcext:value-type="float">
            <text:p>2033</text:p>
          </table:table-cell>
          <table:table-cell table:style-name="ce7" office:value-type="float" office:value="2116130" calcext:value-type="float">
            <text:p>2.12E+06</text:p>
          </table:table-cell>
          <table:table-cell table:style-name="ce5" office:value-type="float" office:value="301.944" calcext:value-type="float">
            <text:p>301.944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64.2" calcext:value-type="float">
            <text:p>64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94140" calcext:value-type="float">
            <text:p>1.99E+06</text:p>
          </table:table-cell>
          <table:table-cell table:style-name="ce5" office:value-type="float" office:value="1993" calcext:value-type="float">
            <text:p>1993</text:p>
          </table:table-cell>
          <table:table-cell table:style-name="ce7" office:value-type="float" office:value="2125830" calcext:value-type="float">
            <text:p>2.13E+06</text:p>
          </table:table-cell>
          <table:table-cell table:style-name="ce5" office:value-type="float" office:value="302.576" calcext:value-type="float">
            <text:p>302.576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6.6" calcext:value-type="float">
            <text:p>66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2002100" calcext:value-type="float">
            <text:p>2.00E+06</text:p>
          </table:table-cell>
          <table:table-cell table:style-name="ce5" office:value-type="float" office:value="2001" calcext:value-type="float">
            <text:p>2001</text:p>
          </table:table-cell>
          <table:table-cell table:style-name="ce7" office:value-type="float" office:value="2129450" calcext:value-type="float">
            <text:p>2.13E+06</text:p>
          </table:table-cell>
          <table:table-cell table:style-name="ce5" office:value-type="float" office:value="301.829" calcext:value-type="float">
            <text:p>301.829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10313" calcext:value-type="float">
            <text:p>2.1031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6855" calcext:value-type="float">
            <text:p>2.36855</text:p>
          </table:table-cell>
          <table:table-cell table:style-name="ce5" office:value-type="float" office:value="300.162" calcext:value-type="float">
            <text:p>300.162</text:p>
          </table:table-cell>
          <table:table-cell table:style-name="ce5" office:value-type="float" office:value="636" calcext:value-type="float">
            <text:p>636</text:p>
          </table:table-cell>
          <table:table-cell table:style-name="ce5" office:value-type="float" office:value="1075" calcext:value-type="float">
            <text:p>1075</text:p>
          </table:table-cell>
          <table:table-cell table:style-name="ce5" office:value-type="float" office:value="895.7" calcext:value-type="float">
            <text:p>895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1422" calcext:value-type="float">
            <text:p>2.142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48702" calcext:value-type="float">
            <text:p>2.48702</text:p>
          </table:table-cell>
          <table:table-cell table:style-name="ce5" office:value-type="float" office:value="300.199" calcext:value-type="float">
            <text:p>300.199</text:p>
          </table:table-cell>
          <table:table-cell table:style-name="ce5" office:value-type="float" office:value="637" calcext:value-type="float">
            <text:p>637</text:p>
          </table:table-cell>
          <table:table-cell table:style-name="ce5" office:value-type="float" office:value="1071" calcext:value-type="float">
            <text:p>1071</text:p>
          </table:table-cell>
          <table:table-cell table:style-name="ce5" office:value-type="float" office:value="896.9" calcext:value-type="float">
            <text:p>896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0558" calcext:value-type="float">
            <text:p>2.055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52987" calcext:value-type="float">
            <text:p>2.52987</text:p>
          </table:table-cell>
          <table:table-cell table:style-name="ce5" office:value-type="float" office:value="300.131" calcext:value-type="float">
            <text:p>300.1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1078" calcext:value-type="float">
            <text:p>1078</text:p>
          </table:table-cell>
          <table:table-cell table:style-name="ce5" office:value-type="float" office:value="895.2" calcext:value-type="float">
            <text:p>895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08362" calcext:value-type="float">
            <text:p>2.0836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50547" calcext:value-type="float">
            <text:p>2.50547</text:p>
          </table:table-cell>
          <table:table-cell table:style-name="ce5" office:value-type="float" office:value="300.263" calcext:value-type="float">
            <text:p>300.263</text:p>
          </table:table-cell>
          <table:table-cell table:style-name="ce5" office:value-type="float" office:value="624" calcext:value-type="float">
            <text:p>624</text:p>
          </table:table-cell>
          <table:table-cell table:style-name="ce5" office:value-type="float" office:value="1061" calcext:value-type="float">
            <text:p>1061</text:p>
          </table:table-cell>
          <table:table-cell table:style-name="ce5" office:value-type="float" office:value="883.2" calcext:value-type="float">
            <text:p>883.2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421520" calcext:value-type="float">
            <text:p>3.42E+06</text:p>
          </table:table-cell>
          <table:table-cell table:style-name="ce5" office:value-type="float" office:value="3421" calcext:value-type="float">
            <text:p>3421</text:p>
          </table:table-cell>
          <table:table-cell table:style-name="ce7" office:value-type="float" office:value="3528010" calcext:value-type="float">
            <text:p>3.53E+06</text:p>
          </table:table-cell>
          <table:table-cell table:style-name="ce5" office:value-type="float" office:value="301.619" calcext:value-type="float">
            <text:p>301.61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2.2" calcext:value-type="float">
            <text:p>52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58500" calcext:value-type="float">
            <text:p>3.36E+06</text:p>
          </table:table-cell>
          <table:table-cell table:style-name="ce5" office:value-type="float" office:value="3358" calcext:value-type="float">
            <text:p>3358</text:p>
          </table:table-cell>
          <table:table-cell table:style-name="ce7" office:value-type="float" office:value="3551210" calcext:value-type="float">
            <text:p>3.55E+06</text:p>
          </table:table-cell>
          <table:table-cell table:style-name="ce5" office:value-type="float" office:value="302.479" calcext:value-type="float">
            <text:p>302.47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2.2" calcext:value-type="float">
            <text:p>52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93490" calcext:value-type="float">
            <text:p>3.39E+06</text:p>
          </table:table-cell>
          <table:table-cell table:style-name="ce5" office:value-type="float" office:value="3393" calcext:value-type="float">
            <text:p>3393</text:p>
          </table:table-cell>
          <table:table-cell table:style-name="ce7" office:value-type="float" office:value="3516310" calcext:value-type="float">
            <text:p>3.52E+06</text:p>
          </table:table-cell>
          <table:table-cell table:style-name="ce5" office:value-type="float" office:value="302.245" calcext:value-type="float">
            <text:p>302.24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2.1" calcext:value-type="float">
            <text:p>52.1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433510" calcext:value-type="float">
            <text:p>3.43E+06</text:p>
          </table:table-cell>
          <table:table-cell table:style-name="ce5" office:value-type="float" office:value="3433" calcext:value-type="float">
            <text:p>3433</text:p>
          </table:table-cell>
          <table:table-cell table:style-name="ce7" office:value-type="float" office:value="3553920" calcext:value-type="float">
            <text:p>3.55E+06</text:p>
          </table:table-cell>
          <table:table-cell table:style-name="ce5" office:value-type="float" office:value="303.448" calcext:value-type="float">
            <text:p>303.448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1.5" calcext:value-type="float">
            <text:p>51.5</text:p>
          </table:table-cell>
          <table:table-cell table:number-columns-repeated="966"/>
        </table:table-row>
        <table:table-row table:style-name="ro1"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5033.17" calcext:value-type="float">
            <text:p>5033.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230.56" calcext:value-type="float">
            <text:p>9230.56</text:p>
          </table:table-cell>
          <table:table-cell table:style-name="ce6" office:value-type="float" office:value="300.061" calcext:value-type="float">
            <text:p>300.061</text:p>
          </table:table-cell>
          <table:table-cell table:style-name="ce6" office:value-type="float" office:value="2788" calcext:value-type="float">
            <text:p>2788</text:p>
          </table:table-cell>
          <table:table-cell table:style-name="ce6" office:value-type="float" office:value="4444" calcext:value-type="float">
            <text:p>4444</text:p>
          </table:table-cell>
          <table:table-cell table:style-name="ce6" office:value-type="float" office:value="3781.4" calcext:value-type="float">
            <text:p>3781.4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4034.95" calcext:value-type="float">
            <text:p>4034.9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032.21" calcext:value-type="float">
            <text:p>7032.21</text:p>
          </table:table-cell>
          <table:table-cell table:style-name="ce6" office:value-type="float" office:value="300.056" calcext:value-type="float">
            <text:p>300.056</text:p>
          </table:table-cell>
          <table:table-cell table:style-name="ce6" office:value-type="float" office:value="2765" calcext:value-type="float">
            <text:p>2765</text:p>
          </table:table-cell>
          <table:table-cell table:style-name="ce6" office:value-type="float" office:value="4363" calcext:value-type="float">
            <text:p>4363</text:p>
          </table:table-cell>
          <table:table-cell table:style-name="ce6" office:value-type="float" office:value="3718.4" calcext:value-type="float">
            <text:p>3718.4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6030.16" calcext:value-type="float">
            <text:p>6030.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430.71" calcext:value-type="float">
            <text:p>8430.71</text:p>
          </table:table-cell>
          <table:table-cell table:style-name="ce6" office:value-type="float" office:value="300.046" calcext:value-type="float">
            <text:p>300.046</text:p>
          </table:table-cell>
          <table:table-cell table:style-name="ce6" office:value-type="float" office:value="2736" calcext:value-type="float">
            <text:p>2736</text:p>
          </table:table-cell>
          <table:table-cell table:style-name="ce6" office:value-type="float" office:value="4350" calcext:value-type="float">
            <text:p>4350</text:p>
          </table:table-cell>
          <table:table-cell table:style-name="ce6" office:value-type="float" office:value="3701.3" calcext:value-type="float">
            <text:p>3701.3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6032.76" calcext:value-type="float">
            <text:p>6032.7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733.02" calcext:value-type="float">
            <text:p>8733.02</text:p>
          </table:table-cell>
          <table:table-cell table:style-name="ce6" office:value-type="float" office:value="300.046" calcext:value-type="float">
            <text:p>300.046</text:p>
          </table:table-cell>
          <table:table-cell table:style-name="ce6" office:value-type="float" office:value="2721" calcext:value-type="float">
            <text:p>2721</text:p>
          </table:table-cell>
          <table:table-cell table:style-name="ce6" office:value-type="float" office:value="4287" calcext:value-type="float">
            <text:p>4287</text:p>
          </table:table-cell>
          <table:table-cell table:style-name="ce6" office:value-type="float" office:value="3654.1" calcext:value-type="float">
            <text:p>3654.1</text:p>
          </table:table-cell>
          <table:table-cell table:number-columns-repeated="966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 Graphs" table:style-name="ta1">
        <table:table-column table:style-name="co11" table:default-cell-style-name="ce4"/>
        <table:table-column table:style-name="co3" table:default-cell-style-name="ce4"/>
        <table:table-column table:style-name="co17" table:default-cell-style-name="ce4"/>
        <table:table-column table:style-name="co11" table:default-cell-style-name="ce4"/>
        <table:table-column table:style-name="co3" table:default-cell-style-name="ce4"/>
        <table:table-column table:style-name="co17" table:default-cell-style-name="ce4"/>
        <table:table-column table:style-name="co11" table:number-columns-repeated="1018" table:default-cell-style-name="ce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bradford-10-eplus</text:p>
          </table:table-cell>
          <table:table-cell table:style-name="ce17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Alpha</text:p>
          </table:table-cell>
          <table:table-cell table:style-name="ce14" office:value-type="string" calcext:value-type="string">
            <text:p>Costo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840.708" calcext:value-type="float">
            <text:p>840.708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table:formula="of:=[.B5]+0.05" office:value-type="float" office:value="0.89" calcext:value-type="float">
            <text:p>0.89</text:p>
          </table:table-cell>
          <table:table-cell table:style-name="ce15" office:value-type="float" office:value="881.599" calcext:value-type="float">
            <text:p>881.599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table:formula="of:=[.B6]+0.05" office:value-type="float" office:value="0.94" calcext:value-type="float">
            <text:p>0.94</text:p>
          </table:table-cell>
          <table:table-cell table:style-name="ce15" office:value-type="float" office:value="890.015" calcext:value-type="float">
            <text:p>890.015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6" table:formula="of:=[.B7]+0.05" office:value-type="float" office:value="0.99" calcext:value-type="float">
            <text:p>0.99</text:p>
          </table:table-cell>
          <table:table-cell table:style-name="ce16" office:value-type="float" office:value="860.242" calcext:value-type="float">
            <text:p>860.242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bradford-10-free</text:p>
          </table:table-cell>
          <table:table-cell table:style-name="ce17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Alpha</text:p>
          </table:table-cell>
          <table:table-cell table:style-name="ce14" office:value-type="string" calcext:value-type="string">
            <text:p>Costo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444.324" calcext:value-type="float">
            <text:p>444.324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table:formula="of:=[.B12]+0.05" office:value-type="float" office:value="0.89" calcext:value-type="float">
            <text:p>0.89</text:p>
          </table:table-cell>
          <table:table-cell table:style-name="ce15" office:value-type="float" office:value="434.118" calcext:value-type="float">
            <text:p>434.118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table:formula="of:=[.B13]+0.05" office:value-type="float" office:value="0.94" calcext:value-type="float">
            <text:p>0.94</text:p>
          </table:table-cell>
          <table:table-cell table:style-name="ce15" office:value-type="float" office:value="430.359" calcext:value-type="float">
            <text:p>430.359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6" table:formula="of:=[.B14]+0.05" office:value-type="float" office:value="0.99" calcext:value-type="float">
            <text:p>0.99</text:p>
          </table:table-cell>
          <table:table-cell table:style-name="ce16" office:value-type="float" office:value="432.058" calcext:value-type="float">
            <text:p>432.058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bradford-10-race</text:p>
          </table:table-cell>
          <table:table-cell table:style-name="ce17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Alpha</text:p>
          </table:table-cell>
          <table:table-cell table:style-name="ce14" office:value-type="string" calcext:value-type="string">
            <text:p>Costo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246.555" calcext:value-type="float">
            <text:p>246.555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table:formula="of:=[.B20]+0.05" office:value-type="float" office:value="0.89" calcext:value-type="float">
            <text:p>0.89</text:p>
          </table:table-cell>
          <table:table-cell table:style-name="ce15" office:value-type="float" office:value="232.726" calcext:value-type="float">
            <text:p>232.726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table:formula="of:=[.B21]+0.05" office:value-type="float" office:value="0.94" calcext:value-type="float">
            <text:p>0.94</text:p>
          </table:table-cell>
          <table:table-cell table:style-name="ce15" office:value-type="float" office:value="231.236" calcext:value-type="float">
            <text:p>231.236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6" table:formula="of:=[.B22]+0.05" office:value-type="float" office:value="0.99" calcext:value-type="float">
            <text:p>0.99</text:p>
          </table:table-cell>
          <table:table-cell table:style-name="ce16" office:value-type="float" office:value="227.359" calcext:value-type="float">
            <text:p>227.359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bradford_nt-10-eplus</text:p>
          </table:table-cell>
          <table:table-cell table:style-name="ce17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Alpha</text:p>
          </table:table-cell>
          <table:table-cell table:style-name="ce14" office:value-type="string" calcext:value-type="string">
            <text:p>Costo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492.524" calcext:value-type="float">
            <text:p>492.524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table:formula="of:=[.B27]+0.05" office:value-type="float" office:value="0.89" calcext:value-type="float">
            <text:p>0.89</text:p>
          </table:table-cell>
          <table:table-cell table:style-name="ce15" office:value-type="float" office:value="504.942" calcext:value-type="float">
            <text:p>504.942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table:formula="of:=[.B28]+0.05" office:value-type="float" office:value="0.94" calcext:value-type="float">
            <text:p>0.94</text:p>
          </table:table-cell>
          <table:table-cell table:style-name="ce15" office:value-type="float" office:value="497.922" calcext:value-type="float">
            <text:p>497.922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6" table:formula="of:=[.B29]+0.05" office:value-type="float" office:value="0.99" calcext:value-type="float">
            <text:p>0.99</text:p>
          </table:table-cell>
          <table:table-cell table:style-name="ce16" office:value-type="float" office:value="504.469" calcext:value-type="float">
            <text:p>504.469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bradford_nt-10-free</text:p>
          </table:table-cell>
          <table:table-cell table:style-name="ce17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Alpha</text:p>
          </table:table-cell>
          <table:table-cell table:style-name="ce14" office:value-type="string" calcext:value-type="string">
            <text:p>Costo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202.836" calcext:value-type="float">
            <text:p>202.836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table:formula="of:=[.B34]+0.05" office:value-type="float" office:value="0.89" calcext:value-type="float">
            <text:p>0.89</text:p>
          </table:table-cell>
          <table:table-cell table:style-name="ce15" office:value-type="float" office:value="200.403" calcext:value-type="float">
            <text:p>200.403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table:formula="of:=[.B35]+0.05" office:value-type="float" office:value="0.94" calcext:value-type="float">
            <text:p>0.94</text:p>
          </table:table-cell>
          <table:table-cell table:style-name="ce15" office:value-type="float" office:value="197.833" calcext:value-type="float">
            <text:p>197.833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6" table:formula="of:=[.B36]+0.05" office:value-type="float" office:value="0.99" calcext:value-type="float">
            <text:p>0.99</text:p>
          </table:table-cell>
          <table:table-cell table:style-name="ce16" office:value-type="float" office:value="202.015" calcext:value-type="float">
            <text:p>202.015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bradford_nt-10-race</text:p>
          </table:table-cell>
          <table:table-cell table:style-name="ce17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Alpha</text:p>
          </table:table-cell>
          <table:table-cell table:style-name="ce14" office:value-type="string" calcext:value-type="string">
            <text:p>Costo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125.092" calcext:value-type="float">
            <text:p>125.092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table:formula="of:=[.B41]+0.05" office:value-type="float" office:value="0.89" calcext:value-type="float">
            <text:p>0.89</text:p>
          </table:table-cell>
          <table:table-cell table:style-name="ce15" office:value-type="float" office:value="123.954" calcext:value-type="float">
            <text:p>123.954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table:formula="of:=[.B42]+0.05" office:value-type="float" office:value="0.94" calcext:value-type="float">
            <text:p>0.94</text:p>
          </table:table-cell>
          <table:table-cell table:style-name="ce15" office:value-type="float" office:value="127.415" calcext:value-type="float">
            <text:p>127.415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6" table:formula="of:=[.B43]+0.05" office:value-type="float" office:value="0.99" calcext:value-type="float">
            <text:p>0.99</text:p>
          </table:table-cell>
          <table:table-cell table:style-name="ce16" office:value-type="float" office:value="128.222" calcext:value-type="float">
            <text:p>128.222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K</text:p>
          </table:table-cell>
          <table:table-cell table:style-name="ce17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Alpha</text:p>
          </table:table-cell>
          <table:table-cell table:style-name="ce14" office:value-type="string" calcext:value-type="string">
            <text:p>Costo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9.72808" calcext:value-type="float">
            <text:p>9.72808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table:formula="of:=[.B49]+0.05" office:value-type="float" office:value="0.89" calcext:value-type="float">
            <text:p>0.89</text:p>
          </table:table-cell>
          <table:table-cell table:style-name="ce15" office:value-type="float" office:value="9.82249" calcext:value-type="float">
            <text:p>9.82249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table:formula="of:=[.B50]+0.05" office:value-type="float" office:value="0.94" calcext:value-type="float">
            <text:p>0.94</text:p>
          </table:table-cell>
          <table:table-cell table:style-name="ce15" office:value-type="float" office:value="9.69783" calcext:value-type="float">
            <text:p>9.69783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6" table:formula="of:=[.B51]+0.05" office:value-type="float" office:value="0.99" calcext:value-type="float">
            <text:p>0.99</text:p>
          </table:table-cell>
          <table:table-cell table:style-name="ce16" office:value-type="float" office:value="9.05393" calcext:value-type="float">
            <text:p>9.05393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siemens4</text:p>
          </table:table-cell>
          <table:table-cell table:style-name="ce17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Alpha</text:p>
          </table:table-cell>
          <table:table-cell table:style-name="ce14" office:value-type="string" calcext:value-type="string">
            <text:p>Costo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198.23" calcext:value-type="float">
            <text:p>198.23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table:formula="of:=[.B56]+0.05" office:value-type="float" office:value="0.89" calcext:value-type="float">
            <text:p>0.89</text:p>
          </table:table-cell>
          <table:table-cell table:style-name="ce15" office:value-type="float" office:value="205.923" calcext:value-type="float">
            <text:p>205.923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table:formula="of:=[.B57]+0.05" office:value-type="float" office:value="0.94" calcext:value-type="float">
            <text:p>0.94</text:p>
          </table:table-cell>
          <table:table-cell table:style-name="ce15" office:value-type="float" office:value="212.066" calcext:value-type="float">
            <text:p>212.066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6" table:formula="of:=[.B58]+0.05" office:value-type="float" office:value="0.99" calcext:value-type="float">
            <text:p>0.99</text:p>
          </table:table-cell>
          <table:table-cell table:style-name="ce16" office:value-type="float" office:value="204.44" calcext:value-type="float">
            <text:p>204.44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Swisscom</text:p>
          </table:table-cell>
          <table:table-cell table:style-name="ce17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Alpha</text:p>
          </table:table-cell>
          <table:table-cell table:style-name="ce14" office:value-type="string" calcext:value-type="string">
            <text:p>Costo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31.358" calcext:value-type="float">
            <text:p>31.358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table:formula="of:=[.B63]+0.05" office:value-type="float" office:value="0.89" calcext:value-type="float">
            <text:p>0.89</text:p>
          </table:table-cell>
          <table:table-cell table:style-name="ce15" office:value-type="float" office:value="31.161" calcext:value-type="float">
            <text:p>31.161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 table:formula="of:=[.B64]+0.05" office:value-type="float" office:value="0.94" calcext:value-type="float">
            <text:p>0.94</text:p>
          </table:table-cell>
          <table:table-cell table:style-name="ce15" office:value-type="float" office:value="31.536" calcext:value-type="float">
            <text:p>31.536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6" table:formula="of:=[.B65]+0.05" office:value-type="float" office:value="0.99" calcext:value-type="float">
            <text:p>0.99</text:p>
          </table:table-cell>
          <table:table-cell table:style-name="ce16" office:value-type="float" office:value="29.146" calcext:value-type="float">
            <text:p>29.146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radford-10-epl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adford-10-fr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adford-10-ra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adford_nt-10-epl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adford_nt-10-fr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adford_nt-10-ra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iemens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wisscom</text:p>
          </table:table-cell>
          <table:table-cell table:number-columns-repeated="1022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1T23:51:52.041193732</meta:creation-date>
    <dc:date>2021-04-01T02:30:52.204546317</dc:date>
    <meta:editing-duration>PT3M33S</meta:editing-duration>
    <meta:editing-cycles>2</meta:editing-cycles>
    <meta:generator>LibreOffice/7.1.1.2$Linux_X86_64 LibreOffice_project/10$Build-2</meta:generator>
    <meta:document-statistic meta:table-count="3" meta:cell-count="6318" meta:object-count="0"/>
    <meta:user-defined meta:name="ProgId">Excel.Sheet</meta:user-defined>
  </office:meta>
</office:document-meta>
</file>